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995.27pt" svg:height="597.09pt" svg:x="371.76pt" svg:y="3pt">
            <draw:object draw:notify-on-update-of-ranges="'relay1.comm.sub.network'.E2:'relay1.comm.sub.network'.E629 'relay1.comm.sub.network'.F2:'relay1.comm.sub.network'.F6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909756.08318" calcext:value-type="float">
            <text:p>1455909756.08318</text:p>
          </table:table-cell>
          <table:table-cell office:value-type="float" office:value="1455909756.08348" calcext:value-type="float">
            <text:p>1455909756.08348</text:p>
          </table:table-cell>
          <table:table-cell office:value-type="float" office:value="5360" calcext:value-type="float">
            <text:p>5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909756.20709" calcext:value-type="float">
            <text:p>1455909756.20709</text:p>
          </table:table-cell>
          <table:table-cell office:value-type="float" office:value="1455909756.20727" calcext:value-type="float">
            <text:p>1455909756.20727</text:p>
          </table:table-cell>
          <table:table-cell office:value-type="float" office:value="5024" calcext:value-type="float">
            <text:p>5024</text:p>
          </table:table-cell>
          <table:table-cell table:formula="of:=[.B3]-[.B$2]" office:value-type="float" office:value="0.123910903930664" calcext:value-type="float">
            <text:p>0.1239109039</text:p>
          </table:table-cell>
          <table:table-cell table:formula="of:=[.D3]/([.E3]-[.E2])" office:value-type="float" office:value="40545.2614792581" calcext:value-type="float">
            <text:p>40545.2614792581</text:p>
          </table:table-cell>
          <table:table-cell table:formula="of:=[.E3]-[.E2]" office:value-type="float" office:value="0.123910903930664" calcext:value-type="float">
            <text:p>0.1239109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909756.30041" calcext:value-type="float">
            <text:p>1455909756.30041</text:p>
          </table:table-cell>
          <table:table-cell office:value-type="float" office:value="1455909756.30058" calcext:value-type="float">
            <text:p>1455909756.30058</text:p>
          </table:table-cell>
          <table:table-cell office:value-type="float" office:value="4912" calcext:value-type="float">
            <text:p>4912</text:p>
          </table:table-cell>
          <table:table-cell table:formula="of:=[.B4]-[.B$2]" office:value-type="float" office:value="0.217229843139648" calcext:value-type="float">
            <text:p>0.2172298431</text:p>
          </table:table-cell>
          <table:table-cell table:formula="of:=[.D4]/([.E4]-[.E3])" office:value-type="float" office:value="52636.6892041042" calcext:value-type="float">
            <text:p>52636.6892041042</text:p>
          </table:table-cell>
          <table:table-cell table:formula="of:=[.E4]-[.E3]" office:value-type="float" office:value="0.0933189392089844" calcext:value-type="float">
            <text:p>0.0933189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909756.39148" calcext:value-type="float">
            <text:p>1455909756.39148</text:p>
          </table:table-cell>
          <table:table-cell office:value-type="float" office:value="1455909756.39171" calcext:value-type="float">
            <text:p>1455909756.39171</text:p>
          </table:table-cell>
          <table:table-cell office:value-type="float" office:value="4824" calcext:value-type="float">
            <text:p>4824</text:p>
          </table:table-cell>
          <table:table-cell table:formula="of:=[.B5]-[.B$2]" office:value-type="float" office:value="0.308303833007812" calcext:value-type="float">
            <text:p>0.308303833</text:p>
          </table:table-cell>
          <table:table-cell table:formula="of:=[.D5]/([.E5]-[.E4])" office:value-type="float" office:value="52967.9220926093" calcext:value-type="float">
            <text:p>52967.9220926093</text:p>
          </table:table-cell>
          <table:table-cell table:formula="of:=[.E5]-[.E4]" office:value-type="float" office:value="0.0910739898681641" calcext:value-type="float">
            <text:p>0.09107398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909756.48302" calcext:value-type="float">
            <text:p>1455909756.48302</text:p>
          </table:table-cell>
          <table:table-cell office:value-type="float" office:value="1455909756.48319" calcext:value-type="float">
            <text:p>1455909756.48319</text:p>
          </table:table-cell>
          <table:table-cell office:value-type="float" office:value="4744" calcext:value-type="float">
            <text:p>4744</text:p>
          </table:table-cell>
          <table:table-cell table:formula="of:=[.B6]-[.B$2]" office:value-type="float" office:value="0.399835824966431" calcext:value-type="float">
            <text:p>0.399835825</text:p>
          </table:table-cell>
          <table:table-cell table:formula="of:=[.D6]/([.E6]-[.E5])" office:value-type="float" office:value="51828.8731457387" calcext:value-type="float">
            <text:p>51828.8731457387</text:p>
          </table:table-cell>
          <table:table-cell table:formula="of:=[.E6]-[.E5]" office:value-type="float" office:value="0.0915319919586182" calcext:value-type="float">
            <text:p>0.091531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909756.57392" calcext:value-type="float">
            <text:p>1455909756.57392</text:p>
          </table:table-cell>
          <table:table-cell office:value-type="float" office:value="1455909756.5741" calcext:value-type="float">
            <text:p>1455909756.5741</text:p>
          </table:table-cell>
          <table:table-cell office:value-type="float" office:value="4672" calcext:value-type="float">
            <text:p>4672</text:p>
          </table:table-cell>
          <table:table-cell table:formula="of:=[.B7]-[.B$2]" office:value-type="float" office:value="0.490743398666382" calcext:value-type="float">
            <text:p>0.4907433987</text:p>
          </table:table-cell>
          <table:table-cell table:formula="of:=[.D7]/([.E7]-[.E6])" office:value-type="float" office:value="51392.8577108478" calcext:value-type="float">
            <text:p>51392.8577108478</text:p>
          </table:table-cell>
          <table:table-cell table:formula="of:=[.E7]-[.E6]" office:value-type="float" office:value="0.0909075736999512" calcext:value-type="float">
            <text:p>0.09090757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909756.66568" calcext:value-type="float">
            <text:p>1455909756.66568</text:p>
          </table:table-cell>
          <table:table-cell office:value-type="float" office:value="1455909756.66585" calcext:value-type="float">
            <text:p>1455909756.66585</text:p>
          </table:table-cell>
          <table:table-cell office:value-type="float" office:value="4608" calcext:value-type="float">
            <text:p>4608</text:p>
          </table:table-cell>
          <table:table-cell table:formula="of:=[.B8]-[.B$2]" office:value-type="float" office:value="0.582502365112305" calcext:value-type="float">
            <text:p>0.5825023651</text:p>
          </table:table-cell>
          <table:table-cell table:formula="of:=[.D8]/([.E8]-[.E7])" office:value-type="float" office:value="50218.5255401245" calcext:value-type="float">
            <text:p>50218.5255401245</text:p>
          </table:table-cell>
          <table:table-cell table:formula="of:=[.E8]-[.E7]" office:value-type="float" office:value="0.0917589664459229" calcext:value-type="float">
            <text:p>0.0917589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909756.75652" calcext:value-type="float">
            <text:p>1455909756.75652</text:p>
          </table:table-cell>
          <table:table-cell office:value-type="float" office:value="1455909756.75669" calcext:value-type="float">
            <text:p>1455909756.75669</text:p>
          </table:table-cell>
          <table:table-cell office:value-type="float" office:value="4544" calcext:value-type="float">
            <text:p>4544</text:p>
          </table:table-cell>
          <table:table-cell table:formula="of:=[.B9]-[.B$2]" office:value-type="float" office:value="0.673339605331421" calcext:value-type="float">
            <text:p>0.6733396053</text:p>
          </table:table-cell>
          <table:table-cell table:formula="of:=[.D9]/([.E9]-[.E8])" office:value-type="float" office:value="50023.5364817231" calcext:value-type="float">
            <text:p>50023.5364817231</text:p>
          </table:table-cell>
          <table:table-cell table:formula="of:=[.E9]-[.E8]" office:value-type="float" office:value="0.0908372402191162" calcext:value-type="float">
            <text:p>0.09083724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909756.84751" calcext:value-type="float">
            <text:p>1455909756.84751</text:p>
          </table:table-cell>
          <table:table-cell office:value-type="float" office:value="1455909756.84768" calcext:value-type="float">
            <text:p>1455909756.84768</text:p>
          </table:table-cell>
          <table:table-cell office:value-type="float" office:value="4488" calcext:value-type="float">
            <text:p>4488</text:p>
          </table:table-cell>
          <table:table-cell table:formula="of:=[.B10]-[.B$2]" office:value-type="float" office:value="0.764326095581055" calcext:value-type="float">
            <text:p>0.7643260956</text:p>
          </table:table-cell>
          <table:table-cell table:formula="of:=[.D10]/([.E10]-[.E9])" office:value-type="float" office:value="49326.0041978382" calcext:value-type="float">
            <text:p>49326.0041978382</text:p>
          </table:table-cell>
          <table:table-cell table:formula="of:=[.E10]-[.E9]" office:value-type="float" office:value="0.0909864902496338" calcext:value-type="float">
            <text:p>0.09098649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909756.94002" calcext:value-type="float">
            <text:p>1455909756.94002</text:p>
          </table:table-cell>
          <table:table-cell office:value-type="float" office:value="1455909756.94021" calcext:value-type="float">
            <text:p>1455909756.94021</text:p>
          </table:table-cell>
          <table:table-cell office:value-type="float" office:value="4440" calcext:value-type="float">
            <text:p>4440</text:p>
          </table:table-cell>
          <table:table-cell table:formula="of:=[.B11]-[.B$2]" office:value-type="float" office:value="0.856841087341309" calcext:value-type="float">
            <text:p>0.8568410873</text:p>
          </table:table-cell>
          <table:table-cell table:formula="of:=[.D11]/([.E11]-[.E10])" office:value-type="float" office:value="47992.2217526209" calcext:value-type="float">
            <text:p>47992.2217526209</text:p>
          </table:table-cell>
          <table:table-cell table:formula="of:=[.E11]-[.E10]" office:value-type="float" office:value="0.0925149917602539" calcext:value-type="float">
            <text:p>0.09251499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909757.03046" calcext:value-type="float">
            <text:p>1455909757.03046</text:p>
          </table:table-cell>
          <table:table-cell office:value-type="float" office:value="1455909757.03063" calcext:value-type="float">
            <text:p>1455909757.03063</text:p>
          </table:table-cell>
          <table:table-cell office:value-type="float" office:value="4400" calcext:value-type="float">
            <text:p>4400</text:p>
          </table:table-cell>
          <table:table-cell table:formula="of:=[.B12]-[.B$2]" office:value-type="float" office:value="0.947283983230591" calcext:value-type="float">
            <text:p>0.9472839832</text:p>
          </table:table-cell>
          <table:table-cell table:formula="of:=[.D12]/([.E12]-[.E11])" office:value-type="float" office:value="48649.4816064532" calcext:value-type="float">
            <text:p>48649.4816064532</text:p>
          </table:table-cell>
          <table:table-cell table:formula="of:=[.E12]-[.E11]" office:value-type="float" office:value="0.0904428958892822" calcext:value-type="float">
            <text:p>0.09044289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909757.12248" calcext:value-type="float">
            <text:p>1455909757.12248</text:p>
          </table:table-cell>
          <table:table-cell office:value-type="float" office:value="1455909757.12266" calcext:value-type="float">
            <text:p>1455909757.12266</text:p>
          </table:table-cell>
          <table:table-cell office:value-type="float" office:value="4360" calcext:value-type="float">
            <text:p>4360</text:p>
          </table:table-cell>
          <table:table-cell table:formula="of:=[.B13]-[.B$2]" office:value-type="float" office:value="1.03930425643921" calcext:value-type="float">
            <text:p>1.0393042564</text:p>
          </table:table-cell>
          <table:table-cell table:formula="of:=[.D13]/([.E13]-[.E12])" office:value-type="float" office:value="47380.8634551159" calcext:value-type="float">
            <text:p>47380.8634551159</text:p>
          </table:table-cell>
          <table:table-cell table:formula="of:=[.E13]-[.E12]" office:value-type="float" office:value="0.0920202732086182" calcext:value-type="float">
            <text:p>0.0920202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909757.21361" calcext:value-type="float">
            <text:p>1455909757.21361</text:p>
          </table:table-cell>
          <table:table-cell office:value-type="float" office:value="1455909757.21377" calcext:value-type="float">
            <text:p>1455909757.21377</text:p>
          </table:table-cell>
          <table:table-cell office:value-type="float" office:value="4336" calcext:value-type="float">
            <text:p>4336</text:p>
          </table:table-cell>
          <table:table-cell table:formula="of:=[.B14]-[.B$2]" office:value-type="float" office:value="1.13042616844177" calcext:value-type="float">
            <text:p>1.1304261684</text:p>
          </table:table-cell>
          <table:table-cell table:formula="of:=[.D14]/([.E14]-[.E13])" office:value-type="float" office:value="47584.602920514" calcext:value-type="float">
            <text:p>47584.602920514</text:p>
          </table:table-cell>
          <table:table-cell table:formula="of:=[.E14]-[.E13]" office:value-type="float" office:value="0.0911219120025635" calcext:value-type="float">
            <text:p>0.0911219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909757.30499" calcext:value-type="float">
            <text:p>1455909757.30499</text:p>
          </table:table-cell>
          <table:table-cell office:value-type="float" office:value="1455909757.30516" calcext:value-type="float">
            <text:p>1455909757.30516</text:p>
          </table:table-cell>
          <table:table-cell office:value-type="float" office:value="4312" calcext:value-type="float">
            <text:p>4312</text:p>
          </table:table-cell>
          <table:table-cell table:formula="of:=[.B15]-[.B$2]" office:value-type="float" office:value="1.22180509567261" calcext:value-type="float">
            <text:p>1.2218050957</text:p>
          </table:table-cell>
          <table:table-cell table:formula="of:=[.D15]/([.E15]-[.E14])" office:value-type="float" office:value="47188.1223677241" calcext:value-type="float">
            <text:p>47188.1223677241</text:p>
          </table:table-cell>
          <table:table-cell table:formula="of:=[.E15]-[.E14]" office:value-type="float" office:value="0.091378927230835" calcext:value-type="float">
            <text:p>0.09137892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909757.39589" calcext:value-type="float">
            <text:p>1455909757.39589</text:p>
          </table:table-cell>
          <table:table-cell office:value-type="float" office:value="1455909757.39614" calcext:value-type="float">
            <text:p>1455909757.39614</text:p>
          </table:table-cell>
          <table:table-cell office:value-type="float" office:value="4296" calcext:value-type="float">
            <text:p>4296</text:p>
          </table:table-cell>
          <table:table-cell table:formula="of:=[.B16]-[.B$2]" office:value-type="float" office:value="1.31270933151245" calcext:value-type="float">
            <text:p>1.3127093315</text:p>
          </table:table-cell>
          <table:table-cell table:formula="of:=[.D16]/([.E16]-[.E15])" office:value-type="float" office:value="47258.5238774654" calcext:value-type="float">
            <text:p>47258.5238774654</text:p>
          </table:table-cell>
          <table:table-cell table:formula="of:=[.E16]-[.E15]" office:value-type="float" office:value="0.0909042358398438" calcext:value-type="float">
            <text:p>0.09090423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909757.4865" calcext:value-type="float">
            <text:p>1455909757.4865</text:p>
          </table:table-cell>
          <table:table-cell office:value-type="float" office:value="1455909757.48668" calcext:value-type="float">
            <text:p>1455909757.48668</text:p>
          </table:table-cell>
          <table:table-cell office:value-type="float" office:value="4296" calcext:value-type="float">
            <text:p>4296</text:p>
          </table:table-cell>
          <table:table-cell table:formula="of:=[.B17]-[.B$2]" office:value-type="float" office:value="1.40332412719727" calcext:value-type="float">
            <text:p>1.4033241272</text:p>
          </table:table-cell>
          <table:table-cell table:formula="of:=[.D17]/([.E17]-[.E16])" office:value-type="float" office:value="47409.4762067641" calcext:value-type="float">
            <text:p>47409.4762067641</text:p>
          </table:table-cell>
          <table:table-cell table:formula="of:=[.E17]-[.E16]" office:value-type="float" office:value="0.0906147956848145" calcext:value-type="float">
            <text:p>0.09061479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909757.57848" calcext:value-type="float">
            <text:p>1455909757.57848</text:p>
          </table:table-cell>
          <table:table-cell office:value-type="float" office:value="1455909757.57869" calcext:value-type="float">
            <text:p>1455909757.57869</text:p>
          </table:table-cell>
          <table:table-cell office:value-type="float" office:value="4296" calcext:value-type="float">
            <text:p>4296</text:p>
          </table:table-cell>
          <table:table-cell table:formula="of:=[.B18]-[.B$2]" office:value-type="float" office:value="1.49529838562012" calcext:value-type="float">
            <text:p>1.4952983856</text:p>
          </table:table-cell>
          <table:table-cell table:formula="of:=[.D18]/([.E18]-[.E17])" office:value-type="float" office:value="46708.7212625205" calcext:value-type="float">
            <text:p>46708.7212625205</text:p>
          </table:table-cell>
          <table:table-cell table:formula="of:=[.E18]-[.E17]" office:value-type="float" office:value="0.0919742584228516" calcext:value-type="float">
            <text:p>0.091974258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909757.6698" calcext:value-type="float">
            <text:p>1455909757.6698</text:p>
          </table:table-cell>
          <table:table-cell office:value-type="float" office:value="1455909757.66998" calcext:value-type="float">
            <text:p>1455909757.66998</text:p>
          </table:table-cell>
          <table:table-cell office:value-type="float" office:value="4304" calcext:value-type="float">
            <text:p>4304</text:p>
          </table:table-cell>
          <table:table-cell table:formula="of:=[.B19]-[.B$2]" office:value-type="float" office:value="1.58661842346191" calcext:value-type="float">
            <text:p>1.5866184235</text:p>
          </table:table-cell>
          <table:table-cell table:formula="of:=[.D19]/([.E19]-[.E18])" office:value-type="float" office:value="47130.9484940891" calcext:value-type="float">
            <text:p>47130.9484940891</text:p>
          </table:table-cell>
          <table:table-cell table:formula="of:=[.E19]-[.E18]" office:value-type="float" office:value="0.0913200378417969" calcext:value-type="float">
            <text:p>0.09132003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909757.7627" calcext:value-type="float">
            <text:p>1455909757.7627</text:p>
          </table:table-cell>
          <table:table-cell office:value-type="float" office:value="1455909757.76318" calcext:value-type="float">
            <text:p>1455909757.76318</text:p>
          </table:table-cell>
          <table:table-cell office:value-type="float" office:value="4320" calcext:value-type="float">
            <text:p>4320</text:p>
          </table:table-cell>
          <table:table-cell table:formula="of:=[.B20]-[.B$2]" office:value-type="float" office:value="1.67952394485474" calcext:value-type="float">
            <text:p>1.6795239449</text:p>
          </table:table-cell>
          <table:table-cell table:formula="of:=[.D20]/([.E20]-[.E19])" office:value-type="float" office:value="46498.8510395869" calcext:value-type="float">
            <text:p>46498.8510395869</text:p>
          </table:table-cell>
          <table:table-cell table:formula="of:=[.E20]-[.E19]" office:value-type="float" office:value="0.0929055213928223" calcext:value-type="float">
            <text:p>0.09290552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909757.85377" calcext:value-type="float">
            <text:p>1455909757.85377</text:p>
          </table:table-cell>
          <table:table-cell office:value-type="float" office:value="1455909757.85396" calcext:value-type="float">
            <text:p>1455909757.85396</text:p>
          </table:table-cell>
          <table:table-cell office:value-type="float" office:value="4336" calcext:value-type="float">
            <text:p>4336</text:p>
          </table:table-cell>
          <table:table-cell table:formula="of:=[.B21]-[.B$2]" office:value-type="float" office:value="1.77059364318848" calcext:value-type="float">
            <text:p>1.7705936432</text:p>
          </table:table-cell>
          <table:table-cell table:formula="of:=[.D21]/([.E21]-[.E20])" office:value-type="float" office:value="47611.8849555205" calcext:value-type="float">
            <text:p>47611.8849555205</text:p>
          </table:table-cell>
          <table:table-cell table:formula="of:=[.E21]-[.E20]" office:value-type="float" office:value="0.0910696983337402" calcext:value-type="float">
            <text:p>0.09106969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909757.94563" calcext:value-type="float">
            <text:p>1455909757.94563</text:p>
          </table:table-cell>
          <table:table-cell office:value-type="float" office:value="1455909757.9458" calcext:value-type="float">
            <text:p>1455909757.9458</text:p>
          </table:table-cell>
          <table:table-cell office:value-type="float" office:value="4368" calcext:value-type="float">
            <text:p>4368</text:p>
          </table:table-cell>
          <table:table-cell table:formula="of:=[.B22]-[.B$2]" office:value-type="float" office:value="1.86244535446167" calcext:value-type="float">
            <text:p>1.8624453545</text:p>
          </table:table-cell>
          <table:table-cell table:formula="of:=[.D22]/([.E22]-[.E21])" office:value-type="float" office:value="47554.9114921584" calcext:value-type="float">
            <text:p>47554.9114921584</text:p>
          </table:table-cell>
          <table:table-cell table:formula="of:=[.E22]-[.E21]" office:value-type="float" office:value="0.0918517112731934" calcext:value-type="float">
            <text:p>0.09185171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909758.03656" calcext:value-type="float">
            <text:p>1455909758.03656</text:p>
          </table:table-cell>
          <table:table-cell office:value-type="float" office:value="1455909758.03673" calcext:value-type="float">
            <text:p>1455909758.03673</text:p>
          </table:table-cell>
          <table:table-cell office:value-type="float" office:value="4408" calcext:value-type="float">
            <text:p>4408</text:p>
          </table:table-cell>
          <table:table-cell table:formula="of:=[.B23]-[.B$2]" office:value-type="float" office:value="1.95337581634521" calcext:value-type="float">
            <text:p>1.9533758163</text:p>
          </table:table-cell>
          <table:table-cell table:formula="of:=[.D23]/([.E23]-[.E22])" office:value-type="float" office:value="48476.6040850573" calcext:value-type="float">
            <text:p>48476.6040850573</text:p>
          </table:table-cell>
          <table:table-cell table:formula="of:=[.E23]-[.E22]" office:value-type="float" office:value="0.0909304618835449" calcext:value-type="float">
            <text:p>0.09093046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909758.12736" calcext:value-type="float">
            <text:p>1455909758.12736</text:p>
          </table:table-cell>
          <table:table-cell office:value-type="float" office:value="1455909758.12754" calcext:value-type="float">
            <text:p>1455909758.12754</text:p>
          </table:table-cell>
          <table:table-cell office:value-type="float" office:value="4448" calcext:value-type="float">
            <text:p>4448</text:p>
          </table:table-cell>
          <table:table-cell table:formula="of:=[.B24]-[.B$2]" office:value-type="float" office:value="2.04418087005615" calcext:value-type="float">
            <text:p>2.0441808701</text:p>
          </table:table-cell>
          <table:table-cell table:formula="of:=[.D24]/([.E24]-[.E23])" office:value-type="float" office:value="48984.0578054109" calcext:value-type="float">
            <text:p>48984.0578054109</text:p>
          </table:table-cell>
          <table:table-cell table:formula="of:=[.E24]-[.E23]" office:value-type="float" office:value="0.0908050537109375" calcext:value-type="float">
            <text:p>0.090805053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909758.21906" calcext:value-type="float">
            <text:p>1455909758.21906</text:p>
          </table:table-cell>
          <table:table-cell office:value-type="float" office:value="1455909758.21923" calcext:value-type="float">
            <text:p>1455909758.21923</text:p>
          </table:table-cell>
          <table:table-cell office:value-type="float" office:value="4496" calcext:value-type="float">
            <text:p>4496</text:p>
          </table:table-cell>
          <table:table-cell table:formula="of:=[.B25]-[.B$2]" office:value-type="float" office:value="2.13588070869446" calcext:value-type="float">
            <text:p>2.1358807087</text:p>
          </table:table-cell>
          <table:table-cell table:formula="of:=[.D25]/([.E25]-[.E24])" office:value-type="float" office:value="49029.5301143735" calcext:value-type="float">
            <text:p>49029.5301143735</text:p>
          </table:table-cell>
          <table:table-cell table:formula="of:=[.E25]-[.E24]" office:value-type="float" office:value="0.0916998386383057" calcext:value-type="float">
            <text:p>0.09169983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909758.31032" calcext:value-type="float">
            <text:p>1455909758.31032</text:p>
          </table:table-cell>
          <table:table-cell office:value-type="float" office:value="1455909758.31049" calcext:value-type="float">
            <text:p>1455909758.31049</text:p>
          </table:table-cell>
          <table:table-cell office:value-type="float" office:value="4552" calcext:value-type="float">
            <text:p>4552</text:p>
          </table:table-cell>
          <table:table-cell table:formula="of:=[.B26]-[.B$2]" office:value-type="float" office:value="2.22713828086853" calcext:value-type="float">
            <text:p>2.2271382809</text:p>
          </table:table-cell>
          <table:table-cell table:formula="of:=[.D26]/([.E26]-[.E25])" office:value-type="float" office:value="49880.7922625548" calcext:value-type="float">
            <text:p>49880.7922625548</text:p>
          </table:table-cell>
          <table:table-cell table:formula="of:=[.E26]-[.E25]" office:value-type="float" office:value="0.0912575721740723" calcext:value-type="float">
            <text:p>0.09125757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909758.40199" calcext:value-type="float">
            <text:p>1455909758.40199</text:p>
          </table:table-cell>
          <table:table-cell office:value-type="float" office:value="1455909758.40217" calcext:value-type="float">
            <text:p>1455909758.40217</text:p>
          </table:table-cell>
          <table:table-cell office:value-type="float" office:value="4616" calcext:value-type="float">
            <text:p>4616</text:p>
          </table:table-cell>
          <table:table-cell table:formula="of:=[.B27]-[.B$2]" office:value-type="float" office:value="2.31881380081177" calcext:value-type="float">
            <text:p>2.3188138008</text:p>
          </table:table-cell>
          <table:table-cell table:formula="of:=[.D27]/([.E27]-[.E26])" office:value-type="float" office:value="50351.5006280639" calcext:value-type="float">
            <text:p>50351.5006280639</text:p>
          </table:table-cell>
          <table:table-cell table:formula="of:=[.E27]-[.E26]" office:value-type="float" office:value="0.0916755199432373" calcext:value-type="float">
            <text:p>0.09167551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909758.49274" calcext:value-type="float">
            <text:p>1455909758.49274</text:p>
          </table:table-cell>
          <table:table-cell office:value-type="float" office:value="1455909758.49298" calcext:value-type="float">
            <text:p>1455909758.49298</text:p>
          </table:table-cell>
          <table:table-cell office:value-type="float" office:value="4688" calcext:value-type="float">
            <text:p>4688</text:p>
          </table:table-cell>
          <table:table-cell table:formula="of:=[.B28]-[.B$2]" office:value-type="float" office:value="2.40956354141235" calcext:value-type="float">
            <text:p>2.4095635414</text:p>
          </table:table-cell>
          <table:table-cell table:formula="of:=[.D28]/([.E28]-[.E27])" office:value-type="float" office:value="51658.549864436" calcext:value-type="float">
            <text:p>51658.549864436</text:p>
          </table:table-cell>
          <table:table-cell table:formula="of:=[.E28]-[.E27]" office:value-type="float" office:value="0.0907497406005859" calcext:value-type="float">
            <text:p>0.09074974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909758.58486" calcext:value-type="float">
            <text:p>1455909758.58486</text:p>
          </table:table-cell>
          <table:table-cell office:value-type="float" office:value="1455909758.58509" calcext:value-type="float">
            <text:p>1455909758.58509</text:p>
          </table:table-cell>
          <table:table-cell office:value-type="float" office:value="4760" calcext:value-type="float">
            <text:p>4760</text:p>
          </table:table-cell>
          <table:table-cell table:formula="of:=[.B29]-[.B$2]" office:value-type="float" office:value="2.50168323516846" calcext:value-type="float">
            <text:p>2.5016832352</text:p>
          </table:table-cell>
          <table:table-cell table:formula="of:=[.D29]/([.E29]-[.E28])" office:value-type="float" office:value="51671.9043009695" calcext:value-type="float">
            <text:p>51671.9043009695</text:p>
          </table:table-cell>
          <table:table-cell table:formula="of:=[.E29]-[.E28]" office:value-type="float" office:value="0.0921196937561035" calcext:value-type="float">
            <text:p>0.092119693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909758.6757" calcext:value-type="float">
            <text:p>1455909758.6757</text:p>
          </table:table-cell>
          <table:table-cell office:value-type="float" office:value="1455909758.67587" calcext:value-type="float">
            <text:p>1455909758.67587</text:p>
          </table:table-cell>
          <table:table-cell office:value-type="float" office:value="4840" calcext:value-type="float">
            <text:p>4840</text:p>
          </table:table-cell>
          <table:table-cell table:formula="of:=[.B30]-[.B$2]" office:value-type="float" office:value="2.59251713752747" calcext:value-type="float">
            <text:p>2.5925171375</text:p>
          </table:table-cell>
          <table:table-cell table:formula="of:=[.D30]/([.E30]-[.E29])" office:value-type="float" office:value="53284.0698715173" calcext:value-type="float">
            <text:p>53284.0698715173</text:p>
          </table:table-cell>
          <table:table-cell table:formula="of:=[.E30]-[.E29]" office:value-type="float" office:value="0.0908339023590088" calcext:value-type="float">
            <text:p>0.09083390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909758.7665" calcext:value-type="float">
            <text:p>1455909758.7665</text:p>
          </table:table-cell>
          <table:table-cell office:value-type="float" office:value="1455909758.76692" calcext:value-type="float">
            <text:p>1455909758.76692</text:p>
          </table:table-cell>
          <table:table-cell office:value-type="float" office:value="4928" calcext:value-type="float">
            <text:p>4928</text:p>
          </table:table-cell>
          <table:table-cell table:formula="of:=[.B31]-[.B$2]" office:value-type="float" office:value="2.68331670761108" calcext:value-type="float">
            <text:p>2.6833167076</text:p>
          </table:table-cell>
          <table:table-cell table:formula="of:=[.D31]/([.E31]-[.E30])" office:value-type="float" office:value="54273.3847248589" calcext:value-type="float">
            <text:p>54273.3847248589</text:p>
          </table:table-cell>
          <table:table-cell table:formula="of:=[.E31]-[.E30]" office:value-type="float" office:value="0.0907995700836182" calcext:value-type="float">
            <text:p>0.09079957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909758.85819" calcext:value-type="float">
            <text:p>1455909758.85819</text:p>
          </table:table-cell>
          <table:table-cell office:value-type="float" office:value="1455909758.85836" calcext:value-type="float">
            <text:p>1455909758.85836</text:p>
          </table:table-cell>
          <table:table-cell office:value-type="float" office:value="5016" calcext:value-type="float">
            <text:p>5016</text:p>
          </table:table-cell>
          <table:table-cell table:formula="of:=[.B32]-[.B$2]" office:value-type="float" office:value="2.77500796318054" calcext:value-type="float">
            <text:p>2.7750079632</text:p>
          </table:table-cell>
          <table:table-cell table:formula="of:=[.D32]/([.E32]-[.E31])" office:value-type="float" office:value="54705.3257025178" calcext:value-type="float">
            <text:p>54705.3257025178</text:p>
          </table:table-cell>
          <table:table-cell table:formula="of:=[.E32]-[.E31]" office:value-type="float" office:value="0.091691255569458" calcext:value-type="float">
            <text:p>0.091691255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909758.94923" calcext:value-type="float">
            <text:p>1455909758.94923</text:p>
          </table:table-cell>
          <table:table-cell office:value-type="float" office:value="1455909758.9494" calcext:value-type="float">
            <text:p>1455909758.9494</text:p>
          </table:table-cell>
          <table:table-cell office:value-type="float" office:value="5112" calcext:value-type="float">
            <text:p>5112</text:p>
          </table:table-cell>
          <table:table-cell table:formula="of:=[.B33]-[.B$2]" office:value-type="float" office:value="2.86605215072632" calcext:value-type="float">
            <text:p>2.8660521507</text:p>
          </table:table-cell>
          <table:table-cell table:formula="of:=[.D33]/([.E33]-[.E32])" office:value-type="float" office:value="56148.5597027237" calcext:value-type="float">
            <text:p>56148.5597027237</text:p>
          </table:table-cell>
          <table:table-cell table:formula="of:=[.E33]-[.E32]" office:value-type="float" office:value="0.0910441875457764" calcext:value-type="float">
            <text:p>0.09104418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909759.04159" calcext:value-type="float">
            <text:p>1455909759.04159</text:p>
          </table:table-cell>
          <table:table-cell office:value-type="float" office:value="1455909759.04176" calcext:value-type="float">
            <text:p>1455909759.04176</text:p>
          </table:table-cell>
          <table:table-cell office:value-type="float" office:value="5208" calcext:value-type="float">
            <text:p>5208</text:p>
          </table:table-cell>
          <table:table-cell table:formula="of:=[.B34]-[.B$2]" office:value-type="float" office:value="2.95840954780579" calcext:value-type="float">
            <text:p>2.9584095478</text:p>
          </table:table-cell>
          <table:table-cell table:formula="of:=[.D34]/([.E34]-[.E33])" office:value-type="float" office:value="56389.6359651501" calcext:value-type="float">
            <text:p>56389.6359651501</text:p>
          </table:table-cell>
          <table:table-cell table:formula="of:=[.E34]-[.E33]" office:value-type="float" office:value="0.0923573970794678" calcext:value-type="float">
            <text:p>0.092357397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909759.13349" calcext:value-type="float">
            <text:p>1455909759.13349</text:p>
          </table:table-cell>
          <table:table-cell office:value-type="float" office:value="1455909759.13366" calcext:value-type="float">
            <text:p>1455909759.13366</text:p>
          </table:table-cell>
          <table:table-cell office:value-type="float" office:value="5312" calcext:value-type="float">
            <text:p>5312</text:p>
          </table:table-cell>
          <table:table-cell table:formula="of:=[.B35]-[.B$2]" office:value-type="float" office:value="3.05030822753906" calcext:value-type="float">
            <text:p>3.0503082275</text:p>
          </table:table-cell>
          <table:table-cell table:formula="of:=[.D35]/([.E35]-[.E34])" office:value-type="float" office:value="57802.7890652768" calcext:value-type="float">
            <text:p>57802.7890652768</text:p>
          </table:table-cell>
          <table:table-cell table:formula="of:=[.E35]-[.E34]" office:value-type="float" office:value="0.0918986797332764" calcext:value-type="float">
            <text:p>0.09189867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909759.22526" calcext:value-type="float">
            <text:p>1455909759.22526</text:p>
          </table:table-cell>
          <table:table-cell office:value-type="float" office:value="1455909759.22543" calcext:value-type="float">
            <text:p>1455909759.22543</text:p>
          </table:table-cell>
          <table:table-cell office:value-type="float" office:value="5416" calcext:value-type="float">
            <text:p>5416</text:p>
          </table:table-cell>
          <table:table-cell table:formula="of:=[.B36]-[.B$2]" office:value-type="float" office:value="3.14208364486694" calcext:value-type="float">
            <text:p>3.1420836449</text:p>
          </table:table-cell>
          <table:table-cell table:formula="of:=[.D36]/([.E36]-[.E35])" office:value-type="float" office:value="59013.6243200133" calcext:value-type="float">
            <text:p>59013.6243200133</text:p>
          </table:table-cell>
          <table:table-cell table:formula="of:=[.E36]-[.E35]" office:value-type="float" office:value="0.0917754173278809" calcext:value-type="float">
            <text:p>0.09177541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909759.31621" calcext:value-type="float">
            <text:p>1455909759.31621</text:p>
          </table:table-cell>
          <table:table-cell office:value-type="float" office:value="1455909759.31637" calcext:value-type="float">
            <text:p>1455909759.31637</text:p>
          </table:table-cell>
          <table:table-cell office:value-type="float" office:value="5528" calcext:value-type="float">
            <text:p>5528</text:p>
          </table:table-cell>
          <table:table-cell table:formula="of:=[.B37]-[.B$2]" office:value-type="float" office:value="3.23302459716797" calcext:value-type="float">
            <text:p>3.2330245972</text:p>
          </table:table-cell>
          <table:table-cell table:formula="of:=[.D37]/([.E37]-[.E36])" office:value-type="float" office:value="60786.6957638805" calcext:value-type="float">
            <text:p>60786.6957638805</text:p>
          </table:table-cell>
          <table:table-cell table:formula="of:=[.E37]-[.E36]" office:value-type="float" office:value="0.0909409523010254" calcext:value-type="float">
            <text:p>0.09094095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909759.40751" calcext:value-type="float">
            <text:p>1455909759.40751</text:p>
          </table:table-cell>
          <table:table-cell office:value-type="float" office:value="1455909759.40769" calcext:value-type="float">
            <text:p>1455909759.40769</text:p>
          </table:table-cell>
          <table:table-cell office:value-type="float" office:value="5632" calcext:value-type="float">
            <text:p>5632</text:p>
          </table:table-cell>
          <table:table-cell table:formula="of:=[.B38]-[.B$2]" office:value-type="float" office:value="3.32433104515076" calcext:value-type="float">
            <text:p>3.3243310452</text:p>
          </table:table-cell>
          <table:table-cell table:formula="of:=[.D38]/([.E38]-[.E37])" office:value-type="float" office:value="61682.3907229605" calcext:value-type="float">
            <text:p>61682.3907229605</text:p>
          </table:table-cell>
          <table:table-cell table:formula="of:=[.E38]-[.E37]" office:value-type="float" office:value="0.0913064479827881" calcext:value-type="float">
            <text:p>0.09130644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909759.49996" calcext:value-type="float">
            <text:p>1455909759.49996</text:p>
          </table:table-cell>
          <table:table-cell office:value-type="float" office:value="1455909759.50014" calcext:value-type="float">
            <text:p>1455909759.50014</text:p>
          </table:table-cell>
          <table:table-cell office:value-type="float" office:value="5752" calcext:value-type="float">
            <text:p>5752</text:p>
          </table:table-cell>
          <table:table-cell table:formula="of:=[.B39]-[.B$2]" office:value-type="float" office:value="3.41678285598755" calcext:value-type="float">
            <text:p>3.416782856</text:p>
          </table:table-cell>
          <table:table-cell table:formula="of:=[.D39]/([.E39]-[.E38])" office:value-type="float" office:value="62216.1961776409" calcext:value-type="float">
            <text:p>62216.1961776409</text:p>
          </table:table-cell>
          <table:table-cell table:formula="of:=[.E39]-[.E38]" office:value-type="float" office:value="0.092451810836792" calcext:value-type="float">
            <text:p>0.0924518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909759.59111" calcext:value-type="float">
            <text:p>1455909759.59111</text:p>
          </table:table-cell>
          <table:table-cell office:value-type="float" office:value="1455909759.59128" calcext:value-type="float">
            <text:p>1455909759.59128</text:p>
          </table:table-cell>
          <table:table-cell office:value-type="float" office:value="5864" calcext:value-type="float">
            <text:p>5864</text:p>
          </table:table-cell>
          <table:table-cell table:formula="of:=[.B40]-[.B$2]" office:value-type="float" office:value="3.50792670249939" calcext:value-type="float">
            <text:p>3.5079267025</text:p>
          </table:table-cell>
          <table:table-cell table:formula="of:=[.D40]/([.E40]-[.E39])" office:value-type="float" office:value="64337.8595968976" calcext:value-type="float">
            <text:p>64337.8595968976</text:p>
          </table:table-cell>
          <table:table-cell table:formula="of:=[.E40]-[.E39]" office:value-type="float" office:value="0.0911438465118408" calcext:value-type="float">
            <text:p>0.091143846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909759.68334" calcext:value-type="float">
            <text:p>1455909759.68334</text:p>
          </table:table-cell>
          <table:table-cell office:value-type="float" office:value="1455909759.68353" calcext:value-type="float">
            <text:p>1455909759.68353</text:p>
          </table:table-cell>
          <table:table-cell office:value-type="float" office:value="5976" calcext:value-type="float">
            <text:p>5976</text:p>
          </table:table-cell>
          <table:table-cell table:formula="of:=[.B41]-[.B$2]" office:value-type="float" office:value="3.60015511512756" calcext:value-type="float">
            <text:p>3.6001551151</text:p>
          </table:table-cell>
          <table:table-cell table:formula="of:=[.D41]/([.E41]-[.E40])" office:value-type="float" office:value="64795.650599482" calcext:value-type="float">
            <text:p>64795.650599482</text:p>
          </table:table-cell>
          <table:table-cell table:formula="of:=[.E41]-[.E40]" office:value-type="float" office:value="0.0922284126281738" calcext:value-type="float">
            <text:p>0.09222841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909759.77467" calcext:value-type="float">
            <text:p>1455909759.77467</text:p>
          </table:table-cell>
          <table:table-cell office:value-type="float" office:value="1455909759.77484" calcext:value-type="float">
            <text:p>1455909759.77484</text:p>
          </table:table-cell>
          <table:table-cell office:value-type="float" office:value="6088" calcext:value-type="float">
            <text:p>6088</text:p>
          </table:table-cell>
          <table:table-cell table:formula="of:=[.B42]-[.B$2]" office:value-type="float" office:value="3.69148898124695" calcext:value-type="float">
            <text:p>3.6914889812</text:p>
          </table:table-cell>
          <table:table-cell table:formula="of:=[.D42]/([.E42]-[.E41])" office:value-type="float" office:value="66656.5454706825" calcext:value-type="float">
            <text:p>66656.5454706825</text:p>
          </table:table-cell>
          <table:table-cell table:formula="of:=[.E42]-[.E41]" office:value-type="float" office:value="0.0913338661193848" calcext:value-type="float">
            <text:p>0.091333866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909759.86675" calcext:value-type="float">
            <text:p>1455909759.86675</text:p>
          </table:table-cell>
          <table:table-cell office:value-type="float" office:value="1455909759.86693" calcext:value-type="float">
            <text:p>1455909759.86693</text:p>
          </table:table-cell>
          <table:table-cell office:value-type="float" office:value="6208" calcext:value-type="float">
            <text:p>6208</text:p>
          </table:table-cell>
          <table:table-cell table:formula="of:=[.B43]-[.B$2]" office:value-type="float" office:value="3.78357172012329" calcext:value-type="float">
            <text:p>3.7835717201</text:p>
          </table:table-cell>
          <table:table-cell table:formula="of:=[.D43]/([.E43]-[.E42])" office:value-type="float" office:value="67417.6297941863" calcext:value-type="float">
            <text:p>67417.6297941863</text:p>
          </table:table-cell>
          <table:table-cell table:formula="of:=[.E43]-[.E42]" office:value-type="float" office:value="0.0920827388763428" calcext:value-type="float">
            <text:p>0.09208273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909759.9579" calcext:value-type="float">
            <text:p>1455909759.9579</text:p>
          </table:table-cell>
          <table:table-cell office:value-type="float" office:value="1455909759.95813" calcext:value-type="float">
            <text:p>1455909759.95813</text:p>
          </table:table-cell>
          <table:table-cell office:value-type="float" office:value="6320" calcext:value-type="float">
            <text:p>6320</text:p>
          </table:table-cell>
          <table:table-cell table:formula="of:=[.B44]-[.B$2]" office:value-type="float" office:value="3.87471723556519" calcext:value-type="float">
            <text:p>3.8747172356</text:p>
          </table:table-cell>
          <table:table-cell table:formula="of:=[.D44]/([.E44]-[.E43])" office:value-type="float" office:value="69339.6704090067" calcext:value-type="float">
            <text:p>69339.6704090067</text:p>
          </table:table-cell>
          <table:table-cell table:formula="of:=[.E44]-[.E43]" office:value-type="float" office:value="0.0911455154418945" calcext:value-type="float">
            <text:p>0.09114551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909760.04871" calcext:value-type="float">
            <text:p>1455909760.04871</text:p>
          </table:table-cell>
          <table:table-cell office:value-type="float" office:value="1455909760.04888" calcext:value-type="float">
            <text:p>1455909760.04888</text:p>
          </table:table-cell>
          <table:table-cell office:value-type="float" office:value="6432" calcext:value-type="float">
            <text:p>6432</text:p>
          </table:table-cell>
          <table:table-cell table:formula="of:=[.B45]-[.B$2]" office:value-type="float" office:value="3.96553111076355" calcext:value-type="float">
            <text:p>3.9655311108</text:p>
          </table:table-cell>
          <table:table-cell table:formula="of:=[.D45]/([.E45]-[.E44])" office:value-type="float" office:value="70826.1814172186" calcext:value-type="float">
            <text:p>70826.1814172186</text:p>
          </table:table-cell>
          <table:table-cell table:formula="of:=[.E45]-[.E44]" office:value-type="float" office:value="0.0908138751983643" calcext:value-type="float">
            <text:p>0.090813875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909760.14088" calcext:value-type="float">
            <text:p>1455909760.14088</text:p>
          </table:table-cell>
          <table:table-cell office:value-type="float" office:value="1455909760.14105" calcext:value-type="float">
            <text:p>1455909760.14105</text:p>
          </table:table-cell>
          <table:table-cell office:value-type="float" office:value="6544" calcext:value-type="float">
            <text:p>6544</text:p>
          </table:table-cell>
          <table:table-cell table:formula="of:=[.B46]-[.B$2]" office:value-type="float" office:value="4.05769610404968" calcext:value-type="float">
            <text:p>4.057696104</text:p>
          </table:table-cell>
          <table:table-cell table:formula="of:=[.D46]/([.E46]-[.E45])" office:value-type="float" office:value="71003.0974524534" calcext:value-type="float">
            <text:p>71003.0974524534</text:p>
          </table:table-cell>
          <table:table-cell table:formula="of:=[.E46]-[.E45]" office:value-type="float" office:value="0.0921649932861328" calcext:value-type="float">
            <text:p>0.09216499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909760.23199" calcext:value-type="float">
            <text:p>1455909760.23199</text:p>
          </table:table-cell>
          <table:table-cell office:value-type="float" office:value="1455909760.23216" calcext:value-type="float">
            <text:p>1455909760.23216</text:p>
          </table:table-cell>
          <table:table-cell office:value-type="float" office:value="6656" calcext:value-type="float">
            <text:p>6656</text:p>
          </table:table-cell>
          <table:table-cell table:formula="of:=[.B47]-[.B$2]" office:value-type="float" office:value="4.14880561828613" calcext:value-type="float">
            <text:p>4.1488056183</text:p>
          </table:table-cell>
          <table:table-cell table:formula="of:=[.D47]/([.E47]-[.E46])" office:value-type="float" office:value="73054.9389466192" calcext:value-type="float">
            <text:p>73054.9389466192</text:p>
          </table:table-cell>
          <table:table-cell table:formula="of:=[.E47]-[.E46]" office:value-type="float" office:value="0.0911095142364502" calcext:value-type="float">
            <text:p>0.09110951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909760.32495" calcext:value-type="float">
            <text:p>1455909760.32495</text:p>
          </table:table-cell>
          <table:table-cell office:value-type="float" office:value="1455909760.32513" calcext:value-type="float">
            <text:p>1455909760.32513</text:p>
          </table:table-cell>
          <table:table-cell office:value-type="float" office:value="6768" calcext:value-type="float">
            <text:p>6768</text:p>
          </table:table-cell>
          <table:table-cell table:formula="of:=[.B48]-[.B$2]" office:value-type="float" office:value="4.24176979064941" calcext:value-type="float">
            <text:p>4.2417697906</text:p>
          </table:table-cell>
          <table:table-cell table:formula="of:=[.D48]/([.E48]-[.E47])" office:value-type="float" office:value="72802.240131309" calcext:value-type="float">
            <text:p>72802.240131309</text:p>
          </table:table-cell>
          <table:table-cell table:formula="of:=[.E48]-[.E47]" office:value-type="float" office:value="0.0929641723632813" calcext:value-type="float">
            <text:p>0.09296417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909760.41635" calcext:value-type="float">
            <text:p>1455909760.41635</text:p>
          </table:table-cell>
          <table:table-cell office:value-type="float" office:value="1455909760.41652" calcext:value-type="float">
            <text:p>1455909760.41652</text:p>
          </table:table-cell>
          <table:table-cell office:value-type="float" office:value="6872" calcext:value-type="float">
            <text:p>6872</text:p>
          </table:table-cell>
          <table:table-cell table:formula="of:=[.B49]-[.B$2]" office:value-type="float" office:value="4.33317065238953" calcext:value-type="float">
            <text:p>4.3331706524</text:p>
          </table:table-cell>
          <table:table-cell table:formula="of:=[.D49]/([.E49]-[.E48])" office:value-type="float" office:value="75185.2867595464" calcext:value-type="float">
            <text:p>75185.2867595464</text:p>
          </table:table-cell>
          <table:table-cell table:formula="of:=[.E49]-[.E48]" office:value-type="float" office:value="0.0914008617401123" calcext:value-type="float">
            <text:p>0.09140086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909760.50859" calcext:value-type="float">
            <text:p>1455909760.50859</text:p>
          </table:table-cell>
          <table:table-cell office:value-type="float" office:value="1455909760.50876" calcext:value-type="float">
            <text:p>1455909760.50876</text:p>
          </table:table-cell>
          <table:table-cell office:value-type="float" office:value="6976" calcext:value-type="float">
            <text:p>6976</text:p>
          </table:table-cell>
          <table:table-cell table:formula="of:=[.B50]-[.B$2]" office:value-type="float" office:value="4.42540717124939" calcext:value-type="float">
            <text:p>4.4254071712</text:p>
          </table:table-cell>
          <table:table-cell table:formula="of:=[.D50]/([.E50]-[.E49])" office:value-type="float" office:value="75631.6487897681" calcext:value-type="float">
            <text:p>75631.6487897681</text:p>
          </table:table-cell>
          <table:table-cell table:formula="of:=[.E50]-[.E49]" office:value-type="float" office:value="0.0922365188598633" calcext:value-type="float">
            <text:p>0.09223651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909760.59957" calcext:value-type="float">
            <text:p>1455909760.59957</text:p>
          </table:table-cell>
          <table:table-cell office:value-type="float" office:value="1455909760.59984" calcext:value-type="float">
            <text:p>1455909760.59984</text:p>
          </table:table-cell>
          <table:table-cell office:value-type="float" office:value="7072" calcext:value-type="float">
            <text:p>7072</text:p>
          </table:table-cell>
          <table:table-cell table:formula="of:=[.B51]-[.B$2]" office:value-type="float" office:value="4.51638960838318" calcext:value-type="float">
            <text:p>4.5163896084</text:p>
          </table:table-cell>
          <table:table-cell table:formula="of:=[.D51]/([.E51]-[.E50])" office:value-type="float" office:value="77729.2873524664" calcext:value-type="float">
            <text:p>77729.2873524664</text:p>
          </table:table-cell>
          <table:table-cell table:formula="of:=[.E51]-[.E50]" office:value-type="float" office:value="0.0909824371337891" calcext:value-type="float">
            <text:p>0.09098243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909760.69103" calcext:value-type="float">
            <text:p>1455909760.69103</text:p>
          </table:table-cell>
          <table:table-cell office:value-type="float" office:value="1455909760.69126" calcext:value-type="float">
            <text:p>1455909760.69126</text:p>
          </table:table-cell>
          <table:table-cell office:value-type="float" office:value="7168" calcext:value-type="float">
            <text:p>7168</text:p>
          </table:table-cell>
          <table:table-cell table:formula="of:=[.B52]-[.B$2]" office:value-type="float" office:value="4.60784482955933" calcext:value-type="float">
            <text:p>4.6078448296</text:p>
          </table:table-cell>
          <table:table-cell table:formula="of:=[.D52]/([.E52]-[.E51])" office:value-type="float" office:value="78377.1545004966" calcext:value-type="float">
            <text:p>78377.1545004966</text:p>
          </table:table-cell>
          <table:table-cell table:formula="of:=[.E52]-[.E51]" office:value-type="float" office:value="0.0914552211761475" calcext:value-type="float">
            <text:p>0.09145522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909760.78338" calcext:value-type="float">
            <text:p>1455909760.78338</text:p>
          </table:table-cell>
          <table:table-cell office:value-type="float" office:value="1455909760.78369" calcext:value-type="float">
            <text:p>1455909760.78369</text:p>
          </table:table-cell>
          <table:table-cell office:value-type="float" office:value="7256" calcext:value-type="float">
            <text:p>7256</text:p>
          </table:table-cell>
          <table:table-cell table:formula="of:=[.B53]-[.B$2]" office:value-type="float" office:value="4.7002010345459" calcext:value-type="float">
            <text:p>4.7002010345</text:p>
          </table:table-cell>
          <table:table-cell table:formula="of:=[.D53]/([.E53]-[.E52])" office:value-type="float" office:value="78565.3763172161" calcext:value-type="float">
            <text:p>78565.3763172161</text:p>
          </table:table-cell>
          <table:table-cell table:formula="of:=[.E53]-[.E52]" office:value-type="float" office:value="0.0923562049865723" calcext:value-type="float">
            <text:p>0.0923562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909760.87476" calcext:value-type="float">
            <text:p>1455909760.87476</text:p>
          </table:table-cell>
          <table:table-cell office:value-type="float" office:value="1455909760.87493" calcext:value-type="float">
            <text:p>1455909760.87493</text:p>
          </table:table-cell>
          <table:table-cell office:value-type="float" office:value="7344" calcext:value-type="float">
            <text:p>7344</text:p>
          </table:table-cell>
          <table:table-cell table:formula="of:=[.B54]-[.B$2]" office:value-type="float" office:value="4.79157733917236" calcext:value-type="float">
            <text:p>4.7915773392</text:p>
          </table:table-cell>
          <table:table-cell table:formula="of:=[.D54]/([.E54]-[.E53])" office:value-type="float" office:value="80370.9455095757" calcext:value-type="float">
            <text:p>80370.9455095757</text:p>
          </table:table-cell>
          <table:table-cell table:formula="of:=[.E54]-[.E53]" office:value-type="float" office:value="0.0913763046264648" calcext:value-type="float">
            <text:p>0.09137630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909760.96725" calcext:value-type="float">
            <text:p>1455909760.96725</text:p>
          </table:table-cell>
          <table:table-cell office:value-type="float" office:value="1455909760.96742" calcext:value-type="float">
            <text:p>1455909760.96742</text:p>
          </table:table-cell>
          <table:table-cell office:value-type="float" office:value="7424" calcext:value-type="float">
            <text:p>7424</text:p>
          </table:table-cell>
          <table:table-cell table:formula="of:=[.B55]-[.B$2]" office:value-type="float" office:value="4.88406586647034" calcext:value-type="float">
            <text:p>4.8840658665</text:p>
          </table:table-cell>
          <table:table-cell table:formula="of:=[.D55]/([.E55]-[.E54])" office:value-type="float" office:value="80269.4152117033" calcext:value-type="float">
            <text:p>80269.4152117033</text:p>
          </table:table-cell>
          <table:table-cell table:formula="of:=[.E55]-[.E54]" office:value-type="float" office:value="0.0924885272979736" calcext:value-type="float">
            <text:p>0.092488527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909761.05848" calcext:value-type="float">
            <text:p>1455909761.05848</text:p>
          </table:table-cell>
          <table:table-cell office:value-type="float" office:value="1455909761.05865" calcext:value-type="float">
            <text:p>1455909761.05865</text:p>
          </table:table-cell>
          <table:table-cell office:value-type="float" office:value="7496" calcext:value-type="float">
            <text:p>7496</text:p>
          </table:table-cell>
          <table:table-cell table:formula="of:=[.B56]-[.B$2]" office:value-type="float" office:value="4.97530293464661" calcext:value-type="float">
            <text:p>4.9753029346</text:p>
          </table:table-cell>
          <table:table-cell table:formula="of:=[.D56]/([.E56]-[.E55])" office:value-type="float" office:value="82159.5887487065" calcext:value-type="float">
            <text:p>82159.5887487065</text:p>
          </table:table-cell>
          <table:table-cell table:formula="of:=[.E56]-[.E55]" office:value-type="float" office:value="0.0912370681762695" calcext:value-type="float">
            <text:p>0.091237068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909761.1513" calcext:value-type="float">
            <text:p>1455909761.1513</text:p>
          </table:table-cell>
          <table:table-cell office:value-type="float" office:value="1455909761.15154" calcext:value-type="float">
            <text:p>1455909761.15154</text:p>
          </table:table-cell>
          <table:table-cell office:value-type="float" office:value="7568" calcext:value-type="float">
            <text:p>7568</text:p>
          </table:table-cell>
          <table:table-cell table:formula="of:=[.B57]-[.B$2]" office:value-type="float" office:value="5.06812357902527" calcext:value-type="float">
            <text:p>5.068123579</text:p>
          </table:table-cell>
          <table:table-cell table:formula="of:=[.D57]/([.E57]-[.E56])" office:value-type="float" office:value="81533.5860967127" calcext:value-type="float">
            <text:p>81533.5860967127</text:p>
          </table:table-cell>
          <table:table-cell table:formula="of:=[.E57]-[.E56]" office:value-type="float" office:value="0.0928206443786621" calcext:value-type="float">
            <text:p>0.092820644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909761.24289" calcext:value-type="float">
            <text:p>1455909761.24289</text:p>
          </table:table-cell>
          <table:table-cell office:value-type="float" office:value="1455909761.24306" calcext:value-type="float">
            <text:p>1455909761.24306</text:p>
          </table:table-cell>
          <table:table-cell office:value-type="float" office:value="7632" calcext:value-type="float">
            <text:p>7632</text:p>
          </table:table-cell>
          <table:table-cell table:formula="of:=[.B58]-[.B$2]" office:value-type="float" office:value="5.15971326828003" calcext:value-type="float">
            <text:p>5.1597132683</text:p>
          </table:table-cell>
          <table:table-cell table:formula="of:=[.D58]/([.E58]-[.E57])" office:value-type="float" office:value="83328.1569366532" calcext:value-type="float">
            <text:p>83328.1569366532</text:p>
          </table:table-cell>
          <table:table-cell table:formula="of:=[.E58]-[.E57]" office:value-type="float" office:value="0.0915896892547607" calcext:value-type="float">
            <text:p>0.09158968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909761.33411" calcext:value-type="float">
            <text:p>1455909761.33411</text:p>
          </table:table-cell>
          <table:table-cell office:value-type="float" office:value="1455909761.33429" calcext:value-type="float">
            <text:p>1455909761.33429</text:p>
          </table:table-cell>
          <table:table-cell office:value-type="float" office:value="7688" calcext:value-type="float">
            <text:p>7688</text:p>
          </table:table-cell>
          <table:table-cell table:formula="of:=[.B59]-[.B$2]" office:value-type="float" office:value="5.25093388557434" calcext:value-type="float">
            <text:p>5.2509338856</text:p>
          </table:table-cell>
          <table:table-cell table:formula="of:=[.D59]/([.E59]-[.E58])" office:value-type="float" office:value="84279.1928846048" calcext:value-type="float">
            <text:p>84279.1928846048</text:p>
          </table:table-cell>
          <table:table-cell table:formula="of:=[.E59]-[.E58]" office:value-type="float" office:value="0.0912206172943115" calcext:value-type="float">
            <text:p>0.091220617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909761.42752" calcext:value-type="float">
            <text:p>1455909761.42752</text:p>
          </table:table-cell>
          <table:table-cell office:value-type="float" office:value="1455909761.4277" calcext:value-type="float">
            <text:p>1455909761.4277</text:p>
          </table:table-cell>
          <table:table-cell office:value-type="float" office:value="7736" calcext:value-type="float">
            <text:p>7736</text:p>
          </table:table-cell>
          <table:table-cell table:formula="of:=[.B60]-[.B$2]" office:value-type="float" office:value="5.34433722496033" calcext:value-type="float">
            <text:p>5.344337225</text:p>
          </table:table-cell>
          <table:table-cell table:formula="of:=[.D60]/([.E60]-[.E59])" office:value-type="float" office:value="82823.5912212006" calcext:value-type="float">
            <text:p>82823.5912212006</text:p>
          </table:table-cell>
          <table:table-cell table:formula="of:=[.E60]-[.E59]" office:value-type="float" office:value="0.0934033393859863" calcext:value-type="float">
            <text:p>0.093403339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909761.51966" calcext:value-type="float">
            <text:p>1455909761.51966</text:p>
          </table:table-cell>
          <table:table-cell office:value-type="float" office:value="1455909761.51985" calcext:value-type="float">
            <text:p>1455909761.51985</text:p>
          </table:table-cell>
          <table:table-cell office:value-type="float" office:value="7784" calcext:value-type="float">
            <text:p>7784</text:p>
          </table:table-cell>
          <table:table-cell table:formula="of:=[.B61]-[.B$2]" office:value-type="float" office:value="5.43648147583008" calcext:value-type="float">
            <text:p>5.4364814758</text:p>
          </table:table-cell>
          <table:table-cell table:formula="of:=[.D61]/([.E61]-[.E60])" office:value-type="float" office:value="84476.2416160173" calcext:value-type="float">
            <text:p>84476.2416160173</text:p>
          </table:table-cell>
          <table:table-cell table:formula="of:=[.E61]-[.E60]" office:value-type="float" office:value="0.092144250869751" calcext:value-type="float">
            <text:p>0.09214425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909761.61282" calcext:value-type="float">
            <text:p>1455909761.61282</text:p>
          </table:table-cell>
          <table:table-cell office:value-type="float" office:value="1455909761.613" calcext:value-type="float">
            <text:p>1455909761.613</text:p>
          </table:table-cell>
          <table:table-cell office:value-type="float" office:value="7816" calcext:value-type="float">
            <text:p>7816</text:p>
          </table:table-cell>
          <table:table-cell table:formula="of:=[.B62]-[.B$2]" office:value-type="float" office:value="5.52964162826538" calcext:value-type="float">
            <text:p>5.5296416283</text:p>
          </table:table-cell>
          <table:table-cell table:formula="of:=[.D62]/([.E62]-[.E61])" office:value-type="float" office:value="83898.5316756325" calcext:value-type="float">
            <text:p>83898.5316756325</text:p>
          </table:table-cell>
          <table:table-cell table:formula="of:=[.E62]-[.E61]" office:value-type="float" office:value="0.0931601524353027" calcext:value-type="float">
            <text:p>0.093160152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909761.7042" calcext:value-type="float">
            <text:p>1455909761.7042</text:p>
          </table:table-cell>
          <table:table-cell office:value-type="float" office:value="1455909761.70436" calcext:value-type="float">
            <text:p>1455909761.70436</text:p>
          </table:table-cell>
          <table:table-cell office:value-type="float" office:value="7848" calcext:value-type="float">
            <text:p>7848</text:p>
          </table:table-cell>
          <table:table-cell table:formula="of:=[.B63]-[.B$2]" office:value-type="float" office:value="5.62101483345032" calcext:value-type="float">
            <text:p>5.6210148335</text:p>
          </table:table-cell>
          <table:table-cell table:formula="of:=[.D63]/([.E63]-[.E62])" office:value-type="float" office:value="85889.5119648686" calcext:value-type="float">
            <text:p>85889.5119648686</text:p>
          </table:table-cell>
          <table:table-cell table:formula="of:=[.E63]-[.E62]" office:value-type="float" office:value="0.0913732051849365" calcext:value-type="float">
            <text:p>0.091373205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909761.7961" calcext:value-type="float">
            <text:p>1455909761.7961</text:p>
          </table:table-cell>
          <table:table-cell office:value-type="float" office:value="1455909761.79627" calcext:value-type="float">
            <text:p>1455909761.79627</text:p>
          </table:table-cell>
          <table:table-cell office:value-type="float" office:value="7872" calcext:value-type="float">
            <text:p>7872</text:p>
          </table:table-cell>
          <table:table-cell table:formula="of:=[.B64]-[.B$2]" office:value-type="float" office:value="5.7129213809967" calcext:value-type="float">
            <text:p>5.712921381</text:p>
          </table:table-cell>
          <table:table-cell table:formula="of:=[.D64]/([.E64]-[.E63])" office:value-type="float" office:value="85652.2218509718" calcext:value-type="float">
            <text:p>85652.2218509718</text:p>
          </table:table-cell>
          <table:table-cell table:formula="of:=[.E64]-[.E63]" office:value-type="float" office:value="0.0919065475463867" calcext:value-type="float">
            <text:p>0.09190654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909761.9045" calcext:value-type="float">
            <text:p>1455909761.9045</text:p>
          </table:table-cell>
          <table:table-cell office:value-type="float" office:value="1455909761.90475" calcext:value-type="float">
            <text:p>1455909761.90475</text:p>
          </table:table-cell>
          <table:table-cell office:value-type="float" office:value="7880" calcext:value-type="float">
            <text:p>7880</text:p>
          </table:table-cell>
          <table:table-cell table:formula="of:=[.B65]-[.B$2]" office:value-type="float" office:value="5.82132387161255" calcext:value-type="float">
            <text:p>5.8213238716</text:p>
          </table:table-cell>
          <table:table-cell table:formula="of:=[.D65]/([.E65]-[.E64])" office:value-type="float" office:value="72692.0567528751" calcext:value-type="float">
            <text:p>72692.0567528751</text:p>
          </table:table-cell>
          <table:table-cell table:formula="of:=[.E65]-[.E64]" office:value-type="float" office:value="0.108402490615845" calcext:value-type="float">
            <text:p>0.10840249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909762.02908" calcext:value-type="float">
            <text:p>1455909762.02908</text:p>
          </table:table-cell>
          <table:table-cell office:value-type="float" office:value="1455909762.02926" calcext:value-type="float">
            <text:p>1455909762.02926</text:p>
          </table:table-cell>
          <table:table-cell office:value-type="float" office:value="7888" calcext:value-type="float">
            <text:p>7888</text:p>
          </table:table-cell>
          <table:table-cell table:formula="of:=[.B66]-[.B$2]" office:value-type="float" office:value="5.94590187072754" calcext:value-type="float">
            <text:p>5.9459018707</text:p>
          </table:table-cell>
          <table:table-cell table:formula="of:=[.D66]/([.E66]-[.E65])" office:value-type="float" office:value="63317.7612101401" calcext:value-type="float">
            <text:p>63317.7612101401</text:p>
          </table:table-cell>
          <table:table-cell table:formula="of:=[.E66]-[.E65]" office:value-type="float" office:value="0.12457799911499" calcext:value-type="float">
            <text:p>0.12457799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909762.15317" calcext:value-type="float">
            <text:p>1455909762.15317</text:p>
          </table:table-cell>
          <table:table-cell office:value-type="float" office:value="1455909762.1534" calcext:value-type="float">
            <text:p>1455909762.1534</text:p>
          </table:table-cell>
          <table:table-cell office:value-type="float" office:value="7888" calcext:value-type="float">
            <text:p>7888</text:p>
          </table:table-cell>
          <table:table-cell table:formula="of:=[.B67]-[.B$2]" office:value-type="float" office:value="6.06998515129089" calcext:value-type="float">
            <text:p>6.0699851513</text:p>
          </table:table-cell>
          <table:table-cell table:formula="of:=[.D67]/([.E67]-[.E66])" office:value-type="float" office:value="63570.2083647969" calcext:value-type="float">
            <text:p>63570.2083647969</text:p>
          </table:table-cell>
          <table:table-cell table:formula="of:=[.E67]-[.E66]" office:value-type="float" office:value="0.124083280563355" calcext:value-type="float">
            <text:p>0.124083280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909762.27753" calcext:value-type="float">
            <text:p>1455909762.27753</text:p>
          </table:table-cell>
          <table:table-cell office:value-type="float" office:value="1455909762.2777" calcext:value-type="float">
            <text:p>1455909762.2777</text:p>
          </table:table-cell>
          <table:table-cell office:value-type="float" office:value="7872" calcext:value-type="float">
            <text:p>7872</text:p>
          </table:table-cell>
          <table:table-cell table:formula="of:=[.B68]-[.B$2]" office:value-type="float" office:value="6.19435405731201" calcext:value-type="float">
            <text:p>6.1943540573</text:p>
          </table:table-cell>
          <table:table-cell table:formula="of:=[.D68]/([.E68]-[.E67])" office:value-type="float" office:value="63295.5635925857" calcext:value-type="float">
            <text:p>63295.5635925857</text:p>
          </table:table-cell>
          <table:table-cell table:formula="of:=[.E68]-[.E67]" office:value-type="float" office:value="0.124368906021118" calcext:value-type="float">
            <text:p>0.1243689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909762.40192" calcext:value-type="float">
            <text:p>1455909762.40192</text:p>
          </table:table-cell>
          <table:table-cell office:value-type="float" office:value="1455909762.40217" calcext:value-type="float">
            <text:p>1455909762.40217</text:p>
          </table:table-cell>
          <table:table-cell office:value-type="float" office:value="7840" calcext:value-type="float">
            <text:p>7840</text:p>
          </table:table-cell>
          <table:table-cell table:formula="of:=[.B69]-[.B$2]" office:value-type="float" office:value="6.31874394416809" calcext:value-type="float">
            <text:p>6.3187439442</text:p>
          </table:table-cell>
          <table:table-cell table:formula="of:=[.D69]/([.E69]-[.E68])" office:value-type="float" office:value="63027.6318931859" calcext:value-type="float">
            <text:p>63027.6318931859</text:p>
          </table:table-cell>
          <table:table-cell table:formula="of:=[.E69]-[.E68]" office:value-type="float" office:value="0.124389886856079" calcext:value-type="float">
            <text:p>0.12438988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909762.52616" calcext:value-type="float">
            <text:p>1455909762.52616</text:p>
          </table:table-cell>
          <table:table-cell office:value-type="float" office:value="1455909762.52634" calcext:value-type="float">
            <text:p>1455909762.52634</text:p>
          </table:table-cell>
          <table:table-cell office:value-type="float" office:value="7800" calcext:value-type="float">
            <text:p>7800</text:p>
          </table:table-cell>
          <table:table-cell table:formula="of:=[.B70]-[.B$2]" office:value-type="float" office:value="6.44298410415649" calcext:value-type="float">
            <text:p>6.4429841042</text:p>
          </table:table-cell>
          <table:table-cell table:formula="of:=[.D70]/([.E70]-[.E69])" office:value-type="float" office:value="62781.6319676992" calcext:value-type="float">
            <text:p>62781.6319676992</text:p>
          </table:table-cell>
          <table:table-cell table:formula="of:=[.E70]-[.E69]" office:value-type="float" office:value="0.124240159988403" calcext:value-type="float">
            <text:p>0.124240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09762.64319" calcext:value-type="float">
            <text:p>1455909762.64319</text:p>
          </table:table-cell>
          <table:table-cell office:value-type="float" office:value="1455909762.64338" calcext:value-type="float">
            <text:p>1455909762.64338</text:p>
          </table:table-cell>
          <table:table-cell office:value-type="float" office:value="7744" calcext:value-type="float">
            <text:p>7744</text:p>
          </table:table-cell>
          <table:table-cell table:formula="of:=[.B71]-[.B$2]" office:value-type="float" office:value="6.56000518798828" calcext:value-type="float">
            <text:p>6.560005188</text:p>
          </table:table-cell>
          <table:table-cell table:formula="of:=[.D71]/([.E71]-[.E70])" office:value-type="float" office:value="66176.1090089686" calcext:value-type="float">
            <text:p>66176.1090089686</text:p>
          </table:table-cell>
          <table:table-cell table:formula="of:=[.E71]-[.E70]" office:value-type="float" office:value="0.117021083831787" calcext:value-type="float">
            <text:p>0.117021083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909762.76022" calcext:value-type="float">
            <text:p>1455909762.76022</text:p>
          </table:table-cell>
          <table:table-cell office:value-type="float" office:value="1455909762.76039" calcext:value-type="float">
            <text:p>1455909762.76039</text:p>
          </table:table-cell>
          <table:table-cell office:value-type="float" office:value="7672" calcext:value-type="float">
            <text:p>7672</text:p>
          </table:table-cell>
          <table:table-cell table:formula="of:=[.B72]-[.B$2]" office:value-type="float" office:value="6.67703533172607" calcext:value-type="float">
            <text:p>6.6770353317</text:p>
          </table:table-cell>
          <table:table-cell table:formula="of:=[.D72]/([.E72]-[.E71])" office:value-type="float" office:value="65555.759866357" calcext:value-type="float">
            <text:p>65555.759866357</text:p>
          </table:table-cell>
          <table:table-cell table:formula="of:=[.E72]-[.E71]" office:value-type="float" office:value="0.117030143737793" calcext:value-type="float">
            <text:p>0.117030143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909762.87778" calcext:value-type="float">
            <text:p>1455909762.87778</text:p>
          </table:table-cell>
          <table:table-cell office:value-type="float" office:value="1455909762.87801" calcext:value-type="float">
            <text:p>1455909762.87801</text:p>
          </table:table-cell>
          <table:table-cell office:value-type="float" office:value="7600" calcext:value-type="float">
            <text:p>7600</text:p>
          </table:table-cell>
          <table:table-cell table:formula="of:=[.B73]-[.B$2]" office:value-type="float" office:value="6.79460000991821" calcext:value-type="float">
            <text:p>6.7946000099</text:p>
          </table:table-cell>
          <table:table-cell table:formula="of:=[.D73]/([.E73]-[.E72])" office:value-type="float" office:value="64645.2669021825" calcext:value-type="float">
            <text:p>64645.2669021825</text:p>
          </table:table-cell>
          <table:table-cell table:formula="of:=[.E73]-[.E72]" office:value-type="float" office:value="0.117564678192139" calcext:value-type="float">
            <text:p>0.11756467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909762.99431" calcext:value-type="float">
            <text:p>1455909762.99431</text:p>
          </table:table-cell>
          <table:table-cell office:value-type="float" office:value="1455909762.99448" calcext:value-type="float">
            <text:p>1455909762.99448</text:p>
          </table:table-cell>
          <table:table-cell office:value-type="float" office:value="7512" calcext:value-type="float">
            <text:p>7512</text:p>
          </table:table-cell>
          <table:table-cell table:formula="of:=[.B74]-[.B$2]" office:value-type="float" office:value="6.91112613677979" calcext:value-type="float">
            <text:p>6.9111261368</text:p>
          </table:table-cell>
          <table:table-cell table:formula="of:=[.D74]/([.E74]-[.E73])" office:value-type="float" office:value="64466.2291824383" calcext:value-type="float">
            <text:p>64466.2291824383</text:p>
          </table:table-cell>
          <table:table-cell table:formula="of:=[.E74]-[.E73]" office:value-type="float" office:value="0.116526126861572" calcext:value-type="float">
            <text:p>0.116526126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909763.11136" calcext:value-type="float">
            <text:p>1455909763.11136</text:p>
          </table:table-cell>
          <table:table-cell office:value-type="float" office:value="1455909763.11153" calcext:value-type="float">
            <text:p>1455909763.11153</text:p>
          </table:table-cell>
          <table:table-cell office:value-type="float" office:value="7424" calcext:value-type="float">
            <text:p>7424</text:p>
          </table:table-cell>
          <table:table-cell table:formula="of:=[.B75]-[.B$2]" office:value-type="float" office:value="7.0281834602356" calcext:value-type="float">
            <text:p>7.0281834602</text:p>
          </table:table-cell>
          <table:table-cell table:formula="of:=[.D75]/([.E75]-[.E74])" office:value-type="float" office:value="63421.9182604374" calcext:value-type="float">
            <text:p>63421.9182604374</text:p>
          </table:table-cell>
          <table:table-cell table:formula="of:=[.E75]-[.E74]" office:value-type="float" office:value="0.117057323455811" calcext:value-type="float">
            <text:p>0.117057323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909763.22837" calcext:value-type="float">
            <text:p>1455909763.22837</text:p>
          </table:table-cell>
          <table:table-cell office:value-type="float" office:value="1455909763.22854" calcext:value-type="float">
            <text:p>1455909763.22854</text:p>
          </table:table-cell>
          <table:table-cell office:value-type="float" office:value="7320" calcext:value-type="float">
            <text:p>7320</text:p>
          </table:table-cell>
          <table:table-cell table:formula="of:=[.B76]-[.B$2]" office:value-type="float" office:value="7.14518570899963" calcext:value-type="float">
            <text:p>7.145185709</text:p>
          </table:table-cell>
          <table:table-cell table:formula="of:=[.D76]/([.E76]-[.E75])" office:value-type="float" office:value="62562.900092309" calcext:value-type="float">
            <text:p>62562.900092309</text:p>
          </table:table-cell>
          <table:table-cell table:formula="of:=[.E76]-[.E75]" office:value-type="float" office:value="0.117002248764038" calcext:value-type="float">
            <text:p>0.11700224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909763.33814" calcext:value-type="float">
            <text:p>1455909763.33814</text:p>
          </table:table-cell>
          <table:table-cell office:value-type="float" office:value="1455909763.33831" calcext:value-type="float">
            <text:p>1455909763.33831</text:p>
          </table:table-cell>
          <table:table-cell office:value-type="float" office:value="7208" calcext:value-type="float">
            <text:p>7208</text:p>
          </table:table-cell>
          <table:table-cell table:formula="of:=[.B77]-[.B$2]" office:value-type="float" office:value="7.25495600700378" calcext:value-type="float">
            <text:p>7.254956007</text:p>
          </table:table-cell>
          <table:table-cell table:formula="of:=[.D77]/([.E77]-[.E76])" office:value-type="float" office:value="65664.3931104885" calcext:value-type="float">
            <text:p>65664.3931104885</text:p>
          </table:table-cell>
          <table:table-cell table:formula="of:=[.E77]-[.E76]" office:value-type="float" office:value="0.10977029800415" calcext:value-type="float">
            <text:p>0.1097702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909763.44778" calcext:value-type="float">
            <text:p>1455909763.44778</text:p>
          </table:table-cell>
          <table:table-cell office:value-type="float" office:value="1455909763.44795" calcext:value-type="float">
            <text:p>1455909763.44795</text:p>
          </table:table-cell>
          <table:table-cell office:value-type="float" office:value="7096" calcext:value-type="float">
            <text:p>7096</text:p>
          </table:table-cell>
          <table:table-cell table:formula="of:=[.B78]-[.B$2]" office:value-type="float" office:value="7.36459851264954" calcext:value-type="float">
            <text:p>7.3645985126</text:p>
          </table:table-cell>
          <table:table-cell table:formula="of:=[.D78]/([.E78]-[.E77])" office:value-type="float" office:value="64719.4257209584" calcext:value-type="float">
            <text:p>64719.4257209584</text:p>
          </table:table-cell>
          <table:table-cell table:formula="of:=[.E78]-[.E77]" office:value-type="float" office:value="0.109642505645752" calcext:value-type="float">
            <text:p>0.10964250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909763.55748" calcext:value-type="float">
            <text:p>1455909763.55748</text:p>
          </table:table-cell>
          <table:table-cell office:value-type="float" office:value="1455909763.55774" calcext:value-type="float">
            <text:p>1455909763.55774</text:p>
          </table:table-cell>
          <table:table-cell office:value-type="float" office:value="6976" calcext:value-type="float">
            <text:p>6976</text:p>
          </table:table-cell>
          <table:table-cell table:formula="of:=[.B79]-[.B$2]" office:value-type="float" office:value="7.47430038452148" calcext:value-type="float">
            <text:p>7.4743003845</text:p>
          </table:table-cell>
          <table:table-cell table:formula="of:=[.D79]/([.E79]-[.E78])" office:value-type="float" office:value="63590.5284108814" calcext:value-type="float">
            <text:p>63590.5284108814</text:p>
          </table:table-cell>
          <table:table-cell table:formula="of:=[.E79]-[.E78]" office:value-type="float" office:value="0.109701871871948" calcext:value-type="float">
            <text:p>0.10970187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909763.66741" calcext:value-type="float">
            <text:p>1455909763.66741</text:p>
          </table:table-cell>
          <table:table-cell office:value-type="float" office:value="1455909763.66759" calcext:value-type="float">
            <text:p>1455909763.66759</text:p>
          </table:table-cell>
          <table:table-cell office:value-type="float" office:value="6856" calcext:value-type="float">
            <text:p>6856</text:p>
          </table:table-cell>
          <table:table-cell table:formula="of:=[.B80]-[.B$2]" office:value-type="float" office:value="7.58423376083374" calcext:value-type="float">
            <text:p>7.5842337608</text:p>
          </table:table-cell>
          <table:table-cell table:formula="of:=[.D80]/([.E80]-[.E79])" office:value-type="float" office:value="62365.0453573458" calcext:value-type="float">
            <text:p>62365.0453573458</text:p>
          </table:table-cell>
          <table:table-cell table:formula="of:=[.E80]-[.E79]" office:value-type="float" office:value="0.109933376312256" calcext:value-type="float">
            <text:p>0.109933376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909763.76967" calcext:value-type="float">
            <text:p>1455909763.76967</text:p>
          </table:table-cell>
          <table:table-cell office:value-type="float" office:value="1455909763.76986" calcext:value-type="float">
            <text:p>1455909763.76986</text:p>
          </table:table-cell>
          <table:table-cell office:value-type="float" office:value="6728" calcext:value-type="float">
            <text:p>6728</text:p>
          </table:table-cell>
          <table:table-cell table:formula="of:=[.B81]-[.B$2]" office:value-type="float" office:value="7.68648743629456" calcext:value-type="float">
            <text:p>7.6864874363</text:p>
          </table:table-cell>
          <table:table-cell table:formula="of:=[.D81]/([.E81]-[.E80])" office:value-type="float" office:value="65797.1458696195" calcext:value-type="float">
            <text:p>65797.1458696195</text:p>
          </table:table-cell>
          <table:table-cell table:formula="of:=[.E81]-[.E80]" office:value-type="float" office:value="0.102253675460815" calcext:value-type="float">
            <text:p>0.10225367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909763.872" calcext:value-type="float">
            <text:p>1455909763.872</text:p>
          </table:table-cell>
          <table:table-cell office:value-type="float" office:value="1455909763.87223" calcext:value-type="float">
            <text:p>1455909763.87223</text:p>
          </table:table-cell>
          <table:table-cell office:value-type="float" office:value="6608" calcext:value-type="float">
            <text:p>6608</text:p>
          </table:table-cell>
          <table:table-cell table:formula="of:=[.B82]-[.B$2]" office:value-type="float" office:value="7.78882026672363" calcext:value-type="float">
            <text:p>7.7888202667</text:p>
          </table:table-cell>
          <table:table-cell table:formula="of:=[.D82]/([.E82]-[.E81])" office:value-type="float" office:value="64573.6072411262" calcext:value-type="float">
            <text:p>64573.6072411262</text:p>
          </table:table-cell>
          <table:table-cell table:formula="of:=[.E82]-[.E81]" office:value-type="float" office:value="0.102332830429077" calcext:value-type="float">
            <text:p>0.10233283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909763.97446" calcext:value-type="float">
            <text:p>1455909763.97446</text:p>
          </table:table-cell>
          <table:table-cell office:value-type="float" office:value="1455909763.97464" calcext:value-type="float">
            <text:p>1455909763.97464</text:p>
          </table:table-cell>
          <table:table-cell office:value-type="float" office:value="6480" calcext:value-type="float">
            <text:p>6480</text:p>
          </table:table-cell>
          <table:table-cell table:formula="of:=[.B83]-[.B$2]" office:value-type="float" office:value="7.89128255844116" calcext:value-type="float">
            <text:p>7.8912825584</text:p>
          </table:table-cell>
          <table:table-cell table:formula="of:=[.D83]/([.E83]-[.E82])" office:value-type="float" office:value="63242.7783077918" calcext:value-type="float">
            <text:p>63242.7783077918</text:p>
          </table:table-cell>
          <table:table-cell table:formula="of:=[.E83]-[.E82]" office:value-type="float" office:value="0.102462291717529" calcext:value-type="float">
            <text:p>0.10246229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909764.07678" calcext:value-type="float">
            <text:p>1455909764.07678</text:p>
          </table:table-cell>
          <table:table-cell office:value-type="float" office:value="1455909764.07696" calcext:value-type="float">
            <text:p>1455909764.07696</text:p>
          </table:table-cell>
          <table:table-cell office:value-type="float" office:value="6352" calcext:value-type="float">
            <text:p>6352</text:p>
          </table:table-cell>
          <table:table-cell table:formula="of:=[.B84]-[.B$2]" office:value-type="float" office:value="7.99360084533691" calcext:value-type="float">
            <text:p>7.9936008453</text:p>
          </table:table-cell>
          <table:table-cell table:formula="of:=[.D84]/([.E84]-[.E83])" office:value-type="float" office:value="62080.7891992152" calcext:value-type="float">
            <text:p>62080.7891992152</text:p>
          </table:table-cell>
          <table:table-cell table:formula="of:=[.E84]-[.E83]" office:value-type="float" office:value="0.102318286895752" calcext:value-type="float">
            <text:p>0.102318286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909764.17191" calcext:value-type="float">
            <text:p>1455909764.17191</text:p>
          </table:table-cell>
          <table:table-cell office:value-type="float" office:value="1455909764.17208" calcext:value-type="float">
            <text:p>1455909764.17208</text:p>
          </table:table-cell>
          <table:table-cell office:value-type="float" office:value="6224" calcext:value-type="float">
            <text:p>6224</text:p>
          </table:table-cell>
          <table:table-cell table:formula="of:=[.B85]-[.B$2]" office:value-type="float" office:value="8.08872961997986" calcext:value-type="float">
            <text:p>8.08872962</text:p>
          </table:table-cell>
          <table:table-cell table:formula="of:=[.D85]/([.E85]-[.E84])" office:value-type="float" office:value="65427.1015616581" calcext:value-type="float">
            <text:p>65427.1015616581</text:p>
          </table:table-cell>
          <table:table-cell table:formula="of:=[.E85]-[.E84]" office:value-type="float" office:value="0.0951287746429443" calcext:value-type="float">
            <text:p>0.09512877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909764.26705" calcext:value-type="float">
            <text:p>1455909764.26705</text:p>
          </table:table-cell>
          <table:table-cell office:value-type="float" office:value="1455909764.26723" calcext:value-type="float">
            <text:p>1455909764.26723</text:p>
          </table:table-cell>
          <table:table-cell office:value-type="float" office:value="6104" calcext:value-type="float">
            <text:p>6104</text:p>
          </table:table-cell>
          <table:table-cell table:formula="of:=[.B86]-[.B$2]" office:value-type="float" office:value="8.18387222290039" calcext:value-type="float">
            <text:p>8.1838722229</text:p>
          </table:table-cell>
          <table:table-cell table:formula="of:=[.D86]/([.E86]-[.E85])" office:value-type="float" office:value="64156.3275822752" calcext:value-type="float">
            <text:p>64156.3275822752</text:p>
          </table:table-cell>
          <table:table-cell table:formula="of:=[.E86]-[.E85]" office:value-type="float" office:value="0.0951426029205322" calcext:value-type="float">
            <text:p>0.095142602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909764.3622" calcext:value-type="float">
            <text:p>1455909764.3622</text:p>
          </table:table-cell>
          <table:table-cell office:value-type="float" office:value="1455909764.36242" calcext:value-type="float">
            <text:p>1455909764.36242</text:p>
          </table:table-cell>
          <table:table-cell office:value-type="float" office:value="5992" calcext:value-type="float">
            <text:p>5992</text:p>
          </table:table-cell>
          <table:table-cell table:formula="of:=[.B87]-[.B$2]" office:value-type="float" office:value="8.27901530265808" calcext:value-type="float">
            <text:p>8.2790153027</text:p>
          </table:table-cell>
          <table:table-cell table:formula="of:=[.D87]/([.E87]-[.E86])" office:value-type="float" office:value="62978.8316213893" calcext:value-type="float">
            <text:p>62978.8316213893</text:p>
          </table:table-cell>
          <table:table-cell table:formula="of:=[.E87]-[.E86]" office:value-type="float" office:value="0.0951430797576904" calcext:value-type="float">
            <text:p>0.095143079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909764.45717" calcext:value-type="float">
            <text:p>1455909764.45717</text:p>
          </table:table-cell>
          <table:table-cell office:value-type="float" office:value="1455909764.45734" calcext:value-type="float">
            <text:p>1455909764.45734</text:p>
          </table:table-cell>
          <table:table-cell office:value-type="float" office:value="5864" calcext:value-type="float">
            <text:p>5864</text:p>
          </table:table-cell>
          <table:table-cell table:formula="of:=[.B88]-[.B$2]" office:value-type="float" office:value="8.37398982048035" calcext:value-type="float">
            <text:p>8.3739898205</text:p>
          </table:table-cell>
          <table:table-cell table:formula="of:=[.D88]/([.E88]-[.E87])" office:value-type="float" office:value="61742.8772944531" calcext:value-type="float">
            <text:p>61742.8772944531</text:p>
          </table:table-cell>
          <table:table-cell table:formula="of:=[.E88]-[.E87]" office:value-type="float" office:value="0.0949745178222656" calcext:value-type="float">
            <text:p>0.09497451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909764.55232" calcext:value-type="float">
            <text:p>1455909764.55232</text:p>
          </table:table-cell>
          <table:table-cell office:value-type="float" office:value="1455909764.55249" calcext:value-type="float">
            <text:p>1455909764.55249</text:p>
          </table:table-cell>
          <table:table-cell office:value-type="float" office:value="5752" calcext:value-type="float">
            <text:p>5752</text:p>
          </table:table-cell>
          <table:table-cell table:formula="of:=[.B89]-[.B$2]" office:value-type="float" office:value="8.46913743019104" calcext:value-type="float">
            <text:p>8.4691374302</text:p>
          </table:table-cell>
          <table:table-cell table:formula="of:=[.D89]/([.E89]-[.E88])" office:value-type="float" office:value="60453.4366915741" calcext:value-type="float">
            <text:p>60453.4366915741</text:p>
          </table:table-cell>
          <table:table-cell table:formula="of:=[.E89]-[.E88]" office:value-type="float" office:value="0.0951476097106934" calcext:value-type="float">
            <text:p>0.09514760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909764.64485" calcext:value-type="float">
            <text:p>1455909764.64485</text:p>
          </table:table-cell>
          <table:table-cell office:value-type="float" office:value="1455909764.64503" calcext:value-type="float">
            <text:p>1455909764.64503</text:p>
          </table:table-cell>
          <table:table-cell office:value-type="float" office:value="5632" calcext:value-type="float">
            <text:p>5632</text:p>
          </table:table-cell>
          <table:table-cell table:formula="of:=[.B90]-[.B$2]" office:value-type="float" office:value="8.56167364120483" calcext:value-type="float">
            <text:p>8.5616736412</text:p>
          </table:table-cell>
          <table:table-cell table:formula="of:=[.D90]/([.E90]-[.E89])" office:value-type="float" office:value="60862.6605552335" calcext:value-type="float">
            <text:p>60862.6605552335</text:p>
          </table:table-cell>
          <table:table-cell table:formula="of:=[.E90]-[.E89]" office:value-type="float" office:value="0.0925362110137939" calcext:value-type="float">
            <text:p>0.0925362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909764.73587" calcext:value-type="float">
            <text:p>1455909764.73587</text:p>
          </table:table-cell>
          <table:table-cell office:value-type="float" office:value="1455909764.73606" calcext:value-type="float">
            <text:p>1455909764.73606</text:p>
          </table:table-cell>
          <table:table-cell office:value-type="float" office:value="5520" calcext:value-type="float">
            <text:p>5520</text:p>
          </table:table-cell>
          <table:table-cell table:formula="of:=[.B91]-[.B$2]" office:value-type="float" office:value="8.65268635749817" calcext:value-type="float">
            <text:p>8.6526863575</text:p>
          </table:table-cell>
          <table:table-cell table:formula="of:=[.D91]/([.E91]-[.E90])" office:value-type="float" office:value="60650.8653385202" calcext:value-type="float">
            <text:p>60650.8653385202</text:p>
          </table:table-cell>
          <table:table-cell table:formula="of:=[.E91]-[.E90]" office:value-type="float" office:value="0.091012716293335" calcext:value-type="float">
            <text:p>0.09101271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909764.82849" calcext:value-type="float">
            <text:p>1455909764.82849</text:p>
          </table:table-cell>
          <table:table-cell office:value-type="float" office:value="1455909764.82867" calcext:value-type="float">
            <text:p>1455909764.82867</text:p>
          </table:table-cell>
          <table:table-cell office:value-type="float" office:value="5416" calcext:value-type="float">
            <text:p>5416</text:p>
          </table:table-cell>
          <table:table-cell table:formula="of:=[.B92]-[.B$2]" office:value-type="float" office:value="8.74531221389771" calcext:value-type="float">
            <text:p>8.7453122139</text:p>
          </table:table-cell>
          <table:table-cell table:formula="of:=[.D92]/([.E92]-[.E91])" office:value-type="float" office:value="58471.7940597322" calcext:value-type="float">
            <text:p>58471.7940597322</text:p>
          </table:table-cell>
          <table:table-cell table:formula="of:=[.E92]-[.E91]" office:value-type="float" office:value="0.0926258563995361" calcext:value-type="float">
            <text:p>0.092625856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909764.91953" calcext:value-type="float">
            <text:p>1455909764.91953</text:p>
          </table:table-cell>
          <table:table-cell office:value-type="float" office:value="1455909764.91971" calcext:value-type="float">
            <text:p>1455909764.91971</text:p>
          </table:table-cell>
          <table:table-cell office:value-type="float" office:value="5312" calcext:value-type="float">
            <text:p>5312</text:p>
          </table:table-cell>
          <table:table-cell table:formula="of:=[.B93]-[.B$2]" office:value-type="float" office:value="8.83635401725769" calcext:value-type="float">
            <text:p>8.8363540173</text:p>
          </table:table-cell>
          <table:table-cell table:formula="of:=[.D93]/([.E93]-[.E92])" office:value-type="float" office:value="58346.8231510749" calcext:value-type="float">
            <text:p>58346.8231510749</text:p>
          </table:table-cell>
          <table:table-cell table:formula="of:=[.E93]-[.E92]" office:value-type="float" office:value="0.0910418033599854" calcext:value-type="float">
            <text:p>0.091041803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909765.00987" calcext:value-type="float">
            <text:p>1455909765.00987</text:p>
          </table:table-cell>
          <table:table-cell office:value-type="float" office:value="1455909765.01004" calcext:value-type="float">
            <text:p>1455909765.01004</text:p>
          </table:table-cell>
          <table:table-cell office:value-type="float" office:value="5208" calcext:value-type="float">
            <text:p>5208</text:p>
          </table:table-cell>
          <table:table-cell table:formula="of:=[.B94]-[.B$2]" office:value-type="float" office:value="8.92668986320496" calcext:value-type="float">
            <text:p>8.9266898632</text:p>
          </table:table-cell>
          <table:table-cell table:formula="of:=[.D94]/([.E94]-[.E93])" office:value-type="float" office:value="57651.5329589122" calcext:value-type="float">
            <text:p>57651.5329589122</text:p>
          </table:table-cell>
          <table:table-cell table:formula="of:=[.E94]-[.E93]" office:value-type="float" office:value="0.0903358459472656" calcext:value-type="float">
            <text:p>0.090335845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909765.10161" calcext:value-type="float">
            <text:p>1455909765.10161</text:p>
          </table:table-cell>
          <table:table-cell office:value-type="float" office:value="1455909765.10178" calcext:value-type="float">
            <text:p>1455909765.10178</text:p>
          </table:table-cell>
          <table:table-cell office:value-type="float" office:value="5112" calcext:value-type="float">
            <text:p>5112</text:p>
          </table:table-cell>
          <table:table-cell table:formula="of:=[.B95]-[.B$2]" office:value-type="float" office:value="9.01842737197876" calcext:value-type="float">
            <text:p>9.018427372</text:p>
          </table:table-cell>
          <table:table-cell table:formula="of:=[.D95]/([.E95]-[.E94])" office:value-type="float" office:value="55724.2077785719" calcext:value-type="float">
            <text:p>55724.2077785719</text:p>
          </table:table-cell>
          <table:table-cell table:formula="of:=[.E95]-[.E94]" office:value-type="float" office:value="0.0917375087738037" calcext:value-type="float">
            <text:p>0.091737508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909765.19269" calcext:value-type="float">
            <text:p>1455909765.19269</text:p>
          </table:table-cell>
          <table:table-cell office:value-type="float" office:value="1455909765.19286" calcext:value-type="float">
            <text:p>1455909765.19286</text:p>
          </table:table-cell>
          <table:table-cell office:value-type="float" office:value="5016" calcext:value-type="float">
            <text:p>5016</text:p>
          </table:table-cell>
          <table:table-cell table:formula="of:=[.B96]-[.B$2]" office:value-type="float" office:value="9.10951280593872" calcext:value-type="float">
            <text:p>9.1095128059</text:p>
          </table:table-cell>
          <table:table-cell table:formula="of:=[.D96]/([.E96]-[.E95])" office:value-type="float" office:value="55069.1782640561" calcext:value-type="float">
            <text:p>55069.1782640561</text:p>
          </table:table-cell>
          <table:table-cell table:formula="of:=[.E96]-[.E95]" office:value-type="float" office:value="0.0910854339599609" calcext:value-type="float">
            <text:p>0.0910854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909765.28481" calcext:value-type="float">
            <text:p>1455909765.28481</text:p>
          </table:table-cell>
          <table:table-cell office:value-type="float" office:value="1455909765.28499" calcext:value-type="float">
            <text:p>1455909765.28499</text:p>
          </table:table-cell>
          <table:table-cell office:value-type="float" office:value="4928" calcext:value-type="float">
            <text:p>4928</text:p>
          </table:table-cell>
          <table:table-cell table:formula="of:=[.B97]-[.B$2]" office:value-type="float" office:value="9.20162868499756" calcext:value-type="float">
            <text:p>9.201628685</text:p>
          </table:table-cell>
          <table:table-cell table:formula="of:=[.D97]/([.E97]-[.E96])" office:value-type="float" office:value="53497.8339277672" calcext:value-type="float">
            <text:p>53497.8339277672</text:p>
          </table:table-cell>
          <table:table-cell table:formula="of:=[.E97]-[.E96]" office:value-type="float" office:value="0.0921158790588379" calcext:value-type="float">
            <text:p>0.09211587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909765.37544" calcext:value-type="float">
            <text:p>1455909765.37544</text:p>
          </table:table-cell>
          <table:table-cell office:value-type="float" office:value="1455909765.3756" calcext:value-type="float">
            <text:p>1455909765.3756</text:p>
          </table:table-cell>
          <table:table-cell office:value-type="float" office:value="4840" calcext:value-type="float">
            <text:p>4840</text:p>
          </table:table-cell>
          <table:table-cell table:formula="of:=[.B98]-[.B$2]" office:value-type="float" office:value="9.29225540161133" calcext:value-type="float">
            <text:p>9.2922554016</text:p>
          </table:table-cell>
          <table:table-cell table:formula="of:=[.D98]/([.E98]-[.E97])" office:value-type="float" office:value="53405.8849403866" calcext:value-type="float">
            <text:p>53405.8849403866</text:p>
          </table:table-cell>
          <table:table-cell table:formula="of:=[.E98]-[.E97]" office:value-type="float" office:value="0.0906267166137695" calcext:value-type="float">
            <text:p>0.09062671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909765.46719" calcext:value-type="float">
            <text:p>1455909765.46719</text:p>
          </table:table-cell>
          <table:table-cell office:value-type="float" office:value="1455909765.46737" calcext:value-type="float">
            <text:p>1455909765.46737</text:p>
          </table:table-cell>
          <table:table-cell office:value-type="float" office:value="4760" calcext:value-type="float">
            <text:p>4760</text:p>
          </table:table-cell>
          <table:table-cell table:formula="of:=[.B99]-[.B$2]" office:value-type="float" office:value="9.38401389122009" calcext:value-type="float">
            <text:p>9.3840138912</text:p>
          </table:table-cell>
          <table:table-cell table:formula="of:=[.D99]/([.E99]-[.E98])" office:value-type="float" office:value="51875.3089800786" calcext:value-type="float">
            <text:p>51875.3089800786</text:p>
          </table:table-cell>
          <table:table-cell table:formula="of:=[.E99]-[.E98]" office:value-type="float" office:value="0.0917584896087647" calcext:value-type="float">
            <text:p>0.09175848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09765.558" calcext:value-type="float">
            <text:p>1455909765.558</text:p>
          </table:table-cell>
          <table:table-cell office:value-type="float" office:value="1455909765.55816" calcext:value-type="float">
            <text:p>1455909765.55816</text:p>
          </table:table-cell>
          <table:table-cell office:value-type="float" office:value="4688" calcext:value-type="float">
            <text:p>4688</text:p>
          </table:table-cell>
          <table:table-cell table:formula="of:=[.B100]-[.B$2]" office:value-type="float" office:value="9.47481513023376" calcext:value-type="float">
            <text:p>9.4748151302</text:p>
          </table:table-cell>
          <table:table-cell table:formula="of:=[.D100]/([.E100]-[.E99])" office:value-type="float" office:value="51629.2514388943" calcext:value-type="float">
            <text:p>51629.2514388943</text:p>
          </table:table-cell>
          <table:table-cell table:formula="of:=[.E100]-[.E99]" office:value-type="float" office:value="0.0908012390136719" calcext:value-type="float">
            <text:p>0.09080123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909765.6489" calcext:value-type="float">
            <text:p>1455909765.6489</text:p>
          </table:table-cell>
          <table:table-cell office:value-type="float" office:value="1455909765.64909" calcext:value-type="float">
            <text:p>1455909765.64909</text:p>
          </table:table-cell>
          <table:table-cell office:value-type="float" office:value="4616" calcext:value-type="float">
            <text:p>4616</text:p>
          </table:table-cell>
          <table:table-cell table:formula="of:=[.B101]-[.B$2]" office:value-type="float" office:value="9.56571865081787" calcext:value-type="float">
            <text:p>9.5657186508</text:p>
          </table:table-cell>
          <table:table-cell table:formula="of:=[.D101]/([.E101]-[.E100])" office:value-type="float" office:value="50779.1114176832" calcext:value-type="float">
            <text:p>50779.1114176832</text:p>
          </table:table-cell>
          <table:table-cell table:formula="of:=[.E101]-[.E100]" office:value-type="float" office:value="0.0909035205841064" calcext:value-type="float">
            <text:p>0.0909035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909765.74081" calcext:value-type="float">
            <text:p>1455909765.74081</text:p>
          </table:table-cell>
          <table:table-cell office:value-type="float" office:value="1455909765.74098" calcext:value-type="float">
            <text:p>1455909765.74098</text:p>
          </table:table-cell>
          <table:table-cell office:value-type="float" office:value="4552" calcext:value-type="float">
            <text:p>4552</text:p>
          </table:table-cell>
          <table:table-cell table:formula="of:=[.B102]-[.B$2]" office:value-type="float" office:value="9.65762567520142" calcext:value-type="float">
            <text:p>9.6576256752</text:p>
          </table:table-cell>
          <table:table-cell table:formula="of:=[.D102]/([.E102]-[.E101])" office:value-type="float" office:value="49528.3144083054" calcext:value-type="float">
            <text:p>49528.3144083054</text:p>
          </table:table-cell>
          <table:table-cell table:formula="of:=[.E102]-[.E101]" office:value-type="float" office:value="0.0919070243835449" calcext:value-type="float">
            <text:p>0.091907024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909765.83149" calcext:value-type="float">
            <text:p>1455909765.83149</text:p>
          </table:table-cell>
          <table:table-cell office:value-type="float" office:value="1455909765.83166" calcext:value-type="float">
            <text:p>1455909765.83166</text:p>
          </table:table-cell>
          <table:table-cell office:value-type="float" office:value="4496" calcext:value-type="float">
            <text:p>4496</text:p>
          </table:table-cell>
          <table:table-cell table:formula="of:=[.B103]-[.B$2]" office:value-type="float" office:value="9.74830770492554" calcext:value-type="float">
            <text:p>9.7483077049</text:p>
          </table:table-cell>
          <table:table-cell table:formula="of:=[.D103]/([.E103]-[.E102])" office:value-type="float" office:value="49579.8342149821" calcext:value-type="float">
            <text:p>49579.8342149821</text:p>
          </table:table-cell>
          <table:table-cell table:formula="of:=[.E103]-[.E102]" office:value-type="float" office:value="0.0906820297241211" calcext:value-type="float">
            <text:p>0.090682029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909765.92347" calcext:value-type="float">
            <text:p>1455909765.92347</text:p>
          </table:table-cell>
          <table:table-cell office:value-type="float" office:value="1455909765.92364" calcext:value-type="float">
            <text:p>1455909765.92364</text:p>
          </table:table-cell>
          <table:table-cell office:value-type="float" office:value="4448" calcext:value-type="float">
            <text:p>4448</text:p>
          </table:table-cell>
          <table:table-cell table:formula="of:=[.B104]-[.B$2]" office:value-type="float" office:value="9.84028911590576" calcext:value-type="float">
            <text:p>9.8402891159</text:p>
          </table:table-cell>
          <table:table-cell table:formula="of:=[.D104]/([.E104]-[.E103])" office:value-type="float" office:value="48357.5969600672" calcext:value-type="float">
            <text:p>48357.5969600672</text:p>
          </table:table-cell>
          <table:table-cell table:formula="of:=[.E104]-[.E103]" office:value-type="float" office:value="0.0919814109802246" calcext:value-type="float">
            <text:p>0.0919814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909766.01394" calcext:value-type="float">
            <text:p>1455909766.01394</text:p>
          </table:table-cell>
          <table:table-cell office:value-type="float" office:value="1455909766.01411" calcext:value-type="float">
            <text:p>1455909766.01411</text:p>
          </table:table-cell>
          <table:table-cell office:value-type="float" office:value="4408" calcext:value-type="float">
            <text:p>4408</text:p>
          </table:table-cell>
          <table:table-cell table:formula="of:=[.B105]-[.B$2]" office:value-type="float" office:value="9.93075942993164" calcext:value-type="float">
            <text:p>9.9307594299</text:p>
          </table:table-cell>
          <table:table-cell table:formula="of:=[.D105]/([.E105]-[.E104])" office:value-type="float" office:value="48723.164581247" calcext:value-type="float">
            <text:p>48723.164581247</text:p>
          </table:table-cell>
          <table:table-cell table:formula="of:=[.E105]-[.E104]" office:value-type="float" office:value="0.0904703140258789" calcext:value-type="float">
            <text:p>0.0904703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909766.10547" calcext:value-type="float">
            <text:p>1455909766.10547</text:p>
          </table:table-cell>
          <table:table-cell office:value-type="float" office:value="1455909766.10572" calcext:value-type="float">
            <text:p>1455909766.10572</text:p>
          </table:table-cell>
          <table:table-cell office:value-type="float" office:value="4368" calcext:value-type="float">
            <text:p>4368</text:p>
          </table:table-cell>
          <table:table-cell table:formula="of:=[.B106]-[.B$2]" office:value-type="float" office:value="10.0222928524017" calcext:value-type="float">
            <text:p>10.0222928524</text:p>
          </table:table-cell>
          <table:table-cell table:formula="of:=[.D106]/([.E106]-[.E105])" office:value-type="float" office:value="47720.2739952959" calcext:value-type="float">
            <text:p>47720.2739952959</text:p>
          </table:table-cell>
          <table:table-cell table:formula="of:=[.E106]-[.E105]" office:value-type="float" office:value="0.0915334224700928" calcext:value-type="float">
            <text:p>0.09153342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909766.19613" calcext:value-type="float">
            <text:p>1455909766.19613</text:p>
          </table:table-cell>
          <table:table-cell office:value-type="float" office:value="1455909766.19631" calcext:value-type="float">
            <text:p>1455909766.19631</text:p>
          </table:table-cell>
          <table:table-cell office:value-type="float" office:value="4336" calcext:value-type="float">
            <text:p>4336</text:p>
          </table:table-cell>
          <table:table-cell table:formula="of:=[.B107]-[.B$2]" office:value-type="float" office:value="10.1129524707794" calcext:value-type="float">
            <text:p>10.1129524708</text:p>
          </table:table-cell>
          <table:table-cell table:formula="of:=[.D107]/([.E107]-[.E106])" office:value-type="float" office:value="47827.2474293499" calcext:value-type="float">
            <text:p>47827.2474293499</text:p>
          </table:table-cell>
          <table:table-cell table:formula="of:=[.E107]-[.E106]" office:value-type="float" office:value="0.0906596183776856" calcext:value-type="float">
            <text:p>0.090659618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909766.28691" calcext:value-type="float">
            <text:p>1455909766.28691</text:p>
          </table:table-cell>
          <table:table-cell office:value-type="float" office:value="1455909766.28742" calcext:value-type="float">
            <text:p>1455909766.28742</text:p>
          </table:table-cell>
          <table:table-cell office:value-type="float" office:value="4320" calcext:value-type="float">
            <text:p>4320</text:p>
          </table:table-cell>
          <table:table-cell table:formula="of:=[.B108]-[.B$2]" office:value-type="float" office:value="10.203727722168" calcext:value-type="float">
            <text:p>10.2037277222</text:p>
          </table:table-cell>
          <table:table-cell table:formula="of:=[.D108]/([.E108]-[.E107])" office:value-type="float" office:value="47590.0637444549" calcext:value-type="float">
            <text:p>47590.0637444549</text:p>
          </table:table-cell>
          <table:table-cell table:formula="of:=[.E108]-[.E107]" office:value-type="float" office:value="0.0907752513885498" calcext:value-type="float">
            <text:p>0.090775251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909766.37885" calcext:value-type="float">
            <text:p>1455909766.37885</text:p>
          </table:table-cell>
          <table:table-cell office:value-type="float" office:value="1455909766.37903" calcext:value-type="float">
            <text:p>1455909766.37903</text:p>
          </table:table-cell>
          <table:table-cell office:value-type="float" office:value="4304" calcext:value-type="float">
            <text:p>4304</text:p>
          </table:table-cell>
          <table:table-cell table:formula="of:=[.B109]-[.B$2]" office:value-type="float" office:value="10.2956738471985" calcext:value-type="float">
            <text:p>10.2956738472</text:p>
          </table:table-cell>
          <table:table-cell table:formula="of:=[.D109]/([.E109]-[.E108])" office:value-type="float" office:value="46810.020526384" calcext:value-type="float">
            <text:p>46810.020526384</text:p>
          </table:table-cell>
          <table:table-cell table:formula="of:=[.E109]-[.E108]" office:value-type="float" office:value="0.0919461250305176" calcext:value-type="float">
            <text:p>0.09194612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909766.47017" calcext:value-type="float">
            <text:p>1455909766.47017</text:p>
          </table:table-cell>
          <table:table-cell office:value-type="float" office:value="1455909766.47034" calcext:value-type="float">
            <text:p>1455909766.47034</text:p>
          </table:table-cell>
          <table:table-cell office:value-type="float" office:value="4296" calcext:value-type="float">
            <text:p>4296</text:p>
          </table:table-cell>
          <table:table-cell table:formula="of:=[.B110]-[.B$2]" office:value-type="float" office:value="10.3869898319244" calcext:value-type="float">
            <text:p>10.3869898319</text:p>
          </table:table-cell>
          <table:table-cell table:formula="of:=[.D110]/([.E110]-[.E109])" office:value-type="float" office:value="47045.4325482302" calcext:value-type="float">
            <text:p>47045.4325482302</text:p>
          </table:table-cell>
          <table:table-cell table:formula="of:=[.E110]-[.E109]" office:value-type="float" office:value="0.0913159847259522" calcext:value-type="float">
            <text:p>0.09131598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909766.56252" calcext:value-type="float">
            <text:p>1455909766.56252</text:p>
          </table:table-cell>
          <table:table-cell office:value-type="float" office:value="1455909766.5627" calcext:value-type="float">
            <text:p>1455909766.5627</text:p>
          </table:table-cell>
          <table:table-cell office:value-type="float" office:value="4296" calcext:value-type="float">
            <text:p>4296</text:p>
          </table:table-cell>
          <table:table-cell table:formula="of:=[.B111]-[.B$2]" office:value-type="float" office:value="10.4793367385864" calcext:value-type="float">
            <text:p>10.4793367386</text:p>
          </table:table-cell>
          <table:table-cell table:formula="of:=[.D111]/([.E111]-[.E110])" office:value-type="float" office:value="46520.2371718246" calcext:value-type="float">
            <text:p>46520.2371718246</text:p>
          </table:table-cell>
          <table:table-cell table:formula="of:=[.E111]-[.E110]" office:value-type="float" office:value="0.0923469066619873" calcext:value-type="float">
            <text:p>0.092346906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909766.65355" calcext:value-type="float">
            <text:p>1455909766.65355</text:p>
          </table:table-cell>
          <table:table-cell office:value-type="float" office:value="1455909766.65372" calcext:value-type="float">
            <text:p>1455909766.65372</text:p>
          </table:table-cell>
          <table:table-cell office:value-type="float" office:value="4296" calcext:value-type="float">
            <text:p>4296</text:p>
          </table:table-cell>
          <table:table-cell table:formula="of:=[.B112]-[.B$2]" office:value-type="float" office:value="10.5703694820404" calcext:value-type="float">
            <text:p>10.570369482</text:p>
          </table:table-cell>
          <table:table-cell table:formula="of:=[.D112]/([.E112]-[.E111])" office:value-type="float" office:value="47191.8107375484" calcext:value-type="float">
            <text:p>47191.8107375484</text:p>
          </table:table-cell>
          <table:table-cell table:formula="of:=[.E112]-[.E111]" office:value-type="float" office:value="0.0910327434539795" calcext:value-type="float">
            <text:p>0.09103274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909766.74527" calcext:value-type="float">
            <text:p>1455909766.74527</text:p>
          </table:table-cell>
          <table:table-cell office:value-type="float" office:value="1455909766.74545" calcext:value-type="float">
            <text:p>1455909766.74545</text:p>
          </table:table-cell>
          <table:table-cell office:value-type="float" office:value="4312" calcext:value-type="float">
            <text:p>4312</text:p>
          </table:table-cell>
          <table:table-cell table:formula="of:=[.B113]-[.B$2]" office:value-type="float" office:value="10.6620919704437" calcext:value-type="float">
            <text:p>10.6620919704</text:p>
          </table:table-cell>
          <table:table-cell table:formula="of:=[.D113]/([.E113]-[.E112])" office:value-type="float" office:value="47011.3717482169" calcext:value-type="float">
            <text:p>47011.3717482169</text:p>
          </table:table-cell>
          <table:table-cell table:formula="of:=[.E113]-[.E112]" office:value-type="float" office:value="0.0917224884033203" calcext:value-type="float">
            <text:p>0.091722488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909766.83652" calcext:value-type="float">
            <text:p>1455909766.83652</text:p>
          </table:table-cell>
          <table:table-cell office:value-type="float" office:value="1455909766.83669" calcext:value-type="float">
            <text:p>1455909766.83669</text:p>
          </table:table-cell>
          <table:table-cell office:value-type="float" office:value="4336" calcext:value-type="float">
            <text:p>4336</text:p>
          </table:table-cell>
          <table:table-cell table:formula="of:=[.B114]-[.B$2]" office:value-type="float" office:value="10.7533376216888" calcext:value-type="float">
            <text:p>10.7533376217</text:p>
          </table:table-cell>
          <table:table-cell table:formula="of:=[.D114]/([.E114]-[.E113])" office:value-type="float" office:value="47520.0729112231" calcext:value-type="float">
            <text:p>47520.0729112231</text:p>
          </table:table-cell>
          <table:table-cell table:formula="of:=[.E114]-[.E113]" office:value-type="float" office:value="0.0912456512451172" calcext:value-type="float">
            <text:p>0.09124565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909766.92758" calcext:value-type="float">
            <text:p>1455909766.92758</text:p>
          </table:table-cell>
          <table:table-cell office:value-type="float" office:value="1455909766.92776" calcext:value-type="float">
            <text:p>1455909766.92776</text:p>
          </table:table-cell>
          <table:table-cell office:value-type="float" office:value="4360" calcext:value-type="float">
            <text:p>4360</text:p>
          </table:table-cell>
          <table:table-cell table:formula="of:=[.B115]-[.B$2]" office:value-type="float" office:value="10.8444027900696" calcext:value-type="float">
            <text:p>10.8444027901</text:p>
          </table:table-cell>
          <table:table-cell table:formula="of:=[.D115]/([.E115]-[.E114])" office:value-type="float" office:value="47877.8008927753" calcext:value-type="float">
            <text:p>47877.8008927753</text:p>
          </table:table-cell>
          <table:table-cell table:formula="of:=[.E115]-[.E114]" office:value-type="float" office:value="0.0910651683807373" calcext:value-type="float">
            <text:p>0.091065168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909767.01956" calcext:value-type="float">
            <text:p>1455909767.01956</text:p>
          </table:table-cell>
          <table:table-cell office:value-type="float" office:value="1455909767.01974" calcext:value-type="float">
            <text:p>1455909767.01974</text:p>
          </table:table-cell>
          <table:table-cell office:value-type="float" office:value="4400" calcext:value-type="float">
            <text:p>4400</text:p>
          </table:table-cell>
          <table:table-cell table:formula="of:=[.B116]-[.B$2]" office:value-type="float" office:value="10.9363830089569" calcext:value-type="float">
            <text:p>10.936383009</text:p>
          </table:table-cell>
          <table:table-cell table:formula="of:=[.D116]/([.E116]-[.E115])" office:value-type="float" office:value="47836.3723551231" calcext:value-type="float">
            <text:p>47836.3723551231</text:p>
          </table:table-cell>
          <table:table-cell table:formula="of:=[.E116]-[.E115]" office:value-type="float" office:value="0.0919802188873291" calcext:value-type="float">
            <text:p>0.091980218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909767.11036" calcext:value-type="float">
            <text:p>1455909767.11036</text:p>
          </table:table-cell>
          <table:table-cell office:value-type="float" office:value="1455909767.11059" calcext:value-type="float">
            <text:p>1455909767.11059</text:p>
          </table:table-cell>
          <table:table-cell office:value-type="float" office:value="4440" calcext:value-type="float">
            <text:p>4440</text:p>
          </table:table-cell>
          <table:table-cell table:formula="of:=[.B117]-[.B$2]" office:value-type="float" office:value="11.0271821022034" calcext:value-type="float">
            <text:p>11.0271821022</text:p>
          </table:table-cell>
          <table:table-cell table:formula="of:=[.D117]/([.E117]-[.E116])" office:value-type="float" office:value="48899.1667344994" calcext:value-type="float">
            <text:p>48899.1667344994</text:p>
          </table:table-cell>
          <table:table-cell table:formula="of:=[.E117]-[.E116]" office:value-type="float" office:value="0.09079909324646" calcext:value-type="float">
            <text:p>0.09079909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909767.2021" calcext:value-type="float">
            <text:p>1455909767.2021</text:p>
          </table:table-cell>
          <table:table-cell office:value-type="float" office:value="1455909767.20233" calcext:value-type="float">
            <text:p>1455909767.20233</text:p>
          </table:table-cell>
          <table:table-cell office:value-type="float" office:value="4488" calcext:value-type="float">
            <text:p>4488</text:p>
          </table:table-cell>
          <table:table-cell table:formula="of:=[.B118]-[.B$2]" office:value-type="float" office:value="11.1189200878143" calcext:value-type="float">
            <text:p>11.1189200878</text:p>
          </table:table-cell>
          <table:table-cell table:formula="of:=[.D118]/([.E118]-[.E117])" office:value-type="float" office:value="48921.9375170553" calcext:value-type="float">
            <text:p>48921.9375170553</text:p>
          </table:table-cell>
          <table:table-cell table:formula="of:=[.E118]-[.E117]" office:value-type="float" office:value="0.0917379856109619" calcext:value-type="float">
            <text:p>0.09173798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909767.29306" calcext:value-type="float">
            <text:p>1455909767.29306</text:p>
          </table:table-cell>
          <table:table-cell office:value-type="float" office:value="1455909767.29323" calcext:value-type="float">
            <text:p>1455909767.29323</text:p>
          </table:table-cell>
          <table:table-cell office:value-type="float" office:value="4544" calcext:value-type="float">
            <text:p>4544</text:p>
          </table:table-cell>
          <table:table-cell table:formula="of:=[.B119]-[.B$2]" office:value-type="float" office:value="11.2098760604858" calcext:value-type="float">
            <text:p>11.2098760605</text:p>
          </table:table-cell>
          <table:table-cell table:formula="of:=[.D119]/([.E119]-[.E118])" office:value-type="float" office:value="49958.2365680464" calcext:value-type="float">
            <text:p>49958.2365680464</text:p>
          </table:table-cell>
          <table:table-cell table:formula="of:=[.E119]-[.E118]" office:value-type="float" office:value="0.0909559726715088" calcext:value-type="float">
            <text:p>0.090955972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909767.3855" calcext:value-type="float">
            <text:p>1455909767.3855</text:p>
          </table:table-cell>
          <table:table-cell office:value-type="float" office:value="1455909767.38567" calcext:value-type="float">
            <text:p>1455909767.38567</text:p>
          </table:table-cell>
          <table:table-cell office:value-type="float" office:value="4608" calcext:value-type="float">
            <text:p>4608</text:p>
          </table:table-cell>
          <table:table-cell table:formula="of:=[.B120]-[.B$2]" office:value-type="float" office:value="11.3023197650909" calcext:value-type="float">
            <text:p>11.3023197651</text:p>
          </table:table-cell>
          <table:table-cell table:formula="of:=[.D120]/([.E120]-[.E119])" office:value-type="float" office:value="49846.5527715952" calcext:value-type="float">
            <text:p>49846.5527715952</text:p>
          </table:table-cell>
          <table:table-cell table:formula="of:=[.E120]-[.E119]" office:value-type="float" office:value="0.0924437046051025" calcext:value-type="float">
            <text:p>0.09244370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909767.47602" calcext:value-type="float">
            <text:p>1455909767.47602</text:p>
          </table:table-cell>
          <table:table-cell office:value-type="float" office:value="1455909767.47621" calcext:value-type="float">
            <text:p>1455909767.47621</text:p>
          </table:table-cell>
          <table:table-cell office:value-type="float" office:value="4672" calcext:value-type="float">
            <text:p>4672</text:p>
          </table:table-cell>
          <table:table-cell table:formula="of:=[.B121]-[.B$2]" office:value-type="float" office:value="11.3928427696228" calcext:value-type="float">
            <text:p>11.3928427696</text:p>
          </table:table-cell>
          <table:table-cell table:formula="of:=[.D121]/([.E121]-[.E120])" office:value-type="float" office:value="51611.1901517326" calcext:value-type="float">
            <text:p>51611.1901517326</text:p>
          </table:table-cell>
          <table:table-cell table:formula="of:=[.E121]-[.E120]" office:value-type="float" office:value="0.0905230045318604" calcext:value-type="float">
            <text:p>0.090523004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909767.56697" calcext:value-type="float">
            <text:p>1455909767.56697</text:p>
          </table:table-cell>
          <table:table-cell office:value-type="float" office:value="1455909767.56713" calcext:value-type="float">
            <text:p>1455909767.56713</text:p>
          </table:table-cell>
          <table:table-cell office:value-type="float" office:value="4744" calcext:value-type="float">
            <text:p>4744</text:p>
          </table:table-cell>
          <table:table-cell table:formula="of:=[.B122]-[.B$2]" office:value-type="float" office:value="11.4837880134583" calcext:value-type="float">
            <text:p>11.4837880135</text:p>
          </table:table-cell>
          <table:table-cell table:formula="of:=[.D122]/([.E122]-[.E121])" office:value-type="float" office:value="52163.2556022776" calcext:value-type="float">
            <text:p>52163.2556022776</text:p>
          </table:table-cell>
          <table:table-cell table:formula="of:=[.E122]-[.E121]" office:value-type="float" office:value="0.0909452438354492" calcext:value-type="float">
            <text:p>0.090945243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909767.65856" calcext:value-type="float">
            <text:p>1455909767.65856</text:p>
          </table:table-cell>
          <table:table-cell office:value-type="float" office:value="1455909767.65874" calcext:value-type="float">
            <text:p>1455909767.65874</text:p>
          </table:table-cell>
          <table:table-cell office:value-type="float" office:value="4824" calcext:value-type="float">
            <text:p>4824</text:p>
          </table:table-cell>
          <table:table-cell table:formula="of:=[.B123]-[.B$2]" office:value-type="float" office:value="11.5753815174103" calcext:value-type="float">
            <text:p>11.5753815174</text:p>
          </table:table-cell>
          <table:table-cell table:formula="of:=[.D123]/([.E123]-[.E122])" office:value-type="float" office:value="52667.4905081331" calcext:value-type="float">
            <text:p>52667.4905081331</text:p>
          </table:table-cell>
          <table:table-cell table:formula="of:=[.E123]-[.E122]" office:value-type="float" office:value="0.0915935039520264" calcext:value-type="float">
            <text:p>0.0915935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909767.74933" calcext:value-type="float">
            <text:p>1455909767.74933</text:p>
          </table:table-cell>
          <table:table-cell office:value-type="float" office:value="1455909767.7495" calcext:value-type="float">
            <text:p>1455909767.7495</text:p>
          </table:table-cell>
          <table:table-cell office:value-type="float" office:value="4912" calcext:value-type="float">
            <text:p>4912</text:p>
          </table:table-cell>
          <table:table-cell table:formula="of:=[.B124]-[.B$2]" office:value-type="float" office:value="11.6661541461945" calcext:value-type="float">
            <text:p>11.6661541462</text:p>
          </table:table-cell>
          <table:table-cell table:formula="of:=[.D124]/([.E124]-[.E123])" office:value-type="float" office:value="54113.2284675674" calcext:value-type="float">
            <text:p>54113.2284675674</text:p>
          </table:table-cell>
          <table:table-cell table:formula="of:=[.E124]-[.E123]" office:value-type="float" office:value="0.0907726287841797" calcext:value-type="float">
            <text:p>0.09077262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909767.84142" calcext:value-type="float">
            <text:p>1455909767.84142</text:p>
          </table:table-cell>
          <table:table-cell office:value-type="float" office:value="1455909767.84159" calcext:value-type="float">
            <text:p>1455909767.84159</text:p>
          </table:table-cell>
          <table:table-cell office:value-type="float" office:value="5000" calcext:value-type="float">
            <text:p>5000</text:p>
          </table:table-cell>
          <table:table-cell table:formula="of:=[.B125]-[.B$2]" office:value-type="float" office:value="11.7582364082336" calcext:value-type="float">
            <text:p>11.7582364082</text:p>
          </table:table-cell>
          <table:table-cell table:formula="of:=[.D125]/([.E125]-[.E124])" office:value-type="float" office:value="54299.2742497171" calcext:value-type="float">
            <text:p>54299.2742497171</text:p>
          </table:table-cell>
          <table:table-cell table:formula="of:=[.E125]-[.E124]" office:value-type="float" office:value="0.0920822620391846" calcext:value-type="float">
            <text:p>0.09208226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909767.9325" calcext:value-type="float">
            <text:p>1455909767.9325</text:p>
          </table:table-cell>
          <table:table-cell office:value-type="float" office:value="1455909767.93273" calcext:value-type="float">
            <text:p>1455909767.93273</text:p>
          </table:table-cell>
          <table:table-cell office:value-type="float" office:value="5096" calcext:value-type="float">
            <text:p>5096</text:p>
          </table:table-cell>
          <table:table-cell table:formula="of:=[.B126]-[.B$2]" office:value-type="float" office:value="11.8493237495422" calcext:value-type="float">
            <text:p>11.8493237495</text:p>
          </table:table-cell>
          <table:table-cell table:formula="of:=[.D126]/([.E126]-[.E125])" office:value-type="float" office:value="55946.3030404557" calcext:value-type="float">
            <text:p>55946.3030404557</text:p>
          </table:table-cell>
          <table:table-cell table:formula="of:=[.E126]-[.E125]" office:value-type="float" office:value="0.0910873413085938" calcext:value-type="float">
            <text:p>0.091087341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909768.02411" calcext:value-type="float">
            <text:p>1455909768.02411</text:p>
          </table:table-cell>
          <table:table-cell office:value-type="float" office:value="1455909768.02427" calcext:value-type="float">
            <text:p>1455909768.02427</text:p>
          </table:table-cell>
          <table:table-cell office:value-type="float" office:value="5192" calcext:value-type="float">
            <text:p>5192</text:p>
          </table:table-cell>
          <table:table-cell table:formula="of:=[.B127]-[.B$2]" office:value-type="float" office:value="11.9409246444702" calcext:value-type="float">
            <text:p>11.9409246445</text:p>
          </table:table-cell>
          <table:table-cell table:formula="of:=[.D127]/([.E127]-[.E126])" office:value-type="float" office:value="56680.6689397765" calcext:value-type="float">
            <text:p>56680.6689397765</text:p>
          </table:table-cell>
          <table:table-cell table:formula="of:=[.E127]-[.E126]" office:value-type="float" office:value="0.0916008949279785" calcext:value-type="float">
            <text:p>0.091600894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909768.11509" calcext:value-type="float">
            <text:p>1455909768.11509</text:p>
          </table:table-cell>
          <table:table-cell office:value-type="float" office:value="1455909768.11525" calcext:value-type="float">
            <text:p>1455909768.11525</text:p>
          </table:table-cell>
          <table:table-cell office:value-type="float" office:value="5288" calcext:value-type="float">
            <text:p>5288</text:p>
          </table:table-cell>
          <table:table-cell table:formula="of:=[.B128]-[.B$2]" office:value-type="float" office:value="12.0319068431854" calcext:value-type="float">
            <text:p>12.0319068432</text:p>
          </table:table-cell>
          <table:table-cell table:formula="of:=[.D128]/([.E128]-[.E127])" office:value-type="float" office:value="58121.2597043555" calcext:value-type="float">
            <text:p>58121.2597043555</text:p>
          </table:table-cell>
          <table:table-cell table:formula="of:=[.E128]-[.E127]" office:value-type="float" office:value="0.09098219871521" calcext:value-type="float">
            <text:p>0.090982198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909768.20619" calcext:value-type="float">
            <text:p>1455909768.20619</text:p>
          </table:table-cell>
          <table:table-cell office:value-type="float" office:value="1455909768.20637" calcext:value-type="float">
            <text:p>1455909768.20637</text:p>
          </table:table-cell>
          <table:table-cell office:value-type="float" office:value="5392" calcext:value-type="float">
            <text:p>5392</text:p>
          </table:table-cell>
          <table:table-cell table:formula="of:=[.B129]-[.B$2]" office:value-type="float" office:value="12.1230108737946" calcext:value-type="float">
            <text:p>12.1230108738</text:p>
          </table:table-cell>
          <table:table-cell table:formula="of:=[.D129]/([.E129]-[.E128])" office:value-type="float" office:value="59185.0872453012" calcext:value-type="float">
            <text:p>59185.0872453012</text:p>
          </table:table-cell>
          <table:table-cell table:formula="of:=[.E129]-[.E128]" office:value-type="float" office:value="0.0911040306091309" calcext:value-type="float">
            <text:p>0.09110403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909768.29944" calcext:value-type="float">
            <text:p>1455909768.29944</text:p>
          </table:table-cell>
          <table:table-cell office:value-type="float" office:value="1455909768.2996" calcext:value-type="float">
            <text:p>1455909768.2996</text:p>
          </table:table-cell>
          <table:table-cell office:value-type="float" office:value="5504" calcext:value-type="float">
            <text:p>5504</text:p>
          </table:table-cell>
          <table:table-cell table:formula="of:=[.B130]-[.B$2]" office:value-type="float" office:value="12.2162561416626" calcext:value-type="float">
            <text:p>12.2162561417</text:p>
          </table:table-cell>
          <table:table-cell table:formula="of:=[.D130]/([.E130]-[.E129])" office:value-type="float" office:value="59027.1241194685" calcext:value-type="float">
            <text:p>59027.1241194685</text:p>
          </table:table-cell>
          <table:table-cell table:formula="of:=[.E130]-[.E129]" office:value-type="float" office:value="0.093245267868042" calcext:value-type="float">
            <text:p>0.093245267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909768.3943" calcext:value-type="float">
            <text:p>1455909768.3943</text:p>
          </table:table-cell>
          <table:table-cell office:value-type="float" office:value="1455909768.39464" calcext:value-type="float">
            <text:p>1455909768.39464</text:p>
          </table:table-cell>
          <table:table-cell office:value-type="float" office:value="5616" calcext:value-type="float">
            <text:p>5616</text:p>
          </table:table-cell>
          <table:table-cell table:formula="of:=[.B131]-[.B$2]" office:value-type="float" office:value="12.3111190795898" calcext:value-type="float">
            <text:p>12.3111190796</text:p>
          </table:table-cell>
          <table:table-cell table:formula="of:=[.D131]/([.E131]-[.E130])" office:value-type="float" office:value="59201.2025213379" calcext:value-type="float">
            <text:p>59201.2025213379</text:p>
          </table:table-cell>
          <table:table-cell table:formula="of:=[.E131]-[.E130]" office:value-type="float" office:value="0.0948629379272461" calcext:value-type="float">
            <text:p>0.094862937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909768.48673" calcext:value-type="float">
            <text:p>1455909768.48673</text:p>
          </table:table-cell>
          <table:table-cell office:value-type="float" office:value="1455909768.4869" calcext:value-type="float">
            <text:p>1455909768.4869</text:p>
          </table:table-cell>
          <table:table-cell office:value-type="float" office:value="5728" calcext:value-type="float">
            <text:p>5728</text:p>
          </table:table-cell>
          <table:table-cell table:formula="of:=[.B132]-[.B$2]" office:value-type="float" office:value="12.4035472869873" calcext:value-type="float">
            <text:p>12.403547287</text:p>
          </table:table-cell>
          <table:table-cell table:formula="of:=[.D132]/([.E132]-[.E131])" office:value-type="float" office:value="61972.4233682082" calcext:value-type="float">
            <text:p>61972.4233682082</text:p>
          </table:table-cell>
          <table:table-cell table:formula="of:=[.E132]-[.E131]" office:value-type="float" office:value="0.0924282073974609" calcext:value-type="float">
            <text:p>0.09242820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909768.57816" calcext:value-type="float">
            <text:p>1455909768.57816</text:p>
          </table:table-cell>
          <table:table-cell office:value-type="float" office:value="1455909768.57833" calcext:value-type="float">
            <text:p>1455909768.57833</text:p>
          </table:table-cell>
          <table:table-cell office:value-type="float" office:value="5848" calcext:value-type="float">
            <text:p>5848</text:p>
          </table:table-cell>
          <table:table-cell table:formula="of:=[.B133]-[.B$2]" office:value-type="float" office:value="12.494980096817" calcext:value-type="float">
            <text:p>12.4949800968</text:p>
          </table:table-cell>
          <table:table-cell table:formula="of:=[.D133]/([.E133]-[.E132])" office:value-type="float" office:value="63959.5349950586" calcext:value-type="float">
            <text:p>63959.5349950586</text:p>
          </table:table-cell>
          <table:table-cell table:formula="of:=[.E133]-[.E132]" office:value-type="float" office:value="0.0914328098297119" calcext:value-type="float">
            <text:p>0.09143280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909768.67026" calcext:value-type="float">
            <text:p>1455909768.67026</text:p>
          </table:table-cell>
          <table:table-cell office:value-type="float" office:value="1455909768.67043" calcext:value-type="float">
            <text:p>1455909768.67043</text:p>
          </table:table-cell>
          <table:table-cell office:value-type="float" office:value="5960" calcext:value-type="float">
            <text:p>5960</text:p>
          </table:table-cell>
          <table:table-cell table:formula="of:=[.B134]-[.B$2]" office:value-type="float" office:value="12.5870797634125" calcext:value-type="float">
            <text:p>12.5870797634</text:p>
          </table:table-cell>
          <table:table-cell table:formula="of:=[.D134]/([.E134]-[.E133])" office:value-type="float" office:value="64712.5035335781" calcext:value-type="float">
            <text:p>64712.5035335781</text:p>
          </table:table-cell>
          <table:table-cell table:formula="of:=[.E134]-[.E133]" office:value-type="float" office:value="0.092099666595459" calcext:value-type="float">
            <text:p>0.09209966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909768.7613" calcext:value-type="float">
            <text:p>1455909768.7613</text:p>
          </table:table-cell>
          <table:table-cell office:value-type="float" office:value="1455909768.76147" calcext:value-type="float">
            <text:p>1455909768.76147</text:p>
          </table:table-cell>
          <table:table-cell office:value-type="float" office:value="6072" calcext:value-type="float">
            <text:p>6072</text:p>
          </table:table-cell>
          <table:table-cell table:formula="of:=[.B135]-[.B$2]" office:value-type="float" office:value="12.6781184673309" calcext:value-type="float">
            <text:p>12.6781184673</text:p>
          </table:table-cell>
          <table:table-cell table:formula="of:=[.D135]/([.E135]-[.E134])" office:value-type="float" office:value="66696.9073443605" calcext:value-type="float">
            <text:p>66696.9073443605</text:p>
          </table:table-cell>
          <table:table-cell table:formula="of:=[.E135]-[.E134]" office:value-type="float" office:value="0.091038703918457" calcext:value-type="float">
            <text:p>0.09103870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909768.85247" calcext:value-type="float">
            <text:p>1455909768.85247</text:p>
          </table:table-cell>
          <table:table-cell office:value-type="float" office:value="1455909768.8527" calcext:value-type="float">
            <text:p>1455909768.8527</text:p>
          </table:table-cell>
          <table:table-cell office:value-type="float" office:value="6192" calcext:value-type="float">
            <text:p>6192</text:p>
          </table:table-cell>
          <table:table-cell table:formula="of:=[.B136]-[.B$2]" office:value-type="float" office:value="12.7692875862122" calcext:value-type="float">
            <text:p>12.7692875862</text:p>
          </table:table-cell>
          <table:table-cell table:formula="of:=[.D136]/([.E136]-[.E135])" office:value-type="float" office:value="67917.7343818238" calcext:value-type="float">
            <text:p>67917.7343818238</text:p>
          </table:table-cell>
          <table:table-cell table:formula="of:=[.E136]-[.E135]" office:value-type="float" office:value="0.0911691188812256" calcext:value-type="float">
            <text:p>0.09116911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909768.9448" calcext:value-type="float">
            <text:p>1455909768.9448</text:p>
          </table:table-cell>
          <table:table-cell office:value-type="float" office:value="1455909768.94498" calcext:value-type="float">
            <text:p>1455909768.94498</text:p>
          </table:table-cell>
          <table:table-cell office:value-type="float" office:value="6304" calcext:value-type="float">
            <text:p>6304</text:p>
          </table:table-cell>
          <table:table-cell table:formula="of:=[.B137]-[.B$2]" office:value-type="float" office:value="12.8616218566895" calcext:value-type="float">
            <text:p>12.8616218567</text:p>
          </table:table-cell>
          <table:table-cell table:formula="of:=[.D137]/([.E137]-[.E136])" office:value-type="float" office:value="68273.6752823553" calcext:value-type="float">
            <text:p>68273.6752823553</text:p>
          </table:table-cell>
          <table:table-cell table:formula="of:=[.E137]-[.E136]" office:value-type="float" office:value="0.0923342704772949" calcext:value-type="float">
            <text:p>0.09233427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909769.03607" calcext:value-type="float">
            <text:p>1455909769.03607</text:p>
          </table:table-cell>
          <table:table-cell office:value-type="float" office:value="1455909769.03627" calcext:value-type="float">
            <text:p>1455909769.03627</text:p>
          </table:table-cell>
          <table:table-cell office:value-type="float" office:value="6416" calcext:value-type="float">
            <text:p>6416</text:p>
          </table:table-cell>
          <table:table-cell table:formula="of:=[.B138]-[.B$2]" office:value-type="float" office:value="12.952892780304" calcext:value-type="float">
            <text:p>12.9528927803</text:p>
          </table:table-cell>
          <table:table-cell table:formula="of:=[.D138]/([.E138]-[.E137])" office:value-type="float" office:value="70296.2098542911" calcext:value-type="float">
            <text:p>70296.2098542911</text:p>
          </table:table-cell>
          <table:table-cell table:formula="of:=[.E138]-[.E137]" office:value-type="float" office:value="0.091270923614502" calcext:value-type="float">
            <text:p>0.09127092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909769.12956" calcext:value-type="float">
            <text:p>1455909769.12956</text:p>
          </table:table-cell>
          <table:table-cell office:value-type="float" office:value="1455909769.12973" calcext:value-type="float">
            <text:p>1455909769.12973</text:p>
          </table:table-cell>
          <table:table-cell office:value-type="float" office:value="6536" calcext:value-type="float">
            <text:p>6536</text:p>
          </table:table-cell>
          <table:table-cell table:formula="of:=[.B139]-[.B$2]" office:value-type="float" office:value="13.0463788509369" calcext:value-type="float">
            <text:p>13.0463788509</text:p>
          </table:table-cell>
          <table:table-cell table:formula="of:=[.D139]/([.E139]-[.E138])" office:value-type="float" office:value="69914.1589302974" calcext:value-type="float">
            <text:p>69914.1589302974</text:p>
          </table:table-cell>
          <table:table-cell table:formula="of:=[.E139]-[.E138]" office:value-type="float" office:value="0.0934860706329346" calcext:value-type="float">
            <text:p>0.09348607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909769.22091" calcext:value-type="float">
            <text:p>1455909769.22091</text:p>
          </table:table-cell>
          <table:table-cell office:value-type="float" office:value="1455909769.22108" calcext:value-type="float">
            <text:p>1455909769.22108</text:p>
          </table:table-cell>
          <table:table-cell office:value-type="float" office:value="6640" calcext:value-type="float">
            <text:p>6640</text:p>
          </table:table-cell>
          <table:table-cell table:formula="of:=[.B140]-[.B$2]" office:value-type="float" office:value="13.1377258300781" calcext:value-type="float">
            <text:p>13.1377258301</text:p>
          </table:table-cell>
          <table:table-cell table:formula="of:=[.D140]/([.E140]-[.E139])" office:value-type="float" office:value="72689.8695766788" calcext:value-type="float">
            <text:p>72689.8695766788</text:p>
          </table:table-cell>
          <table:table-cell table:formula="of:=[.E140]-[.E139]" office:value-type="float" office:value="0.0913469791412354" calcext:value-type="float">
            <text:p>0.09134697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909769.31302" calcext:value-type="float">
            <text:p>1455909769.31302</text:p>
          </table:table-cell>
          <table:table-cell office:value-type="float" office:value="1455909769.31321" calcext:value-type="float">
            <text:p>1455909769.31321</text:p>
          </table:table-cell>
          <table:table-cell office:value-type="float" office:value="6752" calcext:value-type="float">
            <text:p>6752</text:p>
          </table:table-cell>
          <table:table-cell table:formula="of:=[.B141]-[.B$2]" office:value-type="float" office:value="13.2298395633698" calcext:value-type="float">
            <text:p>13.2298395634</text:p>
          </table:table-cell>
          <table:table-cell table:formula="of:=[.D141]/([.E141]-[.E140])" office:value-type="float" office:value="73300.6877337564" calcext:value-type="float">
            <text:p>73300.6877337564</text:p>
          </table:table-cell>
          <table:table-cell table:formula="of:=[.E141]-[.E140]" office:value-type="float" office:value="0.092113733291626" calcext:value-type="float">
            <text:p>0.09211373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909769.4042" calcext:value-type="float">
            <text:p>1455909769.4042</text:p>
          </table:table-cell>
          <table:table-cell office:value-type="float" office:value="1455909769.40438" calcext:value-type="float">
            <text:p>1455909769.40438</text:p>
          </table:table-cell>
          <table:table-cell office:value-type="float" office:value="6856" calcext:value-type="float">
            <text:p>6856</text:p>
          </table:table-cell>
          <table:table-cell table:formula="of:=[.B142]-[.B$2]" office:value-type="float" office:value="13.3210241794586" calcext:value-type="float">
            <text:p>13.3210241795</text:p>
          </table:table-cell>
          <table:table-cell table:formula="of:=[.D142]/([.E142]-[.E141])" office:value-type="float" office:value="75188.1215721547" calcext:value-type="float">
            <text:p>75188.1215721547</text:p>
          </table:table-cell>
          <table:table-cell table:formula="of:=[.E142]-[.E141]" office:value-type="float" office:value="0.0911846160888672" calcext:value-type="float">
            <text:p>0.091184616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909769.49572" calcext:value-type="float">
            <text:p>1455909769.49572</text:p>
          </table:table-cell>
          <table:table-cell office:value-type="float" office:value="1455909769.49603" calcext:value-type="float">
            <text:p>1455909769.49603</text:p>
          </table:table-cell>
          <table:table-cell office:value-type="float" office:value="6960" calcext:value-type="float">
            <text:p>6960</text:p>
          </table:table-cell>
          <table:table-cell table:formula="of:=[.B143]-[.B$2]" office:value-type="float" office:value="13.4125440120697" calcext:value-type="float">
            <text:p>13.4125440121</text:p>
          </table:table-cell>
          <table:table-cell table:formula="of:=[.D143]/([.E143]-[.E142])" office:value-type="float" office:value="76049.0901417697" calcext:value-type="float">
            <text:p>76049.0901417697</text:p>
          </table:table-cell>
          <table:table-cell table:formula="of:=[.E143]-[.E142]" office:value-type="float" office:value="0.091519832611084" calcext:value-type="float">
            <text:p>0.09151983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909769.588" calcext:value-type="float">
            <text:p>1455909769.588</text:p>
          </table:table-cell>
          <table:table-cell office:value-type="float" office:value="1455909769.58817" calcext:value-type="float">
            <text:p>1455909769.58817</text:p>
          </table:table-cell>
          <table:table-cell office:value-type="float" office:value="7056" calcext:value-type="float">
            <text:p>7056</text:p>
          </table:table-cell>
          <table:table-cell table:formula="of:=[.B144]-[.B$2]" office:value-type="float" office:value="13.5048167705536" calcext:value-type="float">
            <text:p>13.5048167706</text:p>
          </table:table-cell>
          <table:table-cell table:formula="of:=[.D144]/([.E144]-[.E143])" office:value-type="float" office:value="76468.9396516976" calcext:value-type="float">
            <text:p>76468.9396516976</text:p>
          </table:table-cell>
          <table:table-cell table:formula="of:=[.E144]-[.E143]" office:value-type="float" office:value="0.0922727584838867" calcext:value-type="float">
            <text:p>0.09227275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909769.67942" calcext:value-type="float">
            <text:p>1455909769.67942</text:p>
          </table:table-cell>
          <table:table-cell office:value-type="float" office:value="1455909769.6796" calcext:value-type="float">
            <text:p>1455909769.6796</text:p>
          </table:table-cell>
          <table:table-cell office:value-type="float" office:value="7152" calcext:value-type="float">
            <text:p>7152</text:p>
          </table:table-cell>
          <table:table-cell table:formula="of:=[.B145]-[.B$2]" office:value-type="float" office:value="13.596244096756" calcext:value-type="float">
            <text:p>13.5962440968</text:p>
          </table:table-cell>
          <table:table-cell table:formula="of:=[.D145]/([.E145]-[.E144])" office:value-type="float" office:value="78226.0654125182" calcext:value-type="float">
            <text:p>78226.0654125182</text:p>
          </table:table-cell>
          <table:table-cell table:formula="of:=[.E145]-[.E144]" office:value-type="float" office:value="0.0914273262023926" calcext:value-type="float">
            <text:p>0.09142732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909769.77199" calcext:value-type="float">
            <text:p>1455909769.77199</text:p>
          </table:table-cell>
          <table:table-cell office:value-type="float" office:value="1455909769.77216" calcext:value-type="float">
            <text:p>1455909769.77216</text:p>
          </table:table-cell>
          <table:table-cell office:value-type="float" office:value="7248" calcext:value-type="float">
            <text:p>7248</text:p>
          </table:table-cell>
          <table:table-cell table:formula="of:=[.B146]-[.B$2]" office:value-type="float" office:value="13.6888055801392" calcext:value-type="float">
            <text:p>13.6888055801</text:p>
          </table:table-cell>
          <table:table-cell table:formula="of:=[.D146]/([.E146]-[.E145])" office:value-type="float" office:value="78304.7087739001" calcext:value-type="float">
            <text:p>78304.7087739001</text:p>
          </table:table-cell>
          <table:table-cell table:formula="of:=[.E146]-[.E145]" office:value-type="float" office:value="0.0925614833831787" calcext:value-type="float">
            <text:p>0.092561483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909769.86321" calcext:value-type="float">
            <text:p>1455909769.86321</text:p>
          </table:table-cell>
          <table:table-cell office:value-type="float" office:value="1455909769.86339" calcext:value-type="float">
            <text:p>1455909769.86339</text:p>
          </table:table-cell>
          <table:table-cell office:value-type="float" office:value="7328" calcext:value-type="float">
            <text:p>7328</text:p>
          </table:table-cell>
          <table:table-cell table:formula="of:=[.B147]-[.B$2]" office:value-type="float" office:value="13.7800343036652" calcext:value-type="float">
            <text:p>13.7800343037</text:p>
          </table:table-cell>
          <table:table-cell table:formula="of:=[.D147]/([.E147]-[.E146])" office:value-type="float" office:value="80325.5785762634" calcext:value-type="float">
            <text:p>80325.5785762634</text:p>
          </table:table-cell>
          <table:table-cell table:formula="of:=[.E147]-[.E146]" office:value-type="float" office:value="0.091228723526001" calcext:value-type="float">
            <text:p>0.091228723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909769.95616" calcext:value-type="float">
            <text:p>1455909769.95616</text:p>
          </table:table-cell>
          <table:table-cell office:value-type="float" office:value="1455909769.95633" calcext:value-type="float">
            <text:p>1455909769.95633</text:p>
          </table:table-cell>
          <table:table-cell office:value-type="float" office:value="7416" calcext:value-type="float">
            <text:p>7416</text:p>
          </table:table-cell>
          <table:table-cell table:formula="of:=[.B148]-[.B$2]" office:value-type="float" office:value="13.872976064682" calcext:value-type="float">
            <text:p>13.8729760647</text:p>
          </table:table-cell>
          <table:table-cell table:formula="of:=[.D148]/([.E148]-[.E147])" office:value-type="float" office:value="79791.903218359" calcext:value-type="float">
            <text:p>79791.903218359</text:p>
          </table:table-cell>
          <table:table-cell table:formula="of:=[.E148]-[.E147]" office:value-type="float" office:value="0.0929417610168457" calcext:value-type="float">
            <text:p>0.09294176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909770.04744" calcext:value-type="float">
            <text:p>1455909770.04744</text:p>
          </table:table-cell>
          <table:table-cell office:value-type="float" office:value="1455909770.04761" calcext:value-type="float">
            <text:p>1455909770.04761</text:p>
          </table:table-cell>
          <table:table-cell office:value-type="float" office:value="7488" calcext:value-type="float">
            <text:p>7488</text:p>
          </table:table-cell>
          <table:table-cell table:formula="of:=[.B149]-[.B$2]" office:value-type="float" office:value="13.9642643928528" calcext:value-type="float">
            <text:p>13.9642643929</text:p>
          </table:table-cell>
          <table:table-cell table:formula="of:=[.D149]/([.E149]-[.E148])" office:value-type="float" office:value="82025.8202778336" calcext:value-type="float">
            <text:p>82025.8202778336</text:p>
          </table:table-cell>
          <table:table-cell table:formula="of:=[.E149]-[.E148]" office:value-type="float" office:value="0.0912883281707764" calcext:value-type="float">
            <text:p>0.09128832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909770.13886" calcext:value-type="float">
            <text:p>1455909770.13886</text:p>
          </table:table-cell>
          <table:table-cell office:value-type="float" office:value="1455909770.13904" calcext:value-type="float">
            <text:p>1455909770.13904</text:p>
          </table:table-cell>
          <table:table-cell office:value-type="float" office:value="7560" calcext:value-type="float">
            <text:p>7560</text:p>
          </table:table-cell>
          <table:table-cell table:formula="of:=[.B150]-[.B$2]" office:value-type="float" office:value="14.0556843280792" calcext:value-type="float">
            <text:p>14.0556843281</text:p>
          </table:table-cell>
          <table:table-cell table:formula="of:=[.D150]/([.E150]-[.E149])" office:value-type="float" office:value="82695.3112718188" calcext:value-type="float">
            <text:p>82695.3112718188</text:p>
          </table:table-cell>
          <table:table-cell table:formula="of:=[.E150]-[.E149]" office:value-type="float" office:value="0.0914199352264404" calcext:value-type="float">
            <text:p>0.091419935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909770.23122" calcext:value-type="float">
            <text:p>1455909770.23122</text:p>
          </table:table-cell>
          <table:table-cell office:value-type="float" office:value="1455909770.2314" calcext:value-type="float">
            <text:p>1455909770.2314</text:p>
          </table:table-cell>
          <table:table-cell office:value-type="float" office:value="7624" calcext:value-type="float">
            <text:p>7624</text:p>
          </table:table-cell>
          <table:table-cell table:formula="of:=[.B151]-[.B$2]" office:value-type="float" office:value="14.1480357646942" calcext:value-type="float">
            <text:p>14.1480357647</text:p>
          </table:table-cell>
          <table:table-cell table:formula="of:=[.D151]/([.E151]-[.E150])" office:value-type="float" office:value="82554.2111681942" calcext:value-type="float">
            <text:p>82554.2111681942</text:p>
          </table:table-cell>
          <table:table-cell table:formula="of:=[.E151]-[.E150]" office:value-type="float" office:value="0.0923514366149902" calcext:value-type="float">
            <text:p>0.092351436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909770.32245" calcext:value-type="float">
            <text:p>1455909770.32245</text:p>
          </table:table-cell>
          <table:table-cell office:value-type="float" office:value="1455909770.32263" calcext:value-type="float">
            <text:p>1455909770.32263</text:p>
          </table:table-cell>
          <table:table-cell office:value-type="float" office:value="7680" calcext:value-type="float">
            <text:p>7680</text:p>
          </table:table-cell>
          <table:table-cell table:formula="of:=[.B152]-[.B$2]" office:value-type="float" office:value="14.2392745018005" calcext:value-type="float">
            <text:p>14.2392745018</text:p>
          </table:table-cell>
          <table:table-cell table:formula="of:=[.D152]/([.E152]-[.E151])" office:value-type="float" office:value="84174.7731673474" calcext:value-type="float">
            <text:p>84174.7731673474</text:p>
          </table:table-cell>
          <table:table-cell table:formula="of:=[.E152]-[.E151]" office:value-type="float" office:value="0.0912387371063232" calcext:value-type="float">
            <text:p>0.09123873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909770.41453" calcext:value-type="float">
            <text:p>1455909770.41453</text:p>
          </table:table-cell>
          <table:table-cell office:value-type="float" office:value="1455909770.4147" calcext:value-type="float">
            <text:p>1455909770.4147</text:p>
          </table:table-cell>
          <table:table-cell office:value-type="float" office:value="7728" calcext:value-type="float">
            <text:p>7728</text:p>
          </table:table-cell>
          <table:table-cell table:formula="of:=[.B153]-[.B$2]" office:value-type="float" office:value="14.3313491344452" calcext:value-type="float">
            <text:p>14.3313491344</text:p>
          </table:table-cell>
          <table:table-cell table:formula="of:=[.D153]/([.E153]-[.E152])" office:value-type="float" office:value="83931.9123848686" calcext:value-type="float">
            <text:p>83931.9123848686</text:p>
          </table:table-cell>
          <table:table-cell table:formula="of:=[.E153]-[.E152]" office:value-type="float" office:value="0.0920746326446533" calcext:value-type="float">
            <text:p>0.09207463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909770.50591" calcext:value-type="float">
            <text:p>1455909770.50591</text:p>
          </table:table-cell>
          <table:table-cell office:value-type="float" office:value="1455909770.50608" calcext:value-type="float">
            <text:p>1455909770.50608</text:p>
          </table:table-cell>
          <table:table-cell office:value-type="float" office:value="7776" calcext:value-type="float">
            <text:p>7776</text:p>
          </table:table-cell>
          <table:table-cell table:formula="of:=[.B154]-[.B$2]" office:value-type="float" office:value="14.4227275848389" calcext:value-type="float">
            <text:p>14.4227275848</text:p>
          </table:table-cell>
          <table:table-cell table:formula="of:=[.D154]/([.E154]-[.E153])" office:value-type="float" office:value="85096.6498829804" calcext:value-type="float">
            <text:p>85096.6498829804</text:p>
          </table:table-cell>
          <table:table-cell table:formula="of:=[.E154]-[.E153]" office:value-type="float" office:value="0.0913784503936768" calcext:value-type="float">
            <text:p>0.091378450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909770.59888" calcext:value-type="float">
            <text:p>1455909770.59888</text:p>
          </table:table-cell>
          <table:table-cell office:value-type="float" office:value="1455909770.59905" calcext:value-type="float">
            <text:p>1455909770.59905</text:p>
          </table:table-cell>
          <table:table-cell office:value-type="float" office:value="7816" calcext:value-type="float">
            <text:p>7816</text:p>
          </table:table-cell>
          <table:table-cell table:formula="of:=[.B155]-[.B$2]" office:value-type="float" office:value="14.5157001018524" calcext:value-type="float">
            <text:p>14.5157001019</text:p>
          </table:table-cell>
          <table:table-cell table:formula="of:=[.D155]/([.E155]-[.E154])" office:value-type="float" office:value="84067.8541472734" calcext:value-type="float">
            <text:p>84067.8541472734</text:p>
          </table:table-cell>
          <table:table-cell table:formula="of:=[.E155]-[.E154]" office:value-type="float" office:value="0.0929725170135498" calcext:value-type="float">
            <text:p>0.09297251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909770.69004" calcext:value-type="float">
            <text:p>1455909770.69004</text:p>
          </table:table-cell>
          <table:table-cell office:value-type="float" office:value="1455909770.6902" calcext:value-type="float">
            <text:p>1455909770.6902</text:p>
          </table:table-cell>
          <table:table-cell office:value-type="float" office:value="7840" calcext:value-type="float">
            <text:p>7840</text:p>
          </table:table-cell>
          <table:table-cell table:formula="of:=[.B156]-[.B$2]" office:value-type="float" office:value="14.606861114502" calcext:value-type="float">
            <text:p>14.6068611145</text:p>
          </table:table-cell>
          <table:table-cell table:formula="of:=[.D156]/([.E156]-[.E155])" office:value-type="float" office:value="86001.6773852708" calcext:value-type="float">
            <text:p>86001.6773852708</text:p>
          </table:table-cell>
          <table:table-cell table:formula="of:=[.E156]-[.E155]" office:value-type="float" office:value="0.0911610126495361" calcext:value-type="float">
            <text:p>0.09116101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909770.78169" calcext:value-type="float">
            <text:p>1455909770.78169</text:p>
          </table:table-cell>
          <table:table-cell office:value-type="float" office:value="1455909770.78186" calcext:value-type="float">
            <text:p>1455909770.78186</text:p>
          </table:table-cell>
          <table:table-cell office:value-type="float" office:value="7864" calcext:value-type="float">
            <text:p>7864</text:p>
          </table:table-cell>
          <table:table-cell table:formula="of:=[.B157]-[.B$2]" office:value-type="float" office:value="14.6985085010529" calcext:value-type="float">
            <text:p>14.6985085011</text:p>
          </table:table-cell>
          <table:table-cell table:formula="of:=[.D157]/([.E157]-[.E156])" office:value-type="float" office:value="85807.1385988965" calcext:value-type="float">
            <text:p>85807.1385988965</text:p>
          </table:table-cell>
          <table:table-cell table:formula="of:=[.E157]-[.E156]" office:value-type="float" office:value="0.0916473865509033" calcext:value-type="float">
            <text:p>0.09164738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909770.87384" calcext:value-type="float">
            <text:p>1455909770.87384</text:p>
          </table:table-cell>
          <table:table-cell office:value-type="float" office:value="1455909770.87401" calcext:value-type="float">
            <text:p>1455909770.87401</text:p>
          </table:table-cell>
          <table:table-cell office:value-type="float" office:value="7880" calcext:value-type="float">
            <text:p>7880</text:p>
          </table:table-cell>
          <table:table-cell table:formula="of:=[.B158]-[.B$2]" office:value-type="float" office:value="14.7906572818756" calcext:value-type="float">
            <text:p>14.7906572819</text:p>
          </table:table-cell>
          <table:table-cell table:formula="of:=[.D158]/([.E158]-[.E157])" office:value-type="float" office:value="85513.8823285899" calcext:value-type="float">
            <text:p>85513.8823285899</text:p>
          </table:table-cell>
          <table:table-cell table:formula="of:=[.E158]-[.E157]" office:value-type="float" office:value="0.0921487808227539" calcext:value-type="float">
            <text:p>0.09214878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909770.9651" calcext:value-type="float">
            <text:p>1455909770.9651</text:p>
          </table:table-cell>
          <table:table-cell office:value-type="float" office:value="1455909770.96527" calcext:value-type="float">
            <text:p>1455909770.96527</text:p>
          </table:table-cell>
          <table:table-cell office:value-type="float" office:value="7888" calcext:value-type="float">
            <text:p>7888</text:p>
          </table:table-cell>
          <table:table-cell table:formula="of:=[.B159]-[.B$2]" office:value-type="float" office:value="14.8819172382355" calcext:value-type="float">
            <text:p>14.8819172382</text:p>
          </table:table-cell>
          <table:table-cell table:formula="of:=[.D159]/([.E159]-[.E158])" office:value-type="float" office:value="86434.4046899982" calcext:value-type="float">
            <text:p>86434.4046899982</text:p>
          </table:table-cell>
          <table:table-cell table:formula="of:=[.E159]-[.E158]" office:value-type="float" office:value="0.0912599563598633" calcext:value-type="float">
            <text:p>0.091259956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909771.06928" calcext:value-type="float">
            <text:p>1455909771.06928</text:p>
          </table:table-cell>
          <table:table-cell office:value-type="float" office:value="1455909771.06951" calcext:value-type="float">
            <text:p>1455909771.06951</text:p>
          </table:table-cell>
          <table:table-cell office:value-type="float" office:value="7888" calcext:value-type="float">
            <text:p>7888</text:p>
          </table:table-cell>
          <table:table-cell table:formula="of:=[.B160]-[.B$2]" office:value-type="float" office:value="14.9860963821411" calcext:value-type="float">
            <text:p>14.9860963821</text:p>
          </table:table-cell>
          <table:table-cell table:formula="of:=[.D160]/([.E160]-[.E159])" office:value-type="float" office:value="75715.730656652" calcext:value-type="float">
            <text:p>75715.730656652</text:p>
          </table:table-cell>
          <table:table-cell table:formula="of:=[.E160]-[.E159]" office:value-type="float" office:value="0.10417914390564" calcext:value-type="float">
            <text:p>0.10417914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909771.19363" calcext:value-type="float">
            <text:p>1455909771.19363</text:p>
          </table:table-cell>
          <table:table-cell office:value-type="float" office:value="1455909771.19382" calcext:value-type="float">
            <text:p>1455909771.19382</text:p>
          </table:table-cell>
          <table:table-cell office:value-type="float" office:value="7880" calcext:value-type="float">
            <text:p>7880</text:p>
          </table:table-cell>
          <table:table-cell table:formula="of:=[.B161]-[.B$2]" office:value-type="float" office:value="15.1104516983032" calcext:value-type="float">
            <text:p>15.1104516983</text:p>
          </table:table-cell>
          <table:table-cell table:formula="of:=[.D161]/([.E161]-[.E160])" office:value-type="float" office:value="63366.8124789104" calcext:value-type="float">
            <text:p>63366.8124789104</text:p>
          </table:table-cell>
          <table:table-cell table:formula="of:=[.E161]-[.E160]" office:value-type="float" office:value="0.124355316162109" calcext:value-type="float">
            <text:p>0.12435531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909771.31801" calcext:value-type="float">
            <text:p>1455909771.31801</text:p>
          </table:table-cell>
          <table:table-cell office:value-type="float" office:value="1455909771.31818" calcext:value-type="float">
            <text:p>1455909771.31818</text:p>
          </table:table-cell>
          <table:table-cell office:value-type="float" office:value="7864" calcext:value-type="float">
            <text:p>7864</text:p>
          </table:table-cell>
          <table:table-cell table:formula="of:=[.B162]-[.B$2]" office:value-type="float" office:value="15.2348258495331" calcext:value-type="float">
            <text:p>15.2348258495</text:p>
          </table:table-cell>
          <table:table-cell table:formula="of:=[.D162]/([.E162]-[.E161])" office:value-type="float" office:value="63228.5721931592" calcext:value-type="float">
            <text:p>63228.5721931592</text:p>
          </table:table-cell>
          <table:table-cell table:formula="of:=[.E162]-[.E161]" office:value-type="float" office:value="0.124374151229858" calcext:value-type="float">
            <text:p>0.124374151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909771.44225" calcext:value-type="float">
            <text:p>1455909771.44225</text:p>
          </table:table-cell>
          <table:table-cell office:value-type="float" office:value="1455909771.44248" calcext:value-type="float">
            <text:p>1455909771.44248</text:p>
          </table:table-cell>
          <table:table-cell office:value-type="float" office:value="7824" calcext:value-type="float">
            <text:p>7824</text:p>
          </table:table-cell>
          <table:table-cell table:formula="of:=[.B163]-[.B$2]" office:value-type="float" office:value="15.359071969986" calcext:value-type="float">
            <text:p>15.35907197</text:p>
          </table:table-cell>
          <table:table-cell table:formula="of:=[.D163]/([.E163]-[.E162])" office:value-type="float" office:value="62971.7851268215" calcext:value-type="float">
            <text:p>62971.7851268215</text:p>
          </table:table-cell>
          <table:table-cell table:formula="of:=[.E163]-[.E162]" office:value-type="float" office:value="0.124246120452881" calcext:value-type="float">
            <text:p>0.12424612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909771.56691" calcext:value-type="float">
            <text:p>1455909771.56691</text:p>
          </table:table-cell>
          <table:table-cell office:value-type="float" office:value="1455909771.56709" calcext:value-type="float">
            <text:p>1455909771.56709</text:p>
          </table:table-cell>
          <table:table-cell office:value-type="float" office:value="7776" calcext:value-type="float">
            <text:p>7776</text:p>
          </table:table-cell>
          <table:table-cell table:formula="of:=[.B164]-[.B$2]" office:value-type="float" office:value="15.4837288856506" calcext:value-type="float">
            <text:p>15.4837288857</text:p>
          </table:table-cell>
          <table:table-cell table:formula="of:=[.D164]/([.E164]-[.E163])" office:value-type="float" office:value="62379.2106401657" calcext:value-type="float">
            <text:p>62379.2106401657</text:p>
          </table:table-cell>
          <table:table-cell table:formula="of:=[.E164]-[.E163]" office:value-type="float" office:value="0.124656915664673" calcext:value-type="float">
            <text:p>0.124656915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909771.68369" calcext:value-type="float">
            <text:p>1455909771.68369</text:p>
          </table:table-cell>
          <table:table-cell office:value-type="float" office:value="1455909771.68386" calcext:value-type="float">
            <text:p>1455909771.68386</text:p>
          </table:table-cell>
          <table:table-cell office:value-type="float" office:value="7720" calcext:value-type="float">
            <text:p>7720</text:p>
          </table:table-cell>
          <table:table-cell table:formula="of:=[.B165]-[.B$2]" office:value-type="float" office:value="15.6005053520203" calcext:value-type="float">
            <text:p>15.600505352</text:p>
          </table:table-cell>
          <table:table-cell table:formula="of:=[.D165]/([.E165]-[.E164])" office:value-type="float" office:value="66109.2105284649" calcext:value-type="float">
            <text:p>66109.2105284649</text:p>
          </table:table-cell>
          <table:table-cell table:formula="of:=[.E165]-[.E164]" office:value-type="float" office:value="0.116776466369629" calcext:value-type="float">
            <text:p>0.11677646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909771.80073" calcext:value-type="float">
            <text:p>1455909771.80073</text:p>
          </table:table-cell>
          <table:table-cell office:value-type="float" office:value="1455909771.80091" calcext:value-type="float">
            <text:p>1455909771.80091</text:p>
          </table:table-cell>
          <table:table-cell office:value-type="float" office:value="7648" calcext:value-type="float">
            <text:p>7648</text:p>
          </table:table-cell>
          <table:table-cell table:formula="of:=[.B166]-[.B$2]" office:value-type="float" office:value="15.7175498008728" calcext:value-type="float">
            <text:p>15.7175498009</text:p>
          </table:table-cell>
          <table:table-cell table:formula="of:=[.D166]/([.E166]-[.E165])" office:value-type="float" office:value="65342.6973682066" calcext:value-type="float">
            <text:p>65342.6973682066</text:p>
          </table:table-cell>
          <table:table-cell table:formula="of:=[.E166]-[.E165]" office:value-type="float" office:value="0.117044448852539" calcext:value-type="float">
            <text:p>0.117044448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909771.91772" calcext:value-type="float">
            <text:p>1455909771.91772</text:p>
          </table:table-cell>
          <table:table-cell office:value-type="float" office:value="1455909771.9179" calcext:value-type="float">
            <text:p>1455909771.9179</text:p>
          </table:table-cell>
          <table:table-cell office:value-type="float" office:value="7568" calcext:value-type="float">
            <text:p>7568</text:p>
          </table:table-cell>
          <table:table-cell table:formula="of:=[.B167]-[.B$2]" office:value-type="float" office:value="15.8345403671265" calcext:value-type="float">
            <text:p>15.8345403671</text:p>
          </table:table-cell>
          <table:table-cell table:formula="of:=[.D167]/([.E167]-[.E166])" office:value-type="float" office:value="64688.9765760331" calcext:value-type="float">
            <text:p>64688.9765760331</text:p>
          </table:table-cell>
          <table:table-cell table:formula="of:=[.E167]-[.E166]" office:value-type="float" office:value="0.116990566253662" calcext:value-type="float">
            <text:p>0.116990566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909772.03477" calcext:value-type="float">
            <text:p>1455909772.03477</text:p>
          </table:table-cell>
          <table:table-cell office:value-type="float" office:value="1455909772.03494" calcext:value-type="float">
            <text:p>1455909772.03494</text:p>
          </table:table-cell>
          <table:table-cell office:value-type="float" office:value="7488" calcext:value-type="float">
            <text:p>7488</text:p>
          </table:table-cell>
          <table:table-cell table:formula="of:=[.B168]-[.B$2]" office:value-type="float" office:value="15.9515862464905" calcext:value-type="float">
            <text:p>15.9515862465</text:p>
          </table:table-cell>
          <table:table-cell table:formula="of:=[.D168]/([.E168]-[.E167])" office:value-type="float" office:value="63974.9134329818" calcext:value-type="float">
            <text:p>63974.9134329818</text:p>
          </table:table-cell>
          <table:table-cell table:formula="of:=[.E168]-[.E167]" office:value-type="float" office:value="0.117045879364014" calcext:value-type="float">
            <text:p>0.117045879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909772.15193" calcext:value-type="float">
            <text:p>1455909772.15193</text:p>
          </table:table-cell>
          <table:table-cell office:value-type="float" office:value="1455909772.15211" calcext:value-type="float">
            <text:p>1455909772.15211</text:p>
          </table:table-cell>
          <table:table-cell office:value-type="float" office:value="7384" calcext:value-type="float">
            <text:p>7384</text:p>
          </table:table-cell>
          <table:table-cell table:formula="of:=[.B169]-[.B$2]" office:value-type="float" office:value="16.0687460899353" calcext:value-type="float">
            <text:p>16.0687460899</text:p>
          </table:table-cell>
          <table:table-cell table:formula="of:=[.D169]/([.E169]-[.E168])" office:value-type="float" office:value="63025.0073992072" calcext:value-type="float">
            <text:p>63025.0073992072</text:p>
          </table:table-cell>
          <table:table-cell table:formula="of:=[.E169]-[.E168]" office:value-type="float" office:value="0.117159843444824" calcext:value-type="float">
            <text:p>0.117159843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909772.26884" calcext:value-type="float">
            <text:p>1455909772.26884</text:p>
          </table:table-cell>
          <table:table-cell office:value-type="float" office:value="1455909772.26902" calcext:value-type="float">
            <text:p>1455909772.26902</text:p>
          </table:table-cell>
          <table:table-cell office:value-type="float" office:value="7280" calcext:value-type="float">
            <text:p>7280</text:p>
          </table:table-cell>
          <table:table-cell table:formula="of:=[.B170]-[.B$2]" office:value-type="float" office:value="16.1856641769409" calcext:value-type="float">
            <text:p>16.1856641769</text:p>
          </table:table-cell>
          <table:table-cell table:formula="of:=[.D170]/([.E170]-[.E169])" office:value-type="float" office:value="62265.8152083036" calcext:value-type="float">
            <text:p>62265.8152083036</text:p>
          </table:table-cell>
          <table:table-cell table:formula="of:=[.E170]-[.E169]" office:value-type="float" office:value="0.116918087005615" calcext:value-type="float">
            <text:p>0.11691808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909772.37874" calcext:value-type="float">
            <text:p>1455909772.37874</text:p>
          </table:table-cell>
          <table:table-cell office:value-type="float" office:value="1455909772.37893" calcext:value-type="float">
            <text:p>1455909772.37893</text:p>
          </table:table-cell>
          <table:table-cell office:value-type="float" office:value="7168" calcext:value-type="float">
            <text:p>7168</text:p>
          </table:table-cell>
          <table:table-cell table:formula="of:=[.B171]-[.B$2]" office:value-type="float" office:value="16.2955596446991" calcext:value-type="float">
            <text:p>16.2955596447</text:p>
          </table:table-cell>
          <table:table-cell table:formula="of:=[.D171]/([.E171]-[.E170])" office:value-type="float" office:value="65225.6198205821" calcext:value-type="float">
            <text:p>65225.6198205821</text:p>
          </table:table-cell>
          <table:table-cell table:formula="of:=[.E171]-[.E170]" office:value-type="float" office:value="0.109895467758179" calcext:value-type="float">
            <text:p>0.109895467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909772.48828" calcext:value-type="float">
            <text:p>1455909772.48828</text:p>
          </table:table-cell>
          <table:table-cell office:value-type="float" office:value="1455909772.48845" calcext:value-type="float">
            <text:p>1455909772.48845</text:p>
          </table:table-cell>
          <table:table-cell office:value-type="float" office:value="7048" calcext:value-type="float">
            <text:p>7048</text:p>
          </table:table-cell>
          <table:table-cell table:formula="of:=[.B172]-[.B$2]" office:value-type="float" office:value="16.4051022529602" calcext:value-type="float">
            <text:p>16.405102253</text:p>
          </table:table-cell>
          <table:table-cell table:formula="of:=[.D172]/([.E172]-[.E171])" office:value-type="float" office:value="64340.2609439445" calcext:value-type="float">
            <text:p>64340.2609439445</text:p>
          </table:table-cell>
          <table:table-cell table:formula="of:=[.E172]-[.E171]" office:value-type="float" office:value="0.109542608261108" calcext:value-type="float">
            <text:p>0.109542608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909772.59798" calcext:value-type="float">
            <text:p>1455909772.59798</text:p>
          </table:table-cell>
          <table:table-cell office:value-type="float" office:value="1455909772.59815" calcext:value-type="float">
            <text:p>1455909772.59815</text:p>
          </table:table-cell>
          <table:table-cell office:value-type="float" office:value="6936" calcext:value-type="float">
            <text:p>6936</text:p>
          </table:table-cell>
          <table:table-cell table:formula="of:=[.B173]-[.B$2]" office:value-type="float" office:value="16.5147988796234" calcext:value-type="float">
            <text:p>16.5147988796</text:p>
          </table:table-cell>
          <table:table-cell table:formula="of:=[.D173]/([.E173]-[.E172])" office:value-type="float" office:value="63228.9270051576" calcext:value-type="float">
            <text:p>63228.9270051576</text:p>
          </table:table-cell>
          <table:table-cell table:formula="of:=[.E173]-[.E172]" office:value-type="float" office:value="0.109696626663208" calcext:value-type="float">
            <text:p>0.10969662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909772.70766" calcext:value-type="float">
            <text:p>1455909772.70766</text:p>
          </table:table-cell>
          <table:table-cell office:value-type="float" office:value="1455909772.70783" calcext:value-type="float">
            <text:p>1455909772.70783</text:p>
          </table:table-cell>
          <table:table-cell office:value-type="float" office:value="6808" calcext:value-type="float">
            <text:p>6808</text:p>
          </table:table-cell>
          <table:table-cell table:formula="of:=[.B174]-[.B$2]" office:value-type="float" office:value="16.6244790554047" calcext:value-type="float">
            <text:p>16.6244790554</text:p>
          </table:table-cell>
          <table:table-cell table:formula="of:=[.D174]/([.E174]-[.E173])" office:value-type="float" office:value="62071.3811908737" calcext:value-type="float">
            <text:p>62071.3811908737</text:p>
          </table:table-cell>
          <table:table-cell table:formula="of:=[.E174]-[.E173]" office:value-type="float" office:value="0.10968017578125" calcext:value-type="float">
            <text:p>0.109680175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909772.8101" calcext:value-type="float">
            <text:p>1455909772.8101</text:p>
          </table:table-cell>
          <table:table-cell office:value-type="float" office:value="1455909772.81027" calcext:value-type="float">
            <text:p>1455909772.81027</text:p>
          </table:table-cell>
          <table:table-cell office:value-type="float" office:value="6680" calcext:value-type="float">
            <text:p>6680</text:p>
          </table:table-cell>
          <table:table-cell table:formula="of:=[.B175]-[.B$2]" office:value-type="float" office:value="16.7269213199615" calcext:value-type="float">
            <text:p>16.72692132</text:p>
          </table:table-cell>
          <table:table-cell table:formula="of:=[.D175]/([.E175]-[.E174])" office:value-type="float" office:value="65207.4612846018" calcext:value-type="float">
            <text:p>65207.4612846018</text:p>
          </table:table-cell>
          <table:table-cell table:formula="of:=[.E175]-[.E174]" office:value-type="float" office:value="0.102442264556885" calcext:value-type="float">
            <text:p>0.102442264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909772.91248" calcext:value-type="float">
            <text:p>1455909772.91248</text:p>
          </table:table-cell>
          <table:table-cell office:value-type="float" office:value="1455909772.91271" calcext:value-type="float">
            <text:p>1455909772.91271</text:p>
          </table:table-cell>
          <table:table-cell office:value-type="float" office:value="6552" calcext:value-type="float">
            <text:p>6552</text:p>
          </table:table-cell>
          <table:table-cell table:formula="of:=[.B176]-[.B$2]" office:value-type="float" office:value="16.8293008804321" calcext:value-type="float">
            <text:p>16.8293008804</text:p>
          </table:table-cell>
          <table:table-cell table:formula="of:=[.D176]/([.E176]-[.E175])" office:value-type="float" office:value="63997.1491368409" calcext:value-type="float">
            <text:p>63997.1491368409</text:p>
          </table:table-cell>
          <table:table-cell table:formula="of:=[.E176]-[.E175]" office:value-type="float" office:value="0.102379560470581" calcext:value-type="float">
            <text:p>0.102379560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909773.01502" calcext:value-type="float">
            <text:p>1455909773.01502</text:p>
          </table:table-cell>
          <table:table-cell office:value-type="float" office:value="1455909773.0152" calcext:value-type="float">
            <text:p>1455909773.0152</text:p>
          </table:table-cell>
          <table:table-cell office:value-type="float" office:value="6432" calcext:value-type="float">
            <text:p>6432</text:p>
          </table:table-cell>
          <table:table-cell table:formula="of:=[.B177]-[.B$2]" office:value-type="float" office:value="16.9318432807922" calcext:value-type="float">
            <text:p>16.9318432808</text:p>
          </table:table-cell>
          <table:table-cell table:formula="of:=[.D177]/([.E177]-[.E176])" office:value-type="float" office:value="62725.2724474185" calcext:value-type="float">
            <text:p>62725.2724474185</text:p>
          </table:table-cell>
          <table:table-cell table:formula="of:=[.E177]-[.E176]" office:value-type="float" office:value="0.102542400360107" calcext:value-type="float">
            <text:p>0.102542400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909773.11742" calcext:value-type="float">
            <text:p>1455909773.11742</text:p>
          </table:table-cell>
          <table:table-cell office:value-type="float" office:value="1455909773.1176" calcext:value-type="float">
            <text:p>1455909773.1176</text:p>
          </table:table-cell>
          <table:table-cell office:value-type="float" office:value="6304" calcext:value-type="float">
            <text:p>6304</text:p>
          </table:table-cell>
          <table:table-cell table:formula="of:=[.B178]-[.B$2]" office:value-type="float" office:value="17.0342438220978" calcext:value-type="float">
            <text:p>17.0342438221</text:p>
          </table:table-cell>
          <table:table-cell table:formula="of:=[.D178]/([.E178]-[.E177])" office:value-type="float" office:value="61562.1745708372" calcext:value-type="float">
            <text:p>61562.1745708372</text:p>
          </table:table-cell>
          <table:table-cell table:formula="of:=[.E178]-[.E177]" office:value-type="float" office:value="0.102400541305542" calcext:value-type="float">
            <text:p>0.10240054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909773.21234" calcext:value-type="float">
            <text:p>1455909773.21234</text:p>
          </table:table-cell>
          <table:table-cell office:value-type="float" office:value="1455909773.2125" calcext:value-type="float">
            <text:p>1455909773.2125</text:p>
          </table:table-cell>
          <table:table-cell office:value-type="float" office:value="6176" calcext:value-type="float">
            <text:p>6176</text:p>
          </table:table-cell>
          <table:table-cell table:formula="of:=[.B179]-[.B$2]" office:value-type="float" office:value="17.1291558742523" calcext:value-type="float">
            <text:p>17.1291558743</text:p>
          </table:table-cell>
          <table:table-cell table:formula="of:=[.D179]/([.E179]-[.E178])" office:value-type="float" office:value="65070.7666708533" calcext:value-type="float">
            <text:p>65070.7666708533</text:p>
          </table:table-cell>
          <table:table-cell table:formula="of:=[.E179]-[.E178]" office:value-type="float" office:value="0.094912052154541" calcext:value-type="float">
            <text:p>0.094912052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909773.30742" calcext:value-type="float">
            <text:p>1455909773.30742</text:p>
          </table:table-cell>
          <table:table-cell office:value-type="float" office:value="1455909773.30759" calcext:value-type="float">
            <text:p>1455909773.30759</text:p>
          </table:table-cell>
          <table:table-cell office:value-type="float" office:value="6056" calcext:value-type="float">
            <text:p>6056</text:p>
          </table:table-cell>
          <table:table-cell table:formula="of:=[.B180]-[.B$2]" office:value-type="float" office:value="17.224241733551" calcext:value-type="float">
            <text:p>17.2242417336</text:p>
          </table:table-cell>
          <table:table-cell table:formula="of:=[.D180]/([.E180]-[.E179])" office:value-type="float" office:value="63689.806714324" calcext:value-type="float">
            <text:p>63689.806714324</text:p>
          </table:table-cell>
          <table:table-cell table:formula="of:=[.E180]-[.E179]" office:value-type="float" office:value="0.0950858592987061" calcext:value-type="float">
            <text:p>0.09508585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909773.40272" calcext:value-type="float">
            <text:p>1455909773.40272</text:p>
          </table:table-cell>
          <table:table-cell office:value-type="float" office:value="1455909773.40315" calcext:value-type="float">
            <text:p>1455909773.40315</text:p>
          </table:table-cell>
          <table:table-cell office:value-type="float" office:value="5936" calcext:value-type="float">
            <text:p>5936</text:p>
          </table:table-cell>
          <table:table-cell table:formula="of:=[.B181]-[.B$2]" office:value-type="float" office:value="17.3195352554321" calcext:value-type="float">
            <text:p>17.3195352554</text:p>
          </table:table-cell>
          <table:table-cell table:formula="of:=[.D181]/([.E181]-[.E180])" office:value-type="float" office:value="62291.7474642848" calcext:value-type="float">
            <text:p>62291.7474642848</text:p>
          </table:table-cell>
          <table:table-cell table:formula="of:=[.E181]-[.E180]" office:value-type="float" office:value="0.0952935218811035" calcext:value-type="float">
            <text:p>0.09529352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909773.49762" calcext:value-type="float">
            <text:p>1455909773.49762</text:p>
          </table:table-cell>
          <table:table-cell office:value-type="float" office:value="1455909773.49779" calcext:value-type="float">
            <text:p>1455909773.49779</text:p>
          </table:table-cell>
          <table:table-cell office:value-type="float" office:value="5816" calcext:value-type="float">
            <text:p>5816</text:p>
          </table:table-cell>
          <table:table-cell table:formula="of:=[.B182]-[.B$2]" office:value-type="float" office:value="17.4144372940063" calcext:value-type="float">
            <text:p>17.414437294</text:p>
          </table:table-cell>
          <table:table-cell table:formula="of:=[.D182]/([.E182]-[.E181])" office:value-type="float" office:value="61284.2472867594" calcext:value-type="float">
            <text:p>61284.2472867594</text:p>
          </table:table-cell>
          <table:table-cell table:formula="of:=[.E182]-[.E181]" office:value-type="float" office:value="0.0949020385742188" calcext:value-type="float">
            <text:p>0.094902038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909773.59013" calcext:value-type="float">
            <text:p>1455909773.59013</text:p>
          </table:table-cell>
          <table:table-cell office:value-type="float" office:value="1455909773.5903" calcext:value-type="float">
            <text:p>1455909773.5903</text:p>
          </table:table-cell>
          <table:table-cell office:value-type="float" office:value="5696" calcext:value-type="float">
            <text:p>5696</text:p>
          </table:table-cell>
          <table:table-cell table:formula="of:=[.B183]-[.B$2]" office:value-type="float" office:value="17.5069465637207" calcext:value-type="float">
            <text:p>17.5069465637</text:p>
          </table:table-cell>
          <table:table-cell table:formula="of:=[.D183]/([.E183]-[.E182])" office:value-type="float" office:value="61572.2080348031" calcext:value-type="float">
            <text:p>61572.2080348031</text:p>
          </table:table-cell>
          <table:table-cell table:formula="of:=[.E183]-[.E182]" office:value-type="float" office:value="0.0925092697143555" calcext:value-type="float">
            <text:p>0.09250926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909773.68132" calcext:value-type="float">
            <text:p>1455909773.68132</text:p>
          </table:table-cell>
          <table:table-cell office:value-type="float" office:value="1455909773.6815" calcext:value-type="float">
            <text:p>1455909773.6815</text:p>
          </table:table-cell>
          <table:table-cell office:value-type="float" office:value="5592" calcext:value-type="float">
            <text:p>5592</text:p>
          </table:table-cell>
          <table:table-cell table:formula="of:=[.B184]-[.B$2]" office:value-type="float" office:value="17.5981378555298" calcext:value-type="float">
            <text:p>17.5981378555</text:p>
          </table:table-cell>
          <table:table-cell table:formula="of:=[.D184]/([.E184]-[.E183])" office:value-type="float" office:value="61321.6447433095" calcext:value-type="float">
            <text:p>61321.6447433095</text:p>
          </table:table-cell>
          <table:table-cell table:formula="of:=[.E184]-[.E183]" office:value-type="float" office:value="0.091191291809082" calcext:value-type="float">
            <text:p>0.09119129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909773.77205" calcext:value-type="float">
            <text:p>1455909773.77205</text:p>
          </table:table-cell>
          <table:table-cell office:value-type="float" office:value="1455909773.77223" calcext:value-type="float">
            <text:p>1455909773.77223</text:p>
          </table:table-cell>
          <table:table-cell office:value-type="float" office:value="5480" calcext:value-type="float">
            <text:p>5480</text:p>
          </table:table-cell>
          <table:table-cell table:formula="of:=[.B185]-[.B$2]" office:value-type="float" office:value="17.6888675689697" calcext:value-type="float">
            <text:p>17.688867569</text:p>
          </table:table-cell>
          <table:table-cell table:formula="of:=[.D185]/([.E185]-[.E184])" office:value-type="float" office:value="60399.1767661373" calcext:value-type="float">
            <text:p>60399.1767661373</text:p>
          </table:table-cell>
          <table:table-cell table:formula="of:=[.E185]-[.E184]" office:value-type="float" office:value="0.0907297134399414" calcext:value-type="float">
            <text:p>0.090729713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909773.8639" calcext:value-type="float">
            <text:p>1455909773.8639</text:p>
          </table:table-cell>
          <table:table-cell office:value-type="float" office:value="1455909773.86408" calcext:value-type="float">
            <text:p>1455909773.86408</text:p>
          </table:table-cell>
          <table:table-cell office:value-type="float" office:value="5376" calcext:value-type="float">
            <text:p>5376</text:p>
          </table:table-cell>
          <table:table-cell table:formula="of:=[.B186]-[.B$2]" office:value-type="float" office:value="17.7807219028473" calcext:value-type="float">
            <text:p>17.7807219028</text:p>
          </table:table-cell>
          <table:table-cell table:formula="of:=[.D186]/([.E186]-[.E185])" office:value-type="float" office:value="58527.4507261236" calcext:value-type="float">
            <text:p>58527.4507261236</text:p>
          </table:table-cell>
          <table:table-cell table:formula="of:=[.E186]-[.E185]" office:value-type="float" office:value="0.0918543338775635" calcext:value-type="float">
            <text:p>0.091854333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909773.95476" calcext:value-type="float">
            <text:p>1455909773.95476</text:p>
          </table:table-cell>
          <table:table-cell office:value-type="float" office:value="1455909773.95493" calcext:value-type="float">
            <text:p>1455909773.95493</text:p>
          </table:table-cell>
          <table:table-cell office:value-type="float" office:value="5272" calcext:value-type="float">
            <text:p>5272</text:p>
          </table:table-cell>
          <table:table-cell table:formula="of:=[.B187]-[.B$2]" office:value-type="float" office:value="17.8715767860413" calcext:value-type="float">
            <text:p>17.871576786</text:p>
          </table:table-cell>
          <table:table-cell table:formula="of:=[.D187]/([.E187]-[.E186])" office:value-type="float" office:value="58026.6003836535" calcext:value-type="float">
            <text:p>58026.6003836535</text:p>
          </table:table-cell>
          <table:table-cell table:formula="of:=[.E187]-[.E186]" office:value-type="float" office:value="0.0908548831939697" calcext:value-type="float">
            <text:p>0.09085488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909774.04653" calcext:value-type="float">
            <text:p>1455909774.04653</text:p>
          </table:table-cell>
          <table:table-cell office:value-type="float" office:value="1455909774.0467" calcext:value-type="float">
            <text:p>1455909774.0467</text:p>
          </table:table-cell>
          <table:table-cell office:value-type="float" office:value="5168" calcext:value-type="float">
            <text:p>5168</text:p>
          </table:table-cell>
          <table:table-cell table:formula="of:=[.B188]-[.B$2]" office:value-type="float" office:value="17.9633522033691" calcext:value-type="float">
            <text:p>17.9633522034</text:p>
          </table:table-cell>
          <table:table-cell table:formula="of:=[.D188]/([.E188]-[.E187])" office:value-type="float" office:value="56311.3756436168" calcext:value-type="float">
            <text:p>56311.3756436168</text:p>
          </table:table-cell>
          <table:table-cell table:formula="of:=[.E188]-[.E187]" office:value-type="float" office:value="0.0917754173278809" calcext:value-type="float">
            <text:p>0.091775417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909774.13733" calcext:value-type="float">
            <text:p>1455909774.13733</text:p>
          </table:table-cell>
          <table:table-cell office:value-type="float" office:value="1455909774.1375" calcext:value-type="float">
            <text:p>1455909774.1375</text:p>
          </table:table-cell>
          <table:table-cell office:value-type="float" office:value="5072" calcext:value-type="float">
            <text:p>5072</text:p>
          </table:table-cell>
          <table:table-cell table:formula="of:=[.B189]-[.B$2]" office:value-type="float" office:value="18.0541472434998" calcext:value-type="float">
            <text:p>18.0541472435</text:p>
          </table:table-cell>
          <table:table-cell table:formula="of:=[.D189]/([.E189]-[.E188])" office:value-type="float" office:value="55862.0822536513" calcext:value-type="float">
            <text:p>55862.0822536513</text:p>
          </table:table-cell>
          <table:table-cell table:formula="of:=[.E189]-[.E188]" office:value-type="float" office:value="0.0907950401306152" calcext:value-type="float">
            <text:p>0.090795040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909774.22884" calcext:value-type="float">
            <text:p>1455909774.22884</text:p>
          </table:table-cell>
          <table:table-cell office:value-type="float" office:value="1455909774.22901" calcext:value-type="float">
            <text:p>1455909774.22901</text:p>
          </table:table-cell>
          <table:table-cell office:value-type="float" office:value="4984" calcext:value-type="float">
            <text:p>4984</text:p>
          </table:table-cell>
          <table:table-cell table:formula="of:=[.B190]-[.B$2]" office:value-type="float" office:value="18.1456551551819" calcext:value-type="float">
            <text:p>18.1456551552</text:p>
          </table:table-cell>
          <table:table-cell table:formula="of:=[.D190]/([.E190]-[.E189])" office:value-type="float" office:value="54465.2359384282" calcext:value-type="float">
            <text:p>54465.2359384282</text:p>
          </table:table-cell>
          <table:table-cell table:formula="of:=[.E190]-[.E189]" office:value-type="float" office:value="0.0915079116821289" calcext:value-type="float">
            <text:p>0.091507911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909774.31981" calcext:value-type="float">
            <text:p>1455909774.31981</text:p>
          </table:table-cell>
          <table:table-cell office:value-type="float" office:value="1455909774.32" calcext:value-type="float">
            <text:p>1455909774.32</text:p>
          </table:table-cell>
          <table:table-cell office:value-type="float" office:value="4896" calcext:value-type="float">
            <text:p>4896</text:p>
          </table:table-cell>
          <table:table-cell table:formula="of:=[.B191]-[.B$2]" office:value-type="float" office:value="18.2366297245026" calcext:value-type="float">
            <text:p>18.2366297245</text:p>
          </table:table-cell>
          <table:table-cell table:formula="of:=[.D191]/([.E191]-[.E190])" office:value-type="float" office:value="53817.2374605255" calcext:value-type="float">
            <text:p>53817.2374605255</text:p>
          </table:table-cell>
          <table:table-cell table:formula="of:=[.E191]-[.E190]" office:value-type="float" office:value="0.0909745693206787" calcext:value-type="float">
            <text:p>0.090974569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909774.41076" calcext:value-type="float">
            <text:p>1455909774.41076</text:p>
          </table:table-cell>
          <table:table-cell office:value-type="float" office:value="1455909774.41094" calcext:value-type="float">
            <text:p>1455909774.41094</text:p>
          </table:table-cell>
          <table:table-cell office:value-type="float" office:value="4808" calcext:value-type="float">
            <text:p>4808</text:p>
          </table:table-cell>
          <table:table-cell table:formula="of:=[.B192]-[.B$2]" office:value-type="float" office:value="18.327582359314" calcext:value-type="float">
            <text:p>18.3275823593</text:p>
          </table:table-cell>
          <table:table-cell table:formula="of:=[.D192]/([.E192]-[.E191])" office:value-type="float" office:value="52862.6796790421" calcext:value-type="float">
            <text:p>52862.6796790421</text:p>
          </table:table-cell>
          <table:table-cell table:formula="of:=[.E192]-[.E191]" office:value-type="float" office:value="0.0909526348114014" calcext:value-type="float">
            <text:p>0.090952634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909774.50272" calcext:value-type="float">
            <text:p>1455909774.50272</text:p>
          </table:table-cell>
          <table:table-cell office:value-type="float" office:value="1455909774.5029" calcext:value-type="float">
            <text:p>1455909774.5029</text:p>
          </table:table-cell>
          <table:table-cell office:value-type="float" office:value="4728" calcext:value-type="float">
            <text:p>4728</text:p>
          </table:table-cell>
          <table:table-cell table:formula="of:=[.B193]-[.B$2]" office:value-type="float" office:value="18.4195356369019" calcext:value-type="float">
            <text:p>18.4195356369</text:p>
          </table:table-cell>
          <table:table-cell table:formula="of:=[.D193]/([.E193]-[.E192])" office:value-type="float" office:value="51417.4168014935" calcext:value-type="float">
            <text:p>51417.4168014935</text:p>
          </table:table-cell>
          <table:table-cell table:formula="of:=[.E193]-[.E192]" office:value-type="float" office:value="0.0919532775878906" calcext:value-type="float">
            <text:p>0.09195327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909774.59373" calcext:value-type="float">
            <text:p>1455909774.59373</text:p>
          </table:table-cell>
          <table:table-cell office:value-type="float" office:value="1455909774.5939" calcext:value-type="float">
            <text:p>1455909774.5939</text:p>
          </table:table-cell>
          <table:table-cell office:value-type="float" office:value="4656" calcext:value-type="float">
            <text:p>4656</text:p>
          </table:table-cell>
          <table:table-cell table:formula="of:=[.B194]-[.B$2]" office:value-type="float" office:value="18.5105543136597" calcext:value-type="float">
            <text:p>18.5105543137</text:p>
          </table:table-cell>
          <table:table-cell table:formula="of:=[.D194]/([.E194]-[.E193])" office:value-type="float" office:value="51154.3362950545" calcext:value-type="float">
            <text:p>51154.3362950545</text:p>
          </table:table-cell>
          <table:table-cell table:formula="of:=[.E194]-[.E193]" office:value-type="float" office:value="0.0910186767578125" calcext:value-type="float">
            <text:p>0.091018676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909774.6853" calcext:value-type="float">
            <text:p>1455909774.6853</text:p>
          </table:table-cell>
          <table:table-cell office:value-type="float" office:value="1455909774.68548" calcext:value-type="float">
            <text:p>1455909774.68548</text:p>
          </table:table-cell>
          <table:table-cell office:value-type="float" office:value="4592" calcext:value-type="float">
            <text:p>4592</text:p>
          </table:table-cell>
          <table:table-cell table:formula="of:=[.B195]-[.B$2]" office:value-type="float" office:value="18.6021194458008" calcext:value-type="float">
            <text:p>18.6021194458</text:p>
          </table:table-cell>
          <table:table-cell table:formula="of:=[.D195]/([.E195]-[.E194])" office:value-type="float" office:value="50150.0941747472" calcext:value-type="float">
            <text:p>50150.0941747472</text:p>
          </table:table-cell>
          <table:table-cell table:formula="of:=[.E195]-[.E194]" office:value-type="float" office:value="0.0915651321411133" calcext:value-type="float">
            <text:p>0.091565132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909774.77582" calcext:value-type="float">
            <text:p>1455909774.77582</text:p>
          </table:table-cell>
          <table:table-cell office:value-type="float" office:value="1455909774.77599" calcext:value-type="float">
            <text:p>1455909774.77599</text:p>
          </table:table-cell>
          <table:table-cell office:value-type="float" office:value="4536" calcext:value-type="float">
            <text:p>4536</text:p>
          </table:table-cell>
          <table:table-cell table:formula="of:=[.B196]-[.B$2]" office:value-type="float" office:value="18.6926369667053" calcext:value-type="float">
            <text:p>18.6926369667</text:p>
          </table:table-cell>
          <table:table-cell table:formula="of:=[.D196]/([.E196]-[.E195])" office:value-type="float" office:value="50111.8452501989" calcext:value-type="float">
            <text:p>50111.8452501989</text:p>
          </table:table-cell>
          <table:table-cell table:formula="of:=[.E196]-[.E195]" office:value-type="float" office:value="0.090517520904541" calcext:value-type="float">
            <text:p>0.09051752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909774.86734" calcext:value-type="float">
            <text:p>1455909774.86734</text:p>
          </table:table-cell>
          <table:table-cell office:value-type="float" office:value="1455909774.86751" calcext:value-type="float">
            <text:p>1455909774.86751</text:p>
          </table:table-cell>
          <table:table-cell office:value-type="float" office:value="4480" calcext:value-type="float">
            <text:p>4480</text:p>
          </table:table-cell>
          <table:table-cell table:formula="of:=[.B197]-[.B$2]" office:value-type="float" office:value="18.784158706665" calcext:value-type="float">
            <text:p>18.7841587067</text:p>
          </table:table-cell>
          <table:table-cell table:formula="of:=[.D197]/([.E197]-[.E196])" office:value-type="float" office:value="48950.1183213067" calcext:value-type="float">
            <text:p>48950.1183213067</text:p>
          </table:table-cell>
          <table:table-cell table:formula="of:=[.E197]-[.E196]" office:value-type="float" office:value="0.0915217399597168" calcext:value-type="float">
            <text:p>0.0915217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909774.95829" calcext:value-type="float">
            <text:p>1455909774.95829</text:p>
          </table:table-cell>
          <table:table-cell office:value-type="float" office:value="1455909774.95846" calcext:value-type="float">
            <text:p>1455909774.95846</text:p>
          </table:table-cell>
          <table:table-cell office:value-type="float" office:value="4432" calcext:value-type="float">
            <text:p>4432</text:p>
          </table:table-cell>
          <table:table-cell table:formula="of:=[.B198]-[.B$2]" office:value-type="float" office:value="18.8751134872437" calcext:value-type="float">
            <text:p>18.8751134872</text:p>
          </table:table-cell>
          <table:table-cell table:formula="of:=[.D198]/([.E198]-[.E197])" office:value-type="float" office:value="48727.5102177765" calcext:value-type="float">
            <text:p>48727.5102177765</text:p>
          </table:table-cell>
          <table:table-cell table:formula="of:=[.E198]-[.E197]" office:value-type="float" office:value="0.0909547805786133" calcext:value-type="float">
            <text:p>0.090954780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909775.0489" calcext:value-type="float">
            <text:p>1455909775.0489</text:p>
          </table:table-cell>
          <table:table-cell office:value-type="float" office:value="1455909775.04908" calcext:value-type="float">
            <text:p>1455909775.04908</text:p>
          </table:table-cell>
          <table:table-cell office:value-type="float" office:value="4392" calcext:value-type="float">
            <text:p>4392</text:p>
          </table:table-cell>
          <table:table-cell table:formula="of:=[.B199]-[.B$2]" office:value-type="float" office:value="18.9657220840454" calcext:value-type="float">
            <text:p>18.965722084</text:p>
          </table:table-cell>
          <table:table-cell table:formula="of:=[.D199]/([.E199]-[.E198])" office:value-type="float" office:value="48472.2217871803" calcext:value-type="float">
            <text:p>48472.2217871803</text:p>
          </table:table-cell>
          <table:table-cell table:formula="of:=[.E199]-[.E198]" office:value-type="float" office:value="0.0906085968017578" calcext:value-type="float">
            <text:p>0.090608596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909775.14063" calcext:value-type="float">
            <text:p>1455909775.14063</text:p>
          </table:table-cell>
          <table:table-cell office:value-type="float" office:value="1455909775.1408" calcext:value-type="float">
            <text:p>1455909775.1408</text:p>
          </table:table-cell>
          <table:table-cell office:value-type="float" office:value="4360" calcext:value-type="float">
            <text:p>4360</text:p>
          </table:table-cell>
          <table:table-cell table:formula="of:=[.B200]-[.B$2]" office:value-type="float" office:value="19.0574493408203" calcext:value-type="float">
            <text:p>19.0574493408</text:p>
          </table:table-cell>
          <table:table-cell table:formula="of:=[.D200]/([.E200]-[.E199])" office:value-type="float" office:value="47532.2183753886" calcext:value-type="float">
            <text:p>47532.2183753886</text:p>
          </table:table-cell>
          <table:table-cell table:formula="of:=[.E200]-[.E199]" office:value-type="float" office:value="0.0917272567749023" calcext:value-type="float">
            <text:p>0.091727256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909775.23134" calcext:value-type="float">
            <text:p>1455909775.23134</text:p>
          </table:table-cell>
          <table:table-cell office:value-type="float" office:value="1455909775.23158" calcext:value-type="float">
            <text:p>1455909775.23158</text:p>
          </table:table-cell>
          <table:table-cell office:value-type="float" office:value="4328" calcext:value-type="float">
            <text:p>4328</text:p>
          </table:table-cell>
          <table:table-cell table:formula="of:=[.B201]-[.B$2]" office:value-type="float" office:value="19.1481599807739" calcext:value-type="float">
            <text:p>19.1481599808</text:p>
          </table:table-cell>
          <table:table-cell table:formula="of:=[.D201]/([.E201]-[.E200])" office:value-type="float" office:value="47712.1537474899" calcext:value-type="float">
            <text:p>47712.1537474899</text:p>
          </table:table-cell>
          <table:table-cell table:formula="of:=[.E201]-[.E200]" office:value-type="float" office:value="0.0907106399536133" calcext:value-type="float">
            <text:p>0.0907106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909775.32394" calcext:value-type="float">
            <text:p>1455909775.32394</text:p>
          </table:table-cell>
          <table:table-cell office:value-type="float" office:value="1455909775.32411" calcext:value-type="float">
            <text:p>1455909775.32411</text:p>
          </table:table-cell>
          <table:table-cell office:value-type="float" office:value="4312" calcext:value-type="float">
            <text:p>4312</text:p>
          </table:table-cell>
          <table:table-cell table:formula="of:=[.B202]-[.B$2]" office:value-type="float" office:value="19.2407569885254" calcext:value-type="float">
            <text:p>19.2407569885</text:p>
          </table:table-cell>
          <table:table-cell table:formula="of:=[.D202]/([.E202]-[.E201])" office:value-type="float" office:value="46567.3794943097" calcext:value-type="float">
            <text:p>46567.3794943097</text:p>
          </table:table-cell>
          <table:table-cell table:formula="of:=[.E202]-[.E201]" office:value-type="float" office:value="0.0925970077514648" calcext:value-type="float">
            <text:p>0.092597007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909775.41468" calcext:value-type="float">
            <text:p>1455909775.41468</text:p>
          </table:table-cell>
          <table:table-cell office:value-type="float" office:value="1455909775.41485" calcext:value-type="float">
            <text:p>1455909775.41485</text:p>
          </table:table-cell>
          <table:table-cell office:value-type="float" office:value="4296" calcext:value-type="float">
            <text:p>4296</text:p>
          </table:table-cell>
          <table:table-cell table:formula="of:=[.B203]-[.B$2]" office:value-type="float" office:value="19.33149933815" calcext:value-type="float">
            <text:p>19.3314993382</text:p>
          </table:table-cell>
          <table:table-cell table:formula="of:=[.D203]/([.E203]-[.E202])" office:value-type="float" office:value="47342.8340545611" calcext:value-type="float">
            <text:p>47342.8340545611</text:p>
          </table:table-cell>
          <table:table-cell table:formula="of:=[.E203]-[.E202]" office:value-type="float" office:value="0.0907423496246338" calcext:value-type="float">
            <text:p>0.090742349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909775.50598" calcext:value-type="float">
            <text:p>1455909775.50598</text:p>
          </table:table-cell>
          <table:table-cell office:value-type="float" office:value="1455909775.50615" calcext:value-type="float">
            <text:p>1455909775.50615</text:p>
          </table:table-cell>
          <table:table-cell office:value-type="float" office:value="4296" calcext:value-type="float">
            <text:p>4296</text:p>
          </table:table-cell>
          <table:table-cell table:formula="of:=[.B204]-[.B$2]" office:value-type="float" office:value="19.4228041172028" calcext:value-type="float">
            <text:p>19.4228041172</text:p>
          </table:table-cell>
          <table:table-cell table:formula="of:=[.D204]/([.E204]-[.E203])" office:value-type="float" office:value="47051.2063505327" calcext:value-type="float">
            <text:p>47051.2063505327</text:p>
          </table:table-cell>
          <table:table-cell table:formula="of:=[.E204]-[.E203]" office:value-type="float" office:value="0.0913047790527344" calcext:value-type="float">
            <text:p>0.091304779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909775.59718" calcext:value-type="float">
            <text:p>1455909775.59718</text:p>
          </table:table-cell>
          <table:table-cell office:value-type="float" office:value="1455909775.59736" calcext:value-type="float">
            <text:p>1455909775.59736</text:p>
          </table:table-cell>
          <table:table-cell office:value-type="float" office:value="4296" calcext:value-type="float">
            <text:p>4296</text:p>
          </table:table-cell>
          <table:table-cell table:formula="of:=[.B205]-[.B$2]" office:value-type="float" office:value="19.5140006542206" calcext:value-type="float">
            <text:p>19.5140006542</text:p>
          </table:table-cell>
          <table:table-cell table:formula="of:=[.D205]/([.E205]-[.E204])" office:value-type="float" office:value="47107.0518736961" calcext:value-type="float">
            <text:p>47107.0518736961</text:p>
          </table:table-cell>
          <table:table-cell table:formula="of:=[.E205]-[.E204]" office:value-type="float" office:value="0.0911965370178223" calcext:value-type="float">
            <text:p>0.09119653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909775.68806" calcext:value-type="float">
            <text:p>1455909775.68806</text:p>
          </table:table-cell>
          <table:table-cell office:value-type="float" office:value="1455909775.68824" calcext:value-type="float">
            <text:p>1455909775.68824</text:p>
          </table:table-cell>
          <table:table-cell office:value-type="float" office:value="4304" calcext:value-type="float">
            <text:p>4304</text:p>
          </table:table-cell>
          <table:table-cell table:formula="of:=[.B206]-[.B$2]" office:value-type="float" office:value="19.6048791408539" calcext:value-type="float">
            <text:p>19.6048791409</text:p>
          </table:table-cell>
          <table:table-cell table:formula="of:=[.D206]/([.E206]-[.E205])" office:value-type="float" office:value="47359.9435845235" calcext:value-type="float">
            <text:p>47359.9435845235</text:p>
          </table:table-cell>
          <table:table-cell table:formula="of:=[.E206]-[.E205]" office:value-type="float" office:value="0.0908784866333008" calcext:value-type="float">
            <text:p>0.09087848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909775.77954" calcext:value-type="float">
            <text:p>1455909775.77954</text:p>
          </table:table-cell>
          <table:table-cell office:value-type="float" office:value="1455909775.77972" calcext:value-type="float">
            <text:p>1455909775.77972</text:p>
          </table:table-cell>
          <table:table-cell office:value-type="float" office:value="4320" calcext:value-type="float">
            <text:p>4320</text:p>
          </table:table-cell>
          <table:table-cell table:formula="of:=[.B207]-[.B$2]" office:value-type="float" office:value="19.6963629722595" calcext:value-type="float">
            <text:p>19.6963629723</text:p>
          </table:table-cell>
          <table:table-cell table:formula="of:=[.D207]/([.E207]-[.E206])" office:value-type="float" office:value="47221.4590668498" calcext:value-type="float">
            <text:p>47221.4590668498</text:p>
          </table:table-cell>
          <table:table-cell table:formula="of:=[.E207]-[.E206]" office:value-type="float" office:value="0.0914838314056397" calcext:value-type="float">
            <text:p>0.09148383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909775.87033" calcext:value-type="float">
            <text:p>1455909775.87033</text:p>
          </table:table-cell>
          <table:table-cell office:value-type="float" office:value="1455909775.8705" calcext:value-type="float">
            <text:p>1455909775.8705</text:p>
          </table:table-cell>
          <table:table-cell office:value-type="float" office:value="4344" calcext:value-type="float">
            <text:p>4344</text:p>
          </table:table-cell>
          <table:table-cell table:formula="of:=[.B208]-[.B$2]" office:value-type="float" office:value="19.7871520519257" calcext:value-type="float">
            <text:p>19.7871520519</text:p>
          </table:table-cell>
          <table:table-cell table:formula="of:=[.D208]/([.E208]-[.E207])" office:value-type="float" office:value="47847.1641740875" calcext:value-type="float">
            <text:p>47847.1641740875</text:p>
          </table:table-cell>
          <table:table-cell table:formula="of:=[.E208]-[.E207]" office:value-type="float" office:value="0.0907890796661377" calcext:value-type="float">
            <text:p>0.09078907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909775.96216" calcext:value-type="float">
            <text:p>1455909775.96216</text:p>
          </table:table-cell>
          <table:table-cell office:value-type="float" office:value="1455909775.96233" calcext:value-type="float">
            <text:p>1455909775.96233</text:p>
          </table:table-cell>
          <table:table-cell office:value-type="float" office:value="4376" calcext:value-type="float">
            <text:p>4376</text:p>
          </table:table-cell>
          <table:table-cell table:formula="of:=[.B209]-[.B$2]" office:value-type="float" office:value="19.8789813518524" calcext:value-type="float">
            <text:p>19.8789813519</text:p>
          </table:table-cell>
          <table:table-cell table:formula="of:=[.D209]/([.E209]-[.E208])" office:value-type="float" office:value="47653.6356423305" calcext:value-type="float">
            <text:p>47653.6356423305</text:p>
          </table:table-cell>
          <table:table-cell table:formula="of:=[.E209]-[.E208]" office:value-type="float" office:value="0.0918292999267578" calcext:value-type="float">
            <text:p>0.09182929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909776.05289" calcext:value-type="float">
            <text:p>1455909776.05289</text:p>
          </table:table-cell>
          <table:table-cell office:value-type="float" office:value="1455909776.05306" calcext:value-type="float">
            <text:p>1455909776.05306</text:p>
          </table:table-cell>
          <table:table-cell office:value-type="float" office:value="4416" calcext:value-type="float">
            <text:p>4416</text:p>
          </table:table-cell>
          <table:table-cell table:formula="of:=[.B210]-[.B$2]" office:value-type="float" office:value="19.9697053432465" calcext:value-type="float">
            <text:p>19.9697053432</text:p>
          </table:table-cell>
          <table:table-cell table:formula="of:=[.D210]/([.E210]-[.E209])" office:value-type="float" office:value="48675.1071259631" calcext:value-type="float">
            <text:p>48675.1071259631</text:p>
          </table:table-cell>
          <table:table-cell table:formula="of:=[.E210]-[.E209]" office:value-type="float" office:value="0.090723991394043" calcext:value-type="float">
            <text:p>0.09072399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909776.14523" calcext:value-type="float">
            <text:p>1455909776.14523</text:p>
          </table:table-cell>
          <table:table-cell office:value-type="float" office:value="1455909776.14542" calcext:value-type="float">
            <text:p>1455909776.14542</text:p>
          </table:table-cell>
          <table:table-cell office:value-type="float" office:value="4456" calcext:value-type="float">
            <text:p>4456</text:p>
          </table:table-cell>
          <table:table-cell table:formula="of:=[.B211]-[.B$2]" office:value-type="float" office:value="20.0620474815369" calcext:value-type="float">
            <text:p>20.0620474815</text:p>
          </table:table-cell>
          <table:table-cell table:formula="of:=[.D211]/([.E211]-[.E210])" office:value-type="float" office:value="48255.32614359" calcext:value-type="float">
            <text:p>48255.32614359</text:p>
          </table:table-cell>
          <table:table-cell table:formula="of:=[.E211]-[.E210]" office:value-type="float" office:value="0.0923421382904053" calcext:value-type="float">
            <text:p>0.09234213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909776.23617" calcext:value-type="float">
            <text:p>1455909776.23617</text:p>
          </table:table-cell>
          <table:table-cell office:value-type="float" office:value="1455909776.23635" calcext:value-type="float">
            <text:p>1455909776.23635</text:p>
          </table:table-cell>
          <table:table-cell office:value-type="float" office:value="4512" calcext:value-type="float">
            <text:p>4512</text:p>
          </table:table-cell>
          <table:table-cell table:formula="of:=[.B212]-[.B$2]" office:value-type="float" office:value="20.1529884338379" calcext:value-type="float">
            <text:p>20.1529884338</text:p>
          </table:table-cell>
          <table:table-cell table:formula="of:=[.D212]/([.E212]-[.E211])" office:value-type="float" office:value="49614.6113036594" calcext:value-type="float">
            <text:p>49614.6113036594</text:p>
          </table:table-cell>
          <table:table-cell table:formula="of:=[.E212]-[.E211]" office:value-type="float" office:value="0.0909409523010254" calcext:value-type="float">
            <text:p>0.090940952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909776.32708" calcext:value-type="float">
            <text:p>1455909776.32708</text:p>
          </table:table-cell>
          <table:table-cell office:value-type="float" office:value="1455909776.32732" calcext:value-type="float">
            <text:p>1455909776.32732</text:p>
          </table:table-cell>
          <table:table-cell office:value-type="float" office:value="4568" calcext:value-type="float">
            <text:p>4568</text:p>
          </table:table-cell>
          <table:table-cell table:formula="of:=[.B213]-[.B$2]" office:value-type="float" office:value="20.2439012527466" calcext:value-type="float">
            <text:p>20.2439012527</text:p>
          </table:table-cell>
          <table:table-cell table:formula="of:=[.D213]/([.E213]-[.E212])" office:value-type="float" office:value="50245.9395147332" calcext:value-type="float">
            <text:p>50245.9395147332</text:p>
          </table:table-cell>
          <table:table-cell table:formula="of:=[.E213]-[.E212]" office:value-type="float" office:value="0.0909128189086914" calcext:value-type="float">
            <text:p>0.090912818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909776.41881" calcext:value-type="float">
            <text:p>1455909776.41881</text:p>
          </table:table-cell>
          <table:table-cell office:value-type="float" office:value="1455909776.41912" calcext:value-type="float">
            <text:p>1455909776.41912</text:p>
          </table:table-cell>
          <table:table-cell office:value-type="float" office:value="4632" calcext:value-type="float">
            <text:p>4632</text:p>
          </table:table-cell>
          <table:table-cell table:formula="of:=[.B214]-[.B$2]" office:value-type="float" office:value="20.3356301784515" calcext:value-type="float">
            <text:p>20.3356301785</text:p>
          </table:table-cell>
          <table:table-cell table:formula="of:=[.D214]/([.E214]-[.E213])" office:value-type="float" office:value="50496.6123215998" calcext:value-type="float">
            <text:p>50496.6123215998</text:p>
          </table:table-cell>
          <table:table-cell table:formula="of:=[.E214]-[.E213]" office:value-type="float" office:value="0.0917289257049561" calcext:value-type="float">
            <text:p>0.091728925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909776.5095" calcext:value-type="float">
            <text:p>1455909776.5095</text:p>
          </table:table-cell>
          <table:table-cell office:value-type="float" office:value="1455909776.50967" calcext:value-type="float">
            <text:p>1455909776.50967</text:p>
          </table:table-cell>
          <table:table-cell office:value-type="float" office:value="4704" calcext:value-type="float">
            <text:p>4704</text:p>
          </table:table-cell>
          <table:table-cell table:formula="of:=[.B215]-[.B$2]" office:value-type="float" office:value="20.4263205528259" calcext:value-type="float">
            <text:p>20.4263205528</text:p>
          </table:table-cell>
          <table:table-cell table:formula="of:=[.D215]/([.E215]-[.E214])" office:value-type="float" office:value="51868.7901825266" calcext:value-type="float">
            <text:p>51868.7901825266</text:p>
          </table:table-cell>
          <table:table-cell table:formula="of:=[.E215]-[.E214]" office:value-type="float" office:value="0.0906903743743897" calcext:value-type="float">
            <text:p>0.09069037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909776.60144" calcext:value-type="float">
            <text:p>1455909776.60144</text:p>
          </table:table-cell>
          <table:table-cell office:value-type="float" office:value="1455909776.60161" calcext:value-type="float">
            <text:p>1455909776.60161</text:p>
          </table:table-cell>
          <table:table-cell office:value-type="float" office:value="4776" calcext:value-type="float">
            <text:p>4776</text:p>
          </table:table-cell>
          <table:table-cell table:formula="of:=[.B216]-[.B$2]" office:value-type="float" office:value="20.518260717392" calcext:value-type="float">
            <text:p>20.5182607174</text:p>
          </table:table-cell>
          <table:table-cell table:formula="of:=[.D216]/([.E216]-[.E215])" office:value-type="float" office:value="51946.8289244733" calcext:value-type="float">
            <text:p>51946.8289244733</text:p>
          </table:table-cell>
          <table:table-cell table:formula="of:=[.E216]-[.E215]" office:value-type="float" office:value="0.09194016456604" calcext:value-type="float">
            <text:p>0.091940164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909776.69223" calcext:value-type="float">
            <text:p>1455909776.69223</text:p>
          </table:table-cell>
          <table:table-cell office:value-type="float" office:value="1455909776.6924" calcext:value-type="float">
            <text:p>1455909776.6924</text:p>
          </table:table-cell>
          <table:table-cell office:value-type="float" office:value="4856" calcext:value-type="float">
            <text:p>4856</text:p>
          </table:table-cell>
          <table:table-cell table:formula="of:=[.B217]-[.B$2]" office:value-type="float" office:value="20.6090466976166" calcext:value-type="float">
            <text:p>20.6090466976</text:p>
          </table:table-cell>
          <table:table-cell table:formula="of:=[.D217]/([.E217]-[.E216])" office:value-type="float" office:value="53488.4349762595" calcext:value-type="float">
            <text:p>53488.4349762595</text:p>
          </table:table-cell>
          <table:table-cell table:formula="of:=[.E217]-[.E216]" office:value-type="float" office:value="0.0907859802246094" calcext:value-type="float">
            <text:p>0.090785980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909776.78408" calcext:value-type="float">
            <text:p>1455909776.78408</text:p>
          </table:table-cell>
          <table:table-cell office:value-type="float" office:value="1455909776.78431" calcext:value-type="float">
            <text:p>1455909776.78431</text:p>
          </table:table-cell>
          <table:table-cell office:value-type="float" office:value="4944" calcext:value-type="float">
            <text:p>4944</text:p>
          </table:table-cell>
          <table:table-cell table:formula="of:=[.B218]-[.B$2]" office:value-type="float" office:value="20.7008991241455" calcext:value-type="float">
            <text:p>20.7008991241</text:p>
          </table:table-cell>
          <table:table-cell table:formula="of:=[.D218]/([.E218]-[.E217])" office:value-type="float" office:value="53825.4696890647" calcext:value-type="float">
            <text:p>53825.4696890647</text:p>
          </table:table-cell>
          <table:table-cell table:formula="of:=[.E218]-[.E217]" office:value-type="float" office:value="0.0918524265289307" calcext:value-type="float">
            <text:p>0.091852426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909776.87495" calcext:value-type="float">
            <text:p>1455909776.87495</text:p>
          </table:table-cell>
          <table:table-cell office:value-type="float" office:value="1455909776.87512" calcext:value-type="float">
            <text:p>1455909776.87512</text:p>
          </table:table-cell>
          <table:table-cell office:value-type="float" office:value="5032" calcext:value-type="float">
            <text:p>5032</text:p>
          </table:table-cell>
          <table:table-cell table:formula="of:=[.B219]-[.B$2]" office:value-type="float" office:value="20.7917685508728" calcext:value-type="float">
            <text:p>20.7917685509</text:p>
          </table:table-cell>
          <table:table-cell table:formula="of:=[.D219]/([.E219]-[.E218])" office:value-type="float" office:value="55376.1609512665" calcext:value-type="float">
            <text:p>55376.1609512665</text:p>
          </table:table-cell>
          <table:table-cell table:formula="of:=[.E219]-[.E218]" office:value-type="float" office:value="0.0908694267272949" calcext:value-type="float">
            <text:p>0.090869426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909776.96625" calcext:value-type="float">
            <text:p>1455909776.96625</text:p>
          </table:table-cell>
          <table:table-cell office:value-type="float" office:value="1455909776.96642" calcext:value-type="float">
            <text:p>1455909776.96642</text:p>
          </table:table-cell>
          <table:table-cell office:value-type="float" office:value="5128" calcext:value-type="float">
            <text:p>5128</text:p>
          </table:table-cell>
          <table:table-cell table:formula="of:=[.B220]-[.B$2]" office:value-type="float" office:value="20.8830699920654" calcext:value-type="float">
            <text:p>20.8830699921</text:p>
          </table:table-cell>
          <table:table-cell table:formula="of:=[.D220]/([.E220]-[.E219])" office:value-type="float" office:value="56165.5975307224" calcext:value-type="float">
            <text:p>56165.5975307224</text:p>
          </table:table-cell>
          <table:table-cell table:formula="of:=[.E220]-[.E219]" office:value-type="float" office:value="0.091301441192627" calcext:value-type="float">
            <text:p>0.09130144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909777.05866" calcext:value-type="float">
            <text:p>1455909777.05866</text:p>
          </table:table-cell>
          <table:table-cell office:value-type="float" office:value="1455909777.05885" calcext:value-type="float">
            <text:p>1455909777.05885</text:p>
          </table:table-cell>
          <table:table-cell office:value-type="float" office:value="5232" calcext:value-type="float">
            <text:p>5232</text:p>
          </table:table-cell>
          <table:table-cell table:formula="of:=[.B221]-[.B$2]" office:value-type="float" office:value="20.9754831790924" calcext:value-type="float">
            <text:p>20.9754831791</text:p>
          </table:table-cell>
          <table:table-cell table:formula="of:=[.D221]/([.E221]-[.E220])" office:value-type="float" office:value="56615.2966726779" calcext:value-type="float">
            <text:p>56615.2966726779</text:p>
          </table:table-cell>
          <table:table-cell table:formula="of:=[.E221]-[.E220]" office:value-type="float" office:value="0.0924131870269775" calcext:value-type="float">
            <text:p>0.09241318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909777.14984" calcext:value-type="float">
            <text:p>1455909777.14984</text:p>
          </table:table-cell>
          <table:table-cell office:value-type="float" office:value="1455909777.15" calcext:value-type="float">
            <text:p>1455909777.15</text:p>
          </table:table-cell>
          <table:table-cell office:value-type="float" office:value="5328" calcext:value-type="float">
            <text:p>5328</text:p>
          </table:table-cell>
          <table:table-cell table:formula="of:=[.B222]-[.B$2]" office:value-type="float" office:value="21.0666599273682" calcext:value-type="float">
            <text:p>21.0666599274</text:p>
          </table:table-cell>
          <table:table-cell table:formula="of:=[.D222]/([.E222]-[.E221])" office:value-type="float" office:value="58435.951059429" calcext:value-type="float">
            <text:p>58435.951059429</text:p>
          </table:table-cell>
          <table:table-cell table:formula="of:=[.E222]-[.E221]" office:value-type="float" office:value="0.0911767482757568" calcext:value-type="float">
            <text:p>0.091176748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909777.24206" calcext:value-type="float">
            <text:p>1455909777.24206</text:p>
          </table:table-cell>
          <table:table-cell office:value-type="float" office:value="1455909777.24223" calcext:value-type="float">
            <text:p>1455909777.24223</text:p>
          </table:table-cell>
          <table:table-cell office:value-type="float" office:value="5440" calcext:value-type="float">
            <text:p>5440</text:p>
          </table:table-cell>
          <table:table-cell table:formula="of:=[.B223]-[.B$2]" office:value-type="float" office:value="21.1588754653931" calcext:value-type="float">
            <text:p>21.1588754654</text:p>
          </table:table-cell>
          <table:table-cell table:formula="of:=[.D223]/([.E223]-[.E222])" office:value-type="float" office:value="58992.2275195201" calcext:value-type="float">
            <text:p>58992.2275195201</text:p>
          </table:table-cell>
          <table:table-cell table:formula="of:=[.E223]-[.E222]" office:value-type="float" office:value="0.0922155380249023" calcext:value-type="float">
            <text:p>0.09221553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909777.3334" calcext:value-type="float">
            <text:p>1455909777.3334</text:p>
          </table:table-cell>
          <table:table-cell office:value-type="float" office:value="1455909777.33356" calcext:value-type="float">
            <text:p>1455909777.33356</text:p>
          </table:table-cell>
          <table:table-cell office:value-type="float" office:value="5544" calcext:value-type="float">
            <text:p>5544</text:p>
          </table:table-cell>
          <table:table-cell table:formula="of:=[.B224]-[.B$2]" office:value-type="float" office:value="21.2502162456512" calcext:value-type="float">
            <text:p>21.2502162457</text:p>
          </table:table-cell>
          <table:table-cell table:formula="of:=[.D224]/([.E224]-[.E223])" office:value-type="float" office:value="60695.781055621" calcext:value-type="float">
            <text:p>60695.781055621</text:p>
          </table:table-cell>
          <table:table-cell table:formula="of:=[.E224]-[.E223]" office:value-type="float" office:value="0.0913407802581787" calcext:value-type="float">
            <text:p>0.091340780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909777.42511" calcext:value-type="float">
            <text:p>1455909777.42511</text:p>
          </table:table-cell>
          <table:table-cell office:value-type="float" office:value="1455909777.42528" calcext:value-type="float">
            <text:p>1455909777.42528</text:p>
          </table:table-cell>
          <table:table-cell office:value-type="float" office:value="5656" calcext:value-type="float">
            <text:p>5656</text:p>
          </table:table-cell>
          <table:table-cell table:formula="of:=[.B225]-[.B$2]" office:value-type="float" office:value="21.3419256210327" calcext:value-type="float">
            <text:p>21.341925621</text:p>
          </table:table-cell>
          <table:table-cell table:formula="of:=[.D225]/([.E225]-[.E224])" office:value-type="float" office:value="61673.0838747248" calcext:value-type="float">
            <text:p>61673.0838747248</text:p>
          </table:table-cell>
          <table:table-cell table:formula="of:=[.E225]-[.E224]" office:value-type="float" office:value="0.0917093753814697" calcext:value-type="float">
            <text:p>0.091709375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909777.51627" calcext:value-type="float">
            <text:p>1455909777.51627</text:p>
          </table:table-cell>
          <table:table-cell office:value-type="float" office:value="1455909777.51644" calcext:value-type="float">
            <text:p>1455909777.51644</text:p>
          </table:table-cell>
          <table:table-cell office:value-type="float" office:value="5768" calcext:value-type="float">
            <text:p>5768</text:p>
          </table:table-cell>
          <table:table-cell table:formula="of:=[.B226]-[.B$2]" office:value-type="float" office:value="21.4330887794495" calcext:value-type="float">
            <text:p>21.4330887794</text:p>
          </table:table-cell>
          <table:table-cell table:formula="of:=[.D226]/([.E226]-[.E225])" office:value-type="float" office:value="63271.1733574638" calcext:value-type="float">
            <text:p>63271.1733574638</text:p>
          </table:table-cell>
          <table:table-cell table:formula="of:=[.E226]-[.E225]" office:value-type="float" office:value="0.0911631584167481" calcext:value-type="float">
            <text:p>0.091163158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909777.60757" calcext:value-type="float">
            <text:p>1455909777.60757</text:p>
          </table:table-cell>
          <table:table-cell office:value-type="float" office:value="1455909777.60775" calcext:value-type="float">
            <text:p>1455909777.60775</text:p>
          </table:table-cell>
          <table:table-cell office:value-type="float" office:value="5880" calcext:value-type="float">
            <text:p>5880</text:p>
          </table:table-cell>
          <table:table-cell table:formula="of:=[.B227]-[.B$2]" office:value-type="float" office:value="21.5243861675262" calcext:value-type="float">
            <text:p>21.5243861675</text:p>
          </table:table-cell>
          <table:table-cell table:formula="of:=[.D227]/([.E227]-[.E226])" office:value-type="float" office:value="64404.9093173931" calcext:value-type="float">
            <text:p>64404.9093173931</text:p>
          </table:table-cell>
          <table:table-cell table:formula="of:=[.E227]-[.E226]" office:value-type="float" office:value="0.0912973880767822" calcext:value-type="float">
            <text:p>0.091297388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909777.7006" calcext:value-type="float">
            <text:p>1455909777.7006</text:p>
          </table:table-cell>
          <table:table-cell office:value-type="float" office:value="1455909777.70077" calcext:value-type="float">
            <text:p>1455909777.70077</text:p>
          </table:table-cell>
          <table:table-cell office:value-type="float" office:value="6000" calcext:value-type="float">
            <text:p>6000</text:p>
          </table:table-cell>
          <table:table-cell table:formula="of:=[.B228]-[.B$2]" office:value-type="float" office:value="21.6174199581146" calcext:value-type="float">
            <text:p>21.6174199581</text:p>
          </table:table-cell>
          <table:table-cell table:formula="of:=[.D228]/([.E228]-[.E227])" office:value-type="float" office:value="64492.6962779207" calcext:value-type="float">
            <text:p>64492.6962779207</text:p>
          </table:table-cell>
          <table:table-cell table:formula="of:=[.E228]-[.E227]" office:value-type="float" office:value="0.0930337905883789" calcext:value-type="float">
            <text:p>0.09303379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909777.79181" calcext:value-type="float">
            <text:p>1455909777.79181</text:p>
          </table:table-cell>
          <table:table-cell office:value-type="float" office:value="1455909777.79198" calcext:value-type="float">
            <text:p>1455909777.79198</text:p>
          </table:table-cell>
          <table:table-cell office:value-type="float" office:value="6112" calcext:value-type="float">
            <text:p>6112</text:p>
          </table:table-cell>
          <table:table-cell table:formula="of:=[.B229]-[.B$2]" office:value-type="float" office:value="21.7086246013641" calcext:value-type="float">
            <text:p>21.7086246014</text:p>
          </table:table-cell>
          <table:table-cell table:formula="of:=[.D229]/([.E229]-[.E228])" office:value-type="float" office:value="67014.1319809693" calcext:value-type="float">
            <text:p>67014.1319809693</text:p>
          </table:table-cell>
          <table:table-cell table:formula="of:=[.E229]-[.E228]" office:value-type="float" office:value="0.0912046432495117" calcext:value-type="float">
            <text:p>0.091204643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909777.88478" calcext:value-type="float">
            <text:p>1455909777.88478</text:p>
          </table:table-cell>
          <table:table-cell office:value-type="float" office:value="1455909777.88496" calcext:value-type="float">
            <text:p>1455909777.88496</text:p>
          </table:table-cell>
          <table:table-cell office:value-type="float" office:value="6232" calcext:value-type="float">
            <text:p>6232</text:p>
          </table:table-cell>
          <table:table-cell table:formula="of:=[.B230]-[.B$2]" office:value-type="float" office:value="21.8016037940979" calcext:value-type="float">
            <text:p>21.8016037941</text:p>
          </table:table-cell>
          <table:table-cell table:formula="of:=[.D230]/([.E230]-[.E229])" office:value-type="float" office:value="67025.7486300685" calcext:value-type="float">
            <text:p>67025.7486300685</text:p>
          </table:table-cell>
          <table:table-cell table:formula="of:=[.E230]-[.E229]" office:value-type="float" office:value="0.0929791927337647" calcext:value-type="float">
            <text:p>0.09297919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909777.97601" calcext:value-type="float">
            <text:p>1455909777.97601</text:p>
          </table:table-cell>
          <table:table-cell office:value-type="float" office:value="1455909777.9762" calcext:value-type="float">
            <text:p>1455909777.9762</text:p>
          </table:table-cell>
          <table:table-cell office:value-type="float" office:value="6344" calcext:value-type="float">
            <text:p>6344</text:p>
          </table:table-cell>
          <table:table-cell table:formula="of:=[.B231]-[.B$2]" office:value-type="float" office:value="21.8928310871124" calcext:value-type="float">
            <text:p>21.8928310871</text:p>
          </table:table-cell>
          <table:table-cell table:formula="of:=[.D231]/([.E231]-[.E230])" office:value-type="float" office:value="69540.5924079083" calcext:value-type="float">
            <text:p>69540.5924079083</text:p>
          </table:table-cell>
          <table:table-cell table:formula="of:=[.E231]-[.E230]" office:value-type="float" office:value="0.0912272930145264" calcext:value-type="float">
            <text:p>0.0912272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909778.06832" calcext:value-type="float">
            <text:p>1455909778.06832</text:p>
          </table:table-cell>
          <table:table-cell office:value-type="float" office:value="1455909778.06849" calcext:value-type="float">
            <text:p>1455909778.06849</text:p>
          </table:table-cell>
          <table:table-cell office:value-type="float" office:value="6456" calcext:value-type="float">
            <text:p>6456</text:p>
          </table:table-cell>
          <table:table-cell table:formula="of:=[.B232]-[.B$2]" office:value-type="float" office:value="21.9851427078247" calcext:value-type="float">
            <text:p>21.9851427078</text:p>
          </table:table-cell>
          <table:table-cell table:formula="of:=[.D232]/([.E232]-[.E231])" office:value-type="float" office:value="69937.0236399842" calcext:value-type="float">
            <text:p>69937.0236399842</text:p>
          </table:table-cell>
          <table:table-cell table:formula="of:=[.E232]-[.E231]" office:value-type="float" office:value="0.0923116207122803" calcext:value-type="float">
            <text:p>0.092311620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909778.15976" calcext:value-type="float">
            <text:p>1455909778.15976</text:p>
          </table:table-cell>
          <table:table-cell office:value-type="float" office:value="1455909778.15993" calcext:value-type="float">
            <text:p>1455909778.15993</text:p>
          </table:table-cell>
          <table:table-cell office:value-type="float" office:value="6568" calcext:value-type="float">
            <text:p>6568</text:p>
          </table:table-cell>
          <table:table-cell table:formula="of:=[.B233]-[.B$2]" office:value-type="float" office:value="22.0765826702118" calcext:value-type="float">
            <text:p>22.0765826702</text:p>
          </table:table-cell>
          <table:table-cell table:formula="of:=[.D233]/([.E233]-[.E232])" office:value-type="float" office:value="71828.5509807654" calcext:value-type="float">
            <text:p>71828.5509807654</text:p>
          </table:table-cell>
          <table:table-cell table:formula="of:=[.E233]-[.E232]" office:value-type="float" office:value="0.091439962387085" calcext:value-type="float">
            <text:p>0.091439962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909778.25098" calcext:value-type="float">
            <text:p>1455909778.25098</text:p>
          </table:table-cell>
          <table:table-cell office:value-type="float" office:value="1455909778.25121" calcext:value-type="float">
            <text:p>1455909778.25121</text:p>
          </table:table-cell>
          <table:table-cell office:value-type="float" office:value="6680" calcext:value-type="float">
            <text:p>6680</text:p>
          </table:table-cell>
          <table:table-cell table:formula="of:=[.B234]-[.B$2]" office:value-type="float" office:value="22.1677975654602" calcext:value-type="float">
            <text:p>22.1677975655</text:p>
          </table:table-cell>
          <table:table-cell table:formula="of:=[.D234]/([.E234]-[.E233])" office:value-type="float" office:value="73233.6531419326" calcext:value-type="float">
            <text:p>73233.6531419326</text:p>
          </table:table-cell>
          <table:table-cell table:formula="of:=[.E234]-[.E233]" office:value-type="float" office:value="0.0912148952484131" calcext:value-type="float">
            <text:p>0.091214895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909778.34291" calcext:value-type="float">
            <text:p>1455909778.34291</text:p>
          </table:table-cell>
          <table:table-cell office:value-type="float" office:value="1455909778.34308" calcext:value-type="float">
            <text:p>1455909778.34308</text:p>
          </table:table-cell>
          <table:table-cell office:value-type="float" office:value="6784" calcext:value-type="float">
            <text:p>6784</text:p>
          </table:table-cell>
          <table:table-cell table:formula="of:=[.B235]-[.B$2]" office:value-type="float" office:value="22.2597308158875" calcext:value-type="float">
            <text:p>22.2597308159</text:p>
          </table:table-cell>
          <table:table-cell table:formula="of:=[.D235]/([.E235]-[.E234])" office:value-type="float" office:value="73792.6698824677" calcext:value-type="float">
            <text:p>73792.6698824677</text:p>
          </table:table-cell>
          <table:table-cell table:formula="of:=[.E235]-[.E234]" office:value-type="float" office:value="0.0919332504272461" calcext:value-type="float">
            <text:p>0.09193325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909778.43414" calcext:value-type="float">
            <text:p>1455909778.43414</text:p>
          </table:table-cell>
          <table:table-cell office:value-type="float" office:value="1455909778.43431" calcext:value-type="float">
            <text:p>1455909778.43431</text:p>
          </table:table-cell>
          <table:table-cell office:value-type="float" office:value="6888" calcext:value-type="float">
            <text:p>6888</text:p>
          </table:table-cell>
          <table:table-cell table:formula="of:=[.B236]-[.B$2]" office:value-type="float" office:value="22.3509614467621" calcext:value-type="float">
            <text:p>22.3509614468</text:p>
          </table:table-cell>
          <table:table-cell table:formula="of:=[.D236]/([.E236]-[.E235])" office:value-type="float" office:value="75500.9576713908" calcext:value-type="float">
            <text:p>75500.9576713908</text:p>
          </table:table-cell>
          <table:table-cell table:formula="of:=[.E236]-[.E235]" office:value-type="float" office:value="0.0912306308746338" calcext:value-type="float">
            <text:p>0.09123063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909778.52697" calcext:value-type="float">
            <text:p>1455909778.52697</text:p>
          </table:table-cell>
          <table:table-cell office:value-type="float" office:value="1455909778.52714" calcext:value-type="float">
            <text:p>1455909778.52714</text:p>
          </table:table-cell>
          <table:table-cell office:value-type="float" office:value="6992" calcext:value-type="float">
            <text:p>6992</text:p>
          </table:table-cell>
          <table:table-cell table:formula="of:=[.B237]-[.B$2]" office:value-type="float" office:value="22.4437899589539" calcext:value-type="float">
            <text:p>22.443789959</text:p>
          </table:table-cell>
          <table:table-cell table:formula="of:=[.D237]/([.E237]-[.E236])" office:value-type="float" office:value="75321.6854920111" calcext:value-type="float">
            <text:p>75321.6854920111</text:p>
          </table:table-cell>
          <table:table-cell table:formula="of:=[.E237]-[.E236]" office:value-type="float" office:value="0.0928285121917725" calcext:value-type="float">
            <text:p>0.09282851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909778.61868" calcext:value-type="float">
            <text:p>1455909778.61868</text:p>
          </table:table-cell>
          <table:table-cell office:value-type="float" office:value="1455909778.61886" calcext:value-type="float">
            <text:p>1455909778.61886</text:p>
          </table:table-cell>
          <table:table-cell office:value-type="float" office:value="7088" calcext:value-type="float">
            <text:p>7088</text:p>
          </table:table-cell>
          <table:table-cell table:formula="of:=[.B238]-[.B$2]" office:value-type="float" office:value="22.5355014801025" calcext:value-type="float">
            <text:p>22.5355014801</text:p>
          </table:table-cell>
          <table:table-cell table:formula="of:=[.D238]/([.E238]-[.E237])" office:value-type="float" office:value="77285.8187414536" calcext:value-type="float">
            <text:p>77285.8187414536</text:p>
          </table:table-cell>
          <table:table-cell table:formula="of:=[.E238]-[.E237]" office:value-type="float" office:value="0.0917115211486816" calcext:value-type="float">
            <text:p>0.091711521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909778.7108" calcext:value-type="float">
            <text:p>1455909778.7108</text:p>
          </table:table-cell>
          <table:table-cell office:value-type="float" office:value="1455909778.71097" calcext:value-type="float">
            <text:p>1455909778.71097</text:p>
          </table:table-cell>
          <table:table-cell office:value-type="float" office:value="7184" calcext:value-type="float">
            <text:p>7184</text:p>
          </table:table-cell>
          <table:table-cell table:formula="of:=[.B239]-[.B$2]" office:value-type="float" office:value="22.6276185512543" calcext:value-type="float">
            <text:p>22.6276185513</text:p>
          </table:table-cell>
          <table:table-cell table:formula="of:=[.D239]/([.E239]-[.E238])" office:value-type="float" office:value="77987.7161765886" calcext:value-type="float">
            <text:p>77987.7161765886</text:p>
          </table:table-cell>
          <table:table-cell table:formula="of:=[.E239]-[.E238]" office:value-type="float" office:value="0.0921170711517334" calcext:value-type="float">
            <text:p>0.092117071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909778.80214" calcext:value-type="float">
            <text:p>1455909778.80214</text:p>
          </table:table-cell>
          <table:table-cell office:value-type="float" office:value="1455909778.80231" calcext:value-type="float">
            <text:p>1455909778.80231</text:p>
          </table:table-cell>
          <table:table-cell office:value-type="float" office:value="7272" calcext:value-type="float">
            <text:p>7272</text:p>
          </table:table-cell>
          <table:table-cell table:formula="of:=[.B240]-[.B$2]" office:value-type="float" office:value="22.7189593315124" calcext:value-type="float">
            <text:p>22.7189593315</text:p>
          </table:table-cell>
          <table:table-cell table:formula="of:=[.D240]/([.E240]-[.E239])" office:value-type="float" office:value="79613.9465794509" calcext:value-type="float">
            <text:p>79613.9465794509</text:p>
          </table:table-cell>
          <table:table-cell table:formula="of:=[.E240]-[.E239]" office:value-type="float" office:value="0.0913407802581787" calcext:value-type="float">
            <text:p>0.091340780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909778.89329" calcext:value-type="float">
            <text:p>1455909778.89329</text:p>
          </table:table-cell>
          <table:table-cell office:value-type="float" office:value="1455909778.89348" calcext:value-type="float">
            <text:p>1455909778.89348</text:p>
          </table:table-cell>
          <table:table-cell office:value-type="float" office:value="7360" calcext:value-type="float">
            <text:p>7360</text:p>
          </table:table-cell>
          <table:table-cell table:formula="of:=[.B241]-[.B$2]" office:value-type="float" office:value="22.8101074695587" calcext:value-type="float">
            <text:p>22.8101074696</text:p>
          </table:table-cell>
          <table:table-cell table:formula="of:=[.D241]/([.E241]-[.E240])" office:value-type="float" office:value="80747.6725006082" calcext:value-type="float">
            <text:p>80747.6725006082</text:p>
          </table:table-cell>
          <table:table-cell table:formula="of:=[.E241]-[.E240]" office:value-type="float" office:value="0.0911481380462647" calcext:value-type="float">
            <text:p>0.0911481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909778.98572" calcext:value-type="float">
            <text:p>1455909778.98572</text:p>
          </table:table-cell>
          <table:table-cell office:value-type="float" office:value="1455909778.98589" calcext:value-type="float">
            <text:p>1455909778.98589</text:p>
          </table:table-cell>
          <table:table-cell office:value-type="float" office:value="7440" calcext:value-type="float">
            <text:p>7440</text:p>
          </table:table-cell>
          <table:table-cell table:formula="of:=[.B242]-[.B$2]" office:value-type="float" office:value="22.9025356769562" calcext:value-type="float">
            <text:p>22.902535677</text:p>
          </table:table-cell>
          <table:table-cell table:formula="of:=[.D242]/([.E242]-[.E241])" office:value-type="float" office:value="80494.907447533" calcext:value-type="float">
            <text:p>80494.907447533</text:p>
          </table:table-cell>
          <table:table-cell table:formula="of:=[.E242]-[.E241]" office:value-type="float" office:value="0.0924282073974609" calcext:value-type="float">
            <text:p>0.092428207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909779.07689" calcext:value-type="float">
            <text:p>1455909779.07689</text:p>
          </table:table-cell>
          <table:table-cell office:value-type="float" office:value="1455909779.07706" calcext:value-type="float">
            <text:p>1455909779.07706</text:p>
          </table:table-cell>
          <table:table-cell office:value-type="float" office:value="7512" calcext:value-type="float">
            <text:p>7512</text:p>
          </table:table-cell>
          <table:table-cell table:formula="of:=[.B243]-[.B$2]" office:value-type="float" office:value="22.9937064647675" calcext:value-type="float">
            <text:p>22.9937064648</text:p>
          </table:table-cell>
          <table:table-cell table:formula="of:=[.D243]/([.E243]-[.E242])" office:value-type="float" office:value="82394.8128598999" calcext:value-type="float">
            <text:p>82394.8128598999</text:p>
          </table:table-cell>
          <table:table-cell table:formula="of:=[.E243]-[.E242]" office:value-type="float" office:value="0.0911707878112793" calcext:value-type="float">
            <text:p>0.091170787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909779.16918" calcext:value-type="float">
            <text:p>1455909779.16918</text:p>
          </table:table-cell>
          <table:table-cell office:value-type="float" office:value="1455909779.16935" calcext:value-type="float">
            <text:p>1455909779.16935</text:p>
          </table:table-cell>
          <table:table-cell office:value-type="float" office:value="7576" calcext:value-type="float">
            <text:p>7576</text:p>
          </table:table-cell>
          <table:table-cell table:formula="of:=[.B244]-[.B$2]" office:value-type="float" office:value="23.0860011577606" calcext:value-type="float">
            <text:p>23.0860011578</text:p>
          </table:table-cell>
          <table:table-cell table:formula="of:=[.D244]/([.E244]-[.E243])" office:value-type="float" office:value="82084.8930128748" calcext:value-type="float">
            <text:p>82084.8930128748</text:p>
          </table:table-cell>
          <table:table-cell table:formula="of:=[.E244]-[.E243]" office:value-type="float" office:value="0.0922946929931641" calcext:value-type="float">
            <text:p>0.09229469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909779.26034" calcext:value-type="float">
            <text:p>1455909779.26034</text:p>
          </table:table-cell>
          <table:table-cell office:value-type="float" office:value="1455909779.26051" calcext:value-type="float">
            <text:p>1455909779.26051</text:p>
          </table:table-cell>
          <table:table-cell office:value-type="float" office:value="7640" calcext:value-type="float">
            <text:p>7640</text:p>
          </table:table-cell>
          <table:table-cell table:formula="of:=[.B245]-[.B$2]" office:value-type="float" office:value="23.1771578788757" calcext:value-type="float">
            <text:p>23.1771578789</text:p>
          </table:table-cell>
          <table:table-cell table:formula="of:=[.D245]/([.E245]-[.E244])" office:value-type="float" office:value="83811.7025990025" calcext:value-type="float">
            <text:p>83811.7025990025</text:p>
          </table:table-cell>
          <table:table-cell table:formula="of:=[.E245]-[.E244]" office:value-type="float" office:value="0.0911567211151123" calcext:value-type="float">
            <text:p>0.091156721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909779.35295" calcext:value-type="float">
            <text:p>1455909779.35295</text:p>
          </table:table-cell>
          <table:table-cell office:value-type="float" office:value="1455909779.35313" calcext:value-type="float">
            <text:p>1455909779.35313</text:p>
          </table:table-cell>
          <table:table-cell office:value-type="float" office:value="7696" calcext:value-type="float">
            <text:p>7696</text:p>
          </table:table-cell>
          <table:table-cell table:formula="of:=[.B246]-[.B$2]" office:value-type="float" office:value="23.2697720527649" calcext:value-type="float">
            <text:p>23.2697720528</text:p>
          </table:table-cell>
          <table:table-cell table:formula="of:=[.D246]/([.E246]-[.E245])" office:value-type="float" office:value="83097.4318165436" calcext:value-type="float">
            <text:p>83097.4318165436</text:p>
          </table:table-cell>
          <table:table-cell table:formula="of:=[.E246]-[.E245]" office:value-type="float" office:value="0.0926141738891602" calcext:value-type="float">
            <text:p>0.092614173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909779.44423" calcext:value-type="float">
            <text:p>1455909779.44423</text:p>
          </table:table-cell>
          <table:table-cell office:value-type="float" office:value="1455909779.44446" calcext:value-type="float">
            <text:p>1455909779.44446</text:p>
          </table:table-cell>
          <table:table-cell office:value-type="float" office:value="7744" calcext:value-type="float">
            <text:p>7744</text:p>
          </table:table-cell>
          <table:table-cell table:formula="of:=[.B247]-[.B$2]" office:value-type="float" office:value="23.3610489368439" calcext:value-type="float">
            <text:p>23.3610489368</text:p>
          </table:table-cell>
          <table:table-cell table:formula="of:=[.D247]/([.E247]-[.E246])" office:value-type="float" office:value="84840.7576369426" calcext:value-type="float">
            <text:p>84840.7576369426</text:p>
          </table:table-cell>
          <table:table-cell table:formula="of:=[.E247]-[.E246]" office:value-type="float" office:value="0.0912768840789795" calcext:value-type="float">
            <text:p>0.091276884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909779.53556" calcext:value-type="float">
            <text:p>1455909779.53556</text:p>
          </table:table-cell>
          <table:table-cell office:value-type="float" office:value="1455909779.53574" calcext:value-type="float">
            <text:p>1455909779.53574</text:p>
          </table:table-cell>
          <table:table-cell office:value-type="float" office:value="7784" calcext:value-type="float">
            <text:p>7784</text:p>
          </table:table-cell>
          <table:table-cell table:formula="of:=[.B248]-[.B$2]" office:value-type="float" office:value="23.4523780345917" calcext:value-type="float">
            <text:p>23.4523780346</text:p>
          </table:table-cell>
          <table:table-cell table:formula="of:=[.D248]/([.E248]-[.E247])" office:value-type="float" office:value="85230.229926226" calcext:value-type="float">
            <text:p>85230.229926226</text:p>
          </table:table-cell>
          <table:table-cell table:formula="of:=[.E248]-[.E247]" office:value-type="float" office:value="0.0913290977478027" calcext:value-type="float">
            <text:p>0.09132909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909779.62792" calcext:value-type="float">
            <text:p>1455909779.62792</text:p>
          </table:table-cell>
          <table:table-cell office:value-type="float" office:value="1455909779.62815" calcext:value-type="float">
            <text:p>1455909779.62815</text:p>
          </table:table-cell>
          <table:table-cell office:value-type="float" office:value="7824" calcext:value-type="float">
            <text:p>7824</text:p>
          </table:table-cell>
          <table:table-cell table:formula="of:=[.B249]-[.B$2]" office:value-type="float" office:value="23.5447380542755" calcext:value-type="float">
            <text:p>23.5447380543</text:p>
          </table:table-cell>
          <table:table-cell table:formula="of:=[.D249]/([.E249]-[.E248])" office:value-type="float" office:value="84711.9784814113" calcext:value-type="float">
            <text:p>84711.9784814113</text:p>
          </table:table-cell>
          <table:table-cell table:formula="of:=[.E249]-[.E248]" office:value-type="float" office:value="0.0923600196838379" calcext:value-type="float">
            <text:p>0.09236001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909779.71972" calcext:value-type="float">
            <text:p>1455909779.71972</text:p>
          </table:table-cell>
          <table:table-cell office:value-type="float" office:value="1455909779.71995" calcext:value-type="float">
            <text:p>1455909779.71995</text:p>
          </table:table-cell>
          <table:table-cell office:value-type="float" office:value="7848" calcext:value-type="float">
            <text:p>7848</text:p>
          </table:table-cell>
          <table:table-cell table:formula="of:=[.B250]-[.B$2]" office:value-type="float" office:value="23.6365368366241" calcext:value-type="float">
            <text:p>23.6365368366</text:p>
          </table:table-cell>
          <table:table-cell table:formula="of:=[.D250]/([.E250]-[.E249])" office:value-type="float" office:value="85491.3300504893" calcext:value-type="float">
            <text:p>85491.3300504893</text:p>
          </table:table-cell>
          <table:table-cell table:formula="of:=[.E250]-[.E249]" office:value-type="float" office:value="0.0917987823486328" calcext:value-type="float">
            <text:p>0.091798782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909779.8122" calcext:value-type="float">
            <text:p>1455909779.8122</text:p>
          </table:table-cell>
          <table:table-cell office:value-type="float" office:value="1455909779.81239" calcext:value-type="float">
            <text:p>1455909779.81239</text:p>
          </table:table-cell>
          <table:table-cell office:value-type="float" office:value="7872" calcext:value-type="float">
            <text:p>7872</text:p>
          </table:table-cell>
          <table:table-cell table:formula="of:=[.B251]-[.B$2]" office:value-type="float" office:value="23.7290196418762" calcext:value-type="float">
            <text:p>23.7290196419</text:p>
          </table:table-cell>
          <table:table-cell table:formula="of:=[.D251]/([.E251]-[.E250])" office:value-type="float" office:value="85118.5253144488" calcext:value-type="float">
            <text:p>85118.5253144488</text:p>
          </table:table-cell>
          <table:table-cell table:formula="of:=[.E251]-[.E250]" office:value-type="float" office:value="0.0924828052520752" calcext:value-type="float">
            <text:p>0.092482805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909779.9049" calcext:value-type="float">
            <text:p>1455909779.9049</text:p>
          </table:table-cell>
          <table:table-cell office:value-type="float" office:value="1455909779.90507" calcext:value-type="float">
            <text:p>1455909779.90507</text:p>
          </table:table-cell>
          <table:table-cell office:value-type="float" office:value="7888" calcext:value-type="float">
            <text:p>7888</text:p>
          </table:table-cell>
          <table:table-cell table:formula="of:=[.B252]-[.B$2]" office:value-type="float" office:value="23.8217210769653" calcext:value-type="float">
            <text:p>23.821721077</text:p>
          </table:table-cell>
          <table:table-cell table:formula="of:=[.D252]/([.E252]-[.E251])" office:value-type="float" office:value="85090.3763508891" calcext:value-type="float">
            <text:p>85090.3763508891</text:p>
          </table:table-cell>
          <table:table-cell table:formula="of:=[.E252]-[.E251]" office:value-type="float" office:value="0.0927014350891113" calcext:value-type="float">
            <text:p>0.09270143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909780.02934" calcext:value-type="float">
            <text:p>1455909780.02934</text:p>
          </table:table-cell>
          <table:table-cell office:value-type="float" office:value="1455909780.02951" calcext:value-type="float">
            <text:p>1455909780.02951</text:p>
          </table:table-cell>
          <table:table-cell office:value-type="float" office:value="7888" calcext:value-type="float">
            <text:p>7888</text:p>
          </table:table-cell>
          <table:table-cell table:formula="of:=[.B253]-[.B$2]" office:value-type="float" office:value="23.9461615085602" calcext:value-type="float">
            <text:p>23.9461615086</text:p>
          </table:table-cell>
          <table:table-cell table:formula="of:=[.D253]/([.E253]-[.E252])" office:value-type="float" office:value="63387.7582945199" calcext:value-type="float">
            <text:p>63387.7582945199</text:p>
          </table:table-cell>
          <table:table-cell table:formula="of:=[.E253]-[.E252]" office:value-type="float" office:value="0.124440431594849" calcext:value-type="float">
            <text:p>0.12444043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909780.15365" calcext:value-type="float">
            <text:p>1455909780.15365</text:p>
          </table:table-cell>
          <table:table-cell office:value-type="float" office:value="1455909780.15382" calcext:value-type="float">
            <text:p>1455909780.15382</text:p>
          </table:table-cell>
          <table:table-cell office:value-type="float" office:value="7888" calcext:value-type="float">
            <text:p>7888</text:p>
          </table:table-cell>
          <table:table-cell table:formula="of:=[.B254]-[.B$2]" office:value-type="float" office:value="24.0704646110535" calcext:value-type="float">
            <text:p>24.0704646111</text:p>
          </table:table-cell>
          <table:table-cell table:formula="of:=[.D254]/([.E254]-[.E253])" office:value-type="float" office:value="63457.7885972399" calcext:value-type="float">
            <text:p>63457.7885972399</text:p>
          </table:table-cell>
          <table:table-cell table:formula="of:=[.E254]-[.E253]" office:value-type="float" office:value="0.124303102493286" calcext:value-type="float">
            <text:p>0.124303102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909780.27815" calcext:value-type="float">
            <text:p>1455909780.27815</text:p>
          </table:table-cell>
          <table:table-cell office:value-type="float" office:value="1455909780.27832" calcext:value-type="float">
            <text:p>1455909780.27832</text:p>
          </table:table-cell>
          <table:table-cell office:value-type="float" office:value="7872" calcext:value-type="float">
            <text:p>7872</text:p>
          </table:table-cell>
          <table:table-cell table:formula="of:=[.B255]-[.B$2]" office:value-type="float" office:value="24.1949682235718" calcext:value-type="float">
            <text:p>24.1949682236</text:p>
          </table:table-cell>
          <table:table-cell table:formula="of:=[.D255]/([.E255]-[.E254])" office:value-type="float" office:value="63227.081052305" calcext:value-type="float">
            <text:p>63227.081052305</text:p>
          </table:table-cell>
          <table:table-cell table:formula="of:=[.E255]-[.E254]" office:value-type="float" office:value="0.124503612518311" calcext:value-type="float">
            <text:p>0.124503612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909780.40236" calcext:value-type="float">
            <text:p>1455909780.40236</text:p>
          </table:table-cell>
          <table:table-cell office:value-type="float" office:value="1455909780.40254" calcext:value-type="float">
            <text:p>1455909780.40254</text:p>
          </table:table-cell>
          <table:table-cell office:value-type="float" office:value="7840" calcext:value-type="float">
            <text:p>7840</text:p>
          </table:table-cell>
          <table:table-cell table:formula="of:=[.B256]-[.B$2]" office:value-type="float" office:value="24.3191785812378" calcext:value-type="float">
            <text:p>24.3191785812</text:p>
          </table:table-cell>
          <table:table-cell table:formula="of:=[.D256]/([.E256]-[.E255])" office:value-type="float" office:value="63118.7297687417" calcext:value-type="float">
            <text:p>63118.7297687417</text:p>
          </table:table-cell>
          <table:table-cell table:formula="of:=[.E256]-[.E255]" office:value-type="float" office:value="0.124210357666016" calcext:value-type="float">
            <text:p>0.124210357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909780.53395" calcext:value-type="float">
            <text:p>1455909780.53395</text:p>
          </table:table-cell>
          <table:table-cell office:value-type="float" office:value="1455909780.53414" calcext:value-type="float">
            <text:p>1455909780.53414</text:p>
          </table:table-cell>
          <table:table-cell office:value-type="float" office:value="7800" calcext:value-type="float">
            <text:p>7800</text:p>
          </table:table-cell>
          <table:table-cell table:formula="of:=[.B257]-[.B$2]" office:value-type="float" office:value="24.4507722854614" calcext:value-type="float">
            <text:p>24.4507722855</text:p>
          </table:table-cell>
          <table:table-cell table:formula="of:=[.D257]/([.E257]-[.E256])" office:value-type="float" office:value="59273.3523690809" calcext:value-type="float">
            <text:p>59273.3523690809</text:p>
          </table:table-cell>
          <table:table-cell table:formula="of:=[.E257]-[.E256]" office:value-type="float" office:value="0.131593704223633" calcext:value-type="float">
            <text:p>0.13159370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909780.65096" calcext:value-type="float">
            <text:p>1455909780.65096</text:p>
          </table:table-cell>
          <table:table-cell office:value-type="float" office:value="1455909780.65113" calcext:value-type="float">
            <text:p>1455909780.65113</text:p>
          </table:table-cell>
          <table:table-cell office:value-type="float" office:value="7736" calcext:value-type="float">
            <text:p>7736</text:p>
          </table:table-cell>
          <table:table-cell table:formula="of:=[.B258]-[.B$2]" office:value-type="float" office:value="24.5677754878998" calcext:value-type="float">
            <text:p>24.5677754879</text:p>
          </table:table-cell>
          <table:table-cell table:formula="of:=[.D258]/([.E258]-[.E257])" office:value-type="float" office:value="66117.8483903111" calcext:value-type="float">
            <text:p>66117.8483903111</text:p>
          </table:table-cell>
          <table:table-cell table:formula="of:=[.E258]-[.E257]" office:value-type="float" office:value="0.117003202438355" calcext:value-type="float">
            <text:p>0.117003202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909780.76803" calcext:value-type="float">
            <text:p>1455909780.76803</text:p>
          </table:table-cell>
          <table:table-cell office:value-type="float" office:value="1455909780.76821" calcext:value-type="float">
            <text:p>1455909780.76821</text:p>
          </table:table-cell>
          <table:table-cell office:value-type="float" office:value="7664" calcext:value-type="float">
            <text:p>7664</text:p>
          </table:table-cell>
          <table:table-cell table:formula="of:=[.B259]-[.B$2]" office:value-type="float" office:value="24.6848521232605" calcext:value-type="float">
            <text:p>24.6848521233</text:p>
          </table:table-cell>
          <table:table-cell table:formula="of:=[.D259]/([.E259]-[.E258])" office:value-type="float" office:value="65461.3960880146" calcext:value-type="float">
            <text:p>65461.3960880146</text:p>
          </table:table-cell>
          <table:table-cell table:formula="of:=[.E259]-[.E258]" office:value-type="float" office:value="0.117076635360718" calcext:value-type="float">
            <text:p>0.117076635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909780.88503" calcext:value-type="float">
            <text:p>1455909780.88503</text:p>
          </table:table-cell>
          <table:table-cell office:value-type="float" office:value="1455909780.88521" calcext:value-type="float">
            <text:p>1455909780.88521</text:p>
          </table:table-cell>
          <table:table-cell office:value-type="float" office:value="7592" calcext:value-type="float">
            <text:p>7592</text:p>
          </table:table-cell>
          <table:table-cell table:formula="of:=[.B260]-[.B$2]" office:value-type="float" office:value="24.8018538951874" calcext:value-type="float">
            <text:p>24.8018538952</text:p>
          </table:table-cell>
          <table:table-cell table:formula="of:=[.D260]/([.E260]-[.E259])" office:value-type="float" office:value="64887.9061826911" calcext:value-type="float">
            <text:p>64887.9061826911</text:p>
          </table:table-cell>
          <table:table-cell table:formula="of:=[.E260]-[.E259]" office:value-type="float" office:value="0.11700177192688" calcext:value-type="float">
            <text:p>0.117001771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909781.00208" calcext:value-type="float">
            <text:p>1455909781.00208</text:p>
          </table:table-cell>
          <table:table-cell office:value-type="float" office:value="1455909781.00228" calcext:value-type="float">
            <text:p>1455909781.00228</text:p>
          </table:table-cell>
          <table:table-cell office:value-type="float" office:value="7512" calcext:value-type="float">
            <text:p>7512</text:p>
          </table:table-cell>
          <table:table-cell table:formula="of:=[.B261]-[.B$2]" office:value-type="float" office:value="24.918904542923" calcext:value-type="float">
            <text:p>24.9189045429</text:p>
          </table:table-cell>
          <table:table-cell table:formula="of:=[.D261]/([.E261]-[.E260])" office:value-type="float" office:value="64177.34668986" calcext:value-type="float">
            <text:p>64177.34668986</text:p>
          </table:table-cell>
          <table:table-cell table:formula="of:=[.E261]-[.E260]" office:value-type="float" office:value="0.117050647735596" calcext:value-type="float">
            <text:p>0.117050647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909781.11924" calcext:value-type="float">
            <text:p>1455909781.11924</text:p>
          </table:table-cell>
          <table:table-cell office:value-type="float" office:value="1455909781.11941" calcext:value-type="float">
            <text:p>1455909781.11941</text:p>
          </table:table-cell>
          <table:table-cell office:value-type="float" office:value="7416" calcext:value-type="float">
            <text:p>7416</text:p>
          </table:table-cell>
          <table:table-cell table:formula="of:=[.B262]-[.B$2]" office:value-type="float" office:value="25.0360548496246" calcext:value-type="float">
            <text:p>25.0360548496</text:p>
          </table:table-cell>
          <table:table-cell table:formula="of:=[.D262]/([.E262]-[.E261])" office:value-type="float" office:value="63303.2913766576" calcext:value-type="float">
            <text:p>63303.2913766576</text:p>
          </table:table-cell>
          <table:table-cell table:formula="of:=[.E262]-[.E261]" office:value-type="float" office:value="0.11715030670166" calcext:value-type="float">
            <text:p>0.117150306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909781.23617" calcext:value-type="float">
            <text:p>1455909781.23617</text:p>
          </table:table-cell>
          <table:table-cell office:value-type="float" office:value="1455909781.23635" calcext:value-type="float">
            <text:p>1455909781.23635</text:p>
          </table:table-cell>
          <table:table-cell office:value-type="float" office:value="7312" calcext:value-type="float">
            <text:p>7312</text:p>
          </table:table-cell>
          <table:table-cell table:formula="of:=[.B263]-[.B$2]" office:value-type="float" office:value="25.1529929637909" calcext:value-type="float">
            <text:p>25.1529929638</text:p>
          </table:table-cell>
          <table:table-cell table:formula="of:=[.D263]/([.E263]-[.E262])" office:value-type="float" office:value="62528.8004012445" calcext:value-type="float">
            <text:p>62528.8004012445</text:p>
          </table:table-cell>
          <table:table-cell table:formula="of:=[.E263]-[.E262]" office:value-type="float" office:value="0.11693811416626" calcext:value-type="float">
            <text:p>0.116938114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909781.34587" calcext:value-type="float">
            <text:p>1455909781.34587</text:p>
          </table:table-cell>
          <table:table-cell office:value-type="float" office:value="1455909781.34605" calcext:value-type="float">
            <text:p>1455909781.34605</text:p>
          </table:table-cell>
          <table:table-cell office:value-type="float" office:value="7200" calcext:value-type="float">
            <text:p>7200</text:p>
          </table:table-cell>
          <table:table-cell table:formula="of:=[.B264]-[.B$2]" office:value-type="float" office:value="25.2626912593842" calcext:value-type="float">
            <text:p>25.2626912594</text:p>
          </table:table-cell>
          <table:table-cell table:formula="of:=[.D264]/([.E264]-[.E263])" office:value-type="float" office:value="65634.5657975954" calcext:value-type="float">
            <text:p>65634.5657975954</text:p>
          </table:table-cell>
          <table:table-cell table:formula="of:=[.E264]-[.E263]" office:value-type="float" office:value="0.109698295593262" calcext:value-type="float">
            <text:p>0.109698295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909781.4556" calcext:value-type="float">
            <text:p>1455909781.4556</text:p>
          </table:table-cell>
          <table:table-cell office:value-type="float" office:value="1455909781.45577" calcext:value-type="float">
            <text:p>1455909781.45577</text:p>
          </table:table-cell>
          <table:table-cell office:value-type="float" office:value="7088" calcext:value-type="float">
            <text:p>7088</text:p>
          </table:table-cell>
          <table:table-cell table:formula="of:=[.B265]-[.B$2]" office:value-type="float" office:value="25.3724155426025" calcext:value-type="float">
            <text:p>25.3724155426</text:p>
          </table:table-cell>
          <table:table-cell table:formula="of:=[.D265]/([.E265]-[.E264])" office:value-type="float" office:value="64598.2802721325" calcext:value-type="float">
            <text:p>64598.2802721325</text:p>
          </table:table-cell>
          <table:table-cell table:formula="of:=[.E265]-[.E264]" office:value-type="float" office:value="0.109724283218384" calcext:value-type="float">
            <text:p>0.109724283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909781.56531" calcext:value-type="float">
            <text:p>1455909781.56531</text:p>
          </table:table-cell>
          <table:table-cell office:value-type="float" office:value="1455909781.56556" calcext:value-type="float">
            <text:p>1455909781.56556</text:p>
          </table:table-cell>
          <table:table-cell office:value-type="float" office:value="6968" calcext:value-type="float">
            <text:p>6968</text:p>
          </table:table-cell>
          <table:table-cell table:formula="of:=[.B266]-[.B$2]" office:value-type="float" office:value="25.4821338653564" calcext:value-type="float">
            <text:p>25.4821338654</text:p>
          </table:table-cell>
          <table:table-cell table:formula="of:=[.D266]/([.E266]-[.E265])" office:value-type="float" office:value="63508.0798275502" calcext:value-type="float">
            <text:p>63508.0798275502</text:p>
          </table:table-cell>
          <table:table-cell table:formula="of:=[.E266]-[.E265]" office:value-type="float" office:value="0.109718322753906" calcext:value-type="float">
            <text:p>0.109718322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909781.67504" calcext:value-type="float">
            <text:p>1455909781.67504</text:p>
          </table:table-cell>
          <table:table-cell office:value-type="float" office:value="1455909781.67521" calcext:value-type="float">
            <text:p>1455909781.67521</text:p>
          </table:table-cell>
          <table:table-cell office:value-type="float" office:value="6848" calcext:value-type="float">
            <text:p>6848</text:p>
          </table:table-cell>
          <table:table-cell table:formula="of:=[.B267]-[.B$2]" office:value-type="float" office:value="25.5918567180634" calcext:value-type="float">
            <text:p>25.5918567181</text:p>
          </table:table-cell>
          <table:table-cell table:formula="of:=[.D267]/([.E267]-[.E266])" office:value-type="float" office:value="62411.7932687398" calcext:value-type="float">
            <text:p>62411.7932687398</text:p>
          </table:table-cell>
          <table:table-cell table:formula="of:=[.E267]-[.E266]" office:value-type="float" office:value="0.109722852706909" calcext:value-type="float">
            <text:p>0.10972285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909781.77741" calcext:value-type="float">
            <text:p>1455909781.77741</text:p>
          </table:table-cell>
          <table:table-cell office:value-type="float" office:value="1455909781.77759" calcext:value-type="float">
            <text:p>1455909781.77759</text:p>
          </table:table-cell>
          <table:table-cell office:value-type="float" office:value="6720" calcext:value-type="float">
            <text:p>6720</text:p>
          </table:table-cell>
          <table:table-cell table:formula="of:=[.B268]-[.B$2]" office:value-type="float" office:value="25.694230556488" calcext:value-type="float">
            <text:p>25.6942305565</text:p>
          </table:table-cell>
          <table:table-cell table:formula="of:=[.D268]/([.E268]-[.E267])" office:value-type="float" office:value="65641.7704308701" calcext:value-type="float">
            <text:p>65641.7704308701</text:p>
          </table:table-cell>
          <table:table-cell table:formula="of:=[.E268]-[.E267]" office:value-type="float" office:value="0.102373838424683" calcext:value-type="float">
            <text:p>0.102373838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909781.88002" calcext:value-type="float">
            <text:p>1455909781.88002</text:p>
          </table:table-cell>
          <table:table-cell office:value-type="float" office:value="1455909781.8802" calcext:value-type="float">
            <text:p>1455909781.8802</text:p>
          </table:table-cell>
          <table:table-cell office:value-type="float" office:value="6600" calcext:value-type="float">
            <text:p>6600</text:p>
          </table:table-cell>
          <table:table-cell table:formula="of:=[.B269]-[.B$2]" office:value-type="float" office:value="25.7968423366547" calcext:value-type="float">
            <text:p>25.7968423367</text:p>
          </table:table-cell>
          <table:table-cell table:formula="of:=[.D269]/([.E269]-[.E268])" office:value-type="float" office:value="64320.1003752454" calcext:value-type="float">
            <text:p>64320.1003752454</text:p>
          </table:table-cell>
          <table:table-cell table:formula="of:=[.E269]-[.E268]" office:value-type="float" office:value="0.102611780166626" calcext:value-type="float">
            <text:p>0.102611780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909781.98221" calcext:value-type="float">
            <text:p>1455909781.98221</text:p>
          </table:table-cell>
          <table:table-cell office:value-type="float" office:value="1455909781.98239" calcext:value-type="float">
            <text:p>1455909781.98239</text:p>
          </table:table-cell>
          <table:table-cell office:value-type="float" office:value="6472" calcext:value-type="float">
            <text:p>6472</text:p>
          </table:table-cell>
          <table:table-cell table:formula="of:=[.B270]-[.B$2]" office:value-type="float" office:value="25.8990316390991" calcext:value-type="float">
            <text:p>25.8990316391</text:p>
          </table:table-cell>
          <table:table-cell table:formula="of:=[.D270]/([.E270]-[.E269])" office:value-type="float" office:value="63333.4394617056" calcext:value-type="float">
            <text:p>63333.4394617056</text:p>
          </table:table-cell>
          <table:table-cell table:formula="of:=[.E270]-[.E269]" office:value-type="float" office:value="0.102189302444458" calcext:value-type="float">
            <text:p>0.102189302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909782.08459" calcext:value-type="float">
            <text:p>1455909782.08459</text:p>
          </table:table-cell>
          <table:table-cell office:value-type="float" office:value="1455909782.08478" calcext:value-type="float">
            <text:p>1455909782.08478</text:p>
          </table:table-cell>
          <table:table-cell office:value-type="float" office:value="6344" calcext:value-type="float">
            <text:p>6344</text:p>
          </table:table-cell>
          <table:table-cell table:formula="of:=[.B271]-[.B$2]" office:value-type="float" office:value="26.0014085769653" calcext:value-type="float">
            <text:p>26.001408577</text:p>
          </table:table-cell>
          <table:table-cell table:formula="of:=[.D271]/([.E271]-[.E270])" office:value-type="float" office:value="61967.0809874243" calcext:value-type="float">
            <text:p>61967.0809874243</text:p>
          </table:table-cell>
          <table:table-cell table:formula="of:=[.E271]-[.E270]" office:value-type="float" office:value="0.102376937866211" calcext:value-type="float">
            <text:p>0.102376937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909782.1797" calcext:value-type="float">
            <text:p>1455909782.1797</text:p>
          </table:table-cell>
          <table:table-cell office:value-type="float" office:value="1455909782.17988" calcext:value-type="float">
            <text:p>1455909782.17988</text:p>
          </table:table-cell>
          <table:table-cell office:value-type="float" office:value="6216" calcext:value-type="float">
            <text:p>6216</text:p>
          </table:table-cell>
          <table:table-cell table:formula="of:=[.B272]-[.B$2]" office:value-type="float" office:value="26.0965204238892" calcext:value-type="float">
            <text:p>26.0965204239</text:p>
          </table:table-cell>
          <table:table-cell table:formula="of:=[.D272]/([.E272]-[.E271])" office:value-type="float" office:value="65354.6345806762" calcext:value-type="float">
            <text:p>65354.6345806762</text:p>
          </table:table-cell>
          <table:table-cell table:formula="of:=[.E272]-[.E271]" office:value-type="float" office:value="0.0951118469238281" calcext:value-type="float">
            <text:p>0.095111846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909782.27481" calcext:value-type="float">
            <text:p>1455909782.27481</text:p>
          </table:table-cell>
          <table:table-cell office:value-type="float" office:value="1455909782.27499" calcext:value-type="float">
            <text:p>1455909782.27499</text:p>
          </table:table-cell>
          <table:table-cell office:value-type="float" office:value="6096" calcext:value-type="float">
            <text:p>6096</text:p>
          </table:table-cell>
          <table:table-cell table:formula="of:=[.B273]-[.B$2]" office:value-type="float" office:value="26.191633939743" calcext:value-type="float">
            <text:p>26.1916339397</text:p>
          </table:table-cell>
          <table:table-cell table:formula="of:=[.D273]/([.E273]-[.E272])" office:value-type="float" office:value="64091.8374772833" calcext:value-type="float">
            <text:p>64091.8374772833</text:p>
          </table:table-cell>
          <table:table-cell table:formula="of:=[.E273]-[.E272]" office:value-type="float" office:value="0.0951135158538818" calcext:value-type="float">
            <text:p>0.095113515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909782.36981" calcext:value-type="float">
            <text:p>1455909782.36981</text:p>
          </table:table-cell>
          <table:table-cell office:value-type="float" office:value="1455909782.36999" calcext:value-type="float">
            <text:p>1455909782.36999</text:p>
          </table:table-cell>
          <table:table-cell office:value-type="float" office:value="5976" calcext:value-type="float">
            <text:p>5976</text:p>
          </table:table-cell>
          <table:table-cell table:formula="of:=[.B274]-[.B$2]" office:value-type="float" office:value="26.286628484726" calcext:value-type="float">
            <text:p>26.2866284847</text:p>
          </table:table-cell>
          <table:table-cell table:formula="of:=[.D274]/([.E274]-[.E273])" office:value-type="float" office:value="62908.8754630606" calcext:value-type="float">
            <text:p>62908.8754630606</text:p>
          </table:table-cell>
          <table:table-cell table:formula="of:=[.E274]-[.E273]" office:value-type="float" office:value="0.0949945449829102" calcext:value-type="float">
            <text:p>0.09499454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909782.46495" calcext:value-type="float">
            <text:p>1455909782.46495</text:p>
          </table:table-cell>
          <table:table-cell office:value-type="float" office:value="1455909782.46513" calcext:value-type="float">
            <text:p>1455909782.46513</text:p>
          </table:table-cell>
          <table:table-cell office:value-type="float" office:value="5856" calcext:value-type="float">
            <text:p>5856</text:p>
          </table:table-cell>
          <table:table-cell table:formula="of:=[.B275]-[.B$2]" office:value-type="float" office:value="26.3817689418793" calcext:value-type="float">
            <text:p>26.3817689419</text:p>
          </table:table-cell>
          <table:table-cell table:formula="of:=[.D275]/([.E275]-[.E274])" office:value-type="float" office:value="61551.102183196" calcext:value-type="float">
            <text:p>61551.102183196</text:p>
          </table:table-cell>
          <table:table-cell table:formula="of:=[.E275]-[.E274]" office:value-type="float" office:value="0.0951404571533203" calcext:value-type="float">
            <text:p>0.09514045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909782.56017" calcext:value-type="float">
            <text:p>1455909782.56017</text:p>
          </table:table-cell>
          <table:table-cell office:value-type="float" office:value="1455909782.56034" calcext:value-type="float">
            <text:p>1455909782.56034</text:p>
          </table:table-cell>
          <table:table-cell office:value-type="float" office:value="5744" calcext:value-type="float">
            <text:p>5744</text:p>
          </table:table-cell>
          <table:table-cell table:formula="of:=[.B276]-[.B$2]" office:value-type="float" office:value="26.476987361908" calcext:value-type="float">
            <text:p>26.4769873619</text:p>
          </table:table-cell>
          <table:table-cell table:formula="of:=[.D276]/([.E276]-[.E275])" office:value-type="float" office:value="60324.4624125196" calcext:value-type="float">
            <text:p>60324.4624125196</text:p>
          </table:table-cell>
          <table:table-cell table:formula="of:=[.E276]-[.E275]" office:value-type="float" office:value="0.0952184200286865" calcext:value-type="float">
            <text:p>0.0952184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909782.65261" calcext:value-type="float">
            <text:p>1455909782.65261</text:p>
          </table:table-cell>
          <table:table-cell office:value-type="float" office:value="1455909782.65279" calcext:value-type="float">
            <text:p>1455909782.65279</text:p>
          </table:table-cell>
          <table:table-cell office:value-type="float" office:value="5624" calcext:value-type="float">
            <text:p>5624</text:p>
          </table:table-cell>
          <table:table-cell table:formula="of:=[.B277]-[.B$2]" office:value-type="float" office:value="26.5694320201874" calcext:value-type="float">
            <text:p>26.5694320202</text:p>
          </table:table-cell>
          <table:table-cell table:formula="of:=[.D277]/([.E277]-[.E276])" office:value-type="float" office:value="60836.3977397283" calcext:value-type="float">
            <text:p>60836.3977397283</text:p>
          </table:table-cell>
          <table:table-cell table:formula="of:=[.E277]-[.E276]" office:value-type="float" office:value="0.0924446582794189" calcext:value-type="float">
            <text:p>0.092444658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909782.74372" calcext:value-type="float">
            <text:p>1455909782.74372</text:p>
          </table:table-cell>
          <table:table-cell office:value-type="float" office:value="1455909782.74411" calcext:value-type="float">
            <text:p>1455909782.74411</text:p>
          </table:table-cell>
          <table:table-cell office:value-type="float" office:value="5512" calcext:value-type="float">
            <text:p>5512</text:p>
          </table:table-cell>
          <table:table-cell table:formula="of:=[.B278]-[.B$2]" office:value-type="float" office:value="26.6605424880981" calcext:value-type="float">
            <text:p>26.6605424881</text:p>
          </table:table-cell>
          <table:table-cell table:formula="of:=[.D278]/([.E278]-[.E277])" office:value-type="float" office:value="60497.988062123" calcext:value-type="float">
            <text:p>60497.988062123</text:p>
          </table:table-cell>
          <table:table-cell table:formula="of:=[.E278]-[.E277]" office:value-type="float" office:value="0.0911104679107666" calcext:value-type="float">
            <text:p>0.091110467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909782.83597" calcext:value-type="float">
            <text:p>1455909782.83597</text:p>
          </table:table-cell>
          <table:table-cell office:value-type="float" office:value="1455909782.83615" calcext:value-type="float">
            <text:p>1455909782.83615</text:p>
          </table:table-cell>
          <table:table-cell office:value-type="float" office:value="5408" calcext:value-type="float">
            <text:p>5408</text:p>
          </table:table-cell>
          <table:table-cell table:formula="of:=[.B279]-[.B$2]" office:value-type="float" office:value="26.7527940273285" calcext:value-type="float">
            <text:p>26.7527940273</text:p>
          </table:table-cell>
          <table:table-cell table:formula="of:=[.D279]/([.E279]-[.E278])" office:value-type="float" office:value="58622.3280946732" calcext:value-type="float">
            <text:p>58622.3280946732</text:p>
          </table:table-cell>
          <table:table-cell table:formula="of:=[.E279]-[.E278]" office:value-type="float" office:value="0.0922515392303467" calcext:value-type="float">
            <text:p>0.092251539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909782.92765" calcext:value-type="float">
            <text:p>1455909782.92765</text:p>
          </table:table-cell>
          <table:table-cell office:value-type="float" office:value="1455909782.92783" calcext:value-type="float">
            <text:p>1455909782.92783</text:p>
          </table:table-cell>
          <table:table-cell office:value-type="float" office:value="5304" calcext:value-type="float">
            <text:p>5304</text:p>
          </table:table-cell>
          <table:table-cell table:formula="of:=[.B280]-[.B$2]" office:value-type="float" office:value="26.8444707393646" calcext:value-type="float">
            <text:p>26.8444707394</text:p>
          </table:table-cell>
          <table:table-cell table:formula="of:=[.D280]/([.E280]-[.E279])" office:value-type="float" office:value="57855.478040154" calcext:value-type="float">
            <text:p>57855.478040154</text:p>
          </table:table-cell>
          <table:table-cell table:formula="of:=[.E280]-[.E279]" office:value-type="float" office:value="0.0916767120361328" calcext:value-type="float">
            <text:p>0.09167671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909783.01966" calcext:value-type="float">
            <text:p>1455909783.01966</text:p>
          </table:table-cell>
          <table:table-cell office:value-type="float" office:value="1455909783.01985" calcext:value-type="float">
            <text:p>1455909783.01985</text:p>
          </table:table-cell>
          <table:table-cell office:value-type="float" office:value="5200" calcext:value-type="float">
            <text:p>5200</text:p>
          </table:table-cell>
          <table:table-cell table:formula="of:=[.B281]-[.B$2]" office:value-type="float" office:value="26.9364838600159" calcext:value-type="float">
            <text:p>26.93648386</text:p>
          </table:table-cell>
          <table:table-cell table:formula="of:=[.D281]/([.E281]-[.E280])" office:value-type="float" office:value="56513.6793882844" calcext:value-type="float">
            <text:p>56513.6793882844</text:p>
          </table:table-cell>
          <table:table-cell table:formula="of:=[.E281]-[.E280]" office:value-type="float" office:value="0.0920131206512451" calcext:value-type="float">
            <text:p>0.09201312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909783.11183" calcext:value-type="float">
            <text:p>1455909783.11183</text:p>
          </table:table-cell>
          <table:table-cell office:value-type="float" office:value="1455909783.112" calcext:value-type="float">
            <text:p>1455909783.112</text:p>
          </table:table-cell>
          <table:table-cell office:value-type="float" office:value="5096" calcext:value-type="float">
            <text:p>5096</text:p>
          </table:table-cell>
          <table:table-cell table:formula="of:=[.B282]-[.B$2]" office:value-type="float" office:value="27.0286493301392" calcext:value-type="float">
            <text:p>27.0286493301</text:p>
          </table:table-cell>
          <table:table-cell table:formula="of:=[.D282]/([.E282]-[.E281])" office:value-type="float" office:value="55291.8570608169" calcext:value-type="float">
            <text:p>55291.8570608169</text:p>
          </table:table-cell>
          <table:table-cell table:formula="of:=[.E282]-[.E281]" office:value-type="float" office:value="0.092165470123291" calcext:value-type="float">
            <text:p>0.092165470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909783.2031" calcext:value-type="float">
            <text:p>1455909783.2031</text:p>
          </table:table-cell>
          <table:table-cell office:value-type="float" office:value="1455909783.20327" calcext:value-type="float">
            <text:p>1455909783.20327</text:p>
          </table:table-cell>
          <table:table-cell office:value-type="float" office:value="5008" calcext:value-type="float">
            <text:p>5008</text:p>
          </table:table-cell>
          <table:table-cell table:formula="of:=[.B283]-[.B$2]" office:value-type="float" office:value="27.1199235916138" calcext:value-type="float">
            <text:p>27.1199235916</text:p>
          </table:table-cell>
          <table:table-cell table:formula="of:=[.D283]/([.E283]-[.E282])" office:value-type="float" office:value="54867.6036277009" calcext:value-type="float">
            <text:p>54867.6036277009</text:p>
          </table:table-cell>
          <table:table-cell table:formula="of:=[.E283]-[.E282]" office:value-type="float" office:value="0.0912742614746094" calcext:value-type="float">
            <text:p>0.09127426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909783.29609" calcext:value-type="float">
            <text:p>1455909783.29609</text:p>
          </table:table-cell>
          <table:table-cell office:value-type="float" office:value="1455909783.29626" calcext:value-type="float">
            <text:p>1455909783.29626</text:p>
          </table:table-cell>
          <table:table-cell office:value-type="float" office:value="4912" calcext:value-type="float">
            <text:p>4912</text:p>
          </table:table-cell>
          <table:table-cell table:formula="of:=[.B284]-[.B$2]" office:value-type="float" office:value="27.2129068374634" calcext:value-type="float">
            <text:p>27.2129068375</text:p>
          </table:table-cell>
          <table:table-cell table:formula="of:=[.D284]/([.E284]-[.E283])" office:value-type="float" office:value="52826.721148718" calcext:value-type="float">
            <text:p>52826.721148718</text:p>
          </table:table-cell>
          <table:table-cell table:formula="of:=[.E284]-[.E283]" office:value-type="float" office:value="0.0929832458496094" calcext:value-type="float">
            <text:p>0.092983245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909783.38676" calcext:value-type="float">
            <text:p>1455909783.38676</text:p>
          </table:table-cell>
          <table:table-cell office:value-type="float" office:value="1455909783.38694" calcext:value-type="float">
            <text:p>1455909783.38694</text:p>
          </table:table-cell>
          <table:table-cell office:value-type="float" office:value="4832" calcext:value-type="float">
            <text:p>4832</text:p>
          </table:table-cell>
          <table:table-cell table:formula="of:=[.B285]-[.B$2]" office:value-type="float" office:value="27.3035843372345" calcext:value-type="float">
            <text:p>27.3035843372</text:p>
          </table:table-cell>
          <table:table-cell table:formula="of:=[.D285]/([.E285]-[.E284])" office:value-type="float" office:value="53287.7506790174" calcext:value-type="float">
            <text:p>53287.7506790174</text:p>
          </table:table-cell>
          <table:table-cell table:formula="of:=[.E285]-[.E284]" office:value-type="float" office:value="0.0906774997711182" calcext:value-type="float">
            <text:p>0.090677499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909783.47876" calcext:value-type="float">
            <text:p>1455909783.47876</text:p>
          </table:table-cell>
          <table:table-cell office:value-type="float" office:value="1455909783.47893" calcext:value-type="float">
            <text:p>1455909783.47893</text:p>
          </table:table-cell>
          <table:table-cell office:value-type="float" office:value="4752" calcext:value-type="float">
            <text:p>4752</text:p>
          </table:table-cell>
          <table:table-cell table:formula="of:=[.B286]-[.B$2]" office:value-type="float" office:value="27.3955793380737" calcext:value-type="float">
            <text:p>27.3955793381</text:p>
          </table:table-cell>
          <table:table-cell table:formula="of:=[.D286]/([.E286]-[.E285])" office:value-type="float" office:value="51654.9807777533" calcext:value-type="float">
            <text:p>51654.9807777533</text:p>
          </table:table-cell>
          <table:table-cell table:formula="of:=[.E286]-[.E285]" office:value-type="float" office:value="0.0919950008392334" calcext:value-type="float">
            <text:p>0.09199500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909783.56997" calcext:value-type="float">
            <text:p>1455909783.56997</text:p>
          </table:table-cell>
          <table:table-cell office:value-type="float" office:value="1455909783.57014" calcext:value-type="float">
            <text:p>1455909783.57014</text:p>
          </table:table-cell>
          <table:table-cell office:value-type="float" office:value="4680" calcext:value-type="float">
            <text:p>4680</text:p>
          </table:table-cell>
          <table:table-cell table:formula="of:=[.B287]-[.B$2]" office:value-type="float" office:value="27.4867899417877" calcext:value-type="float">
            <text:p>27.4867899418</text:p>
          </table:table-cell>
          <table:table-cell table:formula="of:=[.D287]/([.E287]-[.E286])" office:value-type="float" office:value="51309.8237423706" calcext:value-type="float">
            <text:p>51309.8237423706</text:p>
          </table:table-cell>
          <table:table-cell table:formula="of:=[.E287]-[.E286]" office:value-type="float" office:value="0.0912106037139893" calcext:value-type="float">
            <text:p>0.09121060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909783.66182" calcext:value-type="float">
            <text:p>1455909783.66182</text:p>
          </table:table-cell>
          <table:table-cell office:value-type="float" office:value="1455909783.662" calcext:value-type="float">
            <text:p>1455909783.662</text:p>
          </table:table-cell>
          <table:table-cell office:value-type="float" office:value="4608" calcext:value-type="float">
            <text:p>4608</text:p>
          </table:table-cell>
          <table:table-cell table:formula="of:=[.B288]-[.B$2]" office:value-type="float" office:value="27.5786445140839" calcext:value-type="float">
            <text:p>27.5786445141</text:p>
          </table:table-cell>
          <table:table-cell table:formula="of:=[.D288]/([.E288]-[.E287])" office:value-type="float" office:value="50166.2561243401" calcext:value-type="float">
            <text:p>50166.2561243401</text:p>
          </table:table-cell>
          <table:table-cell table:formula="of:=[.E288]-[.E287]" office:value-type="float" office:value="0.0918545722961426" calcext:value-type="float">
            <text:p>0.091854572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909783.75253" calcext:value-type="float">
            <text:p>1455909783.75253</text:p>
          </table:table-cell>
          <table:table-cell office:value-type="float" office:value="1455909783.75271" calcext:value-type="float">
            <text:p>1455909783.75271</text:p>
          </table:table-cell>
          <table:table-cell office:value-type="float" office:value="4544" calcext:value-type="float">
            <text:p>4544</text:p>
          </table:table-cell>
          <table:table-cell table:formula="of:=[.B289]-[.B$2]" office:value-type="float" office:value="27.6693520545959" calcext:value-type="float">
            <text:p>27.6693520546</text:p>
          </table:table-cell>
          <table:table-cell table:formula="of:=[.D289]/([.E289]-[.E288])" office:value-type="float" office:value="50095.0634792551" calcext:value-type="float">
            <text:p>50095.0634792551</text:p>
          </table:table-cell>
          <table:table-cell table:formula="of:=[.E289]-[.E288]" office:value-type="float" office:value="0.090707540512085" calcext:value-type="float">
            <text:p>0.09070754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909783.84368" calcext:value-type="float">
            <text:p>1455909783.84368</text:p>
          </table:table-cell>
          <table:table-cell office:value-type="float" office:value="1455909783.84386" calcext:value-type="float">
            <text:p>1455909783.84386</text:p>
          </table:table-cell>
          <table:table-cell office:value-type="float" office:value="4496" calcext:value-type="float">
            <text:p>4496</text:p>
          </table:table-cell>
          <table:table-cell table:formula="of:=[.B290]-[.B$2]" office:value-type="float" office:value="27.7605035305023" calcext:value-type="float">
            <text:p>27.7605035305</text:p>
          </table:table-cell>
          <table:table-cell table:formula="of:=[.D290]/([.E290]-[.E289])" office:value-type="float" office:value="49324.4893216886" calcext:value-type="float">
            <text:p>49324.4893216886</text:p>
          </table:table-cell>
          <table:table-cell table:formula="of:=[.E290]-[.E289]" office:value-type="float" office:value="0.0911514759063721" calcext:value-type="float">
            <text:p>0.091151475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909783.93585" calcext:value-type="float">
            <text:p>1455909783.93585</text:p>
          </table:table-cell>
          <table:table-cell office:value-type="float" office:value="1455909783.93604" calcext:value-type="float">
            <text:p>1455909783.93604</text:p>
          </table:table-cell>
          <table:table-cell office:value-type="float" office:value="4440" calcext:value-type="float">
            <text:p>4440</text:p>
          </table:table-cell>
          <table:table-cell table:formula="of:=[.B291]-[.B$2]" office:value-type="float" office:value="27.8526659011841" calcext:value-type="float">
            <text:p>27.8526659012</text:p>
          </table:table-cell>
          <table:table-cell table:formula="of:=[.D291]/([.E291]-[.E290])" office:value-type="float" office:value="48175.8440799158" calcext:value-type="float">
            <text:p>48175.8440799158</text:p>
          </table:table-cell>
          <table:table-cell table:formula="of:=[.E291]-[.E290]" office:value-type="float" office:value="0.0921623706817627" calcext:value-type="float">
            <text:p>0.092162370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909784.02682" calcext:value-type="float">
            <text:p>1455909784.02682</text:p>
          </table:table-cell>
          <table:table-cell office:value-type="float" office:value="1455909784.0273" calcext:value-type="float">
            <text:p>1455909784.0273</text:p>
          </table:table-cell>
          <table:table-cell office:value-type="float" office:value="4400" calcext:value-type="float">
            <text:p>4400</text:p>
          </table:table-cell>
          <table:table-cell table:formula="of:=[.B292]-[.B$2]" office:value-type="float" office:value="27.943644285202" calcext:value-type="float">
            <text:p>27.9436442852</text:p>
          </table:table-cell>
          <table:table-cell table:formula="of:=[.D292]/([.E292]-[.E291])" office:value-type="float" office:value="48363.1364471384" calcext:value-type="float">
            <text:p>48363.1364471384</text:p>
          </table:table-cell>
          <table:table-cell table:formula="of:=[.E292]-[.E291]" office:value-type="float" office:value="0.0909783840179443" calcext:value-type="float">
            <text:p>0.09097838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909784.11919" calcext:value-type="float">
            <text:p>1455909784.11919</text:p>
          </table:table-cell>
          <table:table-cell office:value-type="float" office:value="1455909784.11937" calcext:value-type="float">
            <text:p>1455909784.11937</text:p>
          </table:table-cell>
          <table:table-cell office:value-type="float" office:value="4360" calcext:value-type="float">
            <text:p>4360</text:p>
          </table:table-cell>
          <table:table-cell table:formula="of:=[.B293]-[.B$2]" office:value-type="float" office:value="28.0360100269318" calcext:value-type="float">
            <text:p>28.0360100269</text:p>
          </table:table-cell>
          <table:table-cell table:formula="of:=[.D293]/([.E293]-[.E292])" office:value-type="float" office:value="47203.6484344751" calcext:value-type="float">
            <text:p>47203.6484344751</text:p>
          </table:table-cell>
          <table:table-cell table:formula="of:=[.E293]-[.E292]" office:value-type="float" office:value="0.0923657417297363" calcext:value-type="float">
            <text:p>0.09236574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909784.21015" calcext:value-type="float">
            <text:p>1455909784.21015</text:p>
          </table:table-cell>
          <table:table-cell office:value-type="float" office:value="1455909784.21031" calcext:value-type="float">
            <text:p>1455909784.21031</text:p>
          </table:table-cell>
          <table:table-cell office:value-type="float" office:value="4336" calcext:value-type="float">
            <text:p>4336</text:p>
          </table:table-cell>
          <table:table-cell table:formula="of:=[.B294]-[.B$2]" office:value-type="float" office:value="28.126966714859" calcext:value-type="float">
            <text:p>28.1269667149</text:p>
          </table:table-cell>
          <table:table-cell table:formula="of:=[.D294]/([.E294]-[.E293])" office:value-type="float" office:value="47671.0410065531" calcext:value-type="float">
            <text:p>47671.0410065531</text:p>
          </table:table-cell>
          <table:table-cell table:formula="of:=[.E294]-[.E293]" office:value-type="float" office:value="0.0909566879272461" calcext:value-type="float">
            <text:p>0.090956687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909784.30165" calcext:value-type="float">
            <text:p>1455909784.30165</text:p>
          </table:table-cell>
          <table:table-cell office:value-type="float" office:value="1455909784.30188" calcext:value-type="float">
            <text:p>1455909784.30188</text:p>
          </table:table-cell>
          <table:table-cell office:value-type="float" office:value="4312" calcext:value-type="float">
            <text:p>4312</text:p>
          </table:table-cell>
          <table:table-cell table:formula="of:=[.B295]-[.B$2]" office:value-type="float" office:value="28.2184679508209" calcext:value-type="float">
            <text:p>28.2184679508</text:p>
          </table:table-cell>
          <table:table-cell table:formula="of:=[.D295]/([.E295]-[.E294])" office:value-type="float" office:value="47125.0465053259" calcext:value-type="float">
            <text:p>47125.0465053259</text:p>
          </table:table-cell>
          <table:table-cell table:formula="of:=[.E295]-[.E294]" office:value-type="float" office:value="0.0915012359619141" calcext:value-type="float">
            <text:p>0.09150123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909784.39243" calcext:value-type="float">
            <text:p>1455909784.39243</text:p>
          </table:table-cell>
          <table:table-cell office:value-type="float" office:value="1455909784.39261" calcext:value-type="float">
            <text:p>1455909784.39261</text:p>
          </table:table-cell>
          <table:table-cell office:value-type="float" office:value="4296" calcext:value-type="float">
            <text:p>4296</text:p>
          </table:table-cell>
          <table:table-cell table:formula="of:=[.B296]-[.B$2]" office:value-type="float" office:value="28.3092517852783" calcext:value-type="float">
            <text:p>28.3092517853</text:p>
          </table:table-cell>
          <table:table-cell table:formula="of:=[.D296]/([.E296]-[.E295])" office:value-type="float" office:value="47321.200141816" calcext:value-type="float">
            <text:p>47321.200141816</text:p>
          </table:table-cell>
          <table:table-cell table:formula="of:=[.E296]-[.E295]" office:value-type="float" office:value="0.0907838344573975" calcext:value-type="float">
            <text:p>0.09078383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909784.4832" calcext:value-type="float">
            <text:p>1455909784.4832</text:p>
          </table:table-cell>
          <table:table-cell office:value-type="float" office:value="1455909784.48338" calcext:value-type="float">
            <text:p>1455909784.48338</text:p>
          </table:table-cell>
          <table:table-cell office:value-type="float" office:value="4296" calcext:value-type="float">
            <text:p>4296</text:p>
          </table:table-cell>
          <table:table-cell table:formula="of:=[.B297]-[.B$2]" office:value-type="float" office:value="28.4000234603882" calcext:value-type="float">
            <text:p>28.4000234604</text:p>
          </table:table-cell>
          <table:table-cell table:formula="of:=[.D297]/([.E297]-[.E296])" office:value-type="float" office:value="47327.5390676711" calcext:value-type="float">
            <text:p>47327.5390676711</text:p>
          </table:table-cell>
          <table:table-cell table:formula="of:=[.E297]-[.E296]" office:value-type="float" office:value="0.0907716751098633" calcext:value-type="float">
            <text:p>0.09077167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909784.57509" calcext:value-type="float">
            <text:p>1455909784.57509</text:p>
          </table:table-cell>
          <table:table-cell office:value-type="float" office:value="1455909784.57532" calcext:value-type="float">
            <text:p>1455909784.57532</text:p>
          </table:table-cell>
          <table:table-cell office:value-type="float" office:value="4296" calcext:value-type="float">
            <text:p>4296</text:p>
          </table:table-cell>
          <table:table-cell table:formula="of:=[.B298]-[.B$2]" office:value-type="float" office:value="28.4919137954712" calcext:value-type="float">
            <text:p>28.4919137955</text:p>
          </table:table-cell>
          <table:table-cell table:formula="of:=[.D298]/([.E298]-[.E297])" office:value-type="float" office:value="46751.3802851983" calcext:value-type="float">
            <text:p>46751.3802851983</text:p>
          </table:table-cell>
          <table:table-cell table:formula="of:=[.E298]-[.E297]" office:value-type="float" office:value="0.0918903350830078" calcext:value-type="float">
            <text:p>0.09189033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909784.66574" calcext:value-type="float">
            <text:p>1455909784.66574</text:p>
          </table:table-cell>
          <table:table-cell office:value-type="float" office:value="1455909784.66592" calcext:value-type="float">
            <text:p>1455909784.66592</text:p>
          </table:table-cell>
          <table:table-cell office:value-type="float" office:value="4304" calcext:value-type="float">
            <text:p>4304</text:p>
          </table:table-cell>
          <table:table-cell table:formula="of:=[.B299]-[.B$2]" office:value-type="float" office:value="28.5825636386871" calcext:value-type="float">
            <text:p>28.5825636387</text:p>
          </table:table-cell>
          <table:table-cell table:formula="of:=[.D299]/([.E299]-[.E298])" office:value-type="float" office:value="47479.3981689211" calcext:value-type="float">
            <text:p>47479.3981689211</text:p>
          </table:table-cell>
          <table:table-cell table:formula="of:=[.E299]-[.E298]" office:value-type="float" office:value="0.0906498432159424" calcext:value-type="float">
            <text:p>0.090649843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909784.75772" calcext:value-type="float">
            <text:p>1455909784.75772</text:p>
          </table:table-cell>
          <table:table-cell office:value-type="float" office:value="1455909784.7579" calcext:value-type="float">
            <text:p>1455909784.7579</text:p>
          </table:table-cell>
          <table:table-cell office:value-type="float" office:value="4312" calcext:value-type="float">
            <text:p>4312</text:p>
          </table:table-cell>
          <table:table-cell table:formula="of:=[.B300]-[.B$2]" office:value-type="float" office:value="28.67453789711" calcext:value-type="float">
            <text:p>28.6745378971</text:p>
          </table:table-cell>
          <table:table-cell table:formula="of:=[.D300]/([.E300]-[.E299])" office:value-type="float" office:value="46882.6829804442" calcext:value-type="float">
            <text:p>46882.6829804442</text:p>
          </table:table-cell>
          <table:table-cell table:formula="of:=[.E300]-[.E299]" office:value-type="float" office:value="0.0919742584228516" calcext:value-type="float">
            <text:p>0.091974258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909784.8486" calcext:value-type="float">
            <text:p>1455909784.8486</text:p>
          </table:table-cell>
          <table:table-cell office:value-type="float" office:value="1455909784.84884" calcext:value-type="float">
            <text:p>1455909784.84884</text:p>
          </table:table-cell>
          <table:table-cell office:value-type="float" office:value="4336" calcext:value-type="float">
            <text:p>4336</text:p>
          </table:table-cell>
          <table:table-cell table:formula="of:=[.B301]-[.B$2]" office:value-type="float" office:value="28.7654144763947" calcext:value-type="float">
            <text:p>28.7654144764</text:p>
          </table:table-cell>
          <table:table-cell table:formula="of:=[.D301]/([.E301]-[.E300])" office:value-type="float" office:value="47713.063521214" calcext:value-type="float">
            <text:p>47713.063521214</text:p>
          </table:table-cell>
          <table:table-cell table:formula="of:=[.E301]-[.E300]" office:value-type="float" office:value="0.090876579284668" calcext:value-type="float">
            <text:p>0.090876579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909784.94131" calcext:value-type="float">
            <text:p>1455909784.94131</text:p>
          </table:table-cell>
          <table:table-cell office:value-type="float" office:value="1455909784.94149" calcext:value-type="float">
            <text:p>1455909784.94149</text:p>
          </table:table-cell>
          <table:table-cell office:value-type="float" office:value="4368" calcext:value-type="float">
            <text:p>4368</text:p>
          </table:table-cell>
          <table:table-cell table:formula="of:=[.B302]-[.B$2]" office:value-type="float" office:value="28.85813331604" calcext:value-type="float">
            <text:p>28.858133316</text:p>
          </table:table-cell>
          <table:table-cell table:formula="of:=[.D302]/([.E302]-[.E301])" office:value-type="float" office:value="47110.1667870946" calcext:value-type="float">
            <text:p>47110.1667870946</text:p>
          </table:table-cell>
          <table:table-cell table:formula="of:=[.E302]-[.E301]" office:value-type="float" office:value="0.0927188396453857" calcext:value-type="float">
            <text:p>0.09271883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909785.03253" calcext:value-type="float">
            <text:p>1455909785.03253</text:p>
          </table:table-cell>
          <table:table-cell office:value-type="float" office:value="1455909785.0327" calcext:value-type="float">
            <text:p>1455909785.0327</text:p>
          </table:table-cell>
          <table:table-cell office:value-type="float" office:value="4400" calcext:value-type="float">
            <text:p>4400</text:p>
          </table:table-cell>
          <table:table-cell table:formula="of:=[.B303]-[.B$2]" office:value-type="float" office:value="28.94935131073" calcext:value-type="float">
            <text:p>28.9493513107</text:p>
          </table:table-cell>
          <table:table-cell table:formula="of:=[.D303]/([.E303]-[.E302])" office:value-type="float" office:value="48236.0965613859" calcext:value-type="float">
            <text:p>48236.0965613859</text:p>
          </table:table-cell>
          <table:table-cell table:formula="of:=[.E303]-[.E302]" office:value-type="float" office:value="0.0912179946899414" calcext:value-type="float">
            <text:p>0.091217994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909785.12325" calcext:value-type="float">
            <text:p>1455909785.12325</text:p>
          </table:table-cell>
          <table:table-cell office:value-type="float" office:value="1455909785.12342" calcext:value-type="float">
            <text:p>1455909785.12342</text:p>
          </table:table-cell>
          <table:table-cell office:value-type="float" office:value="4448" calcext:value-type="float">
            <text:p>4448</text:p>
          </table:table-cell>
          <table:table-cell table:formula="of:=[.B304]-[.B$2]" office:value-type="float" office:value="29.0400650501251" calcext:value-type="float">
            <text:p>29.0400650501</text:p>
          </table:table-cell>
          <table:table-cell table:formula="of:=[.D304]/([.E304]-[.E303])" office:value-type="float" office:value="49033.366165459" calcext:value-type="float">
            <text:p>49033.366165459</text:p>
          </table:table-cell>
          <table:table-cell table:formula="of:=[.E304]-[.E303]" office:value-type="float" office:value="0.0907137393951416" calcext:value-type="float">
            <text:p>0.090713739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909785.21535" calcext:value-type="float">
            <text:p>1455909785.21535</text:p>
          </table:table-cell>
          <table:table-cell office:value-type="float" office:value="1455909785.21567" calcext:value-type="float">
            <text:p>1455909785.21567</text:p>
          </table:table-cell>
          <table:table-cell office:value-type="float" office:value="4496" calcext:value-type="float">
            <text:p>4496</text:p>
          </table:table-cell>
          <table:table-cell table:formula="of:=[.B305]-[.B$2]" office:value-type="float" office:value="29.1321713924408" calcext:value-type="float">
            <text:p>29.1321713924</text:p>
          </table:table-cell>
          <table:table-cell table:formula="of:=[.D305]/([.E305]-[.E304])" office:value-type="float" office:value="48813.1423631064" calcext:value-type="float">
            <text:p>48813.1423631064</text:p>
          </table:table-cell>
          <table:table-cell table:formula="of:=[.E305]-[.E304]" office:value-type="float" office:value="0.0921063423156738" calcext:value-type="float">
            <text:p>0.092106342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909785.30649" calcext:value-type="float">
            <text:p>1455909785.30649</text:p>
          </table:table-cell>
          <table:table-cell office:value-type="float" office:value="1455909785.30666" calcext:value-type="float">
            <text:p>1455909785.30666</text:p>
          </table:table-cell>
          <table:table-cell office:value-type="float" office:value="4552" calcext:value-type="float">
            <text:p>4552</text:p>
          </table:table-cell>
          <table:table-cell table:formula="of:=[.B306]-[.B$2]" office:value-type="float" office:value="29.2233054637909" calcext:value-type="float">
            <text:p>29.2233054638</text:p>
          </table:table-cell>
          <table:table-cell table:formula="of:=[.D306]/([.E306]-[.E305])" office:value-type="float" office:value="49948.3884848421" calcext:value-type="float">
            <text:p>49948.3884848421</text:p>
          </table:table-cell>
          <table:table-cell table:formula="of:=[.E306]-[.E305]" office:value-type="float" office:value="0.0911340713500977" calcext:value-type="float">
            <text:p>0.09113407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909785.39857" calcext:value-type="float">
            <text:p>1455909785.39857</text:p>
          </table:table-cell>
          <table:table-cell office:value-type="float" office:value="1455909785.39874" calcext:value-type="float">
            <text:p>1455909785.39874</text:p>
          </table:table-cell>
          <table:table-cell office:value-type="float" office:value="4616" calcext:value-type="float">
            <text:p>4616</text:p>
          </table:table-cell>
          <table:table-cell table:formula="of:=[.B307]-[.B$2]" office:value-type="float" office:value="29.3153853416443" calcext:value-type="float">
            <text:p>29.3153853416</text:p>
          </table:table-cell>
          <table:table-cell table:formula="of:=[.D307]/([.E307]-[.E306])" office:value-type="float" office:value="50130.3879589137" calcext:value-type="float">
            <text:p>50130.3879589137</text:p>
          </table:table-cell>
          <table:table-cell table:formula="of:=[.E307]-[.E306]" office:value-type="float" office:value="0.0920798778533936" calcext:value-type="float">
            <text:p>0.09207987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909785.48987" calcext:value-type="float">
            <text:p>1455909785.48987</text:p>
          </table:table-cell>
          <table:table-cell office:value-type="float" office:value="1455909785.49005" calcext:value-type="float">
            <text:p>1455909785.49005</text:p>
          </table:table-cell>
          <table:table-cell office:value-type="float" office:value="4688" calcext:value-type="float">
            <text:p>4688</text:p>
          </table:table-cell>
          <table:table-cell table:formula="of:=[.B308]-[.B$2]" office:value-type="float" office:value="29.4066917896271" calcext:value-type="float">
            <text:p>29.4066917896</text:p>
          </table:table-cell>
          <table:table-cell table:formula="of:=[.D308]/([.E308]-[.E307])" office:value-type="float" office:value="51343.5809142824" calcext:value-type="float">
            <text:p>51343.5809142824</text:p>
          </table:table-cell>
          <table:table-cell table:formula="of:=[.E308]-[.E307]" office:value-type="float" office:value="0.0913064479827881" calcext:value-type="float">
            <text:p>0.09130644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909785.58177" calcext:value-type="float">
            <text:p>1455909785.58177</text:p>
          </table:table-cell>
          <table:table-cell office:value-type="float" office:value="1455909785.58195" calcext:value-type="float">
            <text:p>1455909785.58195</text:p>
          </table:table-cell>
          <table:table-cell office:value-type="float" office:value="4760" calcext:value-type="float">
            <text:p>4760</text:p>
          </table:table-cell>
          <table:table-cell table:formula="of:=[.B309]-[.B$2]" office:value-type="float" office:value="29.4985888004303" calcext:value-type="float">
            <text:p>29.4985888004</text:p>
          </table:table-cell>
          <table:table-cell table:formula="of:=[.D309]/([.E309]-[.E308])" office:value-type="float" office:value="51797.1146003051" calcext:value-type="float">
            <text:p>51797.1146003051</text:p>
          </table:table-cell>
          <table:table-cell table:formula="of:=[.E309]-[.E308]" office:value-type="float" office:value="0.0918970108032227" calcext:value-type="float">
            <text:p>0.09189701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909785.67274" calcext:value-type="float">
            <text:p>1455909785.67274</text:p>
          </table:table-cell>
          <table:table-cell office:value-type="float" office:value="1455909785.67298" calcext:value-type="float">
            <text:p>1455909785.67298</text:p>
          </table:table-cell>
          <table:table-cell office:value-type="float" office:value="4840" calcext:value-type="float">
            <text:p>4840</text:p>
          </table:table-cell>
          <table:table-cell table:formula="of:=[.B310]-[.B$2]" office:value-type="float" office:value="29.5895636081696" calcext:value-type="float">
            <text:p>29.5895636082</text:p>
          </table:table-cell>
          <table:table-cell table:formula="of:=[.D310]/([.E310]-[.E309])" office:value-type="float" office:value="53201.5413967336" calcext:value-type="float">
            <text:p>53201.5413967336</text:p>
          </table:table-cell>
          <table:table-cell table:formula="of:=[.E310]-[.E309]" office:value-type="float" office:value="0.0909748077392578" calcext:value-type="float">
            <text:p>0.090974807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909785.76356" calcext:value-type="float">
            <text:p>1455909785.76356</text:p>
          </table:table-cell>
          <table:table-cell office:value-type="float" office:value="1455909785.76375" calcext:value-type="float">
            <text:p>1455909785.76375</text:p>
          </table:table-cell>
          <table:table-cell office:value-type="float" office:value="4920" calcext:value-type="float">
            <text:p>4920</text:p>
          </table:table-cell>
          <table:table-cell table:formula="of:=[.B311]-[.B$2]" office:value-type="float" office:value="29.6803753376007" calcext:value-type="float">
            <text:p>29.6803753376</text:p>
          </table:table-cell>
          <table:table-cell table:formula="of:=[.D311]/([.E311]-[.E310])" office:value-type="float" office:value="54178.0233767052" calcext:value-type="float">
            <text:p>54178.0233767052</text:p>
          </table:table-cell>
          <table:table-cell table:formula="of:=[.E311]-[.E310]" office:value-type="float" office:value="0.0908117294311523" calcext:value-type="float">
            <text:p>0.090811729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909785.85645" calcext:value-type="float">
            <text:p>1455909785.85645</text:p>
          </table:table-cell>
          <table:table-cell office:value-type="float" office:value="1455909785.85668" calcext:value-type="float">
            <text:p>1455909785.85668</text:p>
          </table:table-cell>
          <table:table-cell office:value-type="float" office:value="5016" calcext:value-type="float">
            <text:p>5016</text:p>
          </table:table-cell>
          <table:table-cell table:formula="of:=[.B312]-[.B$2]" office:value-type="float" office:value="29.7732741832733" calcext:value-type="float">
            <text:p>29.7732741833</text:p>
          </table:table-cell>
          <table:table-cell table:formula="of:=[.D312]/([.E312]-[.E311])" office:value-type="float" office:value="53994.2123465915" calcext:value-type="float">
            <text:p>53994.2123465915</text:p>
          </table:table-cell>
          <table:table-cell table:formula="of:=[.E312]-[.E311]" office:value-type="float" office:value="0.0928988456726074" calcext:value-type="float">
            <text:p>0.092898845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909785.94773" calcext:value-type="float">
            <text:p>1455909785.94773</text:p>
          </table:table-cell>
          <table:table-cell office:value-type="float" office:value="1455909785.9479" calcext:value-type="float">
            <text:p>1455909785.9479</text:p>
          </table:table-cell>
          <table:table-cell office:value-type="float" office:value="5112" calcext:value-type="float">
            <text:p>5112</text:p>
          </table:table-cell>
          <table:table-cell table:formula="of:=[.B313]-[.B$2]" office:value-type="float" office:value="29.864547252655" calcext:value-type="float">
            <text:p>29.8645472527</text:p>
          </table:table-cell>
          <table:table-cell table:formula="of:=[.D313]/([.E313]-[.E312])" office:value-type="float" office:value="56007.7581988731" calcext:value-type="float">
            <text:p>56007.7581988731</text:p>
          </table:table-cell>
          <table:table-cell table:formula="of:=[.E313]-[.E312]" office:value-type="float" office:value="0.0912730693817139" calcext:value-type="float">
            <text:p>0.091273069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909786.03983" calcext:value-type="float">
            <text:p>1455909786.03983</text:p>
          </table:table-cell>
          <table:table-cell office:value-type="float" office:value="1455909786.04" calcext:value-type="float">
            <text:p>1455909786.04</text:p>
          </table:table-cell>
          <table:table-cell office:value-type="float" office:value="5208" calcext:value-type="float">
            <text:p>5208</text:p>
          </table:table-cell>
          <table:table-cell table:formula="of:=[.B314]-[.B$2]" office:value-type="float" office:value="29.9566504955292" calcext:value-type="float">
            <text:p>29.9566504955</text:p>
          </table:table-cell>
          <table:table-cell table:formula="of:=[.D314]/([.E314]-[.E313])" office:value-type="float" office:value="56545.2402920978" calcext:value-type="float">
            <text:p>56545.2402920978</text:p>
          </table:table-cell>
          <table:table-cell table:formula="of:=[.E314]-[.E313]" office:value-type="float" office:value="0.0921032428741455" calcext:value-type="float">
            <text:p>0.09210324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909786.13081" calcext:value-type="float">
            <text:p>1455909786.13081</text:p>
          </table:table-cell>
          <table:table-cell office:value-type="float" office:value="1455909786.13098" calcext:value-type="float">
            <text:p>1455909786.13098</text:p>
          </table:table-cell>
          <table:table-cell office:value-type="float" office:value="5312" calcext:value-type="float">
            <text:p>5312</text:p>
          </table:table-cell>
          <table:table-cell table:formula="of:=[.B315]-[.B$2]" office:value-type="float" office:value="30.0476307868958" calcext:value-type="float">
            <text:p>30.0476307869</text:p>
          </table:table-cell>
          <table:table-cell table:formula="of:=[.D315]/([.E315]-[.E314])" office:value-type="float" office:value="58386.2715782798" calcext:value-type="float">
            <text:p>58386.2715782798</text:p>
          </table:table-cell>
          <table:table-cell table:formula="of:=[.E315]-[.E314]" office:value-type="float" office:value="0.0909802913665772" calcext:value-type="float">
            <text:p>0.09098029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909786.22302" calcext:value-type="float">
            <text:p>1455909786.22302</text:p>
          </table:table-cell>
          <table:table-cell office:value-type="float" office:value="1455909786.22319" calcext:value-type="float">
            <text:p>1455909786.22319</text:p>
          </table:table-cell>
          <table:table-cell office:value-type="float" office:value="5416" calcext:value-type="float">
            <text:p>5416</text:p>
          </table:table-cell>
          <table:table-cell table:formula="of:=[.B316]-[.B$2]" office:value-type="float" office:value="30.1398403644562" calcext:value-type="float">
            <text:p>30.1398403645</text:p>
          </table:table-cell>
          <table:table-cell table:formula="of:=[.D316]/([.E316]-[.E315])" office:value-type="float" office:value="58735.7641504312" calcext:value-type="float">
            <text:p>58735.7641504312</text:p>
          </table:table-cell>
          <table:table-cell table:formula="of:=[.E316]-[.E315]" office:value-type="float" office:value="0.0922095775604248" calcext:value-type="float">
            <text:p>0.09220957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909786.31581" calcext:value-type="float">
            <text:p>1455909786.31581</text:p>
          </table:table-cell>
          <table:table-cell office:value-type="float" office:value="1455909786.31598" calcext:value-type="float">
            <text:p>1455909786.31598</text:p>
          </table:table-cell>
          <table:table-cell office:value-type="float" office:value="5528" calcext:value-type="float">
            <text:p>5528</text:p>
          </table:table-cell>
          <table:table-cell table:formula="of:=[.B317]-[.B$2]" office:value-type="float" office:value="30.2326288223267" calcext:value-type="float">
            <text:p>30.2326288223</text:p>
          </table:table-cell>
          <table:table-cell table:formula="of:=[.D317]/([.E317]-[.E316])" office:value-type="float" office:value="59576.3754120812" calcext:value-type="float">
            <text:p>59576.3754120812</text:p>
          </table:table-cell>
          <table:table-cell table:formula="of:=[.E317]-[.E316]" office:value-type="float" office:value="0.0927884578704834" calcext:value-type="float">
            <text:p>0.092788457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909786.4074" calcext:value-type="float">
            <text:p>1455909786.4074</text:p>
          </table:table-cell>
          <table:table-cell office:value-type="float" office:value="1455909786.40757" calcext:value-type="float">
            <text:p>1455909786.40757</text:p>
          </table:table-cell>
          <table:table-cell office:value-type="float" office:value="5632" calcext:value-type="float">
            <text:p>5632</text:p>
          </table:table-cell>
          <table:table-cell table:formula="of:=[.B318]-[.B$2]" office:value-type="float" office:value="30.3242149353027" calcext:value-type="float">
            <text:p>30.3242149353</text:p>
          </table:table-cell>
          <table:table-cell table:formula="of:=[.D318]/([.E318]-[.E317])" office:value-type="float" office:value="61494.0389649607" calcext:value-type="float">
            <text:p>61494.0389649607</text:p>
          </table:table-cell>
          <table:table-cell table:formula="of:=[.E318]-[.E317]" office:value-type="float" office:value="0.0915861129760742" calcext:value-type="float">
            <text:p>0.09158611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909786.50087" calcext:value-type="float">
            <text:p>1455909786.50087</text:p>
          </table:table-cell>
          <table:table-cell office:value-type="float" office:value="1455909786.5011" calcext:value-type="float">
            <text:p>1455909786.5011</text:p>
          </table:table-cell>
          <table:table-cell office:value-type="float" office:value="5752" calcext:value-type="float">
            <text:p>5752</text:p>
          </table:table-cell>
          <table:table-cell table:formula="of:=[.B319]-[.B$2]" office:value-type="float" office:value="30.4176921844482" calcext:value-type="float">
            <text:p>30.4176921844</text:p>
          </table:table-cell>
          <table:table-cell table:formula="of:=[.D319]/([.E319]-[.E318])" office:value-type="float" office:value="61533.6892407517" calcext:value-type="float">
            <text:p>61533.6892407517</text:p>
          </table:table-cell>
          <table:table-cell table:formula="of:=[.E319]-[.E318]" office:value-type="float" office:value="0.0934772491455078" calcext:value-type="float">
            <text:p>0.093477249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909786.5919" calcext:value-type="float">
            <text:p>1455909786.5919</text:p>
          </table:table-cell>
          <table:table-cell office:value-type="float" office:value="1455909786.59207" calcext:value-type="float">
            <text:p>1455909786.59207</text:p>
          </table:table-cell>
          <table:table-cell office:value-type="float" office:value="5864" calcext:value-type="float">
            <text:p>5864</text:p>
          </table:table-cell>
          <table:table-cell table:formula="of:=[.B320]-[.B$2]" office:value-type="float" office:value="30.5087234973907" calcext:value-type="float">
            <text:p>30.5087234974</text:p>
          </table:table-cell>
          <table:table-cell table:formula="of:=[.D320]/([.E320]-[.E319])" office:value-type="float" office:value="64417.3945255924" calcext:value-type="float">
            <text:p>64417.3945255924</text:p>
          </table:table-cell>
          <table:table-cell table:formula="of:=[.E320]-[.E319]" office:value-type="float" office:value="0.0910313129425049" calcext:value-type="float">
            <text:p>0.091031312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909786.68405" calcext:value-type="float">
            <text:p>1455909786.68405</text:p>
          </table:table-cell>
          <table:table-cell office:value-type="float" office:value="1455909786.68426" calcext:value-type="float">
            <text:p>1455909786.68426</text:p>
          </table:table-cell>
          <table:table-cell office:value-type="float" office:value="5976" calcext:value-type="float">
            <text:p>5976</text:p>
          </table:table-cell>
          <table:table-cell table:formula="of:=[.B321]-[.B$2]" office:value-type="float" office:value="30.600870847702" calcext:value-type="float">
            <text:p>30.6008708477</text:p>
          </table:table-cell>
          <table:table-cell table:formula="of:=[.D321]/([.E321]-[.E320])" office:value-type="float" office:value="64852.6515392218" calcext:value-type="float">
            <text:p>64852.6515392218</text:p>
          </table:table-cell>
          <table:table-cell table:formula="of:=[.E321]-[.E320]" office:value-type="float" office:value="0.0921473503112793" calcext:value-type="float">
            <text:p>0.092147350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909786.77546" calcext:value-type="float">
            <text:p>1455909786.77546</text:p>
          </table:table-cell>
          <table:table-cell office:value-type="float" office:value="1455909786.77564" calcext:value-type="float">
            <text:p>1455909786.77564</text:p>
          </table:table-cell>
          <table:table-cell office:value-type="float" office:value="6096" calcext:value-type="float">
            <text:p>6096</text:p>
          </table:table-cell>
          <table:table-cell table:formula="of:=[.B322]-[.B$2]" office:value-type="float" office:value="30.6922836303711" calcext:value-type="float">
            <text:p>30.6922836304</text:p>
          </table:table-cell>
          <table:table-cell table:formula="of:=[.D322]/([.E322]-[.E321])" office:value-type="float" office:value="66686.5160649222" calcext:value-type="float">
            <text:p>66686.5160649222</text:p>
          </table:table-cell>
          <table:table-cell table:formula="of:=[.E322]-[.E321]" office:value-type="float" office:value="0.0914127826690674" calcext:value-type="float">
            <text:p>0.091412782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909786.86752" calcext:value-type="float">
            <text:p>1455909786.86752</text:p>
          </table:table-cell>
          <table:table-cell office:value-type="float" office:value="1455909786.8677" calcext:value-type="float">
            <text:p>1455909786.8677</text:p>
          </table:table-cell>
          <table:table-cell office:value-type="float" office:value="6208" calcext:value-type="float">
            <text:p>6208</text:p>
          </table:table-cell>
          <table:table-cell table:formula="of:=[.B323]-[.B$2]" office:value-type="float" office:value="30.784339427948" calcext:value-type="float">
            <text:p>30.7843394279</text:p>
          </table:table-cell>
          <table:table-cell table:formula="of:=[.D323]/([.E323]-[.E322])" office:value-type="float" office:value="67437.3604206055" calcext:value-type="float">
            <text:p>67437.3604206055</text:p>
          </table:table-cell>
          <table:table-cell table:formula="of:=[.E323]-[.E322]" office:value-type="float" office:value="0.0920557975769043" calcext:value-type="float">
            <text:p>0.092055797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909786.95888" calcext:value-type="float">
            <text:p>1455909786.95888</text:p>
          </table:table-cell>
          <table:table-cell office:value-type="float" office:value="1455909786.95911" calcext:value-type="float">
            <text:p>1455909786.95911</text:p>
          </table:table-cell>
          <table:table-cell office:value-type="float" office:value="6320" calcext:value-type="float">
            <text:p>6320</text:p>
          </table:table-cell>
          <table:table-cell table:formula="of:=[.B324]-[.B$2]" office:value-type="float" office:value="30.8756966590881" calcext:value-type="float">
            <text:p>30.8756966591</text:p>
          </table:table-cell>
          <table:table-cell table:formula="of:=[.D324]/([.E324]-[.E323])" office:value-type="float" office:value="69178.979278668" calcext:value-type="float">
            <text:p>69178.979278668</text:p>
          </table:table-cell>
          <table:table-cell table:formula="of:=[.E324]-[.E323]" office:value-type="float" office:value="0.0913572311401367" calcext:value-type="float">
            <text:p>0.09135723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909787.05059" calcext:value-type="float">
            <text:p>1455909787.05059</text:p>
          </table:table-cell>
          <table:table-cell office:value-type="float" office:value="1455909787.05077" calcext:value-type="float">
            <text:p>1455909787.05077</text:p>
          </table:table-cell>
          <table:table-cell office:value-type="float" office:value="6432" calcext:value-type="float">
            <text:p>6432</text:p>
          </table:table-cell>
          <table:table-cell table:formula="of:=[.B325]-[.B$2]" office:value-type="float" office:value="30.9674134254456" calcext:value-type="float">
            <text:p>30.9674134254</text:p>
          </table:table-cell>
          <table:table-cell table:formula="of:=[.D325]/([.E325]-[.E324])" office:value-type="float" office:value="70128.9443081146" calcext:value-type="float">
            <text:p>70128.9443081146</text:p>
          </table:table-cell>
          <table:table-cell table:formula="of:=[.E325]-[.E324]" office:value-type="float" office:value="0.0917167663574219" calcext:value-type="float">
            <text:p>0.091716766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909787.14318" calcext:value-type="float">
            <text:p>1455909787.14318</text:p>
          </table:table-cell>
          <table:table-cell office:value-type="float" office:value="1455909787.14335" calcext:value-type="float">
            <text:p>1455909787.14335</text:p>
          </table:table-cell>
          <table:table-cell office:value-type="float" office:value="6552" calcext:value-type="float">
            <text:p>6552</text:p>
          </table:table-cell>
          <table:table-cell table:formula="of:=[.B326]-[.B$2]" office:value-type="float" office:value="31.0599956512451" calcext:value-type="float">
            <text:p>31.0599956512</text:p>
          </table:table-cell>
          <table:table-cell table:formula="of:=[.D326]/([.E326]-[.E325])" office:value-type="float" office:value="70769.5234524282" calcext:value-type="float">
            <text:p>70769.5234524282</text:p>
          </table:table-cell>
          <table:table-cell table:formula="of:=[.E326]-[.E325]" office:value-type="float" office:value="0.0925822257995606" calcext:value-type="float">
            <text:p>0.092582225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909787.23456" calcext:value-type="float">
            <text:p>1455909787.23456</text:p>
          </table:table-cell>
          <table:table-cell office:value-type="float" office:value="1455909787.23495" calcext:value-type="float">
            <text:p>1455909787.23495</text:p>
          </table:table-cell>
          <table:table-cell office:value-type="float" office:value="6656" calcext:value-type="float">
            <text:p>6656</text:p>
          </table:table-cell>
          <table:table-cell table:formula="of:=[.B327]-[.B$2]" office:value-type="float" office:value="31.1513798236847" calcext:value-type="float">
            <text:p>31.1513798237</text:p>
          </table:table-cell>
          <table:table-cell table:formula="of:=[.D327]/([.E327]-[.E326])" office:value-type="float" office:value="72835.3698710908" calcext:value-type="float">
            <text:p>72835.3698710908</text:p>
          </table:table-cell>
          <table:table-cell table:formula="of:=[.E327]-[.E326]" office:value-type="float" office:value="0.0913841724395752" calcext:value-type="float">
            <text:p>0.091384172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909787.32757" calcext:value-type="float">
            <text:p>1455909787.32757</text:p>
          </table:table-cell>
          <table:table-cell office:value-type="float" office:value="1455909787.32774" calcext:value-type="float">
            <text:p>1455909787.32774</text:p>
          </table:table-cell>
          <table:table-cell office:value-type="float" office:value="6768" calcext:value-type="float">
            <text:p>6768</text:p>
          </table:table-cell>
          <table:table-cell table:formula="of:=[.B328]-[.B$2]" office:value-type="float" office:value="31.2443869113922" calcext:value-type="float">
            <text:p>31.2443869114</text:p>
          </table:table-cell>
          <table:table-cell table:formula="of:=[.D328]/([.E328]-[.E327])" office:value-type="float" office:value="72768.6477108434" calcext:value-type="float">
            <text:p>72768.6477108434</text:p>
          </table:table-cell>
          <table:table-cell table:formula="of:=[.E328]-[.E327]" office:value-type="float" office:value="0.0930070877075195" calcext:value-type="float">
            <text:p>0.093007087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909787.41939" calcext:value-type="float">
            <text:p>1455909787.41939</text:p>
          </table:table-cell>
          <table:table-cell office:value-type="float" office:value="1455909787.41956" calcext:value-type="float">
            <text:p>1455909787.41956</text:p>
          </table:table-cell>
          <table:table-cell office:value-type="float" office:value="6872" calcext:value-type="float">
            <text:p>6872</text:p>
          </table:table-cell>
          <table:table-cell table:formula="of:=[.B329]-[.B$2]" office:value-type="float" office:value="31.336208820343" calcext:value-type="float">
            <text:p>31.3362088203</text:p>
          </table:table-cell>
          <table:table-cell table:formula="of:=[.D329]/([.E329]-[.E328])" office:value-type="float" office:value="74840.526389859" calcext:value-type="float">
            <text:p>74840.526389859</text:p>
          </table:table-cell>
          <table:table-cell table:formula="of:=[.E329]-[.E328]" office:value-type="float" office:value="0.0918219089508057" calcext:value-type="float">
            <text:p>0.09182190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909787.51213" calcext:value-type="float">
            <text:p>1455909787.51213</text:p>
          </table:table-cell>
          <table:table-cell office:value-type="float" office:value="1455909787.51231" calcext:value-type="float">
            <text:p>1455909787.51231</text:p>
          </table:table-cell>
          <table:table-cell office:value-type="float" office:value="6976" calcext:value-type="float">
            <text:p>6976</text:p>
          </table:table-cell>
          <table:table-cell table:formula="of:=[.B330]-[.B$2]" office:value-type="float" office:value="31.4289512634277" calcext:value-type="float">
            <text:p>31.4289512634</text:p>
          </table:table-cell>
          <table:table-cell table:formula="of:=[.D330]/([.E330]-[.E329])" office:value-type="float" office:value="75219.0665672639" calcext:value-type="float">
            <text:p>75219.0665672639</text:p>
          </table:table-cell>
          <table:table-cell table:formula="of:=[.E330]-[.E329]" office:value-type="float" office:value="0.0927424430847168" calcext:value-type="float">
            <text:p>0.092742443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909787.60361" calcext:value-type="float">
            <text:p>1455909787.60361</text:p>
          </table:table-cell>
          <table:table-cell office:value-type="float" office:value="1455909787.6038" calcext:value-type="float">
            <text:p>1455909787.6038</text:p>
          </table:table-cell>
          <table:table-cell office:value-type="float" office:value="7072" calcext:value-type="float">
            <text:p>7072</text:p>
          </table:table-cell>
          <table:table-cell table:formula="of:=[.B331]-[.B$2]" office:value-type="float" office:value="31.5204286575317" calcext:value-type="float">
            <text:p>31.5204286575</text:p>
          </table:table-cell>
          <table:table-cell table:formula="of:=[.D331]/([.E331]-[.E330])" office:value-type="float" office:value="77308.7172986103" calcext:value-type="float">
            <text:p>77308.7172986103</text:p>
          </table:table-cell>
          <table:table-cell table:formula="of:=[.E331]-[.E330]" office:value-type="float" office:value="0.0914773941040039" calcext:value-type="float">
            <text:p>0.091477394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909787.69531" calcext:value-type="float">
            <text:p>1455909787.69531</text:p>
          </table:table-cell>
          <table:table-cell office:value-type="float" office:value="1455909787.69549" calcext:value-type="float">
            <text:p>1455909787.69549</text:p>
          </table:table-cell>
          <table:table-cell office:value-type="float" office:value="7168" calcext:value-type="float">
            <text:p>7168</text:p>
          </table:table-cell>
          <table:table-cell table:formula="of:=[.B332]-[.B$2]" office:value-type="float" office:value="31.6121339797974" calcext:value-type="float">
            <text:p>31.6121339798</text:p>
          </table:table-cell>
          <table:table-cell table:formula="of:=[.D332]/([.E332]-[.E331])" office:value-type="float" office:value="78163.4023294509" calcext:value-type="float">
            <text:p>78163.4023294509</text:p>
          </table:table-cell>
          <table:table-cell table:formula="of:=[.E332]-[.E331]" office:value-type="float" office:value="0.091705322265625" calcext:value-type="float">
            <text:p>0.09170532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909787.78802" calcext:value-type="float">
            <text:p>1455909787.78802</text:p>
          </table:table-cell>
          <table:table-cell office:value-type="float" office:value="1455909787.78825" calcext:value-type="float">
            <text:p>1455909787.78825</text:p>
          </table:table-cell>
          <table:table-cell office:value-type="float" office:value="7264" calcext:value-type="float">
            <text:p>7264</text:p>
          </table:table-cell>
          <table:table-cell table:formula="of:=[.B333]-[.B$2]" office:value-type="float" office:value="31.7048370838165" calcext:value-type="float">
            <text:p>31.7048370838</text:p>
          </table:table-cell>
          <table:table-cell table:formula="of:=[.D333]/([.E333]-[.E332])" office:value-type="float" office:value="78357.6782768598" calcext:value-type="float">
            <text:p>78357.6782768598</text:p>
          </table:table-cell>
          <table:table-cell table:formula="of:=[.E333]-[.E332]" office:value-type="float" office:value="0.092703104019165" calcext:value-type="float">
            <text:p>0.0927031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909787.8794" calcext:value-type="float">
            <text:p>1455909787.8794</text:p>
          </table:table-cell>
          <table:table-cell office:value-type="float" office:value="1455909787.87958" calcext:value-type="float">
            <text:p>1455909787.87958</text:p>
          </table:table-cell>
          <table:table-cell office:value-type="float" office:value="7344" calcext:value-type="float">
            <text:p>7344</text:p>
          </table:table-cell>
          <table:table-cell table:formula="of:=[.B334]-[.B$2]" office:value-type="float" office:value="31.7962243556976" calcext:value-type="float">
            <text:p>31.7962243557</text:p>
          </table:table-cell>
          <table:table-cell table:formula="of:=[.D334]/([.E334]-[.E333])" office:value-type="float" office:value="80361.3003083698" calcext:value-type="float">
            <text:p>80361.3003083698</text:p>
          </table:table-cell>
          <table:table-cell table:formula="of:=[.E334]-[.E333]" office:value-type="float" office:value="0.0913872718811035" calcext:value-type="float">
            <text:p>0.091387271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909787.97207" calcext:value-type="float">
            <text:p>1455909787.97207</text:p>
          </table:table-cell>
          <table:table-cell office:value-type="float" office:value="1455909787.97225" calcext:value-type="float">
            <text:p>1455909787.97225</text:p>
          </table:table-cell>
          <table:table-cell office:value-type="float" office:value="7424" calcext:value-type="float">
            <text:p>7424</text:p>
          </table:table-cell>
          <table:table-cell table:formula="of:=[.B335]-[.B$2]" office:value-type="float" office:value="31.8888924121857" calcext:value-type="float">
            <text:p>31.8888924122</text:p>
          </table:table-cell>
          <table:table-cell table:formula="of:=[.D335]/([.E335]-[.E334])" office:value-type="float" office:value="80113.9063595058" calcext:value-type="float">
            <text:p>80113.9063595058</text:p>
          </table:table-cell>
          <table:table-cell table:formula="of:=[.E335]-[.E334]" office:value-type="float" office:value="0.0926680564880371" calcext:value-type="float">
            <text:p>0.09266805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909788.06373" calcext:value-type="float">
            <text:p>1455909788.06373</text:p>
          </table:table-cell>
          <table:table-cell office:value-type="float" office:value="1455909788.0639" calcext:value-type="float">
            <text:p>1455909788.0639</text:p>
          </table:table-cell>
          <table:table-cell office:value-type="float" office:value="7504" calcext:value-type="float">
            <text:p>7504</text:p>
          </table:table-cell>
          <table:table-cell table:formula="of:=[.B336]-[.B$2]" office:value-type="float" office:value="31.9805519580841" calcext:value-type="float">
            <text:p>31.9805519581</text:p>
          </table:table-cell>
          <table:table-cell table:formula="of:=[.D336]/([.E336]-[.E335])" office:value-type="float" office:value="81868.1777925753" calcext:value-type="float">
            <text:p>81868.1777925753</text:p>
          </table:table-cell>
          <table:table-cell table:formula="of:=[.E336]-[.E335]" office:value-type="float" office:value="0.0916595458984375" calcext:value-type="float">
            <text:p>0.091659545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909788.15709" calcext:value-type="float">
            <text:p>1455909788.15709</text:p>
          </table:table-cell>
          <table:table-cell office:value-type="float" office:value="1455909788.15734" calcext:value-type="float">
            <text:p>1455909788.15734</text:p>
          </table:table-cell>
          <table:table-cell office:value-type="float" office:value="7568" calcext:value-type="float">
            <text:p>7568</text:p>
          </table:table-cell>
          <table:table-cell table:formula="of:=[.B337]-[.B$2]" office:value-type="float" office:value="32.0739140510559" calcext:value-type="float">
            <text:p>32.0739140511</text:p>
          </table:table-cell>
          <table:table-cell table:formula="of:=[.D337]/([.E337]-[.E336])" office:value-type="float" office:value="81060.7363128178" calcext:value-type="float">
            <text:p>81060.7363128178</text:p>
          </table:table-cell>
          <table:table-cell table:formula="of:=[.E337]-[.E336]" office:value-type="float" office:value="0.0933620929718018" calcext:value-type="float">
            <text:p>0.09336209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909788.24895" calcext:value-type="float">
            <text:p>1455909788.24895</text:p>
          </table:table-cell>
          <table:table-cell office:value-type="float" office:value="1455909788.24919" calcext:value-type="float">
            <text:p>1455909788.24919</text:p>
          </table:table-cell>
          <table:table-cell office:value-type="float" office:value="7632" calcext:value-type="float">
            <text:p>7632</text:p>
          </table:table-cell>
          <table:table-cell table:formula="of:=[.B338]-[.B$2]" office:value-type="float" office:value="32.1657676696777" calcext:value-type="float">
            <text:p>32.1657676697</text:p>
          </table:table-cell>
          <table:table-cell table:formula="of:=[.D338]/([.E338]-[.E337])" office:value-type="float" office:value="83088.7243693902" calcext:value-type="float">
            <text:p>83088.7243693902</text:p>
          </table:table-cell>
          <table:table-cell table:formula="of:=[.E338]-[.E337]" office:value-type="float" office:value="0.0918536186218262" calcext:value-type="float">
            <text:p>0.091853618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909788.34044" calcext:value-type="float">
            <text:p>1455909788.34044</text:p>
          </table:table-cell>
          <table:table-cell office:value-type="float" office:value="1455909788.34062" calcext:value-type="float">
            <text:p>1455909788.34062</text:p>
          </table:table-cell>
          <table:table-cell office:value-type="float" office:value="7688" calcext:value-type="float">
            <text:p>7688</text:p>
          </table:table-cell>
          <table:table-cell table:formula="of:=[.B339]-[.B$2]" office:value-type="float" office:value="32.2572634220123" calcext:value-type="float">
            <text:p>32.257263422</text:p>
          </table:table-cell>
          <table:table-cell table:formula="of:=[.D339]/([.E339]-[.E338])" office:value-type="float" office:value="84025.7586153882" calcext:value-type="float">
            <text:p>84025.7586153882</text:p>
          </table:table-cell>
          <table:table-cell table:formula="of:=[.E339]-[.E338]" office:value-type="float" office:value="0.0914957523345947" calcext:value-type="float">
            <text:p>0.091495752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909788.43359" calcext:value-type="float">
            <text:p>1455909788.43359</text:p>
          </table:table-cell>
          <table:table-cell office:value-type="float" office:value="1455909788.43377" calcext:value-type="float">
            <text:p>1455909788.43377</text:p>
          </table:table-cell>
          <table:table-cell office:value-type="float" office:value="7744" calcext:value-type="float">
            <text:p>7744</text:p>
          </table:table-cell>
          <table:table-cell table:formula="of:=[.B340]-[.B$2]" office:value-type="float" office:value="32.3504064083099" calcext:value-type="float">
            <text:p>32.3504064083</text:p>
          </table:table-cell>
          <table:table-cell table:formula="of:=[.D340]/([.E340]-[.E339])" office:value-type="float" office:value="83140.9890086262" calcext:value-type="float">
            <text:p>83140.9890086262</text:p>
          </table:table-cell>
          <table:table-cell table:formula="of:=[.E340]-[.E339]" office:value-type="float" office:value="0.0931429862976074" calcext:value-type="float">
            <text:p>0.093142986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909788.52545" calcext:value-type="float">
            <text:p>1455909788.52545</text:p>
          </table:table-cell>
          <table:table-cell office:value-type="float" office:value="1455909788.52563" calcext:value-type="float">
            <text:p>1455909788.52563</text:p>
          </table:table-cell>
          <table:table-cell office:value-type="float" office:value="7784" calcext:value-type="float">
            <text:p>7784</text:p>
          </table:table-cell>
          <table:table-cell table:formula="of:=[.B341]-[.B$2]" office:value-type="float" office:value="32.4422686100006" calcext:value-type="float">
            <text:p>32.44226861</text:p>
          </table:table-cell>
          <table:table-cell table:formula="of:=[.D341]/([.E341]-[.E340])" office:value-type="float" office:value="84735.6133071026" calcext:value-type="float">
            <text:p>84735.6133071026</text:p>
          </table:table-cell>
          <table:table-cell table:formula="of:=[.E341]-[.E340]" office:value-type="float" office:value="0.0918622016906738" calcext:value-type="float">
            <text:p>0.091862201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909788.61827" calcext:value-type="float">
            <text:p>1455909788.61827</text:p>
          </table:table-cell>
          <table:table-cell office:value-type="float" office:value="1455909788.61844" calcext:value-type="float">
            <text:p>1455909788.61844</text:p>
          </table:table-cell>
          <table:table-cell office:value-type="float" office:value="7816" calcext:value-type="float">
            <text:p>7816</text:p>
          </table:table-cell>
          <table:table-cell table:formula="of:=[.B342]-[.B$2]" office:value-type="float" office:value="32.5350873470306" calcext:value-type="float">
            <text:p>32.535087347</text:p>
          </table:table-cell>
          <table:table-cell table:formula="of:=[.D342]/([.E342]-[.E341])" office:value-type="float" office:value="84207.1358660194" calcext:value-type="float">
            <text:p>84207.1358660194</text:p>
          </table:table-cell>
          <table:table-cell table:formula="of:=[.E342]-[.E341]" office:value-type="float" office:value="0.0928187370300293" calcext:value-type="float">
            <text:p>0.09281873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909788.70951" calcext:value-type="float">
            <text:p>1455909788.70951</text:p>
          </table:table-cell>
          <table:table-cell office:value-type="float" office:value="1455909788.70968" calcext:value-type="float">
            <text:p>1455909788.70968</text:p>
          </table:table-cell>
          <table:table-cell office:value-type="float" office:value="7848" calcext:value-type="float">
            <text:p>7848</text:p>
          </table:table-cell>
          <table:table-cell table:formula="of:=[.B343]-[.B$2]" office:value-type="float" office:value="32.6263308525085" calcext:value-type="float">
            <text:p>32.6263308525</text:p>
          </table:table-cell>
          <table:table-cell table:formula="of:=[.D343]/([.E343]-[.E342])" office:value-type="float" office:value="86011.6011424002" calcext:value-type="float">
            <text:p>86011.6011424002</text:p>
          </table:table-cell>
          <table:table-cell table:formula="of:=[.E343]-[.E342]" office:value-type="float" office:value="0.0912435054779053" calcext:value-type="float">
            <text:p>0.091243505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909788.80176" calcext:value-type="float">
            <text:p>1455909788.80176</text:p>
          </table:table-cell>
          <table:table-cell office:value-type="float" office:value="1455909788.80199" calcext:value-type="float">
            <text:p>1455909788.80199</text:p>
          </table:table-cell>
          <table:table-cell office:value-type="float" office:value="7872" calcext:value-type="float">
            <text:p>7872</text:p>
          </table:table-cell>
          <table:table-cell table:formula="of:=[.B344]-[.B$2]" office:value-type="float" office:value="32.7185800075531" calcext:value-type="float">
            <text:p>32.7185800076</text:p>
          </table:table-cell>
          <table:table-cell table:formula="of:=[.D344]/([.E344]-[.E343])" office:value-type="float" office:value="85334.1149433605" calcext:value-type="float">
            <text:p>85334.1149433605</text:p>
          </table:table-cell>
          <table:table-cell table:formula="of:=[.E344]-[.E343]" office:value-type="float" office:value="0.0922491550445557" calcext:value-type="float">
            <text:p>0.09224915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909788.89878" calcext:value-type="float">
            <text:p>1455909788.89878</text:p>
          </table:table-cell>
          <table:table-cell office:value-type="float" office:value="1455909788.89895" calcext:value-type="float">
            <text:p>1455909788.89895</text:p>
          </table:table-cell>
          <table:table-cell office:value-type="float" office:value="7888" calcext:value-type="float">
            <text:p>7888</text:p>
          </table:table-cell>
          <table:table-cell table:formula="of:=[.B345]-[.B$2]" office:value-type="float" office:value="32.8156008720398" calcext:value-type="float">
            <text:p>32.815600872</text:p>
          </table:table-cell>
          <table:table-cell table:formula="of:=[.D345]/([.E345]-[.E344])" office:value-type="float" office:value="81302.0997260005" calcext:value-type="float">
            <text:p>81302.0997260005</text:p>
          </table:table-cell>
          <table:table-cell table:formula="of:=[.E345]-[.E344]" office:value-type="float" office:value="0.0970208644866943" calcext:value-type="float">
            <text:p>0.097020864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909789.01583" calcext:value-type="float">
            <text:p>1455909789.01583</text:p>
          </table:table-cell>
          <table:table-cell office:value-type="float" office:value="1455909789.01601" calcext:value-type="float">
            <text:p>1455909789.01601</text:p>
          </table:table-cell>
          <table:table-cell office:value-type="float" office:value="7888" calcext:value-type="float">
            <text:p>7888</text:p>
          </table:table-cell>
          <table:table-cell table:formula="of:=[.B346]-[.B$2]" office:value-type="float" office:value="32.9326536655426" calcext:value-type="float">
            <text:p>32.9326536655</text:p>
          </table:table-cell>
          <table:table-cell table:formula="of:=[.D346]/([.E346]-[.E345])" office:value-type="float" office:value="67388.3959874123" calcext:value-type="float">
            <text:p>67388.3959874123</text:p>
          </table:table-cell>
          <table:table-cell table:formula="of:=[.E346]-[.E345]" office:value-type="float" office:value="0.117052793502808" calcext:value-type="float">
            <text:p>0.117052793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909789.12613" calcext:value-type="float">
            <text:p>1455909789.12613</text:p>
          </table:table-cell>
          <table:table-cell office:value-type="float" office:value="1455909789.1263" calcext:value-type="float">
            <text:p>1455909789.1263</text:p>
          </table:table-cell>
          <table:table-cell office:value-type="float" office:value="7888" calcext:value-type="float">
            <text:p>7888</text:p>
          </table:table-cell>
          <table:table-cell table:formula="of:=[.B347]-[.B$2]" office:value-type="float" office:value="33.0429499149322" calcext:value-type="float">
            <text:p>33.0429499149</text:p>
          </table:table-cell>
          <table:table-cell table:formula="of:=[.D347]/([.E347]-[.E346])" office:value-type="float" office:value="71516.4844103965" calcext:value-type="float">
            <text:p>71516.4844103965</text:p>
          </table:table-cell>
          <table:table-cell table:formula="of:=[.E347]-[.E346]" office:value-type="float" office:value="0.110296249389648" calcext:value-type="float">
            <text:p>0.110296249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909789.23532" calcext:value-type="float">
            <text:p>1455909789.23532</text:p>
          </table:table-cell>
          <table:table-cell office:value-type="float" office:value="1455909789.2356" calcext:value-type="float">
            <text:p>1455909789.2356</text:p>
          </table:table-cell>
          <table:table-cell office:value-type="float" office:value="7872" calcext:value-type="float">
            <text:p>7872</text:p>
          </table:table-cell>
          <table:table-cell table:formula="of:=[.B348]-[.B$2]" office:value-type="float" office:value="33.1521360874176" calcext:value-type="float">
            <text:p>33.1521360874</text:p>
          </table:table-cell>
          <table:table-cell table:formula="of:=[.D348]/([.E348]-[.E347])" office:value-type="float" office:value="72097.0414184645" calcext:value-type="float">
            <text:p>72097.0414184645</text:p>
          </table:table-cell>
          <table:table-cell table:formula="of:=[.E348]-[.E347]" office:value-type="float" office:value="0.109186172485352" calcext:value-type="float">
            <text:p>0.109186172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909789.34519" calcext:value-type="float">
            <text:p>1455909789.34519</text:p>
          </table:table-cell>
          <table:table-cell office:value-type="float" office:value="1455909789.34537" calcext:value-type="float">
            <text:p>1455909789.34537</text:p>
          </table:table-cell>
          <table:table-cell office:value-type="float" office:value="7848" calcext:value-type="float">
            <text:p>7848</text:p>
          </table:table-cell>
          <table:table-cell table:formula="of:=[.B349]-[.B$2]" office:value-type="float" office:value="33.2620129585266" calcext:value-type="float">
            <text:p>33.2620129585</text:p>
          </table:table-cell>
          <table:table-cell table:formula="of:=[.D349]/([.E349]-[.E348])" office:value-type="float" office:value="71425.4048262259" calcext:value-type="float">
            <text:p>71425.4048262259</text:p>
          </table:table-cell>
          <table:table-cell table:formula="of:=[.E349]-[.E348]" office:value-type="float" office:value="0.109876871109009" calcext:value-type="float">
            <text:p>0.109876871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909789.46476" calcext:value-type="float">
            <text:p>1455909789.46476</text:p>
          </table:table-cell>
          <table:table-cell office:value-type="float" office:value="1455909789.46493" calcext:value-type="float">
            <text:p>1455909789.46493</text:p>
          </table:table-cell>
          <table:table-cell office:value-type="float" office:value="7808" calcext:value-type="float">
            <text:p>7808</text:p>
          </table:table-cell>
          <table:table-cell table:formula="of:=[.B350]-[.B$2]" office:value-type="float" office:value="33.3815748691559" calcext:value-type="float">
            <text:p>33.3815748692</text:p>
          </table:table-cell>
          <table:table-cell table:formula="of:=[.D350]/([.E350]-[.E349])" office:value-type="float" office:value="65305.0788407889" calcext:value-type="float">
            <text:p>65305.0788407889</text:p>
          </table:table-cell>
          <table:table-cell table:formula="of:=[.E350]-[.E349]" office:value-type="float" office:value="0.119561910629272" calcext:value-type="float">
            <text:p>0.119561910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909789.5891" calcext:value-type="float">
            <text:p>1455909789.5891</text:p>
          </table:table-cell>
          <table:table-cell office:value-type="float" office:value="1455909789.58928" calcext:value-type="float">
            <text:p>1455909789.58928</text:p>
          </table:table-cell>
          <table:table-cell office:value-type="float" office:value="7768" calcext:value-type="float">
            <text:p>7768</text:p>
          </table:table-cell>
          <table:table-cell table:formula="of:=[.B351]-[.B$2]" office:value-type="float" office:value="33.505916595459" calcext:value-type="float">
            <text:p>33.5059165955</text:p>
          </table:table-cell>
          <table:table-cell table:formula="of:=[.D351]/([.E351]-[.E350])" office:value-type="float" office:value="62472.9946330679" calcext:value-type="float">
            <text:p>62472.9946330679</text:p>
          </table:table-cell>
          <table:table-cell table:formula="of:=[.E351]-[.E350]" office:value-type="float" office:value="0.124341726303101" calcext:value-type="float">
            <text:p>0.124341726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909789.70603" calcext:value-type="float">
            <text:p>1455909789.70603</text:p>
          </table:table-cell>
          <table:table-cell office:value-type="float" office:value="1455909789.70626" calcext:value-type="float">
            <text:p>1455909789.70626</text:p>
          </table:table-cell>
          <table:table-cell office:value-type="float" office:value="7704" calcext:value-type="float">
            <text:p>7704</text:p>
          </table:table-cell>
          <table:table-cell table:formula="of:=[.B352]-[.B$2]" office:value-type="float" office:value="33.6228461265564" calcext:value-type="float">
            <text:p>33.6228461266</text:p>
          </table:table-cell>
          <table:table-cell table:formula="of:=[.D352]/([.E352]-[.E351])" office:value-type="float" office:value="65885.8367744751" calcext:value-type="float">
            <text:p>65885.8367744751</text:p>
          </table:table-cell>
          <table:table-cell table:formula="of:=[.E352]-[.E351]" office:value-type="float" office:value="0.116929531097412" calcext:value-type="float">
            <text:p>0.116929531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909789.82325" calcext:value-type="float">
            <text:p>1455909789.82325</text:p>
          </table:table-cell>
          <table:table-cell office:value-type="float" office:value="1455909789.82363" calcext:value-type="float">
            <text:p>1455909789.82363</text:p>
          </table:table-cell>
          <table:table-cell office:value-type="float" office:value="7640" calcext:value-type="float">
            <text:p>7640</text:p>
          </table:table-cell>
          <table:table-cell table:formula="of:=[.B353]-[.B$2]" office:value-type="float" office:value="33.7400686740875" calcext:value-type="float">
            <text:p>33.7400686741</text:p>
          </table:table-cell>
          <table:table-cell table:formula="of:=[.D353]/([.E353]-[.E352])" office:value-type="float" office:value="65175.1745795427" calcext:value-type="float">
            <text:p>65175.1745795427</text:p>
          </table:table-cell>
          <table:table-cell table:formula="of:=[.E353]-[.E352]" office:value-type="float" office:value="0.117222547531128" calcext:value-type="float">
            <text:p>0.11722254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909789.94005" calcext:value-type="float">
            <text:p>1455909789.94005</text:p>
          </table:table-cell>
          <table:table-cell office:value-type="float" office:value="1455909789.94023" calcext:value-type="float">
            <text:p>1455909789.94023</text:p>
          </table:table-cell>
          <table:table-cell office:value-type="float" office:value="7552" calcext:value-type="float">
            <text:p>7552</text:p>
          </table:table-cell>
          <table:table-cell table:formula="of:=[.B354]-[.B$2]" office:value-type="float" office:value="33.8568716049194" calcext:value-type="float">
            <text:p>33.8568716049</text:p>
          </table:table-cell>
          <table:table-cell table:formula="of:=[.D354]/([.E354]-[.E353])" office:value-type="float" office:value="64655.9118526578" calcext:value-type="float">
            <text:p>64655.9118526578</text:p>
          </table:table-cell>
          <table:table-cell table:formula="of:=[.E354]-[.E353]" office:value-type="float" office:value="0.116802930831909" calcext:value-type="float">
            <text:p>0.116802930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909790.0571" calcext:value-type="float">
            <text:p>1455909790.0571</text:p>
          </table:table-cell>
          <table:table-cell office:value-type="float" office:value="1455909790.05728" calcext:value-type="float">
            <text:p>1455909790.05728</text:p>
          </table:table-cell>
          <table:table-cell office:value-type="float" office:value="7464" calcext:value-type="float">
            <text:p>7464</text:p>
          </table:table-cell>
          <table:table-cell table:formula="of:=[.B355]-[.B$2]" office:value-type="float" office:value="33.9739220142364" calcext:value-type="float">
            <text:p>33.9739220142</text:p>
          </table:table-cell>
          <table:table-cell table:formula="of:=[.D355]/([.E355]-[.E354])" office:value-type="float" office:value="63767.3976840583" calcext:value-type="float">
            <text:p>63767.3976840583</text:p>
          </table:table-cell>
          <table:table-cell table:formula="of:=[.E355]-[.E354]" office:value-type="float" office:value="0.117050409317017" calcext:value-type="float">
            <text:p>0.117050409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909790.17415" calcext:value-type="float">
            <text:p>1455909790.17415</text:p>
          </table:table-cell>
          <table:table-cell office:value-type="float" office:value="1455909790.17433" calcext:value-type="float">
            <text:p>1455909790.17433</text:p>
          </table:table-cell>
          <table:table-cell office:value-type="float" office:value="7368" calcext:value-type="float">
            <text:p>7368</text:p>
          </table:table-cell>
          <table:table-cell table:formula="of:=[.B356]-[.B$2]" office:value-type="float" office:value="34.0909743309021" calcext:value-type="float">
            <text:p>34.0909743309</text:p>
          </table:table-cell>
          <table:table-cell table:formula="of:=[.D356]/([.E356]-[.E355])" office:value-type="float" office:value="62946.2125132141" calcext:value-type="float">
            <text:p>62946.2125132141</text:p>
          </table:table-cell>
          <table:table-cell table:formula="of:=[.E356]-[.E355]" office:value-type="float" office:value="0.117052316665649" calcext:value-type="float">
            <text:p>0.117052316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909790.29119" calcext:value-type="float">
            <text:p>1455909790.29119</text:p>
          </table:table-cell>
          <table:table-cell office:value-type="float" office:value="1455909790.29137" calcext:value-type="float">
            <text:p>1455909790.29137</text:p>
          </table:table-cell>
          <table:table-cell office:value-type="float" office:value="7256" calcext:value-type="float">
            <text:p>7256</text:p>
          </table:table-cell>
          <table:table-cell table:formula="of:=[.B357]-[.B$2]" office:value-type="float" office:value="34.2080085277557" calcext:value-type="float">
            <text:p>34.2080085278</text:p>
          </table:table-cell>
          <table:table-cell table:formula="of:=[.D357]/([.E357]-[.E356])" office:value-type="float" office:value="61998.9729076734" calcext:value-type="float">
            <text:p>61998.9729076734</text:p>
          </table:table-cell>
          <table:table-cell table:formula="of:=[.E357]-[.E356]" office:value-type="float" office:value="0.117034196853638" calcext:value-type="float">
            <text:p>0.117034196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909790.40091" calcext:value-type="float">
            <text:p>1455909790.40091</text:p>
          </table:table-cell>
          <table:table-cell office:value-type="float" office:value="1455909790.40108" calcext:value-type="float">
            <text:p>1455909790.40108</text:p>
          </table:table-cell>
          <table:table-cell office:value-type="float" office:value="7144" calcext:value-type="float">
            <text:p>7144</text:p>
          </table:table-cell>
          <table:table-cell table:formula="of:=[.B358]-[.B$2]" office:value-type="float" office:value="34.3177332878113" calcext:value-type="float">
            <text:p>34.3177332878</text:p>
          </table:table-cell>
          <table:table-cell table:formula="of:=[.D358]/([.E358]-[.E357])" office:value-type="float" office:value="65108.3674859143" calcext:value-type="float">
            <text:p>65108.3674859143</text:p>
          </table:table-cell>
          <table:table-cell table:formula="of:=[.E358]-[.E357]" office:value-type="float" office:value="0.109724760055542" calcext:value-type="float">
            <text:p>0.109724760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909790.51062" calcext:value-type="float">
            <text:p>1455909790.51062</text:p>
          </table:table-cell>
          <table:table-cell office:value-type="float" office:value="1455909790.51085" calcext:value-type="float">
            <text:p>1455909790.51085</text:p>
          </table:table-cell>
          <table:table-cell office:value-type="float" office:value="7024" calcext:value-type="float">
            <text:p>7024</text:p>
          </table:table-cell>
          <table:table-cell table:formula="of:=[.B359]-[.B$2]" office:value-type="float" office:value="34.4274377822876" calcext:value-type="float">
            <text:p>34.4274377823</text:p>
          </table:table-cell>
          <table:table-cell table:formula="of:=[.D359]/([.E359]-[.E358])" office:value-type="float" office:value="64026.5472579727" calcext:value-type="float">
            <text:p>64026.5472579727</text:p>
          </table:table-cell>
          <table:table-cell table:formula="of:=[.E359]-[.E358]" office:value-type="float" office:value="0.109704494476318" calcext:value-type="float">
            <text:p>0.109704494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909790.62052" calcext:value-type="float">
            <text:p>1455909790.62052</text:p>
          </table:table-cell>
          <table:table-cell office:value-type="float" office:value="1455909790.62069" calcext:value-type="float">
            <text:p>1455909790.62069</text:p>
          </table:table-cell>
          <table:table-cell office:value-type="float" office:value="6904" calcext:value-type="float">
            <text:p>6904</text:p>
          </table:table-cell>
          <table:table-cell table:formula="of:=[.B360]-[.B$2]" office:value-type="float" office:value="34.5373365879059" calcext:value-type="float">
            <text:p>34.5373365879</text:p>
          </table:table-cell>
          <table:table-cell table:formula="of:=[.D360]/([.E360]-[.E359])" office:value-type="float" office:value="62821.4288695713" calcext:value-type="float">
            <text:p>62821.4288695713</text:p>
          </table:table-cell>
          <table:table-cell table:formula="of:=[.E360]-[.E359]" office:value-type="float" office:value="0.109898805618286" calcext:value-type="float">
            <text:p>0.1098988056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909790.73011" calcext:value-type="float">
            <text:p>1455909790.73011</text:p>
          </table:table-cell>
          <table:table-cell office:value-type="float" office:value="1455909790.7303" calcext:value-type="float">
            <text:p>1455909790.7303</text:p>
          </table:table-cell>
          <table:table-cell office:value-type="float" office:value="6784" calcext:value-type="float">
            <text:p>6784</text:p>
          </table:table-cell>
          <table:table-cell table:formula="of:=[.B361]-[.B$2]" office:value-type="float" office:value="34.6469271183014" calcext:value-type="float">
            <text:p>34.6469271183</text:p>
          </table:table-cell>
          <table:table-cell table:formula="of:=[.D361]/([.E361]-[.E360])" office:value-type="float" office:value="61903.1587448005" calcext:value-type="float">
            <text:p>61903.1587448005</text:p>
          </table:table-cell>
          <table:table-cell table:formula="of:=[.E361]-[.E360]" office:value-type="float" office:value="0.109590530395508" calcext:value-type="float">
            <text:p>0.109590530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909790.83244" calcext:value-type="float">
            <text:p>1455909790.83244</text:p>
          </table:table-cell>
          <table:table-cell office:value-type="float" office:value="1455909790.83262" calcext:value-type="float">
            <text:p>1455909790.83262</text:p>
          </table:table-cell>
          <table:table-cell office:value-type="float" office:value="6656" calcext:value-type="float">
            <text:p>6656</text:p>
          </table:table-cell>
          <table:table-cell table:formula="of:=[.B362]-[.B$2]" office:value-type="float" office:value="34.7492637634277" calcext:value-type="float">
            <text:p>34.7492637634</text:p>
          </table:table-cell>
          <table:table-cell table:formula="of:=[.D362]/([.E362]-[.E361])" office:value-type="float" office:value="65040.2403927023" calcext:value-type="float">
            <text:p>65040.2403927023</text:p>
          </table:table-cell>
          <table:table-cell table:formula="of:=[.E362]-[.E361]" office:value-type="float" office:value="0.102336645126343" calcext:value-type="float">
            <text:p>0.102336645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909790.93489" calcext:value-type="float">
            <text:p>1455909790.93489</text:p>
          </table:table-cell>
          <table:table-cell office:value-type="float" office:value="1455909790.93506" calcext:value-type="float">
            <text:p>1455909790.93506</text:p>
          </table:table-cell>
          <table:table-cell office:value-type="float" office:value="6528" calcext:value-type="float">
            <text:p>6528</text:p>
          </table:table-cell>
          <table:table-cell table:formula="of:=[.B363]-[.B$2]" office:value-type="float" office:value="34.851713180542" calcext:value-type="float">
            <text:p>34.8517131805</text:p>
          </table:table-cell>
          <table:table-cell table:formula="of:=[.D363]/([.E363]-[.E362])" office:value-type="float" office:value="63719.2497905535" calcext:value-type="float">
            <text:p>63719.2497905535</text:p>
          </table:table-cell>
          <table:table-cell table:formula="of:=[.E363]-[.E362]" office:value-type="float" office:value="0.102449417114258" calcext:value-type="float">
            <text:p>0.102449417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909791.03735" calcext:value-type="float">
            <text:p>1455909791.03735</text:p>
          </table:table-cell>
          <table:table-cell office:value-type="float" office:value="1455909791.03753" calcext:value-type="float">
            <text:p>1455909791.03753</text:p>
          </table:table-cell>
          <table:table-cell office:value-type="float" office:value="6400" calcext:value-type="float">
            <text:p>6400</text:p>
          </table:table-cell>
          <table:table-cell table:formula="of:=[.B364]-[.B$2]" office:value-type="float" office:value="34.9541721343994" calcext:value-type="float">
            <text:p>34.9541721344</text:p>
          </table:table-cell>
          <table:table-cell table:formula="of:=[.D364]/([.E364]-[.E363])" office:value-type="float" office:value="62464.0381250233" calcext:value-type="float">
            <text:p>62464.0381250233</text:p>
          </table:table-cell>
          <table:table-cell table:formula="of:=[.E364]-[.E363]" office:value-type="float" office:value="0.102458953857422" calcext:value-type="float">
            <text:p>0.102458953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909791.13962" calcext:value-type="float">
            <text:p>1455909791.13962</text:p>
          </table:table-cell>
          <table:table-cell office:value-type="float" office:value="1455909791.13986" calcext:value-type="float">
            <text:p>1455909791.13986</text:p>
          </table:table-cell>
          <table:table-cell office:value-type="float" office:value="6272" calcext:value-type="float">
            <text:p>6272</text:p>
          </table:table-cell>
          <table:table-cell table:formula="of:=[.B365]-[.B$2]" office:value-type="float" office:value="35.0564405918121" calcext:value-type="float">
            <text:p>35.0564405918</text:p>
          </table:table-cell>
          <table:table-cell table:formula="of:=[.D365]/([.E365]-[.E364])" office:value-type="float" office:value="61328.7826830946" calcext:value-type="float">
            <text:p>61328.7826830946</text:p>
          </table:table-cell>
          <table:table-cell table:formula="of:=[.E365]-[.E364]" office:value-type="float" office:value="0.10226845741272" calcext:value-type="float">
            <text:p>0.102268457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909791.23471" calcext:value-type="float">
            <text:p>1455909791.23471</text:p>
          </table:table-cell>
          <table:table-cell office:value-type="float" office:value="1455909791.23489" calcext:value-type="float">
            <text:p>1455909791.23489</text:p>
          </table:table-cell>
          <table:table-cell office:value-type="float" office:value="6152" calcext:value-type="float">
            <text:p>6152</text:p>
          </table:table-cell>
          <table:table-cell table:formula="of:=[.B366]-[.B$2]" office:value-type="float" office:value="35.1515324115753" calcext:value-type="float">
            <text:p>35.1515324116</text:p>
          </table:table-cell>
          <table:table-cell table:formula="of:=[.D366]/([.E366]-[.E365])" office:value-type="float" office:value="64695.3651252119" calcext:value-type="float">
            <text:p>64695.3651252119</text:p>
          </table:table-cell>
          <table:table-cell table:formula="of:=[.E366]-[.E365]" office:value-type="float" office:value="0.0950918197631836" calcext:value-type="float">
            <text:p>0.095091819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909791.32999" calcext:value-type="float">
            <text:p>1455909791.32999</text:p>
          </table:table-cell>
          <table:table-cell office:value-type="float" office:value="1455909791.33016" calcext:value-type="float">
            <text:p>1455909791.33016</text:p>
          </table:table-cell>
          <table:table-cell office:value-type="float" office:value="6032" calcext:value-type="float">
            <text:p>6032</text:p>
          </table:table-cell>
          <table:table-cell table:formula="of:=[.B367]-[.B$2]" office:value-type="float" office:value="35.2468059062958" calcext:value-type="float">
            <text:p>35.2468059063</text:p>
          </table:table-cell>
          <table:table-cell table:formula="of:=[.D367]/([.E367]-[.E366])" office:value-type="float" office:value="63312.4671000936" calcext:value-type="float">
            <text:p>63312.4671000936</text:p>
          </table:table-cell>
          <table:table-cell table:formula="of:=[.E367]-[.E366]" office:value-type="float" office:value="0.095273494720459" calcext:value-type="float">
            <text:p>0.095273494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909791.42491" calcext:value-type="float">
            <text:p>1455909791.42491</text:p>
          </table:table-cell>
          <table:table-cell office:value-type="float" office:value="1455909791.42508" calcext:value-type="float">
            <text:p>1455909791.42508</text:p>
          </table:table-cell>
          <table:table-cell office:value-type="float" office:value="5912" calcext:value-type="float">
            <text:p>5912</text:p>
          </table:table-cell>
          <table:table-cell table:formula="of:=[.B368]-[.B$2]" office:value-type="float" office:value="35.3417274951935" calcext:value-type="float">
            <text:p>35.3417274952</text:p>
          </table:table-cell>
          <table:table-cell table:formula="of:=[.D368]/([.E368]-[.E367])" office:value-type="float" office:value="62282.9860799236" calcext:value-type="float">
            <text:p>62282.9860799236</text:p>
          </table:table-cell>
          <table:table-cell table:formula="of:=[.E368]-[.E367]" office:value-type="float" office:value="0.0949215888977051" calcext:value-type="float">
            <text:p>0.094921588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909791.51996" calcext:value-type="float">
            <text:p>1455909791.51996</text:p>
          </table:table-cell>
          <table:table-cell office:value-type="float" office:value="1455909791.52013" calcext:value-type="float">
            <text:p>1455909791.52013</text:p>
          </table:table-cell>
          <table:table-cell office:value-type="float" office:value="5792" calcext:value-type="float">
            <text:p>5792</text:p>
          </table:table-cell>
          <table:table-cell table:formula="of:=[.B369]-[.B$2]" office:value-type="float" office:value="35.4367775917053" calcext:value-type="float">
            <text:p>35.4367775917</text:p>
          </table:table-cell>
          <table:table-cell table:formula="of:=[.D369]/([.E369]-[.E368])" office:value-type="float" office:value="60936.287416378" calcext:value-type="float">
            <text:p>60936.287416378</text:p>
          </table:table-cell>
          <table:table-cell table:formula="of:=[.E369]-[.E368]" office:value-type="float" office:value="0.0950500965118408" calcext:value-type="float">
            <text:p>0.095050096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909791.61194" calcext:value-type="float">
            <text:p>1455909791.61194</text:p>
          </table:table-cell>
          <table:table-cell office:value-type="float" office:value="1455909791.61212" calcext:value-type="float">
            <text:p>1455909791.61212</text:p>
          </table:table-cell>
          <table:table-cell office:value-type="float" office:value="5672" calcext:value-type="float">
            <text:p>5672</text:p>
          </table:table-cell>
          <table:table-cell table:formula="of:=[.B370]-[.B$2]" office:value-type="float" office:value="35.5287616252899" calcext:value-type="float">
            <text:p>35.5287616253</text:p>
          </table:table-cell>
          <table:table-cell table:formula="of:=[.D370]/([.E370]-[.E369])" office:value-type="float" office:value="61662.8753813415" calcext:value-type="float">
            <text:p>61662.8753813415</text:p>
          </table:table-cell>
          <table:table-cell table:formula="of:=[.E370]-[.E369]" office:value-type="float" office:value="0.0919840335845947" calcext:value-type="float">
            <text:p>0.091984033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909791.70276" calcext:value-type="float">
            <text:p>1455909791.70276</text:p>
          </table:table-cell>
          <table:table-cell office:value-type="float" office:value="1455909791.70295" calcext:value-type="float">
            <text:p>1455909791.70295</text:p>
          </table:table-cell>
          <table:table-cell office:value-type="float" office:value="5560" calcext:value-type="float">
            <text:p>5560</text:p>
          </table:table-cell>
          <table:table-cell table:formula="of:=[.B371]-[.B$2]" office:value-type="float" office:value="35.6195828914642" calcext:value-type="float">
            <text:p>35.6195828915</text:p>
          </table:table-cell>
          <table:table-cell table:formula="of:=[.D371]/([.E371]-[.E370])" office:value-type="float" office:value="61219.1421041026" calcext:value-type="float">
            <text:p>61219.1421041026</text:p>
          </table:table-cell>
          <table:table-cell table:formula="of:=[.E371]-[.E370]" office:value-type="float" office:value="0.0908212661743164" calcext:value-type="float">
            <text:p>0.090821266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909791.79489" calcext:value-type="float">
            <text:p>1455909791.79489</text:p>
          </table:table-cell>
          <table:table-cell office:value-type="float" office:value="1455909791.79506" calcext:value-type="float">
            <text:p>1455909791.79506</text:p>
          </table:table-cell>
          <table:table-cell office:value-type="float" office:value="5456" calcext:value-type="float">
            <text:p>5456</text:p>
          </table:table-cell>
          <table:table-cell table:formula="of:=[.B372]-[.B$2]" office:value-type="float" office:value="35.7117071151733" calcext:value-type="float">
            <text:p>35.7117071152</text:p>
          </table:table-cell>
          <table:table-cell table:formula="of:=[.D372]/([.E372]-[.E371])" office:value-type="float" office:value="59224.3796509807" calcext:value-type="float">
            <text:p>59224.3796509807</text:p>
          </table:table-cell>
          <table:table-cell table:formula="of:=[.E372]-[.E371]" office:value-type="float" office:value="0.0921242237091064" calcext:value-type="float">
            <text:p>0.092124223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909791.88573" calcext:value-type="float">
            <text:p>1455909791.88573</text:p>
          </table:table-cell>
          <table:table-cell office:value-type="float" office:value="1455909791.88596" calcext:value-type="float">
            <text:p>1455909791.88596</text:p>
          </table:table-cell>
          <table:table-cell office:value-type="float" office:value="5344" calcext:value-type="float">
            <text:p>5344</text:p>
          </table:table-cell>
          <table:table-cell table:formula="of:=[.B373]-[.B$2]" office:value-type="float" office:value="35.802549123764" calcext:value-type="float">
            <text:p>35.8025491238</text:p>
          </table:table-cell>
          <table:table-cell table:formula="of:=[.D373]/([.E373]-[.E372])" office:value-type="float" office:value="58827.4090688391" calcext:value-type="float">
            <text:p>58827.4090688391</text:p>
          </table:table-cell>
          <table:table-cell table:formula="of:=[.E373]-[.E372]" office:value-type="float" office:value="0.0908420085906982" calcext:value-type="float">
            <text:p>0.090842008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909791.9775" calcext:value-type="float">
            <text:p>1455909791.9775</text:p>
          </table:table-cell>
          <table:table-cell office:value-type="float" office:value="1455909791.97777" calcext:value-type="float">
            <text:p>1455909791.97777</text:p>
          </table:table-cell>
          <table:table-cell office:value-type="float" office:value="5248" calcext:value-type="float">
            <text:p>5248</text:p>
          </table:table-cell>
          <table:table-cell table:formula="of:=[.B374]-[.B$2]" office:value-type="float" office:value="35.8943166732788" calcext:value-type="float">
            <text:p>35.8943166733</text:p>
          </table:table-cell>
          <table:table-cell table:formula="of:=[.D374]/([.E374]-[.E373])" office:value-type="float" office:value="57187.9714316149" calcext:value-type="float">
            <text:p>57187.9714316149</text:p>
          </table:table-cell>
          <table:table-cell table:formula="of:=[.E374]-[.E373]" office:value-type="float" office:value="0.0917675495147705" calcext:value-type="float">
            <text:p>0.091767549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909792.06992" calcext:value-type="float">
            <text:p>1455909792.06992</text:p>
          </table:table-cell>
          <table:table-cell office:value-type="float" office:value="1455909792.07015" calcext:value-type="float">
            <text:p>1455909792.07015</text:p>
          </table:table-cell>
          <table:table-cell office:value-type="float" office:value="5144" calcext:value-type="float">
            <text:p>5144</text:p>
          </table:table-cell>
          <table:table-cell table:formula="of:=[.B375]-[.B$2]" office:value-type="float" office:value="35.986743927002" calcext:value-type="float">
            <text:p>35.986743927</text:p>
          </table:table-cell>
          <table:table-cell table:formula="of:=[.D375]/([.E375]-[.E374])" office:value-type="float" office:value="55654.580145898" calcext:value-type="float">
            <text:p>55654.580145898</text:p>
          </table:table-cell>
          <table:table-cell table:formula="of:=[.E375]-[.E374]" office:value-type="float" office:value="0.0924272537231445" calcext:value-type="float">
            <text:p>0.092427253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909792.16068" calcext:value-type="float">
            <text:p>1455909792.16068</text:p>
          </table:table-cell>
          <table:table-cell office:value-type="float" office:value="1455909792.16085" calcext:value-type="float">
            <text:p>1455909792.16085</text:p>
          </table:table-cell>
          <table:table-cell office:value-type="float" office:value="5048" calcext:value-type="float">
            <text:p>5048</text:p>
          </table:table-cell>
          <table:table-cell table:formula="of:=[.B376]-[.B$2]" office:value-type="float" office:value="36.0775017738342" calcext:value-type="float">
            <text:p>36.0775017738</text:p>
          </table:table-cell>
          <table:table-cell table:formula="of:=[.D376]/([.E376]-[.E375])" office:value-type="float" office:value="55620.5350412172" calcext:value-type="float">
            <text:p>55620.5350412172</text:p>
          </table:table-cell>
          <table:table-cell table:formula="of:=[.E376]-[.E375]" office:value-type="float" office:value="0.0907578468322754" calcext:value-type="float">
            <text:p>0.090757846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909792.25241" calcext:value-type="float">
            <text:p>1455909792.25241</text:p>
          </table:table-cell>
          <table:table-cell office:value-type="float" office:value="1455909792.25258" calcext:value-type="float">
            <text:p>1455909792.25258</text:p>
          </table:table-cell>
          <table:table-cell office:value-type="float" office:value="4960" calcext:value-type="float">
            <text:p>4960</text:p>
          </table:table-cell>
          <table:table-cell table:formula="of:=[.B377]-[.B$2]" office:value-type="float" office:value="36.169228553772" calcext:value-type="float">
            <text:p>36.1692285538</text:p>
          </table:table-cell>
          <table:table-cell table:formula="of:=[.D377]/([.E377]-[.E376])" office:value-type="float" office:value="54073.6304421282" calcext:value-type="float">
            <text:p>54073.6304421282</text:p>
          </table:table-cell>
          <table:table-cell table:formula="of:=[.E377]-[.E376]" office:value-type="float" office:value="0.0917267799377441" calcext:value-type="float">
            <text:p>0.091726779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909792.34344" calcext:value-type="float">
            <text:p>1455909792.34344</text:p>
          </table:table-cell>
          <table:table-cell office:value-type="float" office:value="1455909792.34361" calcext:value-type="float">
            <text:p>1455909792.34361</text:p>
          </table:table-cell>
          <table:table-cell office:value-type="float" office:value="4872" calcext:value-type="float">
            <text:p>4872</text:p>
          </table:table-cell>
          <table:table-cell table:formula="of:=[.B378]-[.B$2]" office:value-type="float" office:value="36.260262966156" calcext:value-type="float">
            <text:p>36.2602629662</text:p>
          </table:table-cell>
          <table:table-cell table:formula="of:=[.D378]/([.E378]-[.E377])" office:value-type="float" office:value="53518.223190668" calcext:value-type="float">
            <text:p>53518.223190668</text:p>
          </table:table-cell>
          <table:table-cell table:formula="of:=[.E378]-[.E377]" office:value-type="float" office:value="0.0910344123840332" calcext:value-type="float">
            <text:p>0.091034412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909792.43529" calcext:value-type="float">
            <text:p>1455909792.43529</text:p>
          </table:table-cell>
          <table:table-cell office:value-type="float" office:value="1455909792.43546" calcext:value-type="float">
            <text:p>1455909792.43546</text:p>
          </table:table-cell>
          <table:table-cell office:value-type="float" office:value="4792" calcext:value-type="float">
            <text:p>4792</text:p>
          </table:table-cell>
          <table:table-cell table:formula="of:=[.B379]-[.B$2]" office:value-type="float" office:value="36.3521118164063" calcext:value-type="float">
            <text:p>36.3521118164</text:p>
          </table:table-cell>
          <table:table-cell table:formula="of:=[.D379]/([.E379]-[.E378])" office:value-type="float" office:value="52172.6726784722" calcext:value-type="float">
            <text:p>52172.6726784722</text:p>
          </table:table-cell>
          <table:table-cell table:formula="of:=[.E379]-[.E378]" office:value-type="float" office:value="0.0918488502502441" calcext:value-type="float">
            <text:p>0.091848850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909792.5263" calcext:value-type="float">
            <text:p>1455909792.5263</text:p>
          </table:table-cell>
          <table:table-cell office:value-type="float" office:value="1455909792.52655" calcext:value-type="float">
            <text:p>1455909792.52655</text:p>
          </table:table-cell>
          <table:table-cell office:value-type="float" office:value="4712" calcext:value-type="float">
            <text:p>4712</text:p>
          </table:table-cell>
          <table:table-cell table:formula="of:=[.B380]-[.B$2]" office:value-type="float" office:value="36.4431235790253" calcext:value-type="float">
            <text:p>36.443123579</text:p>
          </table:table-cell>
          <table:table-cell table:formula="of:=[.D380]/([.E380]-[.E379])" office:value-type="float" office:value="51773.5275573637" calcext:value-type="float">
            <text:p>51773.5275573637</text:p>
          </table:table-cell>
          <table:table-cell table:formula="of:=[.E380]-[.E379]" office:value-type="float" office:value="0.0910117626190186" calcext:value-type="float">
            <text:p>0.091011762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909792.61714" calcext:value-type="float">
            <text:p>1455909792.61714</text:p>
          </table:table-cell>
          <table:table-cell office:value-type="float" office:value="1455909792.61732" calcext:value-type="float">
            <text:p>1455909792.61732</text:p>
          </table:table-cell>
          <table:table-cell office:value-type="float" office:value="4640" calcext:value-type="float">
            <text:p>4640</text:p>
          </table:table-cell>
          <table:table-cell table:formula="of:=[.B381]-[.B$2]" office:value-type="float" office:value="36.5339596271515" calcext:value-type="float">
            <text:p>36.5339596272</text:p>
          </table:table-cell>
          <table:table-cell table:formula="of:=[.D381]/([.E381]-[.E380])" office:value-type="float" office:value="51081.0421161488" calcext:value-type="float">
            <text:p>51081.0421161488</text:p>
          </table:table-cell>
          <table:table-cell table:formula="of:=[.E381]-[.E380]" office:value-type="float" office:value="0.0908360481262207" calcext:value-type="float">
            <text:p>0.09083604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909792.70901" calcext:value-type="float">
            <text:p>1455909792.70901</text:p>
          </table:table-cell>
          <table:table-cell office:value-type="float" office:value="1455909792.70919" calcext:value-type="float">
            <text:p>1455909792.70919</text:p>
          </table:table-cell>
          <table:table-cell office:value-type="float" office:value="4576" calcext:value-type="float">
            <text:p>4576</text:p>
          </table:table-cell>
          <table:table-cell table:formula="of:=[.B382]-[.B$2]" office:value-type="float" office:value="36.6258313655853" calcext:value-type="float">
            <text:p>36.6258313656</text:p>
          </table:table-cell>
          <table:table-cell table:formula="of:=[.D382]/([.E382]-[.E381])" office:value-type="float" office:value="49808.5709273417" calcext:value-type="float">
            <text:p>49808.5709273417</text:p>
          </table:table-cell>
          <table:table-cell table:formula="of:=[.E382]-[.E381]" office:value-type="float" office:value="0.0918717384338379" calcext:value-type="float">
            <text:p>0.091871738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909792.80019" calcext:value-type="float">
            <text:p>1455909792.80019</text:p>
          </table:table-cell>
          <table:table-cell office:value-type="float" office:value="1455909792.80035" calcext:value-type="float">
            <text:p>1455909792.80035</text:p>
          </table:table-cell>
          <table:table-cell office:value-type="float" office:value="4520" calcext:value-type="float">
            <text:p>4520</text:p>
          </table:table-cell>
          <table:table-cell table:formula="of:=[.B383]-[.B$2]" office:value-type="float" office:value="36.7170052528381" calcext:value-type="float">
            <text:p>36.7170052528</text:p>
          </table:table-cell>
          <table:table-cell table:formula="of:=[.D383]/([.E383]-[.E382])" office:value-type="float" office:value="49575.5981914746" calcext:value-type="float">
            <text:p>49575.5981914746</text:p>
          </table:table-cell>
          <table:table-cell table:formula="of:=[.E383]-[.E382]" office:value-type="float" office:value="0.0911738872528076" calcext:value-type="float">
            <text:p>0.091173887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909792.89292" calcext:value-type="float">
            <text:p>1455909792.89292</text:p>
          </table:table-cell>
          <table:table-cell office:value-type="float" office:value="1455909792.89309" calcext:value-type="float">
            <text:p>1455909792.89309</text:p>
          </table:table-cell>
          <table:table-cell office:value-type="float" office:value="4464" calcext:value-type="float">
            <text:p>4464</text:p>
          </table:table-cell>
          <table:table-cell table:formula="of:=[.B384]-[.B$2]" office:value-type="float" office:value="36.8097355365753" calcext:value-type="float">
            <text:p>36.8097355366</text:p>
          </table:table-cell>
          <table:table-cell table:formula="of:=[.D384]/([.E384]-[.E383])" office:value-type="float" office:value="48139.6132966866" calcext:value-type="float">
            <text:p>48139.6132966866</text:p>
          </table:table-cell>
          <table:table-cell table:formula="of:=[.E384]-[.E383]" office:value-type="float" office:value="0.0927302837371826" calcext:value-type="float">
            <text:p>0.092730283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909792.9841" calcext:value-type="float">
            <text:p>1455909792.9841</text:p>
          </table:table-cell>
          <table:table-cell office:value-type="float" office:value="1455909792.98429" calcext:value-type="float">
            <text:p>1455909792.98429</text:p>
          </table:table-cell>
          <table:table-cell office:value-type="float" office:value="4416" calcext:value-type="float">
            <text:p>4416</text:p>
          </table:table-cell>
          <table:table-cell table:formula="of:=[.B385]-[.B$2]" office:value-type="float" office:value="36.9009184837341" calcext:value-type="float">
            <text:p>36.9009184837</text:p>
          </table:table-cell>
          <table:table-cell table:formula="of:=[.D385]/([.E385]-[.E384])" office:value-type="float" office:value="48430.108234039" calcext:value-type="float">
            <text:p>48430.108234039</text:p>
          </table:table-cell>
          <table:table-cell table:formula="of:=[.E385]-[.E384]" office:value-type="float" office:value="0.0911829471588135" calcext:value-type="float">
            <text:p>0.091182947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909793.07607" calcext:value-type="float">
            <text:p>1455909793.07607</text:p>
          </table:table-cell>
          <table:table-cell office:value-type="float" office:value="1455909793.07624" calcext:value-type="float">
            <text:p>1455909793.07624</text:p>
          </table:table-cell>
          <table:table-cell office:value-type="float" office:value="4376" calcext:value-type="float">
            <text:p>4376</text:p>
          </table:table-cell>
          <table:table-cell table:formula="of:=[.B386]-[.B$2]" office:value-type="float" office:value="36.9928886890411" calcext:value-type="float">
            <text:p>36.992888689</text:p>
          </table:table-cell>
          <table:table-cell table:formula="of:=[.D386]/([.E386]-[.E385])" office:value-type="float" office:value="47580.6266322058" calcext:value-type="float">
            <text:p>47580.6266322058</text:p>
          </table:table-cell>
          <table:table-cell table:formula="of:=[.E386]-[.E385]" office:value-type="float" office:value="0.0919702053070068" calcext:value-type="float">
            <text:p>0.091970205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909793.16714" calcext:value-type="float">
            <text:p>1455909793.16714</text:p>
          </table:table-cell>
          <table:table-cell office:value-type="float" office:value="1455909793.16731" calcext:value-type="float">
            <text:p>1455909793.16731</text:p>
          </table:table-cell>
          <table:table-cell office:value-type="float" office:value="4344" calcext:value-type="float">
            <text:p>4344</text:p>
          </table:table-cell>
          <table:table-cell table:formula="of:=[.B387]-[.B$2]" office:value-type="float" office:value="37.0839562416077" calcext:value-type="float">
            <text:p>37.0839562416</text:p>
          </table:table-cell>
          <table:table-cell table:formula="of:=[.D387]/([.E387]-[.E386])" office:value-type="float" office:value="47700.853680311" calcext:value-type="float">
            <text:p>47700.853680311</text:p>
          </table:table-cell>
          <table:table-cell table:formula="of:=[.E387]-[.E386]" office:value-type="float" office:value="0.0910675525665283" calcext:value-type="float">
            <text:p>0.09106755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909793.258" calcext:value-type="float">
            <text:p>1455909793.258</text:p>
          </table:table-cell>
          <table:table-cell office:value-type="float" office:value="1455909793.25817" calcext:value-type="float">
            <text:p>1455909793.25817</text:p>
          </table:table-cell>
          <table:table-cell office:value-type="float" office:value="4320" calcext:value-type="float">
            <text:p>4320</text:p>
          </table:table-cell>
          <table:table-cell table:formula="of:=[.B388]-[.B$2]" office:value-type="float" office:value="37.1748178005218" calcext:value-type="float">
            <text:p>37.1748178005</text:p>
          </table:table-cell>
          <table:table-cell table:formula="of:=[.D388]/([.E388]-[.E387])" office:value-type="float" office:value="47544.8589219131" calcext:value-type="float">
            <text:p>47544.8589219131</text:p>
          </table:table-cell>
          <table:table-cell table:formula="of:=[.E388]-[.E387]" office:value-type="float" office:value="0.0908615589141846" calcext:value-type="float">
            <text:p>0.090861558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909793.35018" calcext:value-type="float">
            <text:p>1455909793.35018</text:p>
          </table:table-cell>
          <table:table-cell office:value-type="float" office:value="1455909793.35057" calcext:value-type="float">
            <text:p>1455909793.35057</text:p>
          </table:table-cell>
          <table:table-cell office:value-type="float" office:value="4304" calcext:value-type="float">
            <text:p>4304</text:p>
          </table:table-cell>
          <table:table-cell table:formula="of:=[.B389]-[.B$2]" office:value-type="float" office:value="37.266996383667" calcext:value-type="float">
            <text:p>37.2669963837</text:p>
          </table:table-cell>
          <table:table-cell table:formula="of:=[.D389]/([.E389]-[.E388])" office:value-type="float" office:value="46691.9739178791" calcext:value-type="float">
            <text:p>46691.9739178791</text:p>
          </table:table-cell>
          <table:table-cell table:formula="of:=[.E389]-[.E388]" office:value-type="float" office:value="0.0921785831451416" calcext:value-type="float">
            <text:p>0.092178583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909793.44107" calcext:value-type="float">
            <text:p>1455909793.44107</text:p>
          </table:table-cell>
          <table:table-cell office:value-type="float" office:value="1455909793.44124" calcext:value-type="float">
            <text:p>1455909793.44124</text:p>
          </table:table-cell>
          <table:table-cell office:value-type="float" office:value="4296" calcext:value-type="float">
            <text:p>4296</text:p>
          </table:table-cell>
          <table:table-cell table:formula="of:=[.B390]-[.B$2]" office:value-type="float" office:value="37.3578894138336" calcext:value-type="float">
            <text:p>37.3578894138</text:p>
          </table:table-cell>
          <table:table-cell table:formula="of:=[.D390]/([.E390]-[.E389])" office:value-type="float" office:value="47264.3501061031" calcext:value-type="float">
            <text:p>47264.3501061031</text:p>
          </table:table-cell>
          <table:table-cell table:formula="of:=[.E390]-[.E389]" office:value-type="float" office:value="0.090893030166626" calcext:value-type="float">
            <text:p>0.090893030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909793.53329" calcext:value-type="float">
            <text:p>1455909793.53329</text:p>
          </table:table-cell>
          <table:table-cell office:value-type="float" office:value="1455909793.53347" calcext:value-type="float">
            <text:p>1455909793.53347</text:p>
          </table:table-cell>
          <table:table-cell office:value-type="float" office:value="4296" calcext:value-type="float">
            <text:p>4296</text:p>
          </table:table-cell>
          <table:table-cell table:formula="of:=[.B391]-[.B$2]" office:value-type="float" office:value="37.4501085281372" calcext:value-type="float">
            <text:p>37.4501085281</text:p>
          </table:table-cell>
          <table:table-cell table:formula="of:=[.D391]/([.E391]-[.E390])" office:value-type="float" office:value="46584.702449618" calcext:value-type="float">
            <text:p>46584.702449618</text:p>
          </table:table-cell>
          <table:table-cell table:formula="of:=[.E391]-[.E390]" office:value-type="float" office:value="0.0922191143035889" calcext:value-type="float">
            <text:p>0.092219114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909793.62444" calcext:value-type="float">
            <text:p>1455909793.62444</text:p>
          </table:table-cell>
          <table:table-cell office:value-type="float" office:value="1455909793.62461" calcext:value-type="float">
            <text:p>1455909793.62461</text:p>
          </table:table-cell>
          <table:table-cell office:value-type="float" office:value="4296" calcext:value-type="float">
            <text:p>4296</text:p>
          </table:table-cell>
          <table:table-cell table:formula="of:=[.B392]-[.B$2]" office:value-type="float" office:value="37.5412631034851" calcext:value-type="float">
            <text:p>37.5412631035</text:p>
          </table:table-cell>
          <table:table-cell table:formula="of:=[.D392]/([.E392]-[.E391])" office:value-type="float" office:value="47128.7369131379" calcext:value-type="float">
            <text:p>47128.7369131379</text:p>
          </table:table-cell>
          <table:table-cell table:formula="of:=[.E392]-[.E391]" office:value-type="float" office:value="0.0911545753479004" calcext:value-type="float">
            <text:p>0.09115457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909793.71678" calcext:value-type="float">
            <text:p>1455909793.71678</text:p>
          </table:table-cell>
          <table:table-cell office:value-type="float" office:value="1455909793.71695" calcext:value-type="float">
            <text:p>1455909793.71695</text:p>
          </table:table-cell>
          <table:table-cell office:value-type="float" office:value="4312" calcext:value-type="float">
            <text:p>4312</text:p>
          </table:table-cell>
          <table:table-cell table:formula="of:=[.B393]-[.B$2]" office:value-type="float" office:value="37.6335978507996" calcext:value-type="float">
            <text:p>37.6335978508</text:p>
          </table:table-cell>
          <table:table-cell table:formula="of:=[.D393]/([.E393]-[.E392])" office:value-type="float" office:value="46699.6458582937" calcext:value-type="float">
            <text:p>46699.6458582937</text:p>
          </table:table-cell>
          <table:table-cell table:formula="of:=[.E393]-[.E392]" office:value-type="float" office:value="0.0923347473144531" calcext:value-type="float">
            <text:p>0.092334747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909793.80845" calcext:value-type="float">
            <text:p>1455909793.80845</text:p>
          </table:table-cell>
          <table:table-cell office:value-type="float" office:value="1455909793.80863" calcext:value-type="float">
            <text:p>1455909793.80863</text:p>
          </table:table-cell>
          <table:table-cell office:value-type="float" office:value="4328" calcext:value-type="float">
            <text:p>4328</text:p>
          </table:table-cell>
          <table:table-cell table:formula="of:=[.B394]-[.B$2]" office:value-type="float" office:value="37.7252731323242" calcext:value-type="float">
            <text:p>37.7252731323</text:p>
          </table:table-cell>
          <table:table-cell table:formula="of:=[.D394]/([.E394]-[.E393])" office:value-type="float" office:value="47210.1086358364" calcext:value-type="float">
            <text:p>47210.1086358364</text:p>
          </table:table-cell>
          <table:table-cell table:formula="of:=[.E394]-[.E393]" office:value-type="float" office:value="0.0916752815246582" calcext:value-type="float">
            <text:p>0.09167528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909793.89936" calcext:value-type="float">
            <text:p>1455909793.89936</text:p>
          </table:table-cell>
          <table:table-cell office:value-type="float" office:value="1455909793.89959" calcext:value-type="float">
            <text:p>1455909793.89959</text:p>
          </table:table-cell>
          <table:table-cell office:value-type="float" office:value="4352" calcext:value-type="float">
            <text:p>4352</text:p>
          </table:table-cell>
          <table:table-cell table:formula="of:=[.B395]-[.B$2]" office:value-type="float" office:value="37.8161780834198" calcext:value-type="float">
            <text:p>37.8161780834</text:p>
          </table:table-cell>
          <table:table-cell table:formula="of:=[.D395]/([.E395]-[.E394])" office:value-type="float" office:value="47874.1800919527" calcext:value-type="float">
            <text:p>47874.1800919527</text:p>
          </table:table-cell>
          <table:table-cell table:formula="of:=[.E395]-[.E394]" office:value-type="float" office:value="0.0909049510955811" calcext:value-type="float">
            <text:p>0.09090495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909793.99147" calcext:value-type="float">
            <text:p>1455909793.99147</text:p>
          </table:table-cell>
          <table:table-cell office:value-type="float" office:value="1455909793.99165" calcext:value-type="float">
            <text:p>1455909793.99165</text:p>
          </table:table-cell>
          <table:table-cell office:value-type="float" office:value="4384" calcext:value-type="float">
            <text:p>4384</text:p>
          </table:table-cell>
          <table:table-cell table:formula="of:=[.B396]-[.B$2]" office:value-type="float" office:value="37.9082939624786" calcext:value-type="float">
            <text:p>37.9082939625</text:p>
          </table:table-cell>
          <table:table-cell table:formula="of:=[.D396]/([.E396]-[.E395])" office:value-type="float" office:value="47592.2288837929" calcext:value-type="float">
            <text:p>47592.2288837929</text:p>
          </table:table-cell>
          <table:table-cell table:formula="of:=[.E396]-[.E395]" office:value-type="float" office:value="0.0921158790588379" calcext:value-type="float">
            <text:p>0.092115879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909794.08215" calcext:value-type="float">
            <text:p>1455909794.08215</text:p>
          </table:table-cell>
          <table:table-cell office:value-type="float" office:value="1455909794.08233" calcext:value-type="float">
            <text:p>1455909794.08233</text:p>
          </table:table-cell>
          <table:table-cell office:value-type="float" office:value="4424" calcext:value-type="float">
            <text:p>4424</text:p>
          </table:table-cell>
          <table:table-cell table:formula="of:=[.B397]-[.B$2]" office:value-type="float" office:value="37.9989693164825" calcext:value-type="float">
            <text:p>37.9989693165</text:p>
          </table:table-cell>
          <table:table-cell table:formula="of:=[.D397]/([.E397]-[.E396])" office:value-type="float" office:value="48789.442827093" calcext:value-type="float">
            <text:p>48789.442827093</text:p>
          </table:table-cell>
          <table:table-cell table:formula="of:=[.E397]-[.E396]" office:value-type="float" office:value="0.0906753540039063" calcext:value-type="float">
            <text:p>0.09067535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909794.1743" calcext:value-type="float">
            <text:p>1455909794.1743</text:p>
          </table:table-cell>
          <table:table-cell office:value-type="float" office:value="1455909794.17453" calcext:value-type="float">
            <text:p>1455909794.17453</text:p>
          </table:table-cell>
          <table:table-cell office:value-type="float" office:value="4472" calcext:value-type="float">
            <text:p>4472</text:p>
          </table:table-cell>
          <table:table-cell table:formula="of:=[.B398]-[.B$2]" office:value-type="float" office:value="38.0911147594452" calcext:value-type="float">
            <text:p>38.0911147594</text:p>
          </table:table-cell>
          <table:table-cell table:formula="of:=[.D398]/([.E398]-[.E397])" office:value-type="float" office:value="48531.9713728311" calcext:value-type="float">
            <text:p>48531.9713728311</text:p>
          </table:table-cell>
          <table:table-cell table:formula="of:=[.E398]-[.E397]" office:value-type="float" office:value="0.0921454429626465" calcext:value-type="float">
            <text:p>0.09214544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909794.26516" calcext:value-type="float">
            <text:p>1455909794.26516</text:p>
          </table:table-cell>
          <table:table-cell office:value-type="float" office:value="1455909794.26534" calcext:value-type="float">
            <text:p>1455909794.26534</text:p>
          </table:table-cell>
          <table:table-cell office:value-type="float" office:value="4528" calcext:value-type="float">
            <text:p>4528</text:p>
          </table:table-cell>
          <table:table-cell table:formula="of:=[.B399]-[.B$2]" office:value-type="float" office:value="38.1819837093353" calcext:value-type="float">
            <text:p>38.1819837093</text:p>
          </table:table-cell>
          <table:table-cell table:formula="of:=[.D399]/([.E399]-[.E398])" office:value-type="float" office:value="49830.0024978223" calcext:value-type="float">
            <text:p>49830.0024978223</text:p>
          </table:table-cell>
          <table:table-cell table:formula="of:=[.E399]-[.E398]" office:value-type="float" office:value="0.0908689498901367" calcext:value-type="float">
            <text:p>0.090868949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909794.35774" calcext:value-type="float">
            <text:p>1455909794.35774</text:p>
          </table:table-cell>
          <table:table-cell office:value-type="float" office:value="1455909794.35791" calcext:value-type="float">
            <text:p>1455909794.35791</text:p>
          </table:table-cell>
          <table:table-cell office:value-type="float" office:value="4584" calcext:value-type="float">
            <text:p>4584</text:p>
          </table:table-cell>
          <table:table-cell table:formula="of:=[.B400]-[.B$2]" office:value-type="float" office:value="38.2745566368103" calcext:value-type="float">
            <text:p>38.2745566368</text:p>
          </table:table-cell>
          <table:table-cell table:formula="of:=[.D400]/([.E400]-[.E399])" office:value-type="float" office:value="49517.7167346161" calcext:value-type="float">
            <text:p>49517.7167346161</text:p>
          </table:table-cell>
          <table:table-cell table:formula="of:=[.E400]-[.E399]" office:value-type="float" office:value="0.0925729274749756" calcext:value-type="float">
            <text:p>0.092572927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909794.44876" calcext:value-type="float">
            <text:p>1455909794.44876</text:p>
          </table:table-cell>
          <table:table-cell office:value-type="float" office:value="1455909794.44894" calcext:value-type="float">
            <text:p>1455909794.44894</text:p>
          </table:table-cell>
          <table:table-cell office:value-type="float" office:value="4656" calcext:value-type="float">
            <text:p>4656</text:p>
          </table:table-cell>
          <table:table-cell table:formula="of:=[.B401]-[.B$2]" office:value-type="float" office:value="38.3655774593353" calcext:value-type="float">
            <text:p>38.3655774593</text:p>
          </table:table-cell>
          <table:table-cell table:formula="of:=[.D401]/([.E401]-[.E400])" office:value-type="float" office:value="51153.1303589343" calcext:value-type="float">
            <text:p>51153.1303589343</text:p>
          </table:table-cell>
          <table:table-cell table:formula="of:=[.E401]-[.E400]" office:value-type="float" office:value="0.0910208225250244" calcext:value-type="float">
            <text:p>0.09102082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909794.53976" calcext:value-type="float">
            <text:p>1455909794.53976</text:p>
          </table:table-cell>
          <table:table-cell office:value-type="float" office:value="1455909794.53996" calcext:value-type="float">
            <text:p>1455909794.53996</text:p>
          </table:table-cell>
          <table:table-cell office:value-type="float" office:value="4728" calcext:value-type="float">
            <text:p>4728</text:p>
          </table:table-cell>
          <table:table-cell table:formula="of:=[.B402]-[.B$2]" office:value-type="float" office:value="38.4565815925598" calcext:value-type="float">
            <text:p>38.4565815926</text:p>
          </table:table-cell>
          <table:table-cell table:formula="of:=[.D402]/([.E402]-[.E401])" office:value-type="float" office:value="51953.6842171449" calcext:value-type="float">
            <text:p>51953.6842171449</text:p>
          </table:table-cell>
          <table:table-cell table:formula="of:=[.E402]-[.E401]" office:value-type="float" office:value="0.0910041332244873" calcext:value-type="float">
            <text:p>0.091004133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909794.63207" calcext:value-type="float">
            <text:p>1455909794.63207</text:p>
          </table:table-cell>
          <table:table-cell office:value-type="float" office:value="1455909794.63223" calcext:value-type="float">
            <text:p>1455909794.63223</text:p>
          </table:table-cell>
          <table:table-cell office:value-type="float" office:value="4800" calcext:value-type="float">
            <text:p>4800</text:p>
          </table:table-cell>
          <table:table-cell table:formula="of:=[.B403]-[.B$2]" office:value-type="float" office:value="38.5488851070404" calcext:value-type="float">
            <text:p>38.548885107</text:p>
          </table:table-cell>
          <table:table-cell table:formula="of:=[.D403]/([.E403]-[.E402])" office:value-type="float" office:value="52002.3536157913" calcext:value-type="float">
            <text:p>52002.3536157913</text:p>
          </table:table-cell>
          <table:table-cell table:formula="of:=[.E403]-[.E402]" office:value-type="float" office:value="0.0923035144805908" calcext:value-type="float">
            <text:p>0.092303514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909794.72278" calcext:value-type="float">
            <text:p>1455909794.72278</text:p>
          </table:table-cell>
          <table:table-cell office:value-type="float" office:value="1455909794.72295" calcext:value-type="float">
            <text:p>1455909794.72295</text:p>
          </table:table-cell>
          <table:table-cell office:value-type="float" office:value="4888" calcext:value-type="float">
            <text:p>4888</text:p>
          </table:table-cell>
          <table:table-cell table:formula="of:=[.B404]-[.B$2]" office:value-type="float" office:value="38.639598608017" calcext:value-type="float">
            <text:p>38.639598608</text:p>
          </table:table-cell>
          <table:table-cell table:formula="of:=[.D404]/([.E404]-[.E403])" office:value-type="float" office:value="53883.9306980656" calcext:value-type="float">
            <text:p>53883.9306980656</text:p>
          </table:table-cell>
          <table:table-cell table:formula="of:=[.E404]-[.E403]" office:value-type="float" office:value="0.0907135009765625" calcext:value-type="float">
            <text:p>0.09071350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909794.81473" calcext:value-type="float">
            <text:p>1455909794.81473</text:p>
          </table:table-cell>
          <table:table-cell office:value-type="float" office:value="1455909794.8149" calcext:value-type="float">
            <text:p>1455909794.8149</text:p>
          </table:table-cell>
          <table:table-cell office:value-type="float" office:value="4976" calcext:value-type="float">
            <text:p>4976</text:p>
          </table:table-cell>
          <table:table-cell table:formula="of:=[.B405]-[.B$2]" office:value-type="float" office:value="38.7315490245819" calcext:value-type="float">
            <text:p>38.7315490246</text:p>
          </table:table-cell>
          <table:table-cell table:formula="of:=[.D405]/([.E405]-[.E404])" office:value-type="float" office:value="54116.122426543" calcext:value-type="float">
            <text:p>54116.122426543</text:p>
          </table:table-cell>
          <table:table-cell table:formula="of:=[.E405]-[.E404]" office:value-type="float" office:value="0.0919504165649414" calcext:value-type="float">
            <text:p>0.091950416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909794.90613" calcext:value-type="float">
            <text:p>1455909794.90613</text:p>
          </table:table-cell>
          <table:table-cell office:value-type="float" office:value="1455909794.90631" calcext:value-type="float">
            <text:p>1455909794.90631</text:p>
          </table:table-cell>
          <table:table-cell office:value-type="float" office:value="5064" calcext:value-type="float">
            <text:p>5064</text:p>
          </table:table-cell>
          <table:table-cell table:formula="of:=[.B406]-[.B$2]" office:value-type="float" office:value="38.8229529857635" calcext:value-type="float">
            <text:p>38.8229529858</text:p>
          </table:table-cell>
          <table:table-cell table:formula="of:=[.D406]/([.E406]-[.E405])" office:value-type="float" office:value="55402.4129209966" calcext:value-type="float">
            <text:p>55402.4129209966</text:p>
          </table:table-cell>
          <table:table-cell table:formula="of:=[.E406]-[.E405]" office:value-type="float" office:value="0.0914039611816406" calcext:value-type="float">
            <text:p>0.09140396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909794.99803" calcext:value-type="float">
            <text:p>1455909794.99803</text:p>
          </table:table-cell>
          <table:table-cell office:value-type="float" office:value="1455909794.9982" calcext:value-type="float">
            <text:p>1455909794.9982</text:p>
          </table:table-cell>
          <table:table-cell office:value-type="float" office:value="5160" calcext:value-type="float">
            <text:p>5160</text:p>
          </table:table-cell>
          <table:table-cell table:formula="of:=[.B407]-[.B$2]" office:value-type="float" office:value="38.9148468971252" calcext:value-type="float">
            <text:p>38.9148468971</text:p>
          </table:table-cell>
          <table:table-cell table:formula="of:=[.D407]/([.E407]-[.E406])" office:value-type="float" office:value="56151.7071538096" calcext:value-type="float">
            <text:p>56151.7071538096</text:p>
          </table:table-cell>
          <table:table-cell table:formula="of:=[.E407]-[.E406]" office:value-type="float" office:value="0.0918939113616943" calcext:value-type="float">
            <text:p>0.09189391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909795.08914" calcext:value-type="float">
            <text:p>1455909795.08914</text:p>
          </table:table-cell>
          <table:table-cell office:value-type="float" office:value="1455909795.0893" calcext:value-type="float">
            <text:p>1455909795.0893</text:p>
          </table:table-cell>
          <table:table-cell office:value-type="float" office:value="5264" calcext:value-type="float">
            <text:p>5264</text:p>
          </table:table-cell>
          <table:table-cell table:formula="of:=[.B408]-[.B$2]" office:value-type="float" office:value="39.0059547424316" calcext:value-type="float">
            <text:p>39.0059547424</text:p>
          </table:table-cell>
          <table:table-cell table:formula="of:=[.D408]/([.E408]-[.E407])" office:value-type="float" office:value="57777.6807507314" calcext:value-type="float">
            <text:p>57777.6807507314</text:p>
          </table:table-cell>
          <table:table-cell table:formula="of:=[.E408]-[.E407]" office:value-type="float" office:value="0.0911078453063965" calcext:value-type="float">
            <text:p>0.091107845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909795.18027" calcext:value-type="float">
            <text:p>1455909795.18027</text:p>
          </table:table-cell>
          <table:table-cell office:value-type="float" office:value="1455909795.18044" calcext:value-type="float">
            <text:p>1455909795.18044</text:p>
          </table:table-cell>
          <table:table-cell office:value-type="float" office:value="5368" calcext:value-type="float">
            <text:p>5368</text:p>
          </table:table-cell>
          <table:table-cell table:formula="of:=[.B409]-[.B$2]" office:value-type="float" office:value="39.0970897674561" calcext:value-type="float">
            <text:p>39.0970897675</text:p>
          </table:table-cell>
          <table:table-cell table:formula="of:=[.D409]/([.E409]-[.E408])" office:value-type="float" office:value="58901.6132772441" calcext:value-type="float">
            <text:p>58901.6132772441</text:p>
          </table:table-cell>
          <table:table-cell table:formula="of:=[.E409]-[.E408]" office:value-type="float" office:value="0.0911350250244141" calcext:value-type="float">
            <text:p>0.0911350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909795.27341" calcext:value-type="float">
            <text:p>1455909795.27341</text:p>
          </table:table-cell>
          <table:table-cell office:value-type="float" office:value="1455909795.27358" calcext:value-type="float">
            <text:p>1455909795.27358</text:p>
          </table:table-cell>
          <table:table-cell office:value-type="float" office:value="5472" calcext:value-type="float">
            <text:p>5472</text:p>
          </table:table-cell>
          <table:table-cell table:formula="of:=[.B410]-[.B$2]" office:value-type="float" office:value="39.190226316452" calcext:value-type="float">
            <text:p>39.1902263165</text:p>
          </table:table-cell>
          <table:table-cell table:formula="of:=[.D410]/([.E410]-[.E409])" office:value-type="float" office:value="58752.4452966007" calcext:value-type="float">
            <text:p>58752.4452966007</text:p>
          </table:table-cell>
          <table:table-cell table:formula="of:=[.E410]-[.E409]" office:value-type="float" office:value="0.0931365489959717" calcext:value-type="float">
            <text:p>0.09313654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909795.36469" calcext:value-type="float">
            <text:p>1455909795.36469</text:p>
          </table:table-cell>
          <table:table-cell office:value-type="float" office:value="1455909795.36488" calcext:value-type="float">
            <text:p>1455909795.36488</text:p>
          </table:table-cell>
          <table:table-cell office:value-type="float" office:value="5584" calcext:value-type="float">
            <text:p>5584</text:p>
          </table:table-cell>
          <table:table-cell table:formula="of:=[.B411]-[.B$2]" office:value-type="float" office:value="39.2815084457397" calcext:value-type="float">
            <text:p>39.2815084457</text:p>
          </table:table-cell>
          <table:table-cell table:formula="of:=[.D411]/([.E411]-[.E410])" office:value-type="float" office:value="61172.9814320975" calcext:value-type="float">
            <text:p>61172.9814320975</text:p>
          </table:table-cell>
          <table:table-cell table:formula="of:=[.E411]-[.E410]" office:value-type="float" office:value="0.0912821292877197" calcext:value-type="float">
            <text:p>0.091282129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909795.45724" calcext:value-type="float">
            <text:p>1455909795.45724</text:p>
          </table:table-cell>
          <table:table-cell office:value-type="float" office:value="1455909795.45766" calcext:value-type="float">
            <text:p>1455909795.45766</text:p>
          </table:table-cell>
          <table:table-cell office:value-type="float" office:value="5696" calcext:value-type="float">
            <text:p>5696</text:p>
          </table:table-cell>
          <table:table-cell table:formula="of:=[.B412]-[.B$2]" office:value-type="float" office:value="39.374055147171" calcext:value-type="float">
            <text:p>39.3740551472</text:p>
          </table:table-cell>
          <table:table-cell table:formula="of:=[.D412]/([.E412]-[.E411])" office:value-type="float" office:value="61547.3043545466" calcext:value-type="float">
            <text:p>61547.3043545466</text:p>
          </table:table-cell>
          <table:table-cell table:formula="of:=[.E412]-[.E411]" office:value-type="float" office:value="0.0925467014312744" calcext:value-type="float">
            <text:p>0.09254670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909795.54871" calcext:value-type="float">
            <text:p>1455909795.54871</text:p>
          </table:table-cell>
          <table:table-cell office:value-type="float" office:value="1455909795.54889" calcext:value-type="float">
            <text:p>1455909795.54889</text:p>
          </table:table-cell>
          <table:table-cell office:value-type="float" office:value="5808" calcext:value-type="float">
            <text:p>5808</text:p>
          </table:table-cell>
          <table:table-cell table:formula="of:=[.B413]-[.B$2]" office:value-type="float" office:value="39.4655311107635" calcext:value-type="float">
            <text:p>39.4655311108</text:p>
          </table:table-cell>
          <table:table-cell table:formula="of:=[.D413]/([.E413]-[.E412])" office:value-type="float" office:value="63492.0887619306" calcext:value-type="float">
            <text:p>63492.0887619306</text:p>
          </table:table-cell>
          <table:table-cell table:formula="of:=[.E413]-[.E412]" office:value-type="float" office:value="0.0914759635925293" calcext:value-type="float">
            <text:p>0.091475963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909795.64055" calcext:value-type="float">
            <text:p>1455909795.64055</text:p>
          </table:table-cell>
          <table:table-cell office:value-type="float" office:value="1455909795.64073" calcext:value-type="float">
            <text:p>1455909795.64073</text:p>
          </table:table-cell>
          <table:table-cell office:value-type="float" office:value="5920" calcext:value-type="float">
            <text:p>5920</text:p>
          </table:table-cell>
          <table:table-cell table:formula="of:=[.B414]-[.B$2]" office:value-type="float" office:value="39.5573711395264" calcext:value-type="float">
            <text:p>39.5573711395</text:p>
          </table:table-cell>
          <table:table-cell table:formula="of:=[.D414]/([.E414]-[.E413])" office:value-type="float" office:value="64459.9101257772" calcext:value-type="float">
            <text:p>64459.9101257772</text:p>
          </table:table-cell>
          <table:table-cell table:formula="of:=[.E414]-[.E413]" office:value-type="float" office:value="0.0918400287628174" calcext:value-type="float">
            <text:p>0.091840028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909795.73205" calcext:value-type="float">
            <text:p>1455909795.73205</text:p>
          </table:table-cell>
          <table:table-cell office:value-type="float" office:value="1455909795.73221" calcext:value-type="float">
            <text:p>1455909795.73221</text:p>
          </table:table-cell>
          <table:table-cell office:value-type="float" office:value="6040" calcext:value-type="float">
            <text:p>6040</text:p>
          </table:table-cell>
          <table:table-cell table:formula="of:=[.B415]-[.B$2]" office:value-type="float" office:value="39.6488656997681" calcext:value-type="float">
            <text:p>39.6488656998</text:p>
          </table:table-cell>
          <table:table-cell table:formula="of:=[.D415]/([.E415]-[.E414])" office:value-type="float" office:value="66014.8536048948" calcext:value-type="float">
            <text:p>66014.8536048948</text:p>
          </table:table-cell>
          <table:table-cell table:formula="of:=[.E415]-[.E414]" office:value-type="float" office:value="0.0914945602416992" calcext:value-type="float">
            <text:p>0.091494560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909795.82355" calcext:value-type="float">
            <text:p>1455909795.82355</text:p>
          </table:table-cell>
          <table:table-cell office:value-type="float" office:value="1455909795.82372" calcext:value-type="float">
            <text:p>1455909795.82372</text:p>
          </table:table-cell>
          <table:table-cell office:value-type="float" office:value="6152" calcext:value-type="float">
            <text:p>6152</text:p>
          </table:table-cell>
          <table:table-cell table:formula="of:=[.B416]-[.B$2]" office:value-type="float" office:value="39.7403671741486" calcext:value-type="float">
            <text:p>39.7403671741</text:p>
          </table:table-cell>
          <table:table-cell table:formula="of:=[.D416]/([.E416]-[.E415])" office:value-type="float" office:value="67233.8893078156" calcext:value-type="float">
            <text:p>67233.8893078156</text:p>
          </table:table-cell>
          <table:table-cell table:formula="of:=[.E416]-[.E415]" office:value-type="float" office:value="0.0915014743804932" calcext:value-type="float">
            <text:p>0.091501474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909795.91606" calcext:value-type="float">
            <text:p>1455909795.91606</text:p>
          </table:table-cell>
          <table:table-cell office:value-type="float" office:value="1455909795.91623" calcext:value-type="float">
            <text:p>1455909795.91623</text:p>
          </table:table-cell>
          <table:table-cell office:value-type="float" office:value="6272" calcext:value-type="float">
            <text:p>6272</text:p>
          </table:table-cell>
          <table:table-cell table:formula="of:=[.B417]-[.B$2]" office:value-type="float" office:value="39.8328778743744" calcext:value-type="float">
            <text:p>39.8328778744</text:p>
          </table:table-cell>
          <table:table-cell table:formula="of:=[.D417]/([.E417]-[.E416])" office:value-type="float" office:value="67797.5627110083" calcext:value-type="float">
            <text:p>67797.5627110083</text:p>
          </table:table-cell>
          <table:table-cell table:formula="of:=[.E417]-[.E416]" office:value-type="float" office:value="0.0925107002258301" calcext:value-type="float">
            <text:p>0.092510700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909796.00732" calcext:value-type="float">
            <text:p>1455909796.00732</text:p>
          </table:table-cell>
          <table:table-cell office:value-type="float" office:value="1455909796.00748" calcext:value-type="float">
            <text:p>1455909796.00748</text:p>
          </table:table-cell>
          <table:table-cell office:value-type="float" office:value="6384" calcext:value-type="float">
            <text:p>6384</text:p>
          </table:table-cell>
          <table:table-cell table:formula="of:=[.B418]-[.B$2]" office:value-type="float" office:value="39.9241371154785" calcext:value-type="float">
            <text:p>39.9241371155</text:p>
          </table:table-cell>
          <table:table-cell table:formula="of:=[.D418]/([.E418]-[.E417])" office:value-type="float" office:value="69954.559371318" calcext:value-type="float">
            <text:p>69954.559371318</text:p>
          </table:table-cell>
          <table:table-cell table:formula="of:=[.E418]-[.E417]" office:value-type="float" office:value="0.091259241104126" calcext:value-type="float">
            <text:p>0.091259241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909796.10028" calcext:value-type="float">
            <text:p>1455909796.10028</text:p>
          </table:table-cell>
          <table:table-cell office:value-type="float" office:value="1455909796.10046" calcext:value-type="float">
            <text:p>1455909796.10046</text:p>
          </table:table-cell>
          <table:table-cell office:value-type="float" office:value="6496" calcext:value-type="float">
            <text:p>6496</text:p>
          </table:table-cell>
          <table:table-cell table:formula="of:=[.B419]-[.B$2]" office:value-type="float" office:value="40.0171005725861" calcext:value-type="float">
            <text:p>40.0171005726</text:p>
          </table:table-cell>
          <table:table-cell table:formula="of:=[.D419]/([.E419]-[.E418])" office:value-type="float" office:value="69876.9194059249" calcext:value-type="float">
            <text:p>69876.9194059249</text:p>
          </table:table-cell>
          <table:table-cell table:formula="of:=[.E419]-[.E418]" office:value-type="float" office:value="0.0929634571075439" calcext:value-type="float">
            <text:p>0.092963457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909796.19145" calcext:value-type="float">
            <text:p>1455909796.19145</text:p>
          </table:table-cell>
          <table:table-cell office:value-type="float" office:value="1455909796.19162" calcext:value-type="float">
            <text:p>1455909796.19162</text:p>
          </table:table-cell>
          <table:table-cell office:value-type="float" office:value="6608" calcext:value-type="float">
            <text:p>6608</text:p>
          </table:table-cell>
          <table:table-cell table:formula="of:=[.B420]-[.B$2]" office:value-type="float" office:value="40.1082646846771" calcext:value-type="float">
            <text:p>40.1082646847</text:p>
          </table:table-cell>
          <table:table-cell table:formula="of:=[.D420]/([.E420]-[.E419])" office:value-type="float" office:value="72484.6636294688" calcext:value-type="float">
            <text:p>72484.6636294688</text:p>
          </table:table-cell>
          <table:table-cell table:formula="of:=[.E420]-[.E419]" office:value-type="float" office:value="0.0911641120910645" calcext:value-type="float">
            <text:p>0.09116411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909796.28399" calcext:value-type="float">
            <text:p>1455909796.28399</text:p>
          </table:table-cell>
          <table:table-cell office:value-type="float" office:value="1455909796.28419" calcext:value-type="float">
            <text:p>1455909796.28419</text:p>
          </table:table-cell>
          <table:table-cell office:value-type="float" office:value="6720" calcext:value-type="float">
            <text:p>6720</text:p>
          </table:table-cell>
          <table:table-cell table:formula="of:=[.B421]-[.B$2]" office:value-type="float" office:value="40.2008130550385" calcext:value-type="float">
            <text:p>40.200813055</text:p>
          </table:table-cell>
          <table:table-cell table:formula="of:=[.D421]/([.E421]-[.E420])" office:value-type="float" office:value="72610.6788673179" calcext:value-type="float">
            <text:p>72610.6788673179</text:p>
          </table:table-cell>
          <table:table-cell table:formula="of:=[.E421]-[.E420]" office:value-type="float" office:value="0.0925483703613281" calcext:value-type="float">
            <text:p>0.092548370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909796.37645" calcext:value-type="float">
            <text:p>1455909796.37645</text:p>
          </table:table-cell>
          <table:table-cell office:value-type="float" office:value="1455909796.37662" calcext:value-type="float">
            <text:p>1455909796.37662</text:p>
          </table:table-cell>
          <table:table-cell office:value-type="float" office:value="6824" calcext:value-type="float">
            <text:p>6824</text:p>
          </table:table-cell>
          <table:table-cell table:formula="of:=[.B422]-[.B$2]" office:value-type="float" office:value="40.2932722568512" calcext:value-type="float">
            <text:p>40.2932722569</text:p>
          </table:table-cell>
          <table:table-cell table:formula="of:=[.D422]/([.E422]-[.E421])" office:value-type="float" office:value="73805.5257476754" calcext:value-type="float">
            <text:p>73805.5257476754</text:p>
          </table:table-cell>
          <table:table-cell table:formula="of:=[.E422]-[.E421]" office:value-type="float" office:value="0.0924592018127441" calcext:value-type="float">
            <text:p>0.0924592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909796.46798" calcext:value-type="float">
            <text:p>1455909796.46798</text:p>
          </table:table-cell>
          <table:table-cell office:value-type="float" office:value="1455909796.46815" calcext:value-type="float">
            <text:p>1455909796.46815</text:p>
          </table:table-cell>
          <table:table-cell office:value-type="float" office:value="6928" calcext:value-type="float">
            <text:p>6928</text:p>
          </table:table-cell>
          <table:table-cell table:formula="of:=[.B423]-[.B$2]" office:value-type="float" office:value="40.3848004341126" calcext:value-type="float">
            <text:p>40.3848004341</text:p>
          </table:table-cell>
          <table:table-cell table:formula="of:=[.D423]/([.E423]-[.E422])" office:value-type="float" office:value="75692.5376129535" calcext:value-type="float">
            <text:p>75692.5376129535</text:p>
          </table:table-cell>
          <table:table-cell table:formula="of:=[.E423]-[.E422]" office:value-type="float" office:value="0.0915281772613525" calcext:value-type="float">
            <text:p>0.09152817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909796.56062" calcext:value-type="float">
            <text:p>1455909796.56062</text:p>
          </table:table-cell>
          <table:table-cell office:value-type="float" office:value="1455909796.56103" calcext:value-type="float">
            <text:p>1455909796.56103</text:p>
          </table:table-cell>
          <table:table-cell office:value-type="float" office:value="7032" calcext:value-type="float">
            <text:p>7032</text:p>
          </table:table-cell>
          <table:table-cell table:formula="of:=[.B424]-[.B$2]" office:value-type="float" office:value="40.4774389266968" calcext:value-type="float">
            <text:p>40.4774389267</text:p>
          </table:table-cell>
          <table:table-cell table:formula="of:=[.D424]/([.E424]-[.E423])" office:value-type="float" office:value="75907.9709075186" calcext:value-type="float">
            <text:p>75907.9709075186</text:p>
          </table:table-cell>
          <table:table-cell table:formula="of:=[.E424]-[.E423]" office:value-type="float" office:value="0.0926384925842285" calcext:value-type="float">
            <text:p>0.09263849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909796.65209" calcext:value-type="float">
            <text:p>1455909796.65209</text:p>
          </table:table-cell>
          <table:table-cell office:value-type="float" office:value="1455909796.65227" calcext:value-type="float">
            <text:p>1455909796.65227</text:p>
          </table:table-cell>
          <table:table-cell office:value-type="float" office:value="7128" calcext:value-type="float">
            <text:p>7128</text:p>
          </table:table-cell>
          <table:table-cell table:formula="of:=[.B425]-[.B$2]" office:value-type="float" office:value="40.5689101219177" calcext:value-type="float">
            <text:p>40.5689101219</text:p>
          </table:table-cell>
          <table:table-cell table:formula="of:=[.D425]/([.E425]-[.E424])" office:value-type="float" office:value="77926.1709960434" calcext:value-type="float">
            <text:p>77926.1709960434</text:p>
          </table:table-cell>
          <table:table-cell table:formula="of:=[.E425]-[.E424]" office:value-type="float" office:value="0.0914711952209473" calcext:value-type="float">
            <text:p>0.091471195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909796.74445" calcext:value-type="float">
            <text:p>1455909796.74445</text:p>
          </table:table-cell>
          <table:table-cell office:value-type="float" office:value="1455909796.74462" calcext:value-type="float">
            <text:p>1455909796.74462</text:p>
          </table:table-cell>
          <table:table-cell office:value-type="float" office:value="7216" calcext:value-type="float">
            <text:p>7216</text:p>
          </table:table-cell>
          <table:table-cell table:formula="of:=[.B426]-[.B$2]" office:value-type="float" office:value="40.6612710952759" calcext:value-type="float">
            <text:p>40.6612710953</text:p>
          </table:table-cell>
          <table:table-cell table:formula="of:=[.D426]/([.E426]-[.E425])" office:value-type="float" office:value="78128.2368259377" calcext:value-type="float">
            <text:p>78128.2368259377</text:p>
          </table:table-cell>
          <table:table-cell table:formula="of:=[.E426]-[.E425]" office:value-type="float" office:value="0.0923609733581543" calcext:value-type="float">
            <text:p>0.092360973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909796.83604" calcext:value-type="float">
            <text:p>1455909796.83604</text:p>
          </table:table-cell>
          <table:table-cell office:value-type="float" office:value="1455909796.83621" calcext:value-type="float">
            <text:p>1455909796.83621</text:p>
          </table:table-cell>
          <table:table-cell office:value-type="float" office:value="7304" calcext:value-type="float">
            <text:p>7304</text:p>
          </table:table-cell>
          <table:table-cell table:formula="of:=[.B427]-[.B$2]" office:value-type="float" office:value="40.7528619766235" calcext:value-type="float">
            <text:p>40.7528619766</text:p>
          </table:table-cell>
          <table:table-cell table:formula="of:=[.D427]/([.E427]-[.E426])" office:value-type="float" office:value="79745.9298625573" calcext:value-type="float">
            <text:p>79745.9298625573</text:p>
          </table:table-cell>
          <table:table-cell table:formula="of:=[.E427]-[.E426]" office:value-type="float" office:value="0.0915908813476563" calcext:value-type="float">
            <text:p>0.09159088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909796.92896" calcext:value-type="float">
            <text:p>1455909796.92896</text:p>
          </table:table-cell>
          <table:table-cell office:value-type="float" office:value="1455909796.92913" calcext:value-type="float">
            <text:p>1455909796.92913</text:p>
          </table:table-cell>
          <table:table-cell office:value-type="float" office:value="7392" calcext:value-type="float">
            <text:p>7392</text:p>
          </table:table-cell>
          <table:table-cell table:formula="of:=[.B428]-[.B$2]" office:value-type="float" office:value="40.8457760810852" calcext:value-type="float">
            <text:p>40.8457760811</text:p>
          </table:table-cell>
          <table:table-cell table:formula="of:=[.D428]/([.E428]-[.E427])" office:value-type="float" office:value="79557.3507685202" calcext:value-type="float">
            <text:p>79557.3507685202</text:p>
          </table:table-cell>
          <table:table-cell table:formula="of:=[.E428]-[.E427]" office:value-type="float" office:value="0.0929141044616699" calcext:value-type="float">
            <text:p>0.092914104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909797.0203" calcext:value-type="float">
            <text:p>1455909797.0203</text:p>
          </table:table-cell>
          <table:table-cell office:value-type="float" office:value="1455909797.02047" calcext:value-type="float">
            <text:p>1455909797.02047</text:p>
          </table:table-cell>
          <table:table-cell office:value-type="float" office:value="7464" calcext:value-type="float">
            <text:p>7464</text:p>
          </table:table-cell>
          <table:table-cell table:formula="of:=[.B429]-[.B$2]" office:value-type="float" office:value="40.9371178150177" calcext:value-type="float">
            <text:p>40.937117815</text:p>
          </table:table-cell>
          <table:table-cell table:formula="of:=[.D429]/([.E429]-[.E428])" office:value-type="float" office:value="81715.111796719" calcext:value-type="float">
            <text:p>81715.111796719</text:p>
          </table:table-cell>
          <table:table-cell table:formula="of:=[.E429]-[.E428]" office:value-type="float" office:value="0.0913417339324951" calcext:value-type="float">
            <text:p>0.091341733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909797.11178" calcext:value-type="float">
            <text:p>1455909797.11178</text:p>
          </table:table-cell>
          <table:table-cell office:value-type="float" office:value="1455909797.11195" calcext:value-type="float">
            <text:p>1455909797.11195</text:p>
          </table:table-cell>
          <table:table-cell office:value-type="float" office:value="7536" calcext:value-type="float">
            <text:p>7536</text:p>
          </table:table-cell>
          <table:table-cell table:formula="of:=[.B430]-[.B$2]" office:value-type="float" office:value="41.0285987854004" calcext:value-type="float">
            <text:p>41.0285987854</text:p>
          </table:table-cell>
          <table:table-cell table:formula="of:=[.D430]/([.E430]-[.E429])" office:value-type="float" office:value="82377.7881724998" calcext:value-type="float">
            <text:p>82377.7881724998</text:p>
          </table:table-cell>
          <table:table-cell table:formula="of:=[.E430]-[.E429]" office:value-type="float" office:value="0.0914809703826904" calcext:value-type="float">
            <text:p>0.091480970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909797.20428" calcext:value-type="float">
            <text:p>1455909797.20428</text:p>
          </table:table-cell>
          <table:table-cell office:value-type="float" office:value="1455909797.20446" calcext:value-type="float">
            <text:p>1455909797.20446</text:p>
          </table:table-cell>
          <table:table-cell office:value-type="float" office:value="7608" calcext:value-type="float">
            <text:p>7608</text:p>
          </table:table-cell>
          <table:table-cell table:formula="of:=[.B431]-[.B$2]" office:value-type="float" office:value="41.1210978031158" calcext:value-type="float">
            <text:p>41.1210978031</text:p>
          </table:table-cell>
          <table:table-cell table:formula="of:=[.D431]/([.E431]-[.E430])" office:value-type="float" office:value="82249.5220803724" calcext:value-type="float">
            <text:p>82249.5220803724</text:p>
          </table:table-cell>
          <table:table-cell table:formula="of:=[.E431]-[.E430]" office:value-type="float" office:value="0.0924990177154541" calcext:value-type="float">
            <text:p>0.092499017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909797.29542" calcext:value-type="float">
            <text:p>1455909797.29542</text:p>
          </table:table-cell>
          <table:table-cell office:value-type="float" office:value="1455909797.29559" calcext:value-type="float">
            <text:p>1455909797.29559</text:p>
          </table:table-cell>
          <table:table-cell office:value-type="float" office:value="7664" calcext:value-type="float">
            <text:p>7664</text:p>
          </table:table-cell>
          <table:table-cell table:formula="of:=[.B432]-[.B$2]" office:value-type="float" office:value="41.2122392654419" calcext:value-type="float">
            <text:p>41.2122392654</text:p>
          </table:table-cell>
          <table:table-cell table:formula="of:=[.D432]/([.E432]-[.E431])" office:value-type="float" office:value="84089.0611627755" calcext:value-type="float">
            <text:p>84089.0611627755</text:p>
          </table:table-cell>
          <table:table-cell table:formula="of:=[.E432]-[.E431]" office:value-type="float" office:value="0.0911414623260498" calcext:value-type="float">
            <text:p>0.091141462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909797.38781" calcext:value-type="float">
            <text:p>1455909797.38781</text:p>
          </table:table-cell>
          <table:table-cell office:value-type="float" office:value="1455909797.38799" calcext:value-type="float">
            <text:p>1455909797.38799</text:p>
          </table:table-cell>
          <table:table-cell office:value-type="float" office:value="7720" calcext:value-type="float">
            <text:p>7720</text:p>
          </table:table-cell>
          <table:table-cell table:formula="of:=[.B433]-[.B$2]" office:value-type="float" office:value="41.3046319484711" calcext:value-type="float">
            <text:p>41.3046319485</text:p>
          </table:table-cell>
          <table:table-cell table:formula="of:=[.D433]/([.E433]-[.E432])" office:value-type="float" office:value="83556.4002136647" calcext:value-type="float">
            <text:p>83556.4002136647</text:p>
          </table:table-cell>
          <table:table-cell table:formula="of:=[.E433]-[.E432]" office:value-type="float" office:value="0.0923926830291748" calcext:value-type="float">
            <text:p>0.0923926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909797.47992" calcext:value-type="float">
            <text:p>1455909797.47992</text:p>
          </table:table-cell>
          <table:table-cell office:value-type="float" office:value="1455909797.48008" calcext:value-type="float">
            <text:p>1455909797.48008</text:p>
          </table:table-cell>
          <table:table-cell office:value-type="float" office:value="7760" calcext:value-type="float">
            <text:p>7760</text:p>
          </table:table-cell>
          <table:table-cell table:formula="of:=[.B434]-[.B$2]" office:value-type="float" office:value="41.396735906601" calcext:value-type="float">
            <text:p>41.3967359066</text:p>
          </table:table-cell>
          <table:table-cell table:formula="of:=[.D434]/([.E434]-[.E433])" office:value-type="float" office:value="84252.6223363499" calcext:value-type="float">
            <text:p>84252.6223363499</text:p>
          </table:table-cell>
          <table:table-cell table:formula="of:=[.E434]-[.E433]" office:value-type="float" office:value="0.0921039581298828" calcext:value-type="float">
            <text:p>0.092103958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909797.57237" calcext:value-type="float">
            <text:p>1455909797.57237</text:p>
          </table:table-cell>
          <table:table-cell office:value-type="float" office:value="1455909797.57254" calcext:value-type="float">
            <text:p>1455909797.57254</text:p>
          </table:table-cell>
          <table:table-cell office:value-type="float" office:value="7800" calcext:value-type="float">
            <text:p>7800</text:p>
          </table:table-cell>
          <table:table-cell table:formula="of:=[.B435]-[.B$2]" office:value-type="float" office:value="41.4891893863678" calcext:value-type="float">
            <text:p>41.4891893864</text:p>
          </table:table-cell>
          <table:table-cell table:formula="of:=[.D435]/([.E435]-[.E434])" office:value-type="float" office:value="84366.7541737798" calcext:value-type="float">
            <text:p>84366.7541737798</text:p>
          </table:table-cell>
          <table:table-cell table:formula="of:=[.E435]-[.E434]" office:value-type="float" office:value="0.0924534797668457" calcext:value-type="float">
            <text:p>0.092453479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909797.66421" calcext:value-type="float">
            <text:p>1455909797.66421</text:p>
          </table:table-cell>
          <table:table-cell office:value-type="float" office:value="1455909797.66453" calcext:value-type="float">
            <text:p>1455909797.66453</text:p>
          </table:table-cell>
          <table:table-cell office:value-type="float" office:value="7832" calcext:value-type="float">
            <text:p>7832</text:p>
          </table:table-cell>
          <table:table-cell table:formula="of:=[.B436]-[.B$2]" office:value-type="float" office:value="41.5810296535492" calcext:value-type="float">
            <text:p>41.5810296535</text:p>
          </table:table-cell>
          <table:table-cell table:formula="of:=[.D436]/([.E436]-[.E435])" office:value-type="float" office:value="85278.4975519592" calcext:value-type="float">
            <text:p>85278.4975519592</text:p>
          </table:table-cell>
          <table:table-cell table:formula="of:=[.E436]-[.E435]" office:value-type="float" office:value="0.0918402671813965" calcext:value-type="float">
            <text:p>0.091840267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909797.77813" calcext:value-type="float">
            <text:p>1455909797.77813</text:p>
          </table:table-cell>
          <table:table-cell office:value-type="float" office:value="1455909797.77831" calcext:value-type="float">
            <text:p>1455909797.77831</text:p>
          </table:table-cell>
          <table:table-cell office:value-type="float" office:value="7864" calcext:value-type="float">
            <text:p>7864</text:p>
          </table:table-cell>
          <table:table-cell table:formula="of:=[.B437]-[.B$2]" office:value-type="float" office:value="41.6949505805969" calcext:value-type="float">
            <text:p>41.6949505806</text:p>
          </table:table-cell>
          <table:table-cell table:formula="of:=[.D437]/([.E437]-[.E436])" office:value-type="float" office:value="69030.3371276571" calcext:value-type="float">
            <text:p>69030.3371276571</text:p>
          </table:table-cell>
          <table:table-cell table:formula="of:=[.E437]-[.E436]" office:value-type="float" office:value="0.11392092704773" calcext:value-type="float">
            <text:p>0.11392092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909797.89611" calcext:value-type="float">
            <text:p>1455909797.89611</text:p>
          </table:table-cell>
          <table:table-cell office:value-type="float" office:value="1455909797.89628" calcext:value-type="float">
            <text:p>1455909797.89628</text:p>
          </table:table-cell>
          <table:table-cell office:value-type="float" office:value="7888" calcext:value-type="float">
            <text:p>7888</text:p>
          </table:table-cell>
          <table:table-cell table:formula="of:=[.B438]-[.B$2]" office:value-type="float" office:value="41.8129270076752" calcext:value-type="float">
            <text:p>41.8129270077</text:p>
          </table:table-cell>
          <table:table-cell table:formula="of:=[.D438]/([.E438]-[.E437])" office:value-type="float" office:value="66860.814447011" calcext:value-type="float">
            <text:p>66860.814447011</text:p>
          </table:table-cell>
          <table:table-cell table:formula="of:=[.E438]-[.E437]" office:value-type="float" office:value="0.117976427078247" calcext:value-type="float">
            <text:p>0.117976427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909798.01208" calcext:value-type="float">
            <text:p>1455909798.01208</text:p>
          </table:table-cell>
          <table:table-cell office:value-type="float" office:value="1455909798.01225" calcext:value-type="float">
            <text:p>1455909798.01225</text:p>
          </table:table-cell>
          <table:table-cell office:value-type="float" office:value="7888" calcext:value-type="float">
            <text:p>7888</text:p>
          </table:table-cell>
          <table:table-cell table:formula="of:=[.B439]-[.B$2]" office:value-type="float" office:value="41.9288949966431" calcext:value-type="float">
            <text:p>41.9288949966</text:p>
          </table:table-cell>
          <table:table-cell table:formula="of:=[.D439]/([.E439]-[.E438])" office:value-type="float" office:value="68018.7702675754" calcext:value-type="float">
            <text:p>68018.7702675754</text:p>
          </table:table-cell>
          <table:table-cell table:formula="of:=[.E439]-[.E438]" office:value-type="float" office:value="0.115967988967896" calcext:value-type="float">
            <text:p>0.11596798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909798.12226" calcext:value-type="float">
            <text:p>1455909798.12226</text:p>
          </table:table-cell>
          <table:table-cell office:value-type="float" office:value="1455909798.12243" calcext:value-type="float">
            <text:p>1455909798.12243</text:p>
          </table:table-cell>
          <table:table-cell office:value-type="float" office:value="7888" calcext:value-type="float">
            <text:p>7888</text:p>
          </table:table-cell>
          <table:table-cell table:formula="of:=[.B440]-[.B$2]" office:value-type="float" office:value="42.0390815734863" calcext:value-type="float">
            <text:p>42.0390815735</text:p>
          </table:table-cell>
          <table:table-cell table:formula="of:=[.D440]/([.E440]-[.E439])" office:value-type="float" office:value="71587.6672638676" calcext:value-type="float">
            <text:p>71587.6672638676</text:p>
          </table:table-cell>
          <table:table-cell table:formula="of:=[.E440]-[.E439]" office:value-type="float" office:value="0.110186576843262" calcext:value-type="float">
            <text:p>0.11018657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909798.2319" calcext:value-type="float">
            <text:p>1455909798.2319</text:p>
          </table:table-cell>
          <table:table-cell office:value-type="float" office:value="1455909798.23209" calcext:value-type="float">
            <text:p>1455909798.23209</text:p>
          </table:table-cell>
          <table:table-cell office:value-type="float" office:value="7872" calcext:value-type="float">
            <text:p>7872</text:p>
          </table:table-cell>
          <table:table-cell table:formula="of:=[.B441]-[.B$2]" office:value-type="float" office:value="42.1487231254578" calcext:value-type="float">
            <text:p>42.1487231255</text:p>
          </table:table-cell>
          <table:table-cell table:formula="of:=[.D441]/([.E441]-[.E440])" office:value-type="float" office:value="71797.5973383782" calcext:value-type="float">
            <text:p>71797.5973383782</text:p>
          </table:table-cell>
          <table:table-cell table:formula="of:=[.E441]-[.E440]" office:value-type="float" office:value="0.109641551971436" calcext:value-type="float">
            <text:p>0.10964155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909798.34181" calcext:value-type="float">
            <text:p>1455909798.34181</text:p>
          </table:table-cell>
          <table:table-cell office:value-type="float" office:value="1455909798.34199" calcext:value-type="float">
            <text:p>1455909798.34199</text:p>
          </table:table-cell>
          <table:table-cell office:value-type="float" office:value="7848" calcext:value-type="float">
            <text:p>7848</text:p>
          </table:table-cell>
          <table:table-cell table:formula="of:=[.B442]-[.B$2]" office:value-type="float" office:value="42.2586312294006" calcext:value-type="float">
            <text:p>42.2586312294</text:p>
          </table:table-cell>
          <table:table-cell table:formula="of:=[.D442]/([.E442]-[.E441])" office:value-type="float" office:value="71405.1077077928" calcext:value-type="float">
            <text:p>71405.1077077928</text:p>
          </table:table-cell>
          <table:table-cell table:formula="of:=[.E442]-[.E441]" office:value-type="float" office:value="0.109908103942871" calcext:value-type="float">
            <text:p>0.109908103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909798.45128" calcext:value-type="float">
            <text:p>1455909798.45128</text:p>
          </table:table-cell>
          <table:table-cell office:value-type="float" office:value="1455909798.45146" calcext:value-type="float">
            <text:p>1455909798.45146</text:p>
          </table:table-cell>
          <table:table-cell office:value-type="float" office:value="7816" calcext:value-type="float">
            <text:p>7816</text:p>
          </table:table-cell>
          <table:table-cell table:formula="of:=[.B443]-[.B$2]" office:value-type="float" office:value="42.3681030273437" calcext:value-type="float">
            <text:p>42.3681030273</text:p>
          </table:table-cell>
          <table:table-cell table:formula="of:=[.D443]/([.E443]-[.E442])" office:value-type="float" office:value="71397.3840464502" calcext:value-type="float">
            <text:p>71397.3840464502</text:p>
          </table:table-cell>
          <table:table-cell table:formula="of:=[.E443]-[.E442]" office:value-type="float" office:value="0.109471797943115" calcext:value-type="float">
            <text:p>0.109471797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909798.56088" calcext:value-type="float">
            <text:p>1455909798.56088</text:p>
          </table:table-cell>
          <table:table-cell office:value-type="float" office:value="1455909798.56105" calcext:value-type="float">
            <text:p>1455909798.56105</text:p>
          </table:table-cell>
          <table:table-cell office:value-type="float" office:value="7768" calcext:value-type="float">
            <text:p>7768</text:p>
          </table:table-cell>
          <table:table-cell table:formula="of:=[.B444]-[.B$2]" office:value-type="float" office:value="42.4776957035065" calcext:value-type="float">
            <text:p>42.4776957035</text:p>
          </table:table-cell>
          <table:table-cell table:formula="of:=[.D444]/([.E444]-[.E443])" office:value-type="float" office:value="70880.6488899525" calcext:value-type="float">
            <text:p>70880.6488899525</text:p>
          </table:table-cell>
          <table:table-cell table:formula="of:=[.E444]-[.E443]" office:value-type="float" office:value="0.10959267616272" calcext:value-type="float">
            <text:p>0.109592676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909798.66373" calcext:value-type="float">
            <text:p>1455909798.66373</text:p>
          </table:table-cell>
          <table:table-cell office:value-type="float" office:value="1455909798.66391" calcext:value-type="float">
            <text:p>1455909798.66391</text:p>
          </table:table-cell>
          <table:table-cell office:value-type="float" office:value="7720" calcext:value-type="float">
            <text:p>7720</text:p>
          </table:table-cell>
          <table:table-cell table:formula="of:=[.B445]-[.B$2]" office:value-type="float" office:value="42.5805456638336" calcext:value-type="float">
            <text:p>42.5805456638</text:p>
          </table:table-cell>
          <table:table-cell table:formula="of:=[.D445]/([.E445]-[.E444])" office:value-type="float" office:value="75060.797062478" calcext:value-type="float">
            <text:p>75060.797062478</text:p>
          </table:table-cell>
          <table:table-cell table:formula="of:=[.E445]-[.E444]" office:value-type="float" office:value="0.102849960327148" calcext:value-type="float">
            <text:p>0.102849960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909798.76568" calcext:value-type="float">
            <text:p>1455909798.76568</text:p>
          </table:table-cell>
          <table:table-cell office:value-type="float" office:value="1455909798.76607" calcext:value-type="float">
            <text:p>1455909798.76607</text:p>
          </table:table-cell>
          <table:table-cell office:value-type="float" office:value="7656" calcext:value-type="float">
            <text:p>7656</text:p>
          </table:table-cell>
          <table:table-cell table:formula="of:=[.B446]-[.B$2]" office:value-type="float" office:value="42.6825013160706" calcext:value-type="float">
            <text:p>42.6825013161</text:p>
          </table:table-cell>
          <table:table-cell table:formula="of:=[.D446]/([.E446]-[.E445])" office:value-type="float" office:value="75091.4719490778" calcext:value-type="float">
            <text:p>75091.4719490778</text:p>
          </table:table-cell>
          <table:table-cell table:formula="of:=[.E446]-[.E445]" office:value-type="float" office:value="0.101955652236938" calcext:value-type="float">
            <text:p>0.101955652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909798.871" calcext:value-type="float">
            <text:p>1455909798.871</text:p>
          </table:table-cell>
          <table:table-cell office:value-type="float" office:value="1455909798.87118" calcext:value-type="float">
            <text:p>1455909798.87118</text:p>
          </table:table-cell>
          <table:table-cell office:value-type="float" office:value="7592" calcext:value-type="float">
            <text:p>7592</text:p>
          </table:table-cell>
          <table:table-cell table:formula="of:=[.B447]-[.B$2]" office:value-type="float" office:value="42.7878165245056" calcext:value-type="float">
            <text:p>42.7878165245</text:p>
          </table:table-cell>
          <table:table-cell table:formula="of:=[.D447]/([.E447]-[.E446])" office:value-type="float" office:value="72088.3537412502" calcext:value-type="float">
            <text:p>72088.3537412502</text:p>
          </table:table-cell>
          <table:table-cell table:formula="of:=[.E447]-[.E446]" office:value-type="float" office:value="0.105315208435059" calcext:value-type="float">
            <text:p>0.1053152084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909798.98791" calcext:value-type="float">
            <text:p>1455909798.98791</text:p>
          </table:table-cell>
          <table:table-cell office:value-type="float" office:value="1455909798.98809" calcext:value-type="float">
            <text:p>1455909798.98809</text:p>
          </table:table-cell>
          <table:table-cell office:value-type="float" office:value="7512" calcext:value-type="float">
            <text:p>7512</text:p>
          </table:table-cell>
          <table:table-cell table:formula="of:=[.B448]-[.B$2]" office:value-type="float" office:value="42.9047315120697" calcext:value-type="float">
            <text:p>42.9047315121</text:p>
          </table:table-cell>
          <table:table-cell table:formula="of:=[.D448]/([.E448]-[.E447])" office:value-type="float" office:value="64251.8137025187" calcext:value-type="float">
            <text:p>64251.8137025187</text:p>
          </table:table-cell>
          <table:table-cell table:formula="of:=[.E448]-[.E447]" office:value-type="float" office:value="0.116914987564087" calcext:value-type="float">
            <text:p>0.116914987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909799.10509" calcext:value-type="float">
            <text:p>1455909799.10509</text:p>
          </table:table-cell>
          <table:table-cell office:value-type="float" office:value="1455909799.10528" calcext:value-type="float">
            <text:p>1455909799.10528</text:p>
          </table:table-cell>
          <table:table-cell office:value-type="float" office:value="7424" calcext:value-type="float">
            <text:p>7424</text:p>
          </table:table-cell>
          <table:table-cell table:formula="of:=[.B449]-[.B$2]" office:value-type="float" office:value="43.0219130516052" calcext:value-type="float">
            <text:p>43.0219130516</text:p>
          </table:table-cell>
          <table:table-cell table:formula="of:=[.D449]/([.E449]-[.E448])" office:value-type="float" office:value="63354.6890527879" calcext:value-type="float">
            <text:p>63354.6890527879</text:p>
          </table:table-cell>
          <table:table-cell table:formula="of:=[.E449]-[.E448]" office:value-type="float" office:value="0.117181539535522" calcext:value-type="float">
            <text:p>0.117181539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909799.22195" calcext:value-type="float">
            <text:p>1455909799.22195</text:p>
          </table:table-cell>
          <table:table-cell office:value-type="float" office:value="1455909799.22212" calcext:value-type="float">
            <text:p>1455909799.22212</text:p>
          </table:table-cell>
          <table:table-cell office:value-type="float" office:value="7320" calcext:value-type="float">
            <text:p>7320</text:p>
          </table:table-cell>
          <table:table-cell table:formula="of:=[.B450]-[.B$2]" office:value-type="float" office:value="43.1387686729431" calcext:value-type="float">
            <text:p>43.1387686729</text:p>
          </table:table-cell>
          <table:table-cell table:formula="of:=[.D450]/([.E450]-[.E449])" office:value-type="float" office:value="62641.4024091666" calcext:value-type="float">
            <text:p>62641.4024091666</text:p>
          </table:table-cell>
          <table:table-cell table:formula="of:=[.E450]-[.E449]" office:value-type="float" office:value="0.116855621337891" calcext:value-type="float">
            <text:p>0.1168556213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909799.33186" calcext:value-type="float">
            <text:p>1455909799.33186</text:p>
          </table:table-cell>
          <table:table-cell office:value-type="float" office:value="1455909799.33206" calcext:value-type="float">
            <text:p>1455909799.33206</text:p>
          </table:table-cell>
          <table:table-cell office:value-type="float" office:value="7216" calcext:value-type="float">
            <text:p>7216</text:p>
          </table:table-cell>
          <table:table-cell table:formula="of:=[.B451]-[.B$2]" office:value-type="float" office:value="43.2486808300018" calcext:value-type="float">
            <text:p>43.24868083</text:p>
          </table:table-cell>
          <table:table-cell table:formula="of:=[.D451]/([.E451]-[.E450])" office:value-type="float" office:value="65652.4282035987" calcext:value-type="float">
            <text:p>65652.4282035987</text:p>
          </table:table-cell>
          <table:table-cell table:formula="of:=[.E451]-[.E450]" office:value-type="float" office:value="0.109912157058716" calcext:value-type="float">
            <text:p>0.109912157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909799.44141" calcext:value-type="float">
            <text:p>1455909799.44141</text:p>
          </table:table-cell>
          <table:table-cell office:value-type="float" office:value="1455909799.44157" calcext:value-type="float">
            <text:p>1455909799.44157</text:p>
          </table:table-cell>
          <table:table-cell office:value-type="float" office:value="7096" calcext:value-type="float">
            <text:p>7096</text:p>
          </table:table-cell>
          <table:table-cell table:formula="of:=[.B452]-[.B$2]" office:value-type="float" office:value="43.3582260608673" calcext:value-type="float">
            <text:p>43.3582260609</text:p>
          </table:table-cell>
          <table:table-cell table:formula="of:=[.D452]/([.E452]-[.E451])" office:value-type="float" office:value="64776.8957528958" calcext:value-type="float">
            <text:p>64776.8957528958</text:p>
          </table:table-cell>
          <table:table-cell table:formula="of:=[.E452]-[.E451]" office:value-type="float" office:value="0.109545230865479" calcext:value-type="float">
            <text:p>0.10954523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909799.55111" calcext:value-type="float">
            <text:p>1455909799.55111</text:p>
          </table:table-cell>
          <table:table-cell office:value-type="float" office:value="1455909799.55129" calcext:value-type="float">
            <text:p>1455909799.55129</text:p>
          </table:table-cell>
          <table:table-cell office:value-type="float" office:value="6984" calcext:value-type="float">
            <text:p>6984</text:p>
          </table:table-cell>
          <table:table-cell table:formula="of:=[.B453]-[.B$2]" office:value-type="float" office:value="43.4679298400879" calcext:value-type="float">
            <text:p>43.4679298401</text:p>
          </table:table-cell>
          <table:table-cell table:formula="of:=[.D453]/([.E453]-[.E452])" office:value-type="float" office:value="63662.34645351" calcext:value-type="float">
            <text:p>63662.34645351</text:p>
          </table:table-cell>
          <table:table-cell table:formula="of:=[.E453]-[.E452]" office:value-type="float" office:value="0.109703779220581" calcext:value-type="float">
            <text:p>0.109703779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909799.66078" calcext:value-type="float">
            <text:p>1455909799.66078</text:p>
          </table:table-cell>
          <table:table-cell office:value-type="float" office:value="1455909799.66095" calcext:value-type="float">
            <text:p>1455909799.66095</text:p>
          </table:table-cell>
          <table:table-cell office:value-type="float" office:value="6864" calcext:value-type="float">
            <text:p>6864</text:p>
          </table:table-cell>
          <table:table-cell table:formula="of:=[.B454]-[.B$2]" office:value-type="float" office:value="43.5776031017303" calcext:value-type="float">
            <text:p>43.5776031017</text:p>
          </table:table-cell>
          <table:table-cell table:formula="of:=[.D454]/([.E454]-[.E453])" office:value-type="float" office:value="62585.9019528134" calcext:value-type="float">
            <text:p>62585.9019528134</text:p>
          </table:table-cell>
          <table:table-cell table:formula="of:=[.E454]-[.E453]" office:value-type="float" office:value="0.109673261642456" calcext:value-type="float">
            <text:p>0.10967326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909799.76322" calcext:value-type="float">
            <text:p>1455909799.76322</text:p>
          </table:table-cell>
          <table:table-cell office:value-type="float" office:value="1455909799.76339" calcext:value-type="float">
            <text:p>1455909799.76339</text:p>
          </table:table-cell>
          <table:table-cell office:value-type="float" office:value="6736" calcext:value-type="float">
            <text:p>6736</text:p>
          </table:table-cell>
          <table:table-cell table:formula="of:=[.B455]-[.B$2]" office:value-type="float" office:value="43.6800374984741" calcext:value-type="float">
            <text:p>43.6800374985</text:p>
          </table:table-cell>
          <table:table-cell table:formula="of:=[.D455]/([.E455]-[.E454])" office:value-type="float" office:value="65759.161122891" calcext:value-type="float">
            <text:p>65759.161122891</text:p>
          </table:table-cell>
          <table:table-cell table:formula="of:=[.E455]-[.E454]" office:value-type="float" office:value="0.102434396743774" calcext:value-type="float">
            <text:p>0.102434396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909799.86562" calcext:value-type="float">
            <text:p>1455909799.86562</text:p>
          </table:table-cell>
          <table:table-cell office:value-type="float" office:value="1455909799.86579" calcext:value-type="float">
            <text:p>1455909799.86579</text:p>
          </table:table-cell>
          <table:table-cell office:value-type="float" office:value="6608" calcext:value-type="float">
            <text:p>6608</text:p>
          </table:table-cell>
          <table:table-cell table:formula="of:=[.B456]-[.B$2]" office:value-type="float" office:value="43.7824401855469" calcext:value-type="float">
            <text:p>43.7824401855</text:p>
          </table:table-cell>
          <table:table-cell table:formula="of:=[.D456]/([.E456]-[.E455])" office:value-type="float" office:value="64529.5566834611" calcext:value-type="float">
            <text:p>64529.5566834611</text:p>
          </table:table-cell>
          <table:table-cell table:formula="of:=[.E456]-[.E455]" office:value-type="float" office:value="0.102402687072754" calcext:value-type="float">
            <text:p>0.10240268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909799.96804" calcext:value-type="float">
            <text:p>1455909799.96804</text:p>
          </table:table-cell>
          <table:table-cell office:value-type="float" office:value="1455909799.9682" calcext:value-type="float">
            <text:p>1455909799.9682</text:p>
          </table:table-cell>
          <table:table-cell office:value-type="float" office:value="6488" calcext:value-type="float">
            <text:p>6488</text:p>
          </table:table-cell>
          <table:table-cell table:formula="of:=[.B457]-[.B$2]" office:value-type="float" office:value="43.8848581314087" calcext:value-type="float">
            <text:p>43.8848581314</text:p>
          </table:table-cell>
          <table:table-cell table:formula="of:=[.D457]/([.E457]-[.E456])" office:value-type="float" office:value="63348.2730531785" calcext:value-type="float">
            <text:p>63348.2730531785</text:p>
          </table:table-cell>
          <table:table-cell table:formula="of:=[.E457]-[.E456]" office:value-type="float" office:value="0.102417945861816" calcext:value-type="float">
            <text:p>0.1024179459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909800.07074" calcext:value-type="float">
            <text:p>1455909800.07074</text:p>
          </table:table-cell>
          <table:table-cell office:value-type="float" office:value="1455909800.07116" calcext:value-type="float">
            <text:p>1455909800.07116</text:p>
          </table:table-cell>
          <table:table-cell office:value-type="float" office:value="6360" calcext:value-type="float">
            <text:p>6360</text:p>
          </table:table-cell>
          <table:table-cell table:formula="of:=[.B458]-[.B$2]" office:value-type="float" office:value="43.9875583648682" calcext:value-type="float">
            <text:p>43.9875583649</text:p>
          </table:table-cell>
          <table:table-cell table:formula="of:=[.D458]/([.E458]-[.E457])" office:value-type="float" office:value="61927.8046968585" calcext:value-type="float">
            <text:p>61927.8046968585</text:p>
          </table:table-cell>
          <table:table-cell table:formula="of:=[.E458]-[.E457]" office:value-type="float" office:value="0.102700233459473" calcext:value-type="float">
            <text:p>0.102700233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909800.17273" calcext:value-type="float">
            <text:p>1455909800.17273</text:p>
          </table:table-cell>
          <table:table-cell office:value-type="float" office:value="1455909800.17297" calcext:value-type="float">
            <text:p>1455909800.17297</text:p>
          </table:table-cell>
          <table:table-cell office:value-type="float" office:value="6232" calcext:value-type="float">
            <text:p>6232</text:p>
          </table:table-cell>
          <table:table-cell table:formula="of:=[.B459]-[.B$2]" office:value-type="float" office:value="44.0895538330078" calcext:value-type="float">
            <text:p>44.089553833</text:p>
          </table:table-cell>
          <table:table-cell table:formula="of:=[.D459]/([.E459]-[.E458])" office:value-type="float" office:value="61100.7539223936" calcext:value-type="float">
            <text:p>61100.7539223936</text:p>
          </table:table-cell>
          <table:table-cell table:formula="of:=[.E459]-[.E458]" office:value-type="float" office:value="0.101995468139648" calcext:value-type="float">
            <text:p>0.101995468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909800.26784" calcext:value-type="float">
            <text:p>1455909800.26784</text:p>
          </table:table-cell>
          <table:table-cell office:value-type="float" office:value="1455909800.26802" calcext:value-type="float">
            <text:p>1455909800.26802</text:p>
          </table:table-cell>
          <table:table-cell office:value-type="float" office:value="6104" calcext:value-type="float">
            <text:p>6104</text:p>
          </table:table-cell>
          <table:table-cell table:formula="of:=[.B460]-[.B$2]" office:value-type="float" office:value="44.1846630573273" calcext:value-type="float">
            <text:p>44.1846630573</text:p>
          </table:table-cell>
          <table:table-cell table:formula="of:=[.D460]/([.E460]-[.E459])" office:value-type="float" office:value="64178.8432581214" calcext:value-type="float">
            <text:p>64178.8432581214</text:p>
          </table:table-cell>
          <table:table-cell table:formula="of:=[.E460]-[.E459]" office:value-type="float" office:value="0.095109224319458" calcext:value-type="float">
            <text:p>0.095109224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909800.363" calcext:value-type="float">
            <text:p>1455909800.363</text:p>
          </table:table-cell>
          <table:table-cell office:value-type="float" office:value="1455909800.36319" calcext:value-type="float">
            <text:p>1455909800.36319</text:p>
          </table:table-cell>
          <table:table-cell office:value-type="float" office:value="5984" calcext:value-type="float">
            <text:p>5984</text:p>
          </table:table-cell>
          <table:table-cell table:formula="of:=[.B461]-[.B$2]" office:value-type="float" office:value="44.2798240184784" calcext:value-type="float">
            <text:p>44.2798240185</text:p>
          </table:table-cell>
          <table:table-cell table:formula="of:=[.D461]/([.E461]-[.E460])" office:value-type="float" office:value="62882.9293821123" calcext:value-type="float">
            <text:p>62882.9293821123</text:p>
          </table:table-cell>
          <table:table-cell table:formula="of:=[.E461]-[.E460]" office:value-type="float" office:value="0.0951609611511231" calcext:value-type="float">
            <text:p>0.09516096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909800.45798" calcext:value-type="float">
            <text:p>1455909800.45798</text:p>
          </table:table-cell>
          <table:table-cell office:value-type="float" office:value="1455909800.45821" calcext:value-type="float">
            <text:p>1455909800.45821</text:p>
          </table:table-cell>
          <table:table-cell office:value-type="float" office:value="5872" calcext:value-type="float">
            <text:p>5872</text:p>
          </table:table-cell>
          <table:table-cell table:formula="of:=[.B462]-[.B$2]" office:value-type="float" office:value="44.3747954368591" calcext:value-type="float">
            <text:p>44.3747954369</text:p>
          </table:table-cell>
          <table:table-cell table:formula="of:=[.D462]/([.E462]-[.E461])" office:value-type="float" office:value="61829.1281747456" calcext:value-type="float">
            <text:p>61829.1281747456</text:p>
          </table:table-cell>
          <table:table-cell table:formula="of:=[.E462]-[.E461]" office:value-type="float" office:value="0.0949714183807373" calcext:value-type="float">
            <text:p>0.094971418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909800.55313" calcext:value-type="float">
            <text:p>1455909800.55313</text:p>
          </table:table-cell>
          <table:table-cell office:value-type="float" office:value="1455909800.5533" calcext:value-type="float">
            <text:p>1455909800.5533</text:p>
          </table:table-cell>
          <table:table-cell office:value-type="float" office:value="5752" calcext:value-type="float">
            <text:p>5752</text:p>
          </table:table-cell>
          <table:table-cell table:formula="of:=[.B463]-[.B$2]" office:value-type="float" office:value="44.4699470996857" calcext:value-type="float">
            <text:p>44.4699470997</text:p>
          </table:table-cell>
          <table:table-cell table:formula="of:=[.D463]/([.E463]-[.E462])" office:value-type="float" office:value="60450.8615943572" calcext:value-type="float">
            <text:p>60450.8615943572</text:p>
          </table:table-cell>
          <table:table-cell table:formula="of:=[.E463]-[.E462]" office:value-type="float" office:value="0.0951516628265381" calcext:value-type="float">
            <text:p>0.095151662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909800.644" calcext:value-type="float">
            <text:p>1455909800.644</text:p>
          </table:table-cell>
          <table:table-cell office:value-type="float" office:value="1455909800.64416" calcext:value-type="float">
            <text:p>1455909800.64416</text:p>
          </table:table-cell>
          <table:table-cell office:value-type="float" office:value="5632" calcext:value-type="float">
            <text:p>5632</text:p>
          </table:table-cell>
          <table:table-cell table:formula="of:=[.B464]-[.B$2]" office:value-type="float" office:value="44.5608153343201" calcext:value-type="float">
            <text:p>44.5608153343</text:p>
          </table:table-cell>
          <table:table-cell table:formula="of:=[.D464]/([.E464]-[.E463])" office:value-type="float" office:value="61979.8549257601" calcext:value-type="float">
            <text:p>61979.8549257601</text:p>
          </table:table-cell>
          <table:table-cell table:formula="of:=[.E464]-[.E463]" office:value-type="float" office:value="0.0908682346343994" calcext:value-type="float">
            <text:p>0.090868234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909800.73465" calcext:value-type="float">
            <text:p>1455909800.73465</text:p>
          </table:table-cell>
          <table:table-cell office:value-type="float" office:value="1455909800.73483" calcext:value-type="float">
            <text:p>1455909800.73483</text:p>
          </table:table-cell>
          <table:table-cell office:value-type="float" office:value="5528" calcext:value-type="float">
            <text:p>5528</text:p>
          </table:table-cell>
          <table:table-cell table:formula="of:=[.B465]-[.B$2]" office:value-type="float" office:value="44.6514720916748" calcext:value-type="float">
            <text:p>44.6514720917</text:p>
          </table:table-cell>
          <table:table-cell table:formula="of:=[.D465]/([.E465]-[.E464])" office:value-type="float" office:value="60977.2526759274" calcext:value-type="float">
            <text:p>60977.2526759274</text:p>
          </table:table-cell>
          <table:table-cell table:formula="of:=[.E465]-[.E464]" office:value-type="float" office:value="0.0906567573547363" calcext:value-type="float">
            <text:p>0.09065675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909800.82726" calcext:value-type="float">
            <text:p>1455909800.82726</text:p>
          </table:table-cell>
          <table:table-cell office:value-type="float" office:value="1455909800.82743" calcext:value-type="float">
            <text:p>1455909800.82743</text:p>
          </table:table-cell>
          <table:table-cell office:value-type="float" office:value="5416" calcext:value-type="float">
            <text:p>5416</text:p>
          </table:table-cell>
          <table:table-cell table:formula="of:=[.B466]-[.B$2]" office:value-type="float" office:value="44.7440810203552" calcext:value-type="float">
            <text:p>44.7440810204</text:p>
          </table:table-cell>
          <table:table-cell table:formula="of:=[.D466]/([.E466]-[.E465])" office:value-type="float" office:value="58482.4819504158" calcext:value-type="float">
            <text:p>58482.4819504158</text:p>
          </table:table-cell>
          <table:table-cell table:formula="of:=[.E466]-[.E465]" office:value-type="float" office:value="0.0926089286804199" calcext:value-type="float">
            <text:p>0.092608928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909800.9181" calcext:value-type="float">
            <text:p>1455909800.9181</text:p>
          </table:table-cell>
          <table:table-cell office:value-type="float" office:value="1455909800.91827" calcext:value-type="float">
            <text:p>1455909800.91827</text:p>
          </table:table-cell>
          <table:table-cell office:value-type="float" office:value="5312" calcext:value-type="float">
            <text:p>5312</text:p>
          </table:table-cell>
          <table:table-cell table:formula="of:=[.B467]-[.B$2]" office:value-type="float" office:value="44.8349175453186" calcext:value-type="float">
            <text:p>44.8349175453</text:p>
          </table:table-cell>
          <table:table-cell table:formula="of:=[.D467]/([.E467]-[.E466])" office:value-type="float" office:value="58478.6791672354" calcext:value-type="float">
            <text:p>58478.6791672354</text:p>
          </table:table-cell>
          <table:table-cell table:formula="of:=[.E467]-[.E466]" office:value-type="float" office:value="0.0908365249633789" calcext:value-type="float">
            <text:p>0.0908365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909801.01002" calcext:value-type="float">
            <text:p>1455909801.01002</text:p>
          </table:table-cell>
          <table:table-cell office:value-type="float" office:value="1455909801.01019" calcext:value-type="float">
            <text:p>1455909801.01019</text:p>
          </table:table-cell>
          <table:table-cell office:value-type="float" office:value="5208" calcext:value-type="float">
            <text:p>5208</text:p>
          </table:table-cell>
          <table:table-cell table:formula="of:=[.B468]-[.B$2]" office:value-type="float" office:value="44.9268383979797" calcext:value-type="float">
            <text:p>44.926838398</text:p>
          </table:table-cell>
          <table:table-cell table:formula="of:=[.D468]/([.E468]-[.E467])" office:value-type="float" office:value="56657.43788517" calcext:value-type="float">
            <text:p>56657.43788517</text:p>
          </table:table-cell>
          <table:table-cell table:formula="of:=[.E468]-[.E467]" office:value-type="float" office:value="0.0919208526611328" calcext:value-type="float">
            <text:p>0.09192085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909801.1011" calcext:value-type="float">
            <text:p>1455909801.1011</text:p>
          </table:table-cell>
          <table:table-cell office:value-type="float" office:value="1455909801.10128" calcext:value-type="float">
            <text:p>1455909801.10128</text:p>
          </table:table-cell>
          <table:table-cell office:value-type="float" office:value="5112" calcext:value-type="float">
            <text:p>5112</text:p>
          </table:table-cell>
          <table:table-cell table:formula="of:=[.B469]-[.B$2]" office:value-type="float" office:value="45.0179228782654" calcext:value-type="float">
            <text:p>45.0179228783</text:p>
          </table:table-cell>
          <table:table-cell table:formula="of:=[.D469]/([.E469]-[.E468])" office:value-type="float" office:value="56123.7214503345" calcext:value-type="float">
            <text:p>56123.7214503345</text:p>
          </table:table-cell>
          <table:table-cell table:formula="of:=[.E469]-[.E468]" office:value-type="float" office:value="0.0910844802856445" calcext:value-type="float">
            <text:p>0.091084480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909801.19335" calcext:value-type="float">
            <text:p>1455909801.19335</text:p>
          </table:table-cell>
          <table:table-cell office:value-type="float" office:value="1455909801.19352" calcext:value-type="float">
            <text:p>1455909801.19352</text:p>
          </table:table-cell>
          <table:table-cell office:value-type="float" office:value="5016" calcext:value-type="float">
            <text:p>5016</text:p>
          </table:table-cell>
          <table:table-cell table:formula="of:=[.B470]-[.B$2]" office:value-type="float" office:value="45.1101651191711" calcext:value-type="float">
            <text:p>45.1101651192</text:p>
          </table:table-cell>
          <table:table-cell table:formula="of:=[.D470]/([.E470]-[.E469])" office:value-type="float" office:value="54378.5574889116" calcext:value-type="float">
            <text:p>54378.5574889116</text:p>
          </table:table-cell>
          <table:table-cell table:formula="of:=[.E470]-[.E469]" office:value-type="float" office:value="0.0922422409057617" calcext:value-type="float">
            <text:p>0.092242240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909801.28401" calcext:value-type="float">
            <text:p>1455909801.28401</text:p>
          </table:table-cell>
          <table:table-cell office:value-type="float" office:value="1455909801.28419" calcext:value-type="float">
            <text:p>1455909801.28419</text:p>
          </table:table-cell>
          <table:table-cell office:value-type="float" office:value="4928" calcext:value-type="float">
            <text:p>4928</text:p>
          </table:table-cell>
          <table:table-cell table:formula="of:=[.B471]-[.B$2]" office:value-type="float" office:value="45.2008285522461" calcext:value-type="float">
            <text:p>45.2008285522</text:p>
          </table:table-cell>
          <table:table-cell table:formula="of:=[.D471]/([.E471]-[.E470])" office:value-type="float" office:value="54354.8797223026" calcext:value-type="float">
            <text:p>54354.8797223026</text:p>
          </table:table-cell>
          <table:table-cell table:formula="of:=[.E471]-[.E470]" office:value-type="float" office:value="0.0906634330749512" calcext:value-type="float">
            <text:p>0.090663433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909801.37514" calcext:value-type="float">
            <text:p>1455909801.37514</text:p>
          </table:table-cell>
          <table:table-cell office:value-type="float" office:value="1455909801.37532" calcext:value-type="float">
            <text:p>1455909801.37532</text:p>
          </table:table-cell>
          <table:table-cell office:value-type="float" office:value="4840" calcext:value-type="float">
            <text:p>4840</text:p>
          </table:table-cell>
          <table:table-cell table:formula="of:=[.B472]-[.B$2]" office:value-type="float" office:value="45.2919638156891" calcext:value-type="float">
            <text:p>45.2919638157</text:p>
          </table:table-cell>
          <table:table-cell table:formula="of:=[.D472]/([.E472]-[.E471])" office:value-type="float" office:value="53107.8730356391" calcext:value-type="float">
            <text:p>53107.8730356391</text:p>
          </table:table-cell>
          <table:table-cell table:formula="of:=[.E472]-[.E471]" office:value-type="float" office:value="0.0911352634429932" calcext:value-type="float">
            <text:p>0.091135263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909801.46758" calcext:value-type="float">
            <text:p>1455909801.46758</text:p>
          </table:table-cell>
          <table:table-cell office:value-type="float" office:value="1455909801.46776" calcext:value-type="float">
            <text:p>1455909801.46776</text:p>
          </table:table-cell>
          <table:table-cell office:value-type="float" office:value="4760" calcext:value-type="float">
            <text:p>4760</text:p>
          </table:table-cell>
          <table:table-cell table:formula="of:=[.B473]-[.B$2]" office:value-type="float" office:value="45.3844003677368" calcext:value-type="float">
            <text:p>45.3844003677</text:p>
          </table:table-cell>
          <table:table-cell table:formula="of:=[.D473]/([.E473]-[.E472])" office:value-type="float" office:value="51494.7809557217" calcext:value-type="float">
            <text:p>51494.7809557217</text:p>
          </table:table-cell>
          <table:table-cell table:formula="of:=[.E473]-[.E472]" office:value-type="float" office:value="0.0924365520477295" calcext:value-type="float">
            <text:p>0.0924365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909801.55837" calcext:value-type="float">
            <text:p>1455909801.55837</text:p>
          </table:table-cell>
          <table:table-cell office:value-type="float" office:value="1455909801.55854" calcext:value-type="float">
            <text:p>1455909801.55854</text:p>
          </table:table-cell>
          <table:table-cell office:value-type="float" office:value="4688" calcext:value-type="float">
            <text:p>4688</text:p>
          </table:table-cell>
          <table:table-cell table:formula="of:=[.B474]-[.B$2]" office:value-type="float" office:value="45.4751884937286" calcext:value-type="float">
            <text:p>45.4751884937</text:p>
          </table:table-cell>
          <table:table-cell table:formula="of:=[.D474]/([.E474]-[.E473])" office:value-type="float" office:value="51636.7085319321" calcext:value-type="float">
            <text:p>51636.7085319321</text:p>
          </table:table-cell>
          <table:table-cell table:formula="of:=[.E474]-[.E473]" office:value-type="float" office:value="0.0907881259918213" calcext:value-type="float">
            <text:p>0.09078812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909801.64985" calcext:value-type="float">
            <text:p>1455909801.64985</text:p>
          </table:table-cell>
          <table:table-cell office:value-type="float" office:value="1455909801.65002" calcext:value-type="float">
            <text:p>1455909801.65002</text:p>
          </table:table-cell>
          <table:table-cell office:value-type="float" office:value="4616" calcext:value-type="float">
            <text:p>4616</text:p>
          </table:table-cell>
          <table:table-cell table:formula="of:=[.B475]-[.B$2]" office:value-type="float" office:value="45.5666737556458" calcext:value-type="float">
            <text:p>45.5666737556</text:p>
          </table:table-cell>
          <table:table-cell table:formula="of:=[.D475]/([.E475]-[.E474])" office:value-type="float" office:value="50456.2145122577" calcext:value-type="float">
            <text:p>50456.2145122577</text:p>
          </table:table-cell>
          <table:table-cell table:formula="of:=[.E475]-[.E474]" office:value-type="float" office:value="0.0914852619171143" calcext:value-type="float">
            <text:p>0.091485261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909801.74077" calcext:value-type="float">
            <text:p>1455909801.74077</text:p>
          </table:table-cell>
          <table:table-cell office:value-type="float" office:value="1455909801.74095" calcext:value-type="float">
            <text:p>1455909801.74095</text:p>
          </table:table-cell>
          <table:table-cell office:value-type="float" office:value="4552" calcext:value-type="float">
            <text:p>4552</text:p>
          </table:table-cell>
          <table:table-cell table:formula="of:=[.B476]-[.B$2]" office:value-type="float" office:value="45.6575939655304" calcext:value-type="float">
            <text:p>45.6575939655</text:p>
          </table:table-cell>
          <table:table-cell table:formula="of:=[.D476]/([.E476]-[.E475])" office:value-type="float" office:value="50065.8765061742" calcext:value-type="float">
            <text:p>50065.8765061742</text:p>
          </table:table-cell>
          <table:table-cell table:formula="of:=[.E476]-[.E475]" office:value-type="float" office:value="0.0909202098846436" calcext:value-type="float">
            <text:p>0.090920209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909801.83224" calcext:value-type="float">
            <text:p>1455909801.83224</text:p>
          </table:table-cell>
          <table:table-cell office:value-type="float" office:value="1455909801.83241" calcext:value-type="float">
            <text:p>1455909801.83241</text:p>
          </table:table-cell>
          <table:table-cell office:value-type="float" office:value="4496" calcext:value-type="float">
            <text:p>4496</text:p>
          </table:table-cell>
          <table:table-cell table:formula="of:=[.B477]-[.B$2]" office:value-type="float" office:value="45.7490544319153" calcext:value-type="float">
            <text:p>45.7490544319</text:p>
          </table:table-cell>
          <table:table-cell table:formula="of:=[.D477]/([.E477]-[.E476])" office:value-type="float" office:value="49157.8512302764" calcext:value-type="float">
            <text:p>49157.8512302764</text:p>
          </table:table-cell>
          <table:table-cell table:formula="of:=[.E477]-[.E476]" office:value-type="float" office:value="0.0914604663848877" calcext:value-type="float">
            <text:p>0.091460466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909801.92333" calcext:value-type="float">
            <text:p>1455909801.92333</text:p>
          </table:table-cell>
          <table:table-cell office:value-type="float" office:value="1455909801.9235" calcext:value-type="float">
            <text:p>1455909801.9235</text:p>
          </table:table-cell>
          <table:table-cell office:value-type="float" office:value="4448" calcext:value-type="float">
            <text:p>4448</text:p>
          </table:table-cell>
          <table:table-cell table:formula="of:=[.B478]-[.B$2]" office:value-type="float" office:value="45.8401527404785" calcext:value-type="float">
            <text:p>45.8401527405</text:p>
          </table:table-cell>
          <table:table-cell table:formula="of:=[.D478]/([.E478]-[.E477])" office:value-type="float" office:value="48826.373070501" calcext:value-type="float">
            <text:p>48826.373070501</text:p>
          </table:table-cell>
          <table:table-cell table:formula="of:=[.E478]-[.E477]" office:value-type="float" office:value="0.0910983085632324" calcext:value-type="float">
            <text:p>0.091098308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909802.01394" calcext:value-type="float">
            <text:p>1455909802.01394</text:p>
          </table:table-cell>
          <table:table-cell office:value-type="float" office:value="1455909802.01411" calcext:value-type="float">
            <text:p>1455909802.01411</text:p>
          </table:table-cell>
          <table:table-cell office:value-type="float" office:value="4408" calcext:value-type="float">
            <text:p>4408</text:p>
          </table:table-cell>
          <table:table-cell table:formula="of:=[.B479]-[.B$2]" office:value-type="float" office:value="45.9307579994202" calcext:value-type="float">
            <text:p>45.9307579994</text:p>
          </table:table-cell>
          <table:table-cell table:formula="of:=[.D479]/([.E479]-[.E478])" office:value-type="float" office:value="48650.5976748959" calcext:value-type="float">
            <text:p>48650.5976748959</text:p>
          </table:table-cell>
          <table:table-cell table:formula="of:=[.E479]-[.E478]" office:value-type="float" office:value="0.0906052589416504" calcext:value-type="float">
            <text:p>0.090605258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909802.10581" calcext:value-type="float">
            <text:p>1455909802.10581</text:p>
          </table:table-cell>
          <table:table-cell office:value-type="float" office:value="1455909802.10598" calcext:value-type="float">
            <text:p>1455909802.10598</text:p>
          </table:table-cell>
          <table:table-cell office:value-type="float" office:value="4368" calcext:value-type="float">
            <text:p>4368</text:p>
          </table:table-cell>
          <table:table-cell table:formula="of:=[.B480]-[.B$2]" office:value-type="float" office:value="46.022628068924" calcext:value-type="float">
            <text:p>46.0226280689</text:p>
          </table:table-cell>
          <table:table-cell table:formula="of:=[.D480]/([.E480]-[.E479])" office:value-type="float" office:value="47545.4086798103" calcext:value-type="float">
            <text:p>47545.4086798103</text:p>
          </table:table-cell>
          <table:table-cell table:formula="of:=[.E480]-[.E479]" office:value-type="float" office:value="0.0918700695037842" calcext:value-type="float">
            <text:p>0.091870069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909802.1966" calcext:value-type="float">
            <text:p>1455909802.1966</text:p>
          </table:table-cell>
          <table:table-cell office:value-type="float" office:value="1455909802.19679" calcext:value-type="float">
            <text:p>1455909802.19679</text:p>
          </table:table-cell>
          <table:table-cell office:value-type="float" office:value="4336" calcext:value-type="float">
            <text:p>4336</text:p>
          </table:table-cell>
          <table:table-cell table:formula="of:=[.B481]-[.B$2]" office:value-type="float" office:value="46.1134243011475" calcext:value-type="float">
            <text:p>46.1134243011</text:p>
          </table:table-cell>
          <table:table-cell table:formula="of:=[.D481]/([.E481]-[.E480])" office:value-type="float" office:value="47755.2855863686" calcext:value-type="float">
            <text:p>47755.2855863686</text:p>
          </table:table-cell>
          <table:table-cell table:formula="of:=[.E481]-[.E480]" office:value-type="float" office:value="0.0907962322235107" calcext:value-type="float">
            <text:p>0.090796232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909802.28931" calcext:value-type="float">
            <text:p>1455909802.28931</text:p>
          </table:table-cell>
          <table:table-cell office:value-type="float" office:value="1455909802.28948" calcext:value-type="float">
            <text:p>1455909802.28948</text:p>
          </table:table-cell>
          <table:table-cell office:value-type="float" office:value="4320" calcext:value-type="float">
            <text:p>4320</text:p>
          </table:table-cell>
          <table:table-cell table:formula="of:=[.B482]-[.B$2]" office:value-type="float" office:value="46.2061331272125" calcext:value-type="float">
            <text:p>46.2061331272</text:p>
          </table:table-cell>
          <table:table-cell table:formula="of:=[.D482]/([.E482]-[.E481])" office:value-type="float" office:value="46597.5051498139" calcext:value-type="float">
            <text:p>46597.5051498139</text:p>
          </table:table-cell>
          <table:table-cell table:formula="of:=[.E482]-[.E481]" office:value-type="float" office:value="0.0927088260650635" calcext:value-type="float">
            <text:p>0.092708826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909802.38046" calcext:value-type="float">
            <text:p>1455909802.38046</text:p>
          </table:table-cell>
          <table:table-cell office:value-type="float" office:value="1455909802.38083" calcext:value-type="float">
            <text:p>1455909802.38083</text:p>
          </table:table-cell>
          <table:table-cell office:value-type="float" office:value="4304" calcext:value-type="float">
            <text:p>4304</text:p>
          </table:table-cell>
          <table:table-cell table:formula="of:=[.B483]-[.B$2]" office:value-type="float" office:value="46.2972836494446" calcext:value-type="float">
            <text:p>46.2972836494</text:p>
          </table:table-cell>
          <table:table-cell table:formula="of:=[.D483]/([.E483]-[.E482])" office:value-type="float" office:value="47218.5994616976" calcext:value-type="float">
            <text:p>47218.5994616976</text:p>
          </table:table-cell>
          <table:table-cell table:formula="of:=[.E483]-[.E482]" office:value-type="float" office:value="0.0911505222320557" calcext:value-type="float">
            <text:p>0.091150522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909802.47207" calcext:value-type="float">
            <text:p>1455909802.47207</text:p>
          </table:table-cell>
          <table:table-cell office:value-type="float" office:value="1455909802.47224" calcext:value-type="float">
            <text:p>1455909802.47224</text:p>
          </table:table-cell>
          <table:table-cell office:value-type="float" office:value="4296" calcext:value-type="float">
            <text:p>4296</text:p>
          </table:table-cell>
          <table:table-cell table:formula="of:=[.B484]-[.B$2]" office:value-type="float" office:value="46.388888835907" calcext:value-type="float">
            <text:p>46.3888888359</text:p>
          </table:table-cell>
          <table:table-cell table:formula="of:=[.D484]/([.E484]-[.E483])" office:value-type="float" office:value="46896.9079798032" calcext:value-type="float">
            <text:p>46896.9079798032</text:p>
          </table:table-cell>
          <table:table-cell table:formula="of:=[.E484]-[.E483]" office:value-type="float" office:value="0.0916051864624023" calcext:value-type="float">
            <text:p>0.091605186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909802.56321" calcext:value-type="float">
            <text:p>1455909802.56321</text:p>
          </table:table-cell>
          <table:table-cell office:value-type="float" office:value="1455909802.56338" calcext:value-type="float">
            <text:p>1455909802.56338</text:p>
          </table:table-cell>
          <table:table-cell office:value-type="float" office:value="4296" calcext:value-type="float">
            <text:p>4296</text:p>
          </table:table-cell>
          <table:table-cell table:formula="of:=[.B485]-[.B$2]" office:value-type="float" office:value="46.4800305366516" calcext:value-type="float">
            <text:p>46.4800305367</text:p>
          </table:table-cell>
          <table:table-cell table:formula="of:=[.D485]/([.E485]-[.E484])" office:value-type="float" office:value="47135.3942805722" calcext:value-type="float">
            <text:p>47135.3942805722</text:p>
          </table:table-cell>
          <table:table-cell table:formula="of:=[.E485]-[.E484]" office:value-type="float" office:value="0.0911417007446289" calcext:value-type="float">
            <text:p>0.091141700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909802.65403" calcext:value-type="float">
            <text:p>1455909802.65403</text:p>
          </table:table-cell>
          <table:table-cell office:value-type="float" office:value="1455909802.65421" calcext:value-type="float">
            <text:p>1455909802.65421</text:p>
          </table:table-cell>
          <table:table-cell office:value-type="float" office:value="4296" calcext:value-type="float">
            <text:p>4296</text:p>
          </table:table-cell>
          <table:table-cell table:formula="of:=[.B486]-[.B$2]" office:value-type="float" office:value="46.570853471756" calcext:value-type="float">
            <text:p>46.5708534718</text:p>
          </table:table-cell>
          <table:table-cell table:formula="of:=[.D486]/([.E486]-[.E485])" office:value-type="float" office:value="47300.8276495712" calcext:value-type="float">
            <text:p>47300.8276495712</text:p>
          </table:table-cell>
          <table:table-cell table:formula="of:=[.E486]-[.E485]" office:value-type="float" office:value="0.0908229351043701" calcext:value-type="float">
            <text:p>0.09082293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909802.74604" calcext:value-type="float">
            <text:p>1455909802.74604</text:p>
          </table:table-cell>
          <table:table-cell office:value-type="float" office:value="1455909802.74621" calcext:value-type="float">
            <text:p>1455909802.74621</text:p>
          </table:table-cell>
          <table:table-cell office:value-type="float" office:value="4312" calcext:value-type="float">
            <text:p>4312</text:p>
          </table:table-cell>
          <table:table-cell table:formula="of:=[.B487]-[.B$2]" office:value-type="float" office:value="46.6628618240356" calcext:value-type="float">
            <text:p>46.662861824</text:p>
          </table:table-cell>
          <table:table-cell table:formula="of:=[.D487]/([.E487]-[.E486])" office:value-type="float" office:value="46865.3105197831" calcext:value-type="float">
            <text:p>46865.3105197831</text:p>
          </table:table-cell>
          <table:table-cell table:formula="of:=[.E487]-[.E486]" office:value-type="float" office:value="0.0920083522796631" calcext:value-type="float">
            <text:p>0.092008352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909802.8367" calcext:value-type="float">
            <text:p>1455909802.8367</text:p>
          </table:table-cell>
          <table:table-cell office:value-type="float" office:value="1455909802.83687" calcext:value-type="float">
            <text:p>1455909802.83687</text:p>
          </table:table-cell>
          <table:table-cell office:value-type="float" office:value="4336" calcext:value-type="float">
            <text:p>4336</text:p>
          </table:table-cell>
          <table:table-cell table:formula="of:=[.B488]-[.B$2]" office:value-type="float" office:value="46.7535166740417" calcext:value-type="float">
            <text:p>46.753516674</text:p>
          </table:table-cell>
          <table:table-cell table:formula="of:=[.D488]/([.E488]-[.E487])" office:value-type="float" office:value="47829.7631037729" calcext:value-type="float">
            <text:p>47829.7631037729</text:p>
          </table:table-cell>
          <table:table-cell table:formula="of:=[.E488]-[.E487]" office:value-type="float" office:value="0.0906548500061035" calcext:value-type="float">
            <text:p>0.0906548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909802.92825" calcext:value-type="float">
            <text:p>1455909802.92825</text:p>
          </table:table-cell>
          <table:table-cell office:value-type="float" office:value="1455909802.92842" calcext:value-type="float">
            <text:p>1455909802.92842</text:p>
          </table:table-cell>
          <table:table-cell office:value-type="float" office:value="4360" calcext:value-type="float">
            <text:p>4360</text:p>
          </table:table-cell>
          <table:table-cell table:formula="of:=[.B489]-[.B$2]" office:value-type="float" office:value="46.8450677394867" calcext:value-type="float">
            <text:p>46.8450677395</text:p>
          </table:table-cell>
          <table:table-cell table:formula="of:=[.D489]/([.E489]-[.E488])" office:value-type="float" office:value="47623.6948069366" calcext:value-type="float">
            <text:p>47623.6948069366</text:p>
          </table:table-cell>
          <table:table-cell table:formula="of:=[.E489]-[.E488]" office:value-type="float" office:value="0.0915510654449463" calcext:value-type="float">
            <text:p>0.091551065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909803.01943" calcext:value-type="float">
            <text:p>1455909803.01943</text:p>
          </table:table-cell>
          <table:table-cell office:value-type="float" office:value="1455909803.0196" calcext:value-type="float">
            <text:p>1455909803.0196</text:p>
          </table:table-cell>
          <table:table-cell office:value-type="float" office:value="4400" calcext:value-type="float">
            <text:p>4400</text:p>
          </table:table-cell>
          <table:table-cell table:formula="of:=[.B490]-[.B$2]" office:value-type="float" office:value="46.9362483024597" calcext:value-type="float">
            <text:p>46.9362483025</text:p>
          </table:table-cell>
          <table:table-cell table:formula="of:=[.D490]/([.E490]-[.E489])" office:value-type="float" office:value="48255.8985877486" calcext:value-type="float">
            <text:p>48255.8985877486</text:p>
          </table:table-cell>
          <table:table-cell table:formula="of:=[.E490]-[.E489]" office:value-type="float" office:value="0.0911805629730225" calcext:value-type="float">
            <text:p>0.09118056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909803.11194" calcext:value-type="float">
            <text:p>1455909803.11194</text:p>
          </table:table-cell>
          <table:table-cell office:value-type="float" office:value="1455909803.11214" calcext:value-type="float">
            <text:p>1455909803.11214</text:p>
          </table:table-cell>
          <table:table-cell office:value-type="float" office:value="4440" calcext:value-type="float">
            <text:p>4440</text:p>
          </table:table-cell>
          <table:table-cell table:formula="of:=[.B491]-[.B$2]" office:value-type="float" office:value="47.0287625789642" calcext:value-type="float">
            <text:p>47.028762579</text:p>
          </table:table-cell>
          <table:table-cell table:formula="of:=[.D491]/([.E491]-[.E490])" office:value-type="float" office:value="47992.5927949427" calcext:value-type="float">
            <text:p>47992.5927949427</text:p>
          </table:table-cell>
          <table:table-cell table:formula="of:=[.E491]-[.E490]" office:value-type="float" office:value="0.0925142765045166" calcext:value-type="float">
            <text:p>0.092514276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909803.20302" calcext:value-type="float">
            <text:p>1455909803.20302</text:p>
          </table:table-cell>
          <table:table-cell office:value-type="float" office:value="1455909803.20319" calcext:value-type="float">
            <text:p>1455909803.20319</text:p>
          </table:table-cell>
          <table:table-cell office:value-type="float" office:value="4488" calcext:value-type="float">
            <text:p>4488</text:p>
          </table:table-cell>
          <table:table-cell table:formula="of:=[.B492]-[.B$2]" office:value-type="float" office:value="47.1198403835297" calcext:value-type="float">
            <text:p>47.1198403835</text:p>
          </table:table-cell>
          <table:table-cell table:formula="of:=[.D492]/([.E492]-[.E491])" office:value-type="float" office:value="49276.5501036628" calcext:value-type="float">
            <text:p>49276.5501036628</text:p>
          </table:table-cell>
          <table:table-cell table:formula="of:=[.E492]-[.E491]" office:value-type="float" office:value="0.0910778045654297" calcext:value-type="float">
            <text:p>0.091077804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909803.29378" calcext:value-type="float">
            <text:p>1455909803.29378</text:p>
          </table:table-cell>
          <table:table-cell office:value-type="float" office:value="1455909803.29395" calcext:value-type="float">
            <text:p>1455909803.29395</text:p>
          </table:table-cell>
          <table:table-cell office:value-type="float" office:value="4544" calcext:value-type="float">
            <text:p>4544</text:p>
          </table:table-cell>
          <table:table-cell table:formula="of:=[.B493]-[.B$2]" office:value-type="float" office:value="47.2105965614319" calcext:value-type="float">
            <text:p>47.2105965614</text:p>
          </table:table-cell>
          <table:table-cell table:formula="of:=[.D493]/([.E493]-[.E492])" office:value-type="float" office:value="50068.2168975382" calcext:value-type="float">
            <text:p>50068.2168975382</text:p>
          </table:table-cell>
          <table:table-cell table:formula="of:=[.E493]-[.E492]" office:value-type="float" office:value="0.0907561779022217" calcext:value-type="float">
            <text:p>0.090756177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909803.38576" calcext:value-type="float">
            <text:p>1455909803.38576</text:p>
          </table:table-cell>
          <table:table-cell office:value-type="float" office:value="1455909803.38599" calcext:value-type="float">
            <text:p>1455909803.38599</text:p>
          </table:table-cell>
          <table:table-cell office:value-type="float" office:value="4608" calcext:value-type="float">
            <text:p>4608</text:p>
          </table:table-cell>
          <table:table-cell table:formula="of:=[.B494]-[.B$2]" office:value-type="float" office:value="47.3025767803192" calcext:value-type="float">
            <text:p>47.3025767803</text:p>
          </table:table-cell>
          <table:table-cell table:formula="of:=[.D494]/([.E494]-[.E493])" office:value-type="float" office:value="50097.7281391835" calcext:value-type="float">
            <text:p>50097.7281391835</text:p>
          </table:table-cell>
          <table:table-cell table:formula="of:=[.E494]-[.E493]" office:value-type="float" office:value="0.0919802188873291" calcext:value-type="float">
            <text:p>0.091980218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909803.47662" calcext:value-type="float">
            <text:p>1455909803.47662</text:p>
          </table:table-cell>
          <table:table-cell office:value-type="float" office:value="1455909803.47679" calcext:value-type="float">
            <text:p>1455909803.47679</text:p>
          </table:table-cell>
          <table:table-cell office:value-type="float" office:value="4672" calcext:value-type="float">
            <text:p>4672</text:p>
          </table:table-cell>
          <table:table-cell table:formula="of:=[.B495]-[.B$2]" office:value-type="float" office:value="47.3934409618378" calcext:value-type="float">
            <text:p>47.3934409618</text:p>
          </table:table-cell>
          <table:table-cell table:formula="of:=[.D495]/([.E495]-[.E494])" office:value-type="float" office:value="51417.400365247" calcext:value-type="float">
            <text:p>51417.400365247</text:p>
          </table:table-cell>
          <table:table-cell table:formula="of:=[.E495]-[.E494]" office:value-type="float" office:value="0.0908641815185547" calcext:value-type="float">
            <text:p>0.09086418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909803.56871" calcext:value-type="float">
            <text:p>1455909803.56871</text:p>
          </table:table-cell>
          <table:table-cell office:value-type="float" office:value="1455909803.56889" calcext:value-type="float">
            <text:p>1455909803.56889</text:p>
          </table:table-cell>
          <table:table-cell office:value-type="float" office:value="4752" calcext:value-type="float">
            <text:p>4752</text:p>
          </table:table-cell>
          <table:table-cell table:formula="of:=[.B496]-[.B$2]" office:value-type="float" office:value="47.4855337142944" calcext:value-type="float">
            <text:p>47.4855337143</text:p>
          </table:table-cell>
          <table:table-cell table:formula="of:=[.D496]/([.E496]-[.E495])" office:value-type="float" office:value="51600.1517300299" calcext:value-type="float">
            <text:p>51600.1517300299</text:p>
          </table:table-cell>
          <table:table-cell table:formula="of:=[.E496]-[.E495]" office:value-type="float" office:value="0.092092752456665" calcext:value-type="float">
            <text:p>0.092092752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909803.6599" calcext:value-type="float">
            <text:p>1455909803.6599</text:p>
          </table:table-cell>
          <table:table-cell office:value-type="float" office:value="1455909803.66007" calcext:value-type="float">
            <text:p>1455909803.66007</text:p>
          </table:table-cell>
          <table:table-cell office:value-type="float" office:value="4824" calcext:value-type="float">
            <text:p>4824</text:p>
          </table:table-cell>
          <table:table-cell table:formula="of:=[.B497]-[.B$2]" office:value-type="float" office:value="47.576714515686" calcext:value-type="float">
            <text:p>47.5767145157</text:p>
          </table:table-cell>
          <table:table-cell table:formula="of:=[.D497]/([.E497]-[.E496])" office:value-type="float" office:value="52905.8741135864" calcext:value-type="float">
            <text:p>52905.8741135864</text:p>
          </table:table-cell>
          <table:table-cell table:formula="of:=[.E497]-[.E496]" office:value-type="float" office:value="0.0911808013916016" calcext:value-type="float">
            <text:p>0.091180801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909803.75189" calcext:value-type="float">
            <text:p>1455909803.75189</text:p>
          </table:table-cell>
          <table:table-cell office:value-type="float" office:value="1455909803.75206" calcext:value-type="float">
            <text:p>1455909803.75206</text:p>
          </table:table-cell>
          <table:table-cell office:value-type="float" office:value="4912" calcext:value-type="float">
            <text:p>4912</text:p>
          </table:table-cell>
          <table:table-cell table:formula="of:=[.B498]-[.B$2]" office:value-type="float" office:value="47.6687045097351" calcext:value-type="float">
            <text:p>47.6687045097</text:p>
          </table:table-cell>
          <table:table-cell table:formula="of:=[.D498]/([.E498]-[.E497])" office:value-type="float" office:value="53397.1118356599" calcext:value-type="float">
            <text:p>53397.1118356599</text:p>
          </table:table-cell>
          <table:table-cell table:formula="of:=[.E498]-[.E497]" office:value-type="float" office:value="0.0919899940490723" calcext:value-type="float">
            <text:p>0.09198999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909803.84287" calcext:value-type="float">
            <text:p>1455909803.84287</text:p>
          </table:table-cell>
          <table:table-cell office:value-type="float" office:value="1455909803.84304" calcext:value-type="float">
            <text:p>1455909803.84304</text:p>
          </table:table-cell>
          <table:table-cell office:value-type="float" office:value="5000" calcext:value-type="float">
            <text:p>5000</text:p>
          </table:table-cell>
          <table:table-cell table:formula="of:=[.B499]-[.B$2]" office:value-type="float" office:value="47.7596926689148" calcext:value-type="float">
            <text:p>47.7596926689</text:p>
          </table:table-cell>
          <table:table-cell table:formula="of:=[.D499]/([.E499]-[.E498])" office:value-type="float" office:value="54952.2052658058" calcext:value-type="float">
            <text:p>54952.2052658058</text:p>
          </table:table-cell>
          <table:table-cell table:formula="of:=[.E499]-[.E498]" office:value-type="float" office:value="0.0909881591796875" calcext:value-type="float">
            <text:p>0.090988159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909803.93385" calcext:value-type="float">
            <text:p>1455909803.93385</text:p>
          </table:table-cell>
          <table:table-cell office:value-type="float" office:value="1455909803.93402" calcext:value-type="float">
            <text:p>1455909803.93402</text:p>
          </table:table-cell>
          <table:table-cell office:value-type="float" office:value="5096" calcext:value-type="float">
            <text:p>5096</text:p>
          </table:table-cell>
          <table:table-cell table:formula="of:=[.B500]-[.B$2]" office:value-type="float" office:value="47.8506667613983" calcext:value-type="float">
            <text:p>47.8506667614</text:p>
          </table:table-cell>
          <table:table-cell table:formula="of:=[.D500]/([.E500]-[.E499])" office:value-type="float" office:value="56015.9476273216" calcext:value-type="float">
            <text:p>56015.9476273216</text:p>
          </table:table-cell>
          <table:table-cell table:formula="of:=[.E500]-[.E499]" office:value-type="float" office:value="0.0909740924835205" calcext:value-type="float">
            <text:p>0.090974092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909804.02663" calcext:value-type="float">
            <text:p>1455909804.02663</text:p>
          </table:table-cell>
          <table:table-cell office:value-type="float" office:value="1455909804.02681" calcext:value-type="float">
            <text:p>1455909804.02681</text:p>
          </table:table-cell>
          <table:table-cell office:value-type="float" office:value="5192" calcext:value-type="float">
            <text:p>5192</text:p>
          </table:table-cell>
          <table:table-cell table:formula="of:=[.B501]-[.B$2]" office:value-type="float" office:value="47.9434518814087" calcext:value-type="float">
            <text:p>47.9434518814</text:p>
          </table:table-cell>
          <table:table-cell table:formula="of:=[.D501]/([.E501]-[.E500])" office:value-type="float" office:value="55957.248311145" calcext:value-type="float">
            <text:p>55957.248311145</text:p>
          </table:table-cell>
          <table:table-cell table:formula="of:=[.E501]-[.E500]" office:value-type="float" office:value="0.092785120010376" calcext:value-type="float">
            <text:p>0.092785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909804.11764" calcext:value-type="float">
            <text:p>1455909804.11764</text:p>
          </table:table-cell>
          <table:table-cell office:value-type="float" office:value="1455909804.11781" calcext:value-type="float">
            <text:p>1455909804.11781</text:p>
          </table:table-cell>
          <table:table-cell office:value-type="float" office:value="5296" calcext:value-type="float">
            <text:p>5296</text:p>
          </table:table-cell>
          <table:table-cell table:formula="of:=[.B502]-[.B$2]" office:value-type="float" office:value="48.0344588756561" calcext:value-type="float">
            <text:p>48.0344588757</text:p>
          </table:table-cell>
          <table:table-cell table:formula="of:=[.D502]/([.E502]-[.E501])" office:value-type="float" office:value="58193.3294665336" calcext:value-type="float">
            <text:p>58193.3294665336</text:p>
          </table:table-cell>
          <table:table-cell table:formula="of:=[.E502]-[.E501]" office:value-type="float" office:value="0.0910069942474365" calcext:value-type="float">
            <text:p>0.091006994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909804.20979" calcext:value-type="float">
            <text:p>1455909804.20979</text:p>
          </table:table-cell>
          <table:table-cell office:value-type="float" office:value="1455909804.20996" calcext:value-type="float">
            <text:p>1455909804.20996</text:p>
          </table:table-cell>
          <table:table-cell office:value-type="float" office:value="5400" calcext:value-type="float">
            <text:p>5400</text:p>
          </table:table-cell>
          <table:table-cell table:formula="of:=[.B503]-[.B$2]" office:value-type="float" office:value="48.1266076564789" calcext:value-type="float">
            <text:p>48.1266076565</text:p>
          </table:table-cell>
          <table:table-cell table:formula="of:=[.D503]/([.E503]-[.E502])" office:value-type="float" office:value="58600.8838292367" calcext:value-type="float">
            <text:p>58600.8838292367</text:p>
          </table:table-cell>
          <table:table-cell table:formula="of:=[.E503]-[.E502]" office:value-type="float" office:value="0.0921487808227539" calcext:value-type="float">
            <text:p>0.092148780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909804.30087" calcext:value-type="float">
            <text:p>1455909804.30087</text:p>
          </table:table-cell>
          <table:table-cell office:value-type="float" office:value="1455909804.30104" calcext:value-type="float">
            <text:p>1455909804.30104</text:p>
          </table:table-cell>
          <table:table-cell office:value-type="float" office:value="5504" calcext:value-type="float">
            <text:p>5504</text:p>
          </table:table-cell>
          <table:table-cell table:formula="of:=[.B504]-[.B$2]" office:value-type="float" office:value="48.2176940441132" calcext:value-type="float">
            <text:p>48.2176940441</text:p>
          </table:table-cell>
          <table:table-cell table:formula="of:=[.D504]/([.E504]-[.E503])" office:value-type="float" office:value="60426.153050434" calcext:value-type="float">
            <text:p>60426.153050434</text:p>
          </table:table-cell>
          <table:table-cell table:formula="of:=[.E504]-[.E503]" office:value-type="float" office:value="0.0910863876342773" calcext:value-type="float">
            <text:p>0.091086387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909804.3933" calcext:value-type="float">
            <text:p>1455909804.3933</text:p>
          </table:table-cell>
          <table:table-cell office:value-type="float" office:value="1455909804.39347" calcext:value-type="float">
            <text:p>1455909804.39347</text:p>
          </table:table-cell>
          <table:table-cell office:value-type="float" office:value="5616" calcext:value-type="float">
            <text:p>5616</text:p>
          </table:table-cell>
          <table:table-cell table:formula="of:=[.B505]-[.B$2]" office:value-type="float" office:value="48.3101212978363" calcext:value-type="float">
            <text:p>48.3101212978</text:p>
          </table:table-cell>
          <table:table-cell table:formula="of:=[.D505]/([.E505]-[.E504])" office:value-type="float" office:value="60761.2990084299" calcext:value-type="float">
            <text:p>60761.2990084299</text:p>
          </table:table-cell>
          <table:table-cell table:formula="of:=[.E505]-[.E504]" office:value-type="float" office:value="0.0924272537231445" calcext:value-type="float">
            <text:p>0.092427253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909804.48464" calcext:value-type="float">
            <text:p>1455909804.48464</text:p>
          </table:table-cell>
          <table:table-cell office:value-type="float" office:value="1455909804.48481" calcext:value-type="float">
            <text:p>1455909804.48481</text:p>
          </table:table-cell>
          <table:table-cell office:value-type="float" office:value="5728" calcext:value-type="float">
            <text:p>5728</text:p>
          </table:table-cell>
          <table:table-cell table:formula="of:=[.B506]-[.B$2]" office:value-type="float" office:value="48.401458978653" calcext:value-type="float">
            <text:p>48.4014589787</text:p>
          </table:table-cell>
          <table:table-cell table:formula="of:=[.D506]/([.E506]-[.E505])" office:value-type="float" office:value="62712.3433481772" calcext:value-type="float">
            <text:p>62712.3433481772</text:p>
          </table:table-cell>
          <table:table-cell table:formula="of:=[.E506]-[.E505]" office:value-type="float" office:value="0.0913376808166504" calcext:value-type="float">
            <text:p>0.091337680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909804.57596" calcext:value-type="float">
            <text:p>1455909804.57596</text:p>
          </table:table-cell>
          <table:table-cell office:value-type="float" office:value="1455909804.57613" calcext:value-type="float">
            <text:p>1455909804.57613</text:p>
          </table:table-cell>
          <table:table-cell office:value-type="float" office:value="5840" calcext:value-type="float">
            <text:p>5840</text:p>
          </table:table-cell>
          <table:table-cell table:formula="of:=[.B507]-[.B$2]" office:value-type="float" office:value="48.4927778244019" calcext:value-type="float">
            <text:p>48.4927778244</text:p>
          </table:table-cell>
          <table:table-cell table:formula="of:=[.D507]/([.E507]-[.E506])" office:value-type="float" office:value="63951.7500698399" calcext:value-type="float">
            <text:p>63951.7500698399</text:p>
          </table:table-cell>
          <table:table-cell table:formula="of:=[.E507]-[.E506]" office:value-type="float" office:value="0.0913188457489014" calcext:value-type="float">
            <text:p>0.091318845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909804.66889" calcext:value-type="float">
            <text:p>1455909804.66889</text:p>
          </table:table-cell>
          <table:table-cell office:value-type="float" office:value="1455909804.66912" calcext:value-type="float">
            <text:p>1455909804.66912</text:p>
          </table:table-cell>
          <table:table-cell office:value-type="float" office:value="5960" calcext:value-type="float">
            <text:p>5960</text:p>
          </table:table-cell>
          <table:table-cell table:formula="of:=[.B508]-[.B$2]" office:value-type="float" office:value="48.5857088565826" calcext:value-type="float">
            <text:p>48.5857088566</text:p>
          </table:table-cell>
          <table:table-cell table:formula="of:=[.D508]/([.E508]-[.E507])" office:value-type="float" office:value="64133.582293647" calcext:value-type="float">
            <text:p>64133.582293647</text:p>
          </table:table-cell>
          <table:table-cell table:formula="of:=[.E508]-[.E507]" office:value-type="float" office:value="0.0929310321807861" calcext:value-type="float">
            <text:p>0.092931032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909804.76003" calcext:value-type="float">
            <text:p>1455909804.76003</text:p>
          </table:table-cell>
          <table:table-cell office:value-type="float" office:value="1455909804.7602" calcext:value-type="float">
            <text:p>1455909804.7602</text:p>
          </table:table-cell>
          <table:table-cell office:value-type="float" office:value="6072" calcext:value-type="float">
            <text:p>6072</text:p>
          </table:table-cell>
          <table:table-cell table:formula="of:=[.B509]-[.B$2]" office:value-type="float" office:value="48.6768538951874" calcext:value-type="float">
            <text:p>48.6768538952</text:p>
          </table:table-cell>
          <table:table-cell table:formula="of:=[.D509]/([.E509]-[.E508])" office:value-type="float" office:value="66619.095158126" calcext:value-type="float">
            <text:p>66619.095158126</text:p>
          </table:table-cell>
          <table:table-cell table:formula="of:=[.E509]-[.E508]" office:value-type="float" office:value="0.0911450386047363" calcext:value-type="float">
            <text:p>0.091145038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909804.85297" calcext:value-type="float">
            <text:p>1455909804.85297</text:p>
          </table:table-cell>
          <table:table-cell office:value-type="float" office:value="1455909804.85314" calcext:value-type="float">
            <text:p>1455909804.85314</text:p>
          </table:table-cell>
          <table:table-cell office:value-type="float" office:value="6192" calcext:value-type="float">
            <text:p>6192</text:p>
          </table:table-cell>
          <table:table-cell table:formula="of:=[.B510]-[.B$2]" office:value-type="float" office:value="48.7697846889496" calcext:value-type="float">
            <text:p>48.7697846889</text:p>
          </table:table-cell>
          <table:table-cell table:formula="of:=[.D510]/([.E510]-[.E509])" office:value-type="float" office:value="66630.2282518344" calcext:value-type="float">
            <text:p>66630.2282518344</text:p>
          </table:table-cell>
          <table:table-cell table:formula="of:=[.E510]-[.E509]" office:value-type="float" office:value="0.092930793762207" calcext:value-type="float">
            <text:p>0.092930793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909804.94433" calcext:value-type="float">
            <text:p>1455909804.94433</text:p>
          </table:table-cell>
          <table:table-cell office:value-type="float" office:value="1455909804.94457" calcext:value-type="float">
            <text:p>1455909804.94457</text:p>
          </table:table-cell>
          <table:table-cell office:value-type="float" office:value="6304" calcext:value-type="float">
            <text:p>6304</text:p>
          </table:table-cell>
          <table:table-cell table:formula="of:=[.B511]-[.B$2]" office:value-type="float" office:value="48.8611471652985" calcext:value-type="float">
            <text:p>48.8611471653</text:p>
          </table:table-cell>
          <table:table-cell table:formula="of:=[.D511]/([.E511]-[.E510])" office:value-type="float" office:value="68999.8810444622" calcext:value-type="float">
            <text:p>68999.8810444622</text:p>
          </table:table-cell>
          <table:table-cell table:formula="of:=[.E511]-[.E510]" office:value-type="float" office:value="0.091362476348877" calcext:value-type="float">
            <text:p>0.09136247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909805.03647" calcext:value-type="float">
            <text:p>1455909805.03647</text:p>
          </table:table-cell>
          <table:table-cell office:value-type="float" office:value="1455909805.03663" calcext:value-type="float">
            <text:p>1455909805.03663</text:p>
          </table:table-cell>
          <table:table-cell office:value-type="float" office:value="6416" calcext:value-type="float">
            <text:p>6416</text:p>
          </table:table-cell>
          <table:table-cell table:formula="of:=[.B512]-[.B$2]" office:value-type="float" office:value="48.9532871246338" calcext:value-type="float">
            <text:p>48.9532871246</text:p>
          </table:table-cell>
          <table:table-cell table:formula="of:=[.D512]/([.E512]-[.E511])" office:value-type="float" office:value="69633.1976515216" calcext:value-type="float">
            <text:p>69633.1976515216</text:p>
          </table:table-cell>
          <table:table-cell table:formula="of:=[.E512]-[.E511]" office:value-type="float" office:value="0.0921399593353272" calcext:value-type="float">
            <text:p>0.092139959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909805.12764" calcext:value-type="float">
            <text:p>1455909805.12764</text:p>
          </table:table-cell>
          <table:table-cell office:value-type="float" office:value="1455909805.12782" calcext:value-type="float">
            <text:p>1455909805.12782</text:p>
          </table:table-cell>
          <table:table-cell office:value-type="float" office:value="6528" calcext:value-type="float">
            <text:p>6528</text:p>
          </table:table-cell>
          <table:table-cell table:formula="of:=[.B513]-[.B$2]" office:value-type="float" office:value="49.044454574585" calcext:value-type="float">
            <text:p>49.0444545746</text:p>
          </table:table-cell>
          <table:table-cell table:formula="of:=[.D513]/([.E513]-[.E512])" office:value-type="float" office:value="71604.5036193983" calcext:value-type="float">
            <text:p>71604.5036193983</text:p>
          </table:table-cell>
          <table:table-cell table:formula="of:=[.E513]-[.E512]" office:value-type="float" office:value="0.0911674499511719" calcext:value-type="float">
            <text:p>0.091167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909805.22127" calcext:value-type="float">
            <text:p>1455909805.22127</text:p>
          </table:table-cell>
          <table:table-cell office:value-type="float" office:value="1455909805.22145" calcext:value-type="float">
            <text:p>1455909805.22145</text:p>
          </table:table-cell>
          <table:table-cell office:value-type="float" office:value="6640" calcext:value-type="float">
            <text:p>6640</text:p>
          </table:table-cell>
          <table:table-cell table:formula="of:=[.B514]-[.B$2]" office:value-type="float" office:value="49.1380939483643" calcext:value-type="float">
            <text:p>49.1380939484</text:p>
          </table:table-cell>
          <table:table-cell table:formula="of:=[.D514]/([.E514]-[.E513])" office:value-type="float" office:value="70910.3417932945" calcext:value-type="float">
            <text:p>70910.3417932945</text:p>
          </table:table-cell>
          <table:table-cell table:formula="of:=[.E514]-[.E513]" office:value-type="float" office:value="0.0936393737792969" calcext:value-type="float">
            <text:p>0.093639373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909805.32831" calcext:value-type="float">
            <text:p>1455909805.32831</text:p>
          </table:table-cell>
          <table:table-cell office:value-type="float" office:value="1455909805.32849" calcext:value-type="float">
            <text:p>1455909805.32849</text:p>
          </table:table-cell>
          <table:table-cell office:value-type="float" office:value="6768" calcext:value-type="float">
            <text:p>6768</text:p>
          </table:table-cell>
          <table:table-cell table:formula="of:=[.B515]-[.B$2]" office:value-type="float" office:value="49.2451288700104" calcext:value-type="float">
            <text:p>49.24512887</text:p>
          </table:table-cell>
          <table:table-cell table:formula="of:=[.D515]/([.E515]-[.E514])" office:value-type="float" office:value="63231.6994856739" calcext:value-type="float">
            <text:p>63231.6994856739</text:p>
          </table:table-cell>
          <table:table-cell table:formula="of:=[.E515]-[.E514]" office:value-type="float" office:value="0.107034921646118" calcext:value-type="float">
            <text:p>0.10703492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909805.42003" calcext:value-type="float">
            <text:p>1455909805.42003</text:p>
          </table:table-cell>
          <table:table-cell office:value-type="float" office:value="1455909805.42021" calcext:value-type="float">
            <text:p>1455909805.42021</text:p>
          </table:table-cell>
          <table:table-cell office:value-type="float" office:value="6872" calcext:value-type="float">
            <text:p>6872</text:p>
          </table:table-cell>
          <table:table-cell table:formula="of:=[.B516]-[.B$2]" office:value-type="float" office:value="49.336852312088" calcext:value-type="float">
            <text:p>49.3368523121</text:p>
          </table:table-cell>
          <table:table-cell table:formula="of:=[.D516]/([.E516]-[.E515])" office:value-type="float" office:value="74920.8691294357" calcext:value-type="float">
            <text:p>74920.8691294357</text:p>
          </table:table-cell>
          <table:table-cell table:formula="of:=[.E516]-[.E515]" office:value-type="float" office:value="0.0917234420776367" calcext:value-type="float">
            <text:p>0.091723442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909805.51246" calcext:value-type="float">
            <text:p>1455909805.51246</text:p>
          </table:table-cell>
          <table:table-cell office:value-type="float" office:value="1455909805.51263" calcext:value-type="float">
            <text:p>1455909805.51263</text:p>
          </table:table-cell>
          <table:table-cell office:value-type="float" office:value="6976" calcext:value-type="float">
            <text:p>6976</text:p>
          </table:table-cell>
          <table:table-cell table:formula="of:=[.B517]-[.B$2]" office:value-type="float" office:value="49.4292757511139" calcext:value-type="float">
            <text:p>49.4292757511</text:p>
          </table:table-cell>
          <table:table-cell table:formula="of:=[.D517]/([.E517]-[.E516])" office:value-type="float" office:value="75478.688885908" calcext:value-type="float">
            <text:p>75478.688885908</text:p>
          </table:table-cell>
          <table:table-cell table:formula="of:=[.E517]-[.E516]" office:value-type="float" office:value="0.0924234390258789" calcext:value-type="float">
            <text:p>0.09242343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909805.60386" calcext:value-type="float">
            <text:p>1455909805.60386</text:p>
          </table:table-cell>
          <table:table-cell office:value-type="float" office:value="1455909805.60404" calcext:value-type="float">
            <text:p>1455909805.60404</text:p>
          </table:table-cell>
          <table:table-cell office:value-type="float" office:value="7072" calcext:value-type="float">
            <text:p>7072</text:p>
          </table:table-cell>
          <table:table-cell table:formula="of:=[.B518]-[.B$2]" office:value-type="float" office:value="49.5206818580627" calcext:value-type="float">
            <text:p>49.5206818581</text:p>
          </table:table-cell>
          <table:table-cell table:formula="of:=[.D518]/([.E518]-[.E517])" office:value-type="float" office:value="77369.0099716995" calcext:value-type="float">
            <text:p>77369.0099716995</text:p>
          </table:table-cell>
          <table:table-cell table:formula="of:=[.E518]-[.E517]" office:value-type="float" office:value="0.0914061069488525" calcext:value-type="float">
            <text:p>0.091406106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909805.6966" calcext:value-type="float">
            <text:p>1455909805.6966</text:p>
          </table:table-cell>
          <table:table-cell office:value-type="float" office:value="1455909805.69677" calcext:value-type="float">
            <text:p>1455909805.69677</text:p>
          </table:table-cell>
          <table:table-cell office:value-type="float" office:value="7168" calcext:value-type="float">
            <text:p>7168</text:p>
          </table:table-cell>
          <table:table-cell table:formula="of:=[.B519]-[.B$2]" office:value-type="float" office:value="49.6134176254273" calcext:value-type="float">
            <text:p>49.6134176254</text:p>
          </table:table-cell>
          <table:table-cell table:formula="of:=[.D519]/([.E519]-[.E518])" office:value-type="float" office:value="77294.8798905806" calcext:value-type="float">
            <text:p>77294.8798905806</text:p>
          </table:table-cell>
          <table:table-cell table:formula="of:=[.E519]-[.E518]" office:value-type="float" office:value="0.092735767364502" calcext:value-type="float">
            <text:p>0.092735767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909805.78824" calcext:value-type="float">
            <text:p>1455909805.78824</text:p>
          </table:table-cell>
          <table:table-cell office:value-type="float" office:value="1455909805.7884" calcext:value-type="float">
            <text:p>1455909805.7884</text:p>
          </table:table-cell>
          <table:table-cell office:value-type="float" office:value="7264" calcext:value-type="float">
            <text:p>7264</text:p>
          </table:table-cell>
          <table:table-cell table:formula="of:=[.B520]-[.B$2]" office:value-type="float" office:value="49.7050552368164" calcext:value-type="float">
            <text:p>49.7050552368</text:p>
          </table:table-cell>
          <table:table-cell table:formula="of:=[.D520]/([.E520]-[.E519])" office:value-type="float" office:value="79268.7619186379" calcext:value-type="float">
            <text:p>79268.7619186379</text:p>
          </table:table-cell>
          <table:table-cell table:formula="of:=[.E520]-[.E519]" office:value-type="float" office:value="0.0916376113891602" calcext:value-type="float">
            <text:p>0.09163761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909805.87965" calcext:value-type="float">
            <text:p>1455909805.87965</text:p>
          </table:table-cell>
          <table:table-cell office:value-type="float" office:value="1455909805.87985" calcext:value-type="float">
            <text:p>1455909805.87985</text:p>
          </table:table-cell>
          <table:table-cell office:value-type="float" office:value="7344" calcext:value-type="float">
            <text:p>7344</text:p>
          </table:table-cell>
          <table:table-cell table:formula="of:=[.B521]-[.B$2]" office:value-type="float" office:value="49.7964732646942" calcext:value-type="float">
            <text:p>49.7964732647</text:p>
          </table:table-cell>
          <table:table-cell table:formula="of:=[.D521]/([.E521]-[.E520])" office:value-type="float" office:value="80334.2641542895" calcext:value-type="float">
            <text:p>80334.2641542895</text:p>
          </table:table-cell>
          <table:table-cell table:formula="of:=[.E521]-[.E520]" office:value-type="float" office:value="0.0914180278778076" calcext:value-type="float">
            <text:p>0.091418027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909805.97246" calcext:value-type="float">
            <text:p>1455909805.97246</text:p>
          </table:table-cell>
          <table:table-cell office:value-type="float" office:value="1455909805.97264" calcext:value-type="float">
            <text:p>1455909805.97264</text:p>
          </table:table-cell>
          <table:table-cell office:value-type="float" office:value="7424" calcext:value-type="float">
            <text:p>7424</text:p>
          </table:table-cell>
          <table:table-cell table:formula="of:=[.B522]-[.B$2]" office:value-type="float" office:value="49.8892831802368" calcext:value-type="float">
            <text:p>49.8892831802</text:p>
          </table:table-cell>
          <table:table-cell table:formula="of:=[.D522]/([.E522]-[.E521])" office:value-type="float" office:value="79991.453031677" calcext:value-type="float">
            <text:p>79991.453031677</text:p>
          </table:table-cell>
          <table:table-cell table:formula="of:=[.E522]-[.E521]" office:value-type="float" office:value="0.0928099155426025" calcext:value-type="float">
            <text:p>0.092809915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909806.06402" calcext:value-type="float">
            <text:p>1455909806.06402</text:p>
          </table:table-cell>
          <table:table-cell office:value-type="float" office:value="1455909806.0642" calcext:value-type="float">
            <text:p>1455909806.0642</text:p>
          </table:table-cell>
          <table:table-cell office:value-type="float" office:value="7504" calcext:value-type="float">
            <text:p>7504</text:p>
          </table:table-cell>
          <table:table-cell table:formula="of:=[.B523]-[.B$2]" office:value-type="float" office:value="49.9808430671692" calcext:value-type="float">
            <text:p>49.9808430672</text:p>
          </table:table-cell>
          <table:table-cell table:formula="of:=[.D523]/([.E523]-[.E522])" office:value-type="float" office:value="81957.2877535609" calcext:value-type="float">
            <text:p>81957.2877535609</text:p>
          </table:table-cell>
          <table:table-cell table:formula="of:=[.E523]-[.E522]" office:value-type="float" office:value="0.0915598869323731" calcext:value-type="float">
            <text:p>0.091559886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909806.15663" calcext:value-type="float">
            <text:p>1455909806.15663</text:p>
          </table:table-cell>
          <table:table-cell office:value-type="float" office:value="1455909806.1568" calcext:value-type="float">
            <text:p>1455909806.1568</text:p>
          </table:table-cell>
          <table:table-cell office:value-type="float" office:value="7568" calcext:value-type="float">
            <text:p>7568</text:p>
          </table:table-cell>
          <table:table-cell table:formula="of:=[.B524]-[.B$2]" office:value-type="float" office:value="50.0734453201294" calcext:value-type="float">
            <text:p>50.0734453201</text:p>
          </table:table-cell>
          <table:table-cell table:formula="of:=[.D524]/([.E524]-[.E523])" office:value-type="float" office:value="81725.8733786129" calcext:value-type="float">
            <text:p>81725.8733786129</text:p>
          </table:table-cell>
          <table:table-cell table:formula="of:=[.E524]-[.E523]" office:value-type="float" office:value="0.0926022529602051" calcext:value-type="float">
            <text:p>0.09260225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909806.24803" calcext:value-type="float">
            <text:p>1455909806.24803</text:p>
          </table:table-cell>
          <table:table-cell office:value-type="float" office:value="1455909806.2482" calcext:value-type="float">
            <text:p>1455909806.2482</text:p>
          </table:table-cell>
          <table:table-cell office:value-type="float" office:value="7632" calcext:value-type="float">
            <text:p>7632</text:p>
          </table:table-cell>
          <table:table-cell table:formula="of:=[.B525]-[.B$2]" office:value-type="float" office:value="50.1648459434509" calcext:value-type="float">
            <text:p>50.1648459435</text:p>
          </table:table-cell>
          <table:table-cell table:formula="of:=[.D525]/([.E525]-[.E524])" office:value-type="float" office:value="83500.524642505" calcext:value-type="float">
            <text:p>83500.524642505</text:p>
          </table:table-cell>
          <table:table-cell table:formula="of:=[.E525]-[.E524]" office:value-type="float" office:value="0.0914006233215332" calcext:value-type="float">
            <text:p>0.091400623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909806.3581" calcext:value-type="float">
            <text:p>1455909806.3581</text:p>
          </table:table-cell>
          <table:table-cell office:value-type="float" office:value="1455909806.35827" calcext:value-type="float">
            <text:p>1455909806.35827</text:p>
          </table:table-cell>
          <table:table-cell office:value-type="float" office:value="7704" calcext:value-type="float">
            <text:p>7704</text:p>
          </table:table-cell>
          <table:table-cell table:formula="of:=[.B526]-[.B$2]" office:value-type="float" office:value="50.2749190330505" calcext:value-type="float">
            <text:p>50.2749190331</text:p>
          </table:table-cell>
          <table:table-cell table:formula="of:=[.D526]/([.E526]-[.E525])" office:value-type="float" office:value="69989.8588112979" calcext:value-type="float">
            <text:p>69989.8588112979</text:p>
          </table:table-cell>
          <table:table-cell table:formula="of:=[.E526]-[.E525]" office:value-type="float" office:value="0.110073089599609" calcext:value-type="float">
            <text:p>0.110073089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909806.47473" calcext:value-type="float">
            <text:p>1455909806.47473</text:p>
          </table:table-cell>
          <table:table-cell office:value-type="float" office:value="1455909806.4749" calcext:value-type="float">
            <text:p>1455909806.4749</text:p>
          </table:table-cell>
          <table:table-cell office:value-type="float" office:value="7760" calcext:value-type="float">
            <text:p>7760</text:p>
          </table:table-cell>
          <table:table-cell table:formula="of:=[.B527]-[.B$2]" office:value-type="float" office:value="50.3915538787842" calcext:value-type="float">
            <text:p>50.3915538788</text:p>
          </table:table-cell>
          <table:table-cell table:formula="of:=[.D527]/([.E527]-[.E526])" office:value-type="float" office:value="66532.4324920994" calcext:value-type="float">
            <text:p>66532.4324920994</text:p>
          </table:table-cell>
          <table:table-cell table:formula="of:=[.E527]-[.E526]" office:value-type="float" office:value="0.116634845733643" calcext:value-type="float">
            <text:p>0.116634845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909806.59206" calcext:value-type="float">
            <text:p>1455909806.59206</text:p>
          </table:table-cell>
          <table:table-cell office:value-type="float" office:value="1455909806.59223" calcext:value-type="float">
            <text:p>1455909806.59223</text:p>
          </table:table-cell>
          <table:table-cell office:value-type="float" office:value="7808" calcext:value-type="float">
            <text:p>7808</text:p>
          </table:table-cell>
          <table:table-cell table:formula="of:=[.B528]-[.B$2]" office:value-type="float" office:value="50.5088772773743" calcext:value-type="float">
            <text:p>50.5088772774</text:p>
          </table:table-cell>
          <table:table-cell table:formula="of:=[.D528]/([.E528]-[.E527])" office:value-type="float" office:value="66551.0894998882" calcext:value-type="float">
            <text:p>66551.0894998882</text:p>
          </table:table-cell>
          <table:table-cell table:formula="of:=[.E528]-[.E527]" office:value-type="float" office:value="0.117323398590088" calcext:value-type="float">
            <text:p>0.117323398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909806.7094" calcext:value-type="float">
            <text:p>1455909806.7094</text:p>
          </table:table-cell>
          <table:table-cell office:value-type="float" office:value="1455909806.70957" calcext:value-type="float">
            <text:p>1455909806.70957</text:p>
          </table:table-cell>
          <table:table-cell office:value-type="float" office:value="7848" calcext:value-type="float">
            <text:p>7848</text:p>
          </table:table-cell>
          <table:table-cell table:formula="of:=[.B529]-[.B$2]" office:value-type="float" office:value="50.6262202262878" calcext:value-type="float">
            <text:p>50.6262202263</text:p>
          </table:table-cell>
          <table:table-cell table:formula="of:=[.D529]/([.E529]-[.E528])" office:value-type="float" office:value="66880.8826832896" calcext:value-type="float">
            <text:p>66880.8826832896</text:p>
          </table:table-cell>
          <table:table-cell table:formula="of:=[.E529]-[.E528]" office:value-type="float" office:value="0.117342948913574" calcext:value-type="float">
            <text:p>0.117342948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909806.82581" calcext:value-type="float">
            <text:p>1455909806.82581</text:p>
          </table:table-cell>
          <table:table-cell office:value-type="float" office:value="1455909806.82598" calcext:value-type="float">
            <text:p>1455909806.82598</text:p>
          </table:table-cell>
          <table:table-cell office:value-type="float" office:value="7872" calcext:value-type="float">
            <text:p>7872</text:p>
          </table:table-cell>
          <table:table-cell table:formula="of:=[.B530]-[.B$2]" office:value-type="float" office:value="50.7426271438599" calcext:value-type="float">
            <text:p>50.7426271439</text:p>
          </table:table-cell>
          <table:table-cell table:formula="of:=[.D530]/([.E530]-[.E529])" office:value-type="float" office:value="67624.8470811845" calcext:value-type="float">
            <text:p>67624.8470811845</text:p>
          </table:table-cell>
          <table:table-cell table:formula="of:=[.E530]-[.E529]" office:value-type="float" office:value="0.116406917572021" calcext:value-type="float">
            <text:p>0.116406917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909806.94314" calcext:value-type="float">
            <text:p>1455909806.94314</text:p>
          </table:table-cell>
          <table:table-cell office:value-type="float" office:value="1455909806.94333" calcext:value-type="float">
            <text:p>1455909806.94333</text:p>
          </table:table-cell>
          <table:table-cell office:value-type="float" office:value="7888" calcext:value-type="float">
            <text:p>7888</text:p>
          </table:table-cell>
          <table:table-cell table:formula="of:=[.B531]-[.B$2]" office:value-type="float" office:value="50.859955072403" calcext:value-type="float">
            <text:p>50.8599550724</text:p>
          </table:table-cell>
          <table:table-cell table:formula="of:=[.D531]/([.E531]-[.E530])" office:value-type="float" office:value="67230.3695969795" calcext:value-type="float">
            <text:p>67230.3695969795</text:p>
          </table:table-cell>
          <table:table-cell table:formula="of:=[.E531]-[.E530]" office:value-type="float" office:value="0.117327928543091" calcext:value-type="float">
            <text:p>0.117327928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909807.06012" calcext:value-type="float">
            <text:p>1455909807.06012</text:p>
          </table:table-cell>
          <table:table-cell office:value-type="float" office:value="1455909807.06029" calcext:value-type="float">
            <text:p>1455909807.06029</text:p>
          </table:table-cell>
          <table:table-cell office:value-type="float" office:value="7888" calcext:value-type="float">
            <text:p>7888</text:p>
          </table:table-cell>
          <table:table-cell table:formula="of:=[.B532]-[.B$2]" office:value-type="float" office:value="50.9769406318665" calcext:value-type="float">
            <text:p>50.9769406319</text:p>
          </table:table-cell>
          <table:table-cell table:formula="of:=[.D532]/([.E532]-[.E531])" office:value-type="float" office:value="67427.1255031355" calcext:value-type="float">
            <text:p>67427.1255031355</text:p>
          </table:table-cell>
          <table:table-cell table:formula="of:=[.E532]-[.E531]" office:value-type="float" office:value="0.116985559463501" calcext:value-type="float">
            <text:p>0.116985559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909807.16992" calcext:value-type="float">
            <text:p>1455909807.16992</text:p>
          </table:table-cell>
          <table:table-cell office:value-type="float" office:value="1455909807.17009" calcext:value-type="float">
            <text:p>1455909807.17009</text:p>
          </table:table-cell>
          <table:table-cell office:value-type="float" office:value="7880" calcext:value-type="float">
            <text:p>7880</text:p>
          </table:table-cell>
          <table:table-cell table:formula="of:=[.B533]-[.B$2]" office:value-type="float" office:value="51.0867364406586" calcext:value-type="float">
            <text:p>51.0867364407</text:p>
          </table:table-cell>
          <table:table-cell table:formula="of:=[.D533]/([.E533]-[.E532])" office:value-type="float" office:value="71769.5883539587" calcext:value-type="float">
            <text:p>71769.5883539587</text:p>
          </table:table-cell>
          <table:table-cell table:formula="of:=[.E533]-[.E532]" office:value-type="float" office:value="0.109795808792114" calcext:value-type="float">
            <text:p>0.109795808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909807.27969" calcext:value-type="float">
            <text:p>1455909807.27969</text:p>
          </table:table-cell>
          <table:table-cell office:value-type="float" office:value="1455909807.27987" calcext:value-type="float">
            <text:p>1455909807.27987</text:p>
          </table:table-cell>
          <table:table-cell office:value-type="float" office:value="7864" calcext:value-type="float">
            <text:p>7864</text:p>
          </table:table-cell>
          <table:table-cell table:formula="of:=[.B534]-[.B$2]" office:value-type="float" office:value="51.1965141296387" calcext:value-type="float">
            <text:p>51.1965141296</text:p>
          </table:table-cell>
          <table:table-cell table:formula="of:=[.D534]/([.E534]-[.E533])" office:value-type="float" office:value="71635.6854754464" calcext:value-type="float">
            <text:p>71635.6854754464</text:p>
          </table:table-cell>
          <table:table-cell table:formula="of:=[.E534]-[.E533]" office:value-type="float" office:value="0.109777688980103" calcext:value-type="float">
            <text:p>0.10977768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909807.3892" calcext:value-type="float">
            <text:p>1455909807.3892</text:p>
          </table:table-cell>
          <table:table-cell office:value-type="float" office:value="1455909807.3896" calcext:value-type="float">
            <text:p>1455909807.3896</text:p>
          </table:table-cell>
          <table:table-cell office:value-type="float" office:value="7832" calcext:value-type="float">
            <text:p>7832</text:p>
          </table:table-cell>
          <table:table-cell table:formula="of:=[.B535]-[.B$2]" office:value-type="float" office:value="51.30601978302" calcext:value-type="float">
            <text:p>51.306019783</text:p>
          </table:table-cell>
          <table:table-cell table:formula="of:=[.D535]/([.E535]-[.E534])" office:value-type="float" office:value="71521.4215719573" calcext:value-type="float">
            <text:p>71521.4215719573</text:p>
          </table:table-cell>
          <table:table-cell table:formula="of:=[.E535]-[.E534]" office:value-type="float" office:value="0.109505653381348" calcext:value-type="float">
            <text:p>0.109505653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909807.49929" calcext:value-type="float">
            <text:p>1455909807.49929</text:p>
          </table:table-cell>
          <table:table-cell office:value-type="float" office:value="1455909807.49946" calcext:value-type="float">
            <text:p>1455909807.49946</text:p>
          </table:table-cell>
          <table:table-cell office:value-type="float" office:value="7792" calcext:value-type="float">
            <text:p>7792</text:p>
          </table:table-cell>
          <table:table-cell table:formula="of:=[.B536]-[.B$2]" office:value-type="float" office:value="51.4161126613617" calcext:value-type="float">
            <text:p>51.4161126614</text:p>
          </table:table-cell>
          <table:table-cell table:formula="of:=[.D536]/([.E536]-[.E535])" office:value-type="float" office:value="70776.6035130576" calcext:value-type="float">
            <text:p>70776.6035130576</text:p>
          </table:table-cell>
          <table:table-cell table:formula="of:=[.E536]-[.E535]" office:value-type="float" office:value="0.110092878341675" calcext:value-type="float">
            <text:p>0.110092878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909807.60123" calcext:value-type="float">
            <text:p>1455909807.60123</text:p>
          </table:table-cell>
          <table:table-cell office:value-type="float" office:value="1455909807.60141" calcext:value-type="float">
            <text:p>1455909807.60141</text:p>
          </table:table-cell>
          <table:table-cell office:value-type="float" office:value="7752" calcext:value-type="float">
            <text:p>7752</text:p>
          </table:table-cell>
          <table:table-cell table:formula="of:=[.B537]-[.B$2]" office:value-type="float" office:value="51.5180542469025" calcext:value-type="float">
            <text:p>51.5180542469</text:p>
          </table:table-cell>
          <table:table-cell table:formula="of:=[.D537]/([.E537]-[.E536])" office:value-type="float" office:value="76043.5494393953" calcext:value-type="float">
            <text:p>76043.5494393953</text:p>
          </table:table-cell>
          <table:table-cell table:formula="of:=[.E537]-[.E536]" office:value-type="float" office:value="0.101941585540771" calcext:value-type="float">
            <text:p>0.101941585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909807.70422" calcext:value-type="float">
            <text:p>1455909807.70422</text:p>
          </table:table-cell>
          <table:table-cell office:value-type="float" office:value="1455909807.70439" calcext:value-type="float">
            <text:p>1455909807.70439</text:p>
          </table:table-cell>
          <table:table-cell office:value-type="float" office:value="7696" calcext:value-type="float">
            <text:p>7696</text:p>
          </table:table-cell>
          <table:table-cell table:formula="of:=[.B538]-[.B$2]" office:value-type="float" office:value="51.6210436820984" calcext:value-type="float">
            <text:p>51.6210436821</text:p>
          </table:table-cell>
          <table:table-cell table:formula="of:=[.D538]/([.E538]-[.E537])" office:value-type="float" office:value="74726.1113274332" calcext:value-type="float">
            <text:p>74726.1113274332</text:p>
          </table:table-cell>
          <table:table-cell table:formula="of:=[.E538]-[.E537]" office:value-type="float" office:value="0.102989435195923" calcext:value-type="float">
            <text:p>0.102989435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909807.80608" calcext:value-type="float">
            <text:p>1455909807.80608</text:p>
          </table:table-cell>
          <table:table-cell office:value-type="float" office:value="1455909807.80626" calcext:value-type="float">
            <text:p>1455909807.80626</text:p>
          </table:table-cell>
          <table:table-cell office:value-type="float" office:value="7632" calcext:value-type="float">
            <text:p>7632</text:p>
          </table:table-cell>
          <table:table-cell table:formula="of:=[.B539]-[.B$2]" office:value-type="float" office:value="51.7228968143463" calcext:value-type="float">
            <text:p>51.7228968143</text:p>
          </table:table-cell>
          <table:table-cell table:formula="of:=[.D539]/([.E539]-[.E538])" office:value-type="float" office:value="74931.4216613647" calcext:value-type="float">
            <text:p>74931.4216613647</text:p>
          </table:table-cell>
          <table:table-cell table:formula="of:=[.E539]-[.E538]" office:value-type="float" office:value="0.101853132247925" calcext:value-type="float">
            <text:p>0.101853132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909807.90862" calcext:value-type="float">
            <text:p>1455909807.90862</text:p>
          </table:table-cell>
          <table:table-cell office:value-type="float" office:value="1455909807.90879" calcext:value-type="float">
            <text:p>1455909807.90879</text:p>
          </table:table-cell>
          <table:table-cell office:value-type="float" office:value="7560" calcext:value-type="float">
            <text:p>7560</text:p>
          </table:table-cell>
          <table:table-cell table:formula="of:=[.B540]-[.B$2]" office:value-type="float" office:value="51.8254358768463" calcext:value-type="float">
            <text:p>51.8254358768</text:p>
          </table:table-cell>
          <table:table-cell table:formula="of:=[.D540]/([.E540]-[.E539])" office:value-type="float" office:value="73728" calcext:value-type="float">
            <text:p>73728</text:p>
          </table:table-cell>
          <table:table-cell table:formula="of:=[.E540]-[.E539]" office:value-type="float" office:value="0.1025390625" calcext:value-type="float">
            <text:p>0.102539062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909808.00345" calcext:value-type="float">
            <text:p>1455909808.00345</text:p>
          </table:table-cell>
          <table:table-cell office:value-type="float" office:value="1455909808.00363" calcext:value-type="float">
            <text:p>1455909808.00363</text:p>
          </table:table-cell>
          <table:table-cell office:value-type="float" office:value="7488" calcext:value-type="float">
            <text:p>7488</text:p>
          </table:table-cell>
          <table:table-cell table:formula="of:=[.B541]-[.B$2]" office:value-type="float" office:value="51.9202659130096" calcext:value-type="float">
            <text:p>51.920265913</text:p>
          </table:table-cell>
          <table:table-cell table:formula="of:=[.D541]/([.E541]-[.E540])" office:value-type="float" office:value="78962.3235733357" calcext:value-type="float">
            <text:p>78962.3235733357</text:p>
          </table:table-cell>
          <table:table-cell table:formula="of:=[.E541]-[.E540]" office:value-type="float" office:value="0.0948300361633301" calcext:value-type="float">
            <text:p>0.094830036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909808.09871" calcext:value-type="float">
            <text:p>1455909808.09871</text:p>
          </table:table-cell>
          <table:table-cell office:value-type="float" office:value="1455909808.09888" calcext:value-type="float">
            <text:p>1455909808.09888</text:p>
          </table:table-cell>
          <table:table-cell office:value-type="float" office:value="7408" calcext:value-type="float">
            <text:p>7408</text:p>
          </table:table-cell>
          <table:table-cell table:formula="of:=[.B542]-[.B$2]" office:value-type="float" office:value="52.0155310630798" calcext:value-type="float">
            <text:p>52.0155310631</text:p>
          </table:table-cell>
          <table:table-cell table:formula="of:=[.D542]/([.E542]-[.E541])" office:value-type="float" office:value="77761.9097281835" calcext:value-type="float">
            <text:p>77761.9097281835</text:p>
          </table:table-cell>
          <table:table-cell table:formula="of:=[.E542]-[.E541]" office:value-type="float" office:value="0.0952651500701904" calcext:value-type="float">
            <text:p>0.09526515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909808.19416" calcext:value-type="float">
            <text:p>1455909808.19416</text:p>
          </table:table-cell>
          <table:table-cell office:value-type="float" office:value="1455909808.19433" calcext:value-type="float">
            <text:p>1455909808.19433</text:p>
          </table:table-cell>
          <table:table-cell office:value-type="float" office:value="7328" calcext:value-type="float">
            <text:p>7328</text:p>
          </table:table-cell>
          <table:table-cell table:formula="of:=[.B543]-[.B$2]" office:value-type="float" office:value="52.1109774112701" calcext:value-type="float">
            <text:p>52.1109774113</text:p>
          </table:table-cell>
          <table:table-cell table:formula="of:=[.D543]/([.E543]-[.E542])" office:value-type="float" office:value="76776.1170431468" calcext:value-type="float">
            <text:p>76776.1170431468</text:p>
          </table:table-cell>
          <table:table-cell table:formula="of:=[.E543]-[.E542]" office:value-type="float" office:value="0.0954463481903076" calcext:value-type="float">
            <text:p>0.095446348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909808.28863" calcext:value-type="float">
            <text:p>1455909808.28863</text:p>
          </table:table-cell>
          <table:table-cell office:value-type="float" office:value="1455909808.28881" calcext:value-type="float">
            <text:p>1455909808.28881</text:p>
          </table:table-cell>
          <table:table-cell office:value-type="float" office:value="7240" calcext:value-type="float">
            <text:p>7240</text:p>
          </table:table-cell>
          <table:table-cell table:formula="of:=[.B544]-[.B$2]" office:value-type="float" office:value="52.205450296402" calcext:value-type="float">
            <text:p>52.2054502964</text:p>
          </table:table-cell>
          <table:table-cell table:formula="of:=[.D544]/([.E544]-[.E543])" office:value-type="float" office:value="76635.7456946155" calcext:value-type="float">
            <text:p>76635.7456946155</text:p>
          </table:table-cell>
          <table:table-cell table:formula="of:=[.E544]-[.E543]" office:value-type="float" office:value="0.0944728851318359" calcext:value-type="float">
            <text:p>0.094472885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909808.38447" calcext:value-type="float">
            <text:p>1455909808.38447</text:p>
          </table:table-cell>
          <table:table-cell office:value-type="float" office:value="1455909808.38464" calcext:value-type="float">
            <text:p>1455909808.38464</text:p>
          </table:table-cell>
          <table:table-cell office:value-type="float" office:value="7144" calcext:value-type="float">
            <text:p>7144</text:p>
          </table:table-cell>
          <table:table-cell table:formula="of:=[.B545]-[.B$2]" office:value-type="float" office:value="52.3012890815735" calcext:value-type="float">
            <text:p>52.3012890816</text:p>
          </table:table-cell>
          <table:table-cell table:formula="of:=[.D545]/([.E545]-[.E544])" office:value-type="float" office:value="74541.8463643442" calcext:value-type="float">
            <text:p>74541.8463643442</text:p>
          </table:table-cell>
          <table:table-cell table:formula="of:=[.E545]-[.E544]" office:value-type="float" office:value="0.0958387851715088" calcext:value-type="float">
            <text:p>0.095838785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909808.48185" calcext:value-type="float">
            <text:p>1455909808.48185</text:p>
          </table:table-cell>
          <table:table-cell office:value-type="float" office:value="1455909808.48202" calcext:value-type="float">
            <text:p>1455909808.48202</text:p>
          </table:table-cell>
          <table:table-cell office:value-type="float" office:value="7048" calcext:value-type="float">
            <text:p>7048</text:p>
          </table:table-cell>
          <table:table-cell table:formula="of:=[.B546]-[.B$2]" office:value-type="float" office:value="52.3986647129059" calcext:value-type="float">
            <text:p>52.3986647129</text:p>
          </table:table-cell>
          <table:table-cell table:formula="of:=[.D546]/([.E546]-[.E545])" office:value-type="float" office:value="72379.5050523599" calcext:value-type="float">
            <text:p>72379.5050523599</text:p>
          </table:table-cell>
          <table:table-cell table:formula="of:=[.E546]-[.E545]" office:value-type="float" office:value="0.0973756313323975" calcext:value-type="float">
            <text:p>0.09737563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909808.59156" calcext:value-type="float">
            <text:p>1455909808.59156</text:p>
          </table:table-cell>
          <table:table-cell office:value-type="float" office:value="1455909808.59174" calcext:value-type="float">
            <text:p>1455909808.59174</text:p>
          </table:table-cell>
          <table:table-cell office:value-type="float" office:value="6936" calcext:value-type="float">
            <text:p>6936</text:p>
          </table:table-cell>
          <table:table-cell table:formula="of:=[.B547]-[.B$2]" office:value-type="float" office:value="52.5083837509155" calcext:value-type="float">
            <text:p>52.5083837509</text:p>
          </table:table-cell>
          <table:table-cell table:formula="of:=[.D547]/([.E547]-[.E546])" office:value-type="float" office:value="63216.011786308" calcext:value-type="float">
            <text:p>63216.011786308</text:p>
          </table:table-cell>
          <table:table-cell table:formula="of:=[.E547]-[.E546]" office:value-type="float" office:value="0.109719038009644" calcext:value-type="float">
            <text:p>0.10971903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909808.70125" calcext:value-type="float">
            <text:p>1455909808.70125</text:p>
          </table:table-cell>
          <table:table-cell office:value-type="float" office:value="1455909808.70142" calcext:value-type="float">
            <text:p>1455909808.70142</text:p>
          </table:table-cell>
          <table:table-cell office:value-type="float" office:value="6816" calcext:value-type="float">
            <text:p>6816</text:p>
          </table:table-cell>
          <table:table-cell table:formula="of:=[.B548]-[.B$2]" office:value-type="float" office:value="52.618066072464" calcext:value-type="float">
            <text:p>52.6180660725</text:p>
          </table:table-cell>
          <table:table-cell table:formula="of:=[.D548]/([.E548]-[.E547])" office:value-type="float" office:value="62143.1047754439" calcext:value-type="float">
            <text:p>62143.1047754439</text:p>
          </table:table-cell>
          <table:table-cell table:formula="of:=[.E548]-[.E547]" office:value-type="float" office:value="0.109682321548462" calcext:value-type="float">
            <text:p>0.109682321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909808.8038" calcext:value-type="float">
            <text:p>1455909808.8038</text:p>
          </table:table-cell>
          <table:table-cell office:value-type="float" office:value="1455909808.80397" calcext:value-type="float">
            <text:p>1455909808.80397</text:p>
          </table:table-cell>
          <table:table-cell office:value-type="float" office:value="6688" calcext:value-type="float">
            <text:p>6688</text:p>
          </table:table-cell>
          <table:table-cell table:formula="of:=[.B549]-[.B$2]" office:value-type="float" office:value="52.7206196784973" calcext:value-type="float">
            <text:p>52.7206196785</text:p>
          </table:table-cell>
          <table:table-cell table:formula="of:=[.D549]/([.E549]-[.E548])" office:value-type="float" office:value="65214.6741463846" calcext:value-type="float">
            <text:p>65214.6741463846</text:p>
          </table:table-cell>
          <table:table-cell table:formula="of:=[.E549]-[.E548]" office:value-type="float" office:value="0.102553606033325" calcext:value-type="float">
            <text:p>0.10255360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909808.90603" calcext:value-type="float">
            <text:p>1455909808.90603</text:p>
          </table:table-cell>
          <table:table-cell office:value-type="float" office:value="1455909808.90621" calcext:value-type="float">
            <text:p>1455909808.90621</text:p>
          </table:table-cell>
          <table:table-cell office:value-type="float" office:value="6560" calcext:value-type="float">
            <text:p>6560</text:p>
          </table:table-cell>
          <table:table-cell table:formula="of:=[.B550]-[.B$2]" office:value-type="float" office:value="52.8228542804718" calcext:value-type="float">
            <text:p>52.8228542805</text:p>
          </table:table-cell>
          <table:table-cell table:formula="of:=[.D550]/([.E550]-[.E549])" office:value-type="float" office:value="64166.1421212072" calcext:value-type="float">
            <text:p>64166.1421212072</text:p>
          </table:table-cell>
          <table:table-cell table:formula="of:=[.E550]-[.E549]" office:value-type="float" office:value="0.102234601974487" calcext:value-type="float">
            <text:p>0.10223460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909809.00838" calcext:value-type="float">
            <text:p>1455909809.00838</text:p>
          </table:table-cell>
          <table:table-cell office:value-type="float" office:value="1455909809.00856" calcext:value-type="float">
            <text:p>1455909809.00856</text:p>
          </table:table-cell>
          <table:table-cell office:value-type="float" office:value="6440" calcext:value-type="float">
            <text:p>6440</text:p>
          </table:table-cell>
          <table:table-cell table:formula="of:=[.B551]-[.B$2]" office:value-type="float" office:value="52.9251976013184" calcext:value-type="float">
            <text:p>52.9251976013</text:p>
          </table:table-cell>
          <table:table-cell table:formula="of:=[.D551]/([.E551]-[.E550])" office:value-type="float" office:value="62925.4547021728" calcext:value-type="float">
            <text:p>62925.4547021728</text:p>
          </table:table-cell>
          <table:table-cell table:formula="of:=[.E551]-[.E550]" office:value-type="float" office:value="0.102343320846558" calcext:value-type="float">
            <text:p>0.102343320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909809.11087" calcext:value-type="float">
            <text:p>1455909809.11087</text:p>
          </table:table-cell>
          <table:table-cell office:value-type="float" office:value="1455909809.11104" calcext:value-type="float">
            <text:p>1455909809.11104</text:p>
          </table:table-cell>
          <table:table-cell office:value-type="float" office:value="6312" calcext:value-type="float">
            <text:p>6312</text:p>
          </table:table-cell>
          <table:table-cell table:formula="of:=[.B552]-[.B$2]" office:value-type="float" office:value="53.0276870727539" calcext:value-type="float">
            <text:p>53.0276870728</text:p>
          </table:table-cell>
          <table:table-cell table:formula="of:=[.D552]/([.E552]-[.E551])" office:value-type="float" office:value="61586.8138608702" calcext:value-type="float">
            <text:p>61586.8138608702</text:p>
          </table:table-cell>
          <table:table-cell table:formula="of:=[.E552]-[.E551]" office:value-type="float" office:value="0.102489471435547" calcext:value-type="float">
            <text:p>0.102489471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909809.20592" calcext:value-type="float">
            <text:p>1455909809.20592</text:p>
          </table:table-cell>
          <table:table-cell office:value-type="float" office:value="1455909809.20614" calcext:value-type="float">
            <text:p>1455909809.20614</text:p>
          </table:table-cell>
          <table:table-cell office:value-type="float" office:value="6184" calcext:value-type="float">
            <text:p>6184</text:p>
          </table:table-cell>
          <table:table-cell table:formula="of:=[.B553]-[.B$2]" office:value-type="float" office:value="53.122739315033" calcext:value-type="float">
            <text:p>53.122739315</text:p>
          </table:table-cell>
          <table:table-cell table:formula="of:=[.D553]/([.E553]-[.E552])" office:value-type="float" office:value="65058.9597018145" calcext:value-type="float">
            <text:p>65058.9597018145</text:p>
          </table:table-cell>
          <table:table-cell table:formula="of:=[.E553]-[.E552]" office:value-type="float" office:value="0.0950522422790527" calcext:value-type="float">
            <text:p>0.095052242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909809.30102" calcext:value-type="float">
            <text:p>1455909809.30102</text:p>
          </table:table-cell>
          <table:table-cell office:value-type="float" office:value="1455909809.3012" calcext:value-type="float">
            <text:p>1455909809.3012</text:p>
          </table:table-cell>
          <table:table-cell office:value-type="float" office:value="6064" calcext:value-type="float">
            <text:p>6064</text:p>
          </table:table-cell>
          <table:table-cell table:formula="of:=[.B554]-[.B$2]" office:value-type="float" office:value="53.2178411483765" calcext:value-type="float">
            <text:p>53.2178411484</text:p>
          </table:table-cell>
          <table:table-cell table:formula="of:=[.D554]/([.E554]-[.E553])" office:value-type="float" office:value="63763.2292334151" calcext:value-type="float">
            <text:p>63763.2292334151</text:p>
          </table:table-cell>
          <table:table-cell table:formula="of:=[.E554]-[.E553]" office:value-type="float" office:value="0.0951018333435059" calcext:value-type="float">
            <text:p>0.095101833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909809.39641" calcext:value-type="float">
            <text:p>1455909809.39641</text:p>
          </table:table-cell>
          <table:table-cell office:value-type="float" office:value="1455909809.39671" calcext:value-type="float">
            <text:p>1455909809.39671</text:p>
          </table:table-cell>
          <table:table-cell office:value-type="float" office:value="5944" calcext:value-type="float">
            <text:p>5944</text:p>
          </table:table-cell>
          <table:table-cell table:formula="of:=[.B555]-[.B$2]" office:value-type="float" office:value="53.3132255077362" calcext:value-type="float">
            <text:p>53.3132255077</text:p>
          </table:table-cell>
          <table:table-cell table:formula="of:=[.D555]/([.E555]-[.E554])" office:value-type="float" office:value="62316.2962974072" calcext:value-type="float">
            <text:p>62316.2962974072</text:p>
          </table:table-cell>
          <table:table-cell table:formula="of:=[.E555]-[.E554]" office:value-type="float" office:value="0.0953843593597412" calcext:value-type="float">
            <text:p>0.095384359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909809.49134" calcext:value-type="float">
            <text:p>1455909809.49134</text:p>
          </table:table-cell>
          <table:table-cell office:value-type="float" office:value="1455909809.49151" calcext:value-type="float">
            <text:p>1455909809.49151</text:p>
          </table:table-cell>
          <table:table-cell office:value-type="float" office:value="5824" calcext:value-type="float">
            <text:p>5824</text:p>
          </table:table-cell>
          <table:table-cell table:formula="of:=[.B556]-[.B$2]" office:value-type="float" office:value="53.4081556797028" calcext:value-type="float">
            <text:p>53.4081556797</text:p>
          </table:table-cell>
          <table:table-cell table:formula="of:=[.D556]/([.E556]-[.E555])" office:value-type="float" office:value="61350.3576297323" calcext:value-type="float">
            <text:p>61350.3576297323</text:p>
          </table:table-cell>
          <table:table-cell table:formula="of:=[.E556]-[.E555]" office:value-type="float" office:value="0.0949301719665527" calcext:value-type="float">
            <text:p>0.09493017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909809.58409" calcext:value-type="float">
            <text:p>1455909809.58409</text:p>
          </table:table-cell>
          <table:table-cell office:value-type="float" office:value="1455909809.58427" calcext:value-type="float">
            <text:p>1455909809.58427</text:p>
          </table:table-cell>
          <table:table-cell office:value-type="float" office:value="5704" calcext:value-type="float">
            <text:p>5704</text:p>
          </table:table-cell>
          <table:table-cell table:formula="of:=[.B557]-[.B$2]" office:value-type="float" office:value="53.5009088516235" calcext:value-type="float">
            <text:p>53.5009088516</text:p>
          </table:table-cell>
          <table:table-cell table:formula="of:=[.D557]/([.E557]-[.E556])" office:value-type="float" office:value="61496.5491948025" calcext:value-type="float">
            <text:p>61496.5491948025</text:p>
          </table:table-cell>
          <table:table-cell table:formula="of:=[.E557]-[.E556]" office:value-type="float" office:value="0.0927531719207764" calcext:value-type="float">
            <text:p>0.092753171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909809.67531" calcext:value-type="float">
            <text:p>1455909809.67531</text:p>
          </table:table-cell>
          <table:table-cell office:value-type="float" office:value="1455909809.67549" calcext:value-type="float">
            <text:p>1455909809.67549</text:p>
          </table:table-cell>
          <table:table-cell office:value-type="float" office:value="5600" calcext:value-type="float">
            <text:p>5600</text:p>
          </table:table-cell>
          <table:table-cell table:formula="of:=[.B558]-[.B$2]" office:value-type="float" office:value="53.5921308994293" calcext:value-type="float">
            <text:p>53.5921308994</text:p>
          </table:table-cell>
          <table:table-cell table:formula="of:=[.D558]/([.E558]-[.E557])" office:value-type="float" office:value="61388.6679229404" calcext:value-type="float">
            <text:p>61388.6679229404</text:p>
          </table:table-cell>
          <table:table-cell table:formula="of:=[.E558]-[.E557]" office:value-type="float" office:value="0.0912220478057861" calcext:value-type="float">
            <text:p>0.091222047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909809.7674" calcext:value-type="float">
            <text:p>1455909809.7674</text:p>
          </table:table-cell>
          <table:table-cell office:value-type="float" office:value="1455909809.76758" calcext:value-type="float">
            <text:p>1455909809.76758</text:p>
          </table:table-cell>
          <table:table-cell office:value-type="float" office:value="5488" calcext:value-type="float">
            <text:p>5488</text:p>
          </table:table-cell>
          <table:table-cell table:formula="of:=[.B559]-[.B$2]" office:value-type="float" office:value="53.6842229366303" calcext:value-type="float">
            <text:p>53.6842229366</text:p>
          </table:table-cell>
          <table:table-cell table:formula="of:=[.D559]/([.E559]-[.E558])" office:value-type="float" office:value="59592.5572590625" calcext:value-type="float">
            <text:p>59592.5572590625</text:p>
          </table:table-cell>
          <table:table-cell table:formula="of:=[.E559]-[.E558]" office:value-type="float" office:value="0.0920920372009277" calcext:value-type="float">
            <text:p>0.0920920372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909809.85868" calcext:value-type="float">
            <text:p>1455909809.85868</text:p>
          </table:table-cell>
          <table:table-cell office:value-type="float" office:value="1455909809.85885" calcext:value-type="float">
            <text:p>1455909809.85885</text:p>
          </table:table-cell>
          <table:table-cell office:value-type="float" office:value="5376" calcext:value-type="float">
            <text:p>5376</text:p>
          </table:table-cell>
          <table:table-cell table:formula="of:=[.B560]-[.B$2]" office:value-type="float" office:value="53.7754998207092" calcext:value-type="float">
            <text:p>53.7754998207</text:p>
          </table:table-cell>
          <table:table-cell table:formula="of:=[.D560]/([.E560]-[.E559])" office:value-type="float" office:value="58897.7160454808" calcext:value-type="float">
            <text:p>58897.7160454808</text:p>
          </table:table-cell>
          <table:table-cell table:formula="of:=[.E560]-[.E559]" office:value-type="float" office:value="0.0912768840789795" calcext:value-type="float">
            <text:p>0.091276884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909809.95088" calcext:value-type="float">
            <text:p>1455909809.95088</text:p>
          </table:table-cell>
          <table:table-cell office:value-type="float" office:value="1455909809.95107" calcext:value-type="float">
            <text:p>1455909809.95107</text:p>
          </table:table-cell>
          <table:table-cell office:value-type="float" office:value="5272" calcext:value-type="float">
            <text:p>5272</text:p>
          </table:table-cell>
          <table:table-cell table:formula="of:=[.B561]-[.B$2]" office:value-type="float" office:value="53.8677034378052" calcext:value-type="float">
            <text:p>53.8677034378</text:p>
          </table:table-cell>
          <table:table-cell table:formula="of:=[.D561]/([.E561]-[.E560])" office:value-type="float" office:value="57177.8002430636" calcext:value-type="float">
            <text:p>57177.8002430636</text:p>
          </table:table-cell>
          <table:table-cell table:formula="of:=[.E561]-[.E560]" office:value-type="float" office:value="0.0922036170959473" calcext:value-type="float">
            <text:p>0.092203617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909810.04243" calcext:value-type="float">
            <text:p>1455909810.04243</text:p>
          </table:table-cell>
          <table:table-cell office:value-type="float" office:value="1455909810.0426" calcext:value-type="float">
            <text:p>1455909810.0426</text:p>
          </table:table-cell>
          <table:table-cell office:value-type="float" office:value="5176" calcext:value-type="float">
            <text:p>5176</text:p>
          </table:table-cell>
          <table:table-cell table:formula="of:=[.B562]-[.B$2]" office:value-type="float" office:value="53.9592463970184" calcext:value-type="float">
            <text:p>53.959246397</text:p>
          </table:table-cell>
          <table:table-cell table:formula="of:=[.D562]/([.E562]-[.E561])" office:value-type="float" office:value="56541.7596774656" calcext:value-type="float">
            <text:p>56541.7596774656</text:p>
          </table:table-cell>
          <table:table-cell table:formula="of:=[.E562]-[.E561]" office:value-type="float" office:value="0.0915429592132568" calcext:value-type="float">
            <text:p>0.091542959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909810.13356" calcext:value-type="float">
            <text:p>1455909810.13356</text:p>
          </table:table-cell>
          <table:table-cell office:value-type="float" office:value="1455909810.13374" calcext:value-type="float">
            <text:p>1455909810.13374</text:p>
          </table:table-cell>
          <table:table-cell office:value-type="float" office:value="5080" calcext:value-type="float">
            <text:p>5080</text:p>
          </table:table-cell>
          <table:table-cell table:formula="of:=[.B563]-[.B$2]" office:value-type="float" office:value="54.0503814220429" calcext:value-type="float">
            <text:p>54.050381422</text:p>
          </table:table-cell>
          <table:table-cell table:formula="of:=[.D563]/([.E563]-[.E562])" office:value-type="float" office:value="55741.4671103577" calcext:value-type="float">
            <text:p>55741.4671103577</text:p>
          </table:table-cell>
          <table:table-cell table:formula="of:=[.E563]-[.E562]" office:value-type="float" office:value="0.0911350250244141" calcext:value-type="float">
            <text:p>0.09113502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909810.22606" calcext:value-type="float">
            <text:p>1455909810.22606</text:p>
          </table:table-cell>
          <table:table-cell office:value-type="float" office:value="1455909810.22623" calcext:value-type="float">
            <text:p>1455909810.22623</text:p>
          </table:table-cell>
          <table:table-cell office:value-type="float" office:value="4984" calcext:value-type="float">
            <text:p>4984</text:p>
          </table:table-cell>
          <table:table-cell table:formula="of:=[.B564]-[.B$2]" office:value-type="float" office:value="54.1428761482239" calcext:value-type="float">
            <text:p>54.1428761482</text:p>
          </table:table-cell>
          <table:table-cell table:formula="of:=[.D564]/([.E564]-[.E563])" office:value-type="float" office:value="53884.1532461574" calcext:value-type="float">
            <text:p>53884.1532461574</text:p>
          </table:table-cell>
          <table:table-cell table:formula="of:=[.E564]-[.E563]" office:value-type="float" office:value="0.0924947261810303" calcext:value-type="float">
            <text:p>0.09249472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909810.31695" calcext:value-type="float">
            <text:p>1455909810.31695</text:p>
          </table:table-cell>
          <table:table-cell office:value-type="float" office:value="1455909810.31712" calcext:value-type="float">
            <text:p>1455909810.31712</text:p>
          </table:table-cell>
          <table:table-cell office:value-type="float" office:value="4896" calcext:value-type="float">
            <text:p>4896</text:p>
          </table:table-cell>
          <table:table-cell table:formula="of:=[.B565]-[.B$2]" office:value-type="float" office:value="54.2337691783905" calcext:value-type="float">
            <text:p>54.2337691784</text:p>
          </table:table-cell>
          <table:table-cell table:formula="of:=[.D565]/([.E565]-[.E564])" office:value-type="float" office:value="53865.5163220393" calcext:value-type="float">
            <text:p>53865.5163220393</text:p>
          </table:table-cell>
          <table:table-cell table:formula="of:=[.E565]-[.E564]" office:value-type="float" office:value="0.090893030166626" calcext:value-type="float">
            <text:p>0.090893030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909810.4087" calcext:value-type="float">
            <text:p>1455909810.4087</text:p>
          </table:table-cell>
          <table:table-cell office:value-type="float" office:value="1455909810.40887" calcext:value-type="float">
            <text:p>1455909810.40887</text:p>
          </table:table-cell>
          <table:table-cell office:value-type="float" office:value="4816" calcext:value-type="float">
            <text:p>4816</text:p>
          </table:table-cell>
          <table:table-cell table:formula="of:=[.B566]-[.B$2]" office:value-type="float" office:value="54.325517654419" calcext:value-type="float">
            <text:p>54.3255176544</text:p>
          </table:table-cell>
          <table:table-cell table:formula="of:=[.D566]/([.E566]-[.E565])" office:value-type="float" office:value="52491.3350986563" calcext:value-type="float">
            <text:p>52491.3350986563</text:p>
          </table:table-cell>
          <table:table-cell table:formula="of:=[.E566]-[.E565]" office:value-type="float" office:value="0.0917484760284424" calcext:value-type="float">
            <text:p>0.0917484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909810.49966" calcext:value-type="float">
            <text:p>1455909810.49966</text:p>
          </table:table-cell>
          <table:table-cell office:value-type="float" office:value="1455909810.49999" calcext:value-type="float">
            <text:p>1455909810.49999</text:p>
          </table:table-cell>
          <table:table-cell office:value-type="float" office:value="4736" calcext:value-type="float">
            <text:p>4736</text:p>
          </table:table-cell>
          <table:table-cell table:formula="of:=[.B567]-[.B$2]" office:value-type="float" office:value="54.4164841175079" calcext:value-type="float">
            <text:p>54.4164841175</text:p>
          </table:table-cell>
          <table:table-cell table:formula="of:=[.D567]/([.E567]-[.E566])" office:value-type="float" office:value="52063.1432637646" calcext:value-type="float">
            <text:p>52063.1432637646</text:p>
          </table:table-cell>
          <table:table-cell table:formula="of:=[.E567]-[.E566]" office:value-type="float" office:value="0.0909664630889893" calcext:value-type="float">
            <text:p>0.090966463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909810.59122" calcext:value-type="float">
            <text:p>1455909810.59122</text:p>
          </table:table-cell>
          <table:table-cell office:value-type="float" office:value="1455909810.59139" calcext:value-type="float">
            <text:p>1455909810.59139</text:p>
          </table:table-cell>
          <table:table-cell office:value-type="float" office:value="4664" calcext:value-type="float">
            <text:p>4664</text:p>
          </table:table-cell>
          <table:table-cell table:formula="of:=[.B568]-[.B$2]" office:value-type="float" office:value="54.5080406665802" calcext:value-type="float">
            <text:p>54.5080406666</text:p>
          </table:table-cell>
          <table:table-cell table:formula="of:=[.D568]/([.E568]-[.E567])" office:value-type="float" office:value="50941.1947835507" calcext:value-type="float">
            <text:p>50941.1947835507</text:p>
          </table:table-cell>
          <table:table-cell table:formula="of:=[.E568]-[.E567]" office:value-type="float" office:value="0.0915565490722656" calcext:value-type="float">
            <text:p>0.091556549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909810.68225" calcext:value-type="float">
            <text:p>1455909810.68225</text:p>
          </table:table-cell>
          <table:table-cell office:value-type="float" office:value="1455909810.68242" calcext:value-type="float">
            <text:p>1455909810.68242</text:p>
          </table:table-cell>
          <table:table-cell office:value-type="float" office:value="4592" calcext:value-type="float">
            <text:p>4592</text:p>
          </table:table-cell>
          <table:table-cell table:formula="of:=[.B569]-[.B$2]" office:value-type="float" office:value="54.5990660190582" calcext:value-type="float">
            <text:p>54.5990660191</text:p>
          </table:table-cell>
          <table:table-cell table:formula="of:=[.D569]/([.E569]-[.E568])" office:value-type="float" office:value="50447.4838601528" calcext:value-type="float">
            <text:p>50447.4838601528</text:p>
          </table:table-cell>
          <table:table-cell table:formula="of:=[.E569]-[.E568]" office:value-type="float" office:value="0.0910253524780273" calcext:value-type="float">
            <text:p>0.09102535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909810.77318" calcext:value-type="float">
            <text:p>1455909810.77318</text:p>
          </table:table-cell>
          <table:table-cell office:value-type="float" office:value="1455909810.77335" calcext:value-type="float">
            <text:p>1455909810.77335</text:p>
          </table:table-cell>
          <table:table-cell office:value-type="float" office:value="4536" calcext:value-type="float">
            <text:p>4536</text:p>
          </table:table-cell>
          <table:table-cell table:formula="of:=[.B570]-[.B$2]" office:value-type="float" office:value="54.6899969577789" calcext:value-type="float">
            <text:p>54.6899969578</text:p>
          </table:table-cell>
          <table:table-cell table:formula="of:=[.D570]/([.E570]-[.E569])" office:value-type="float" office:value="49884.0115786383" calcext:value-type="float">
            <text:p>49884.0115786383</text:p>
          </table:table-cell>
          <table:table-cell table:formula="of:=[.E570]-[.E569]" office:value-type="float" office:value="0.0909309387207031" calcext:value-type="float">
            <text:p>0.090930938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909810.86539" calcext:value-type="float">
            <text:p>1455909810.86539</text:p>
          </table:table-cell>
          <table:table-cell office:value-type="float" office:value="1455909810.86558" calcext:value-type="float">
            <text:p>1455909810.86558</text:p>
          </table:table-cell>
          <table:table-cell office:value-type="float" office:value="4480" calcext:value-type="float">
            <text:p>4480</text:p>
          </table:table-cell>
          <table:table-cell table:formula="of:=[.B571]-[.B$2]" office:value-type="float" office:value="54.7822046279907" calcext:value-type="float">
            <text:p>54.782204628</text:p>
          </table:table-cell>
          <table:table-cell table:formula="of:=[.D571]/([.E571]-[.E570])" office:value-type="float" office:value="48585.9797748916" calcext:value-type="float">
            <text:p>48585.9797748916</text:p>
          </table:table-cell>
          <table:table-cell table:formula="of:=[.E571]-[.E570]" office:value-type="float" office:value="0.092207670211792" calcext:value-type="float">
            <text:p>0.092207670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909810.95675" calcext:value-type="float">
            <text:p>1455909810.95675</text:p>
          </table:table-cell>
          <table:table-cell office:value-type="float" office:value="1455909810.95693" calcext:value-type="float">
            <text:p>1455909810.95693</text:p>
          </table:table-cell>
          <table:table-cell office:value-type="float" office:value="4432" calcext:value-type="float">
            <text:p>4432</text:p>
          </table:table-cell>
          <table:table-cell table:formula="of:=[.B572]-[.B$2]" office:value-type="float" office:value="54.8735687732697" calcext:value-type="float">
            <text:p>54.8735687733</text:p>
          </table:table-cell>
          <table:table-cell table:formula="of:=[.D572]/([.E572]-[.E571])" office:value-type="float" office:value="48509.1825296379" calcext:value-type="float">
            <text:p>48509.1825296379</text:p>
          </table:table-cell>
          <table:table-cell table:formula="of:=[.E572]-[.E571]" office:value-type="float" office:value="0.0913641452789307" calcext:value-type="float">
            <text:p>0.091364145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909811.04936" calcext:value-type="float">
            <text:p>1455909811.04936</text:p>
          </table:table-cell>
          <table:table-cell office:value-type="float" office:value="1455909811.04967" calcext:value-type="float">
            <text:p>1455909811.04967</text:p>
          </table:table-cell>
          <table:table-cell office:value-type="float" office:value="4392" calcext:value-type="float">
            <text:p>4392</text:p>
          </table:table-cell>
          <table:table-cell table:formula="of:=[.B573]-[.B$2]" office:value-type="float" office:value="54.9661765098572" calcext:value-type="float">
            <text:p>54.9661765099</text:p>
          </table:table-cell>
          <table:table-cell table:formula="of:=[.D573]/([.E573]-[.E572])" office:value-type="float" office:value="47425.8432593165" calcext:value-type="float">
            <text:p>47425.8432593165</text:p>
          </table:table-cell>
          <table:table-cell table:formula="of:=[.E573]-[.E572]" office:value-type="float" office:value="0.0926077365875244" calcext:value-type="float">
            <text:p>0.092607736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909811.14039" calcext:value-type="float">
            <text:p>1455909811.14039</text:p>
          </table:table-cell>
          <table:table-cell office:value-type="float" office:value="1455909811.14057" calcext:value-type="float">
            <text:p>1455909811.14057</text:p>
          </table:table-cell>
          <table:table-cell office:value-type="float" office:value="4360" calcext:value-type="float">
            <text:p>4360</text:p>
          </table:table-cell>
          <table:table-cell table:formula="of:=[.B574]-[.B$2]" office:value-type="float" office:value="55.0572130680084" calcext:value-type="float">
            <text:p>55.057213068</text:p>
          </table:table-cell>
          <table:table-cell table:formula="of:=[.D574]/([.E574]-[.E573])" office:value-type="float" office:value="47892.8475388584" calcext:value-type="float">
            <text:p>47892.8475388584</text:p>
          </table:table-cell>
          <table:table-cell table:formula="of:=[.E574]-[.E573]" office:value-type="float" office:value="0.0910365581512451" calcext:value-type="float">
            <text:p>0.091036558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909811.23218" calcext:value-type="float">
            <text:p>1455909811.23218</text:p>
          </table:table-cell>
          <table:table-cell office:value-type="float" office:value="1455909811.23235" calcext:value-type="float">
            <text:p>1455909811.23235</text:p>
          </table:table-cell>
          <table:table-cell office:value-type="float" office:value="4328" calcext:value-type="float">
            <text:p>4328</text:p>
          </table:table-cell>
          <table:table-cell table:formula="of:=[.B575]-[.B$2]" office:value-type="float" office:value="55.1490013599396" calcext:value-type="float">
            <text:p>55.1490013599</text:p>
          </table:table-cell>
          <table:table-cell table:formula="of:=[.D575]/([.E575]-[.E574])" office:value-type="float" office:value="47151.9832098663" calcext:value-type="float">
            <text:p>47151.9832098663</text:p>
          </table:table-cell>
          <table:table-cell table:formula="of:=[.E575]-[.E574]" office:value-type="float" office:value="0.0917882919311523" calcext:value-type="float">
            <text:p>0.091788291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909811.32325" calcext:value-type="float">
            <text:p>1455909811.32325</text:p>
          </table:table-cell>
          <table:table-cell office:value-type="float" office:value="1455909811.32348" calcext:value-type="float">
            <text:p>1455909811.32348</text:p>
          </table:table-cell>
          <table:table-cell office:value-type="float" office:value="4312" calcext:value-type="float">
            <text:p>4312</text:p>
          </table:table-cell>
          <table:table-cell table:formula="of:=[.B576]-[.B$2]" office:value-type="float" office:value="55.2400720119476" calcext:value-type="float">
            <text:p>55.2400720119</text:p>
          </table:table-cell>
          <table:table-cell table:formula="of:=[.D576]/([.E576]-[.E575])" office:value-type="float" office:value="47347.8547141458" calcext:value-type="float">
            <text:p>47347.8547141458</text:p>
          </table:table-cell>
          <table:table-cell table:formula="of:=[.E576]-[.E575]" office:value-type="float" office:value="0.0910706520080566" calcext:value-type="float">
            <text:p>0.09107065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909811.41413" calcext:value-type="float">
            <text:p>1455909811.41413</text:p>
          </table:table-cell>
          <table:table-cell office:value-type="float" office:value="1455909811.41433" calcext:value-type="float">
            <text:p>1455909811.41433</text:p>
          </table:table-cell>
          <table:table-cell office:value-type="float" office:value="4296" calcext:value-type="float">
            <text:p>4296</text:p>
          </table:table-cell>
          <table:table-cell table:formula="of:=[.B577]-[.B$2]" office:value-type="float" office:value="55.3309514522553" calcext:value-type="float">
            <text:p>55.3309514523</text:p>
          </table:table-cell>
          <table:table-cell table:formula="of:=[.D577]/([.E577]-[.E576])" office:value-type="float" office:value="47271.4178857011" calcext:value-type="float">
            <text:p>47271.4178857011</text:p>
          </table:table-cell>
          <table:table-cell table:formula="of:=[.E577]-[.E576]" office:value-type="float" office:value="0.0908794403076172" calcext:value-type="float">
            <text:p>0.090879440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909811.50654" calcext:value-type="float">
            <text:p>1455909811.50654</text:p>
          </table:table-cell>
          <table:table-cell office:value-type="float" office:value="1455909811.50671" calcext:value-type="float">
            <text:p>1455909811.50671</text:p>
          </table:table-cell>
          <table:table-cell office:value-type="float" office:value="4296" calcext:value-type="float">
            <text:p>4296</text:p>
          </table:table-cell>
          <table:table-cell table:formula="of:=[.B578]-[.B$2]" office:value-type="float" office:value="55.4233584403992" calcext:value-type="float">
            <text:p>55.4233584404</text:p>
          </table:table-cell>
          <table:table-cell table:formula="of:=[.D578]/([.E578]-[.E577])" office:value-type="float" office:value="46489.990489779" calcext:value-type="float">
            <text:p>46489.990489779</text:p>
          </table:table-cell>
          <table:table-cell table:formula="of:=[.E578]-[.E577]" office:value-type="float" office:value="0.0924069881439209" calcext:value-type="float">
            <text:p>0.092406988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909811.59728" calcext:value-type="float">
            <text:p>1455909811.59728</text:p>
          </table:table-cell>
          <table:table-cell office:value-type="float" office:value="1455909811.59745" calcext:value-type="float">
            <text:p>1455909811.59745</text:p>
          </table:table-cell>
          <table:table-cell office:value-type="float" office:value="4296" calcext:value-type="float">
            <text:p>4296</text:p>
          </table:table-cell>
          <table:table-cell table:formula="of:=[.B579]-[.B$2]" office:value-type="float" office:value="55.5140995979309" calcext:value-type="float">
            <text:p>55.5140995979</text:p>
          </table:table-cell>
          <table:table-cell table:formula="of:=[.D579]/([.E579]-[.E578])" office:value-type="float" office:value="47343.4560110984" calcext:value-type="float">
            <text:p>47343.4560110984</text:p>
          </table:table-cell>
          <table:table-cell table:formula="of:=[.E579]-[.E578]" office:value-type="float" office:value="0.0907411575317383" calcext:value-type="float">
            <text:p>0.090741157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909811.68905" calcext:value-type="float">
            <text:p>1455909811.68905</text:p>
          </table:table-cell>
          <table:table-cell office:value-type="float" office:value="1455909811.68922" calcext:value-type="float">
            <text:p>1455909811.68922</text:p>
          </table:table-cell>
          <table:table-cell office:value-type="float" office:value="4304" calcext:value-type="float">
            <text:p>4304</text:p>
          </table:table-cell>
          <table:table-cell table:formula="of:=[.B580]-[.B$2]" office:value-type="float" office:value="55.6058645248413" calcext:value-type="float">
            <text:p>55.6058645248</text:p>
          </table:table-cell>
          <table:table-cell table:formula="of:=[.D580]/([.E580]-[.E579])" office:value-type="float" office:value="46902.4511314921" calcext:value-type="float">
            <text:p>46902.4511314921</text:p>
          </table:table-cell>
          <table:table-cell table:formula="of:=[.E580]-[.E579]" office:value-type="float" office:value="0.0917649269104004" calcext:value-type="float">
            <text:p>0.091764926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909811.78006" calcext:value-type="float">
            <text:p>1455909811.78006</text:p>
          </table:table-cell>
          <table:table-cell office:value-type="float" office:value="1455909811.78024" calcext:value-type="float">
            <text:p>1455909811.78024</text:p>
          </table:table-cell>
          <table:table-cell office:value-type="float" office:value="4320" calcext:value-type="float">
            <text:p>4320</text:p>
          </table:table-cell>
          <table:table-cell table:formula="of:=[.B581]-[.B$2]" office:value-type="float" office:value="55.6968765258789" calcext:value-type="float">
            <text:p>55.6968765259</text:p>
          </table:table-cell>
          <table:table-cell table:formula="of:=[.D581]/([.E581]-[.E580])" office:value-type="float" office:value="47466.2676432681" calcext:value-type="float">
            <text:p>47466.2676432681</text:p>
          </table:table-cell>
          <table:table-cell table:formula="of:=[.E581]-[.E580]" office:value-type="float" office:value="0.0910120010375977" calcext:value-type="float">
            <text:p>0.0910120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909811.87249" calcext:value-type="float">
            <text:p>1455909811.87249</text:p>
          </table:table-cell>
          <table:table-cell office:value-type="float" office:value="1455909811.87267" calcext:value-type="float">
            <text:p>1455909811.87267</text:p>
          </table:table-cell>
          <table:table-cell office:value-type="float" office:value="4344" calcext:value-type="float">
            <text:p>4344</text:p>
          </table:table-cell>
          <table:table-cell table:formula="of:=[.B582]-[.B$2]" office:value-type="float" office:value="55.7893137931824" calcext:value-type="float">
            <text:p>55.7893137932</text:p>
          </table:table-cell>
          <table:table-cell table:formula="of:=[.D582]/([.E582]-[.E581])" office:value-type="float" office:value="46994.0331072193" calcext:value-type="float">
            <text:p>46994.0331072193</text:p>
          </table:table-cell>
          <table:table-cell table:formula="of:=[.E582]-[.E581]" office:value-type="float" office:value="0.0924372673034668" calcext:value-type="float">
            <text:p>0.092437267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909811.9637" calcext:value-type="float">
            <text:p>1455909811.9637</text:p>
          </table:table-cell>
          <table:table-cell office:value-type="float" office:value="1455909811.96387" calcext:value-type="float">
            <text:p>1455909811.96387</text:p>
          </table:table-cell>
          <table:table-cell office:value-type="float" office:value="4376" calcext:value-type="float">
            <text:p>4376</text:p>
          </table:table-cell>
          <table:table-cell table:formula="of:=[.B583]-[.B$2]" office:value-type="float" office:value="55.8805210590363" calcext:value-type="float">
            <text:p>55.880521059</text:p>
          </table:table-cell>
          <table:table-cell table:formula="of:=[.D583]/([.E583]-[.E582])" office:value-type="float" office:value="47978.6337089695" calcext:value-type="float">
            <text:p>47978.6337089695</text:p>
          </table:table-cell>
          <table:table-cell table:formula="of:=[.E583]-[.E582]" office:value-type="float" office:value="0.0912072658538818" calcext:value-type="float">
            <text:p>0.091207265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909812.05428" calcext:value-type="float">
            <text:p>1455909812.05428</text:p>
          </table:table-cell>
          <table:table-cell office:value-type="float" office:value="1455909812.05446" calcext:value-type="float">
            <text:p>1455909812.05446</text:p>
          </table:table-cell>
          <table:table-cell office:value-type="float" office:value="4416" calcext:value-type="float">
            <text:p>4416</text:p>
          </table:table-cell>
          <table:table-cell table:formula="of:=[.B584]-[.B$2]" office:value-type="float" office:value="55.9711012840271" calcext:value-type="float">
            <text:p>55.971101284</text:p>
          </table:table-cell>
          <table:table-cell table:formula="of:=[.D584]/([.E584]-[.E583])" office:value-type="float" office:value="48752.3628964969" calcext:value-type="float">
            <text:p>48752.3628964969</text:p>
          </table:table-cell>
          <table:table-cell table:formula="of:=[.E584]-[.E583]" office:value-type="float" office:value="0.0905802249908447" calcext:value-type="float">
            <text:p>0.09058022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909812.14628" calcext:value-type="float">
            <text:p>1455909812.14628</text:p>
          </table:table-cell>
          <table:table-cell office:value-type="float" office:value="1455909812.14646" calcext:value-type="float">
            <text:p>1455909812.14646</text:p>
          </table:table-cell>
          <table:table-cell office:value-type="float" office:value="4456" calcext:value-type="float">
            <text:p>4456</text:p>
          </table:table-cell>
          <table:table-cell table:formula="of:=[.B585]-[.B$2]" office:value-type="float" office:value="56.0631036758423" calcext:value-type="float">
            <text:p>56.0631036758</text:p>
          </table:table-cell>
          <table:table-cell table:formula="of:=[.D585]/([.E585]-[.E584])" office:value-type="float" office:value="48433.5234343822" calcext:value-type="float">
            <text:p>48433.5234343822</text:p>
          </table:table-cell>
          <table:table-cell table:formula="of:=[.E585]-[.E584]" office:value-type="float" office:value="0.0920023918151856" calcext:value-type="float">
            <text:p>0.09200239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909812.23741" calcext:value-type="float">
            <text:p>1455909812.23741</text:p>
          </table:table-cell>
          <table:table-cell office:value-type="float" office:value="1455909812.23759" calcext:value-type="float">
            <text:p>1455909812.23759</text:p>
          </table:table-cell>
          <table:table-cell office:value-type="float" office:value="4512" calcext:value-type="float">
            <text:p>4512</text:p>
          </table:table-cell>
          <table:table-cell table:formula="of:=[.B586]-[.B$2]" office:value-type="float" office:value="56.1542320251465" calcext:value-type="float">
            <text:p>56.1542320251</text:p>
          </table:table-cell>
          <table:table-cell table:formula="of:=[.D586]/([.E586]-[.E585])" office:value-type="float" office:value="49512.583454555" calcext:value-type="float">
            <text:p>49512.583454555</text:p>
          </table:table-cell>
          <table:table-cell table:formula="of:=[.E586]-[.E585]" office:value-type="float" office:value="0.0911283493041992" calcext:value-type="float">
            <text:p>0.091128349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909812.32935" calcext:value-type="float">
            <text:p>1455909812.32935</text:p>
          </table:table-cell>
          <table:table-cell office:value-type="float" office:value="1455909812.32952" calcext:value-type="float">
            <text:p>1455909812.32952</text:p>
          </table:table-cell>
          <table:table-cell office:value-type="float" office:value="4568" calcext:value-type="float">
            <text:p>4568</text:p>
          </table:table-cell>
          <table:table-cell table:formula="of:=[.B587]-[.B$2]" office:value-type="float" office:value="56.2461674213409" calcext:value-type="float">
            <text:p>56.2461674213</text:p>
          </table:table-cell>
          <table:table-cell table:formula="of:=[.D587]/([.E587]-[.E586])" office:value-type="float" office:value="49687.0649291373" calcext:value-type="float">
            <text:p>49687.0649291373</text:p>
          </table:table-cell>
          <table:table-cell table:formula="of:=[.E587]-[.E586]" office:value-type="float" office:value="0.091935396194458" calcext:value-type="float">
            <text:p>0.091935396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909812.42022" calcext:value-type="float">
            <text:p>1455909812.42022</text:p>
          </table:table-cell>
          <table:table-cell office:value-type="float" office:value="1455909812.42039" calcext:value-type="float">
            <text:p>1455909812.42039</text:p>
          </table:table-cell>
          <table:table-cell office:value-type="float" office:value="4632" calcext:value-type="float">
            <text:p>4632</text:p>
          </table:table-cell>
          <table:table-cell table:formula="of:=[.B588]-[.B$2]" office:value-type="float" office:value="56.3370363712311" calcext:value-type="float">
            <text:p>56.3370363712</text:p>
          </table:table-cell>
          <table:table-cell table:formula="of:=[.D588]/([.E588]-[.E587])" office:value-type="float" office:value="50974.5078555461" calcext:value-type="float">
            <text:p>50974.5078555461</text:p>
          </table:table-cell>
          <table:table-cell table:formula="of:=[.E588]-[.E587]" office:value-type="float" office:value="0.0908689498901367" calcext:value-type="float">
            <text:p>0.090868949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909812.51208" calcext:value-type="float">
            <text:p>1455909812.51208</text:p>
          </table:table-cell>
          <table:table-cell office:value-type="float" office:value="1455909812.51225" calcext:value-type="float">
            <text:p>1455909812.51225</text:p>
          </table:table-cell>
          <table:table-cell office:value-type="float" office:value="4704" calcext:value-type="float">
            <text:p>4704</text:p>
          </table:table-cell>
          <table:table-cell table:formula="of:=[.B589]-[.B$2]" office:value-type="float" office:value="56.4288957118988" calcext:value-type="float">
            <text:p>56.4288957119</text:p>
          </table:table-cell>
          <table:table-cell table:formula="of:=[.D589]/([.E589]-[.E588])" office:value-type="float" office:value="51208.7281032791" calcext:value-type="float">
            <text:p>51208.7281032791</text:p>
          </table:table-cell>
          <table:table-cell table:formula="of:=[.E589]-[.E588]" office:value-type="float" office:value="0.0918593406677246" calcext:value-type="float">
            <text:p>0.091859340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909812.60385" calcext:value-type="float">
            <text:p>1455909812.60385</text:p>
          </table:table-cell>
          <table:table-cell office:value-type="float" office:value="1455909812.60416" calcext:value-type="float">
            <text:p>1455909812.60416</text:p>
          </table:table-cell>
          <table:table-cell office:value-type="float" office:value="4776" calcext:value-type="float">
            <text:p>4776</text:p>
          </table:table-cell>
          <table:table-cell table:formula="of:=[.B590]-[.B$2]" office:value-type="float" office:value="56.5206687450409" calcext:value-type="float">
            <text:p>56.520668745</text:p>
          </table:table-cell>
          <table:table-cell table:formula="of:=[.D590]/([.E590]-[.E589])" office:value-type="float" office:value="52041.4313059201" calcext:value-type="float">
            <text:p>52041.4313059201</text:p>
          </table:table-cell>
          <table:table-cell table:formula="of:=[.E590]-[.E589]" office:value-type="float" office:value="0.0917730331420898" calcext:value-type="float">
            <text:p>0.091773033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909812.69536" calcext:value-type="float">
            <text:p>1455909812.69536</text:p>
          </table:table-cell>
          <table:table-cell office:value-type="float" office:value="1455909812.69556" calcext:value-type="float">
            <text:p>1455909812.69556</text:p>
          </table:table-cell>
          <table:table-cell office:value-type="float" office:value="4856" calcext:value-type="float">
            <text:p>4856</text:p>
          </table:table-cell>
          <table:table-cell table:formula="of:=[.B591]-[.B$2]" office:value-type="float" office:value="56.6121814250946" calcext:value-type="float">
            <text:p>56.6121814251</text:p>
          </table:table-cell>
          <table:table-cell table:formula="of:=[.D591]/([.E591]-[.E590])" office:value-type="float" office:value="53063.6846953876" calcext:value-type="float">
            <text:p>53063.6846953876</text:p>
          </table:table-cell>
          <table:table-cell table:formula="of:=[.E591]-[.E590]" office:value-type="float" office:value="0.0915126800537109" calcext:value-type="float">
            <text:p>0.09151268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909812.78801" calcext:value-type="float">
            <text:p>1455909812.78801</text:p>
          </table:table-cell>
          <table:table-cell office:value-type="float" office:value="1455909812.78825" calcext:value-type="float">
            <text:p>1455909812.78825</text:p>
          </table:table-cell>
          <table:table-cell office:value-type="float" office:value="4944" calcext:value-type="float">
            <text:p>4944</text:p>
          </table:table-cell>
          <table:table-cell table:formula="of:=[.B592]-[.B$2]" office:value-type="float" office:value="56.7048323154449" calcext:value-type="float">
            <text:p>56.7048323154</text:p>
          </table:table-cell>
          <table:table-cell table:formula="of:=[.D592]/([.E592]-[.E591])" office:value-type="float" office:value="53361.6026927016" calcext:value-type="float">
            <text:p>53361.6026927016</text:p>
          </table:table-cell>
          <table:table-cell table:formula="of:=[.E592]-[.E591]" office:value-type="float" office:value="0.0926508903503418" calcext:value-type="float">
            <text:p>0.092650890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909812.87908" calcext:value-type="float">
            <text:p>1455909812.87908</text:p>
          </table:table-cell>
          <table:table-cell office:value-type="float" office:value="1455909812.87925" calcext:value-type="float">
            <text:p>1455909812.87925</text:p>
          </table:table-cell>
          <table:table-cell office:value-type="float" office:value="5040" calcext:value-type="float">
            <text:p>5040</text:p>
          </table:table-cell>
          <table:table-cell table:formula="of:=[.B593]-[.B$2]" office:value-type="float" office:value="56.7958981990814" calcext:value-type="float">
            <text:p>56.7958981991</text:p>
          </table:table-cell>
          <table:table-cell table:formula="of:=[.D593]/([.E593]-[.E592])" office:value-type="float" office:value="55344.5461542892" calcext:value-type="float">
            <text:p>55344.5461542892</text:p>
          </table:table-cell>
          <table:table-cell table:formula="of:=[.E593]-[.E592]" office:value-type="float" office:value="0.0910658836364746" calcext:value-type="float">
            <text:p>0.0910658836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909812.97132" calcext:value-type="float">
            <text:p>1455909812.97132</text:p>
          </table:table-cell>
          <table:table-cell office:value-type="float" office:value="1455909812.97149" calcext:value-type="float">
            <text:p>1455909812.97149</text:p>
          </table:table-cell>
          <table:table-cell office:value-type="float" office:value="5136" calcext:value-type="float">
            <text:p>5136</text:p>
          </table:table-cell>
          <table:table-cell table:formula="of:=[.B594]-[.B$2]" office:value-type="float" office:value="56.8881351947784" calcext:value-type="float">
            <text:p>56.8881351948</text:p>
          </table:table-cell>
          <table:table-cell table:formula="of:=[.D594]/([.E594]-[.E593])" office:value-type="float" office:value="55682.6462222452" calcext:value-type="float">
            <text:p>55682.6462222452</text:p>
          </table:table-cell>
          <table:table-cell table:formula="of:=[.E594]-[.E593]" office:value-type="float" office:value="0.0922369956970215" calcext:value-type="float">
            <text:p>0.092236995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909813.0623" calcext:value-type="float">
            <text:p>1455909813.0623</text:p>
          </table:table-cell>
          <table:table-cell office:value-type="float" office:value="1455909813.06247" calcext:value-type="float">
            <text:p>1455909813.06247</text:p>
          </table:table-cell>
          <table:table-cell office:value-type="float" office:value="5232" calcext:value-type="float">
            <text:p>5232</text:p>
          </table:table-cell>
          <table:table-cell table:formula="of:=[.B595]-[.B$2]" office:value-type="float" office:value="56.9791169166565" calcext:value-type="float">
            <text:p>56.9791169167</text:p>
          </table:table-cell>
          <table:table-cell table:formula="of:=[.D595]/([.E595]-[.E594])" office:value-type="float" office:value="57506.0560736888" calcext:value-type="float">
            <text:p>57506.0560736888</text:p>
          </table:table-cell>
          <table:table-cell table:formula="of:=[.E595]-[.E594]" office:value-type="float" office:value="0.0909817218780518" calcext:value-type="float">
            <text:p>0.090981721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909813.15471" calcext:value-type="float">
            <text:p>1455909813.15471</text:p>
          </table:table-cell>
          <table:table-cell office:value-type="float" office:value="1455909813.15489" calcext:value-type="float">
            <text:p>1455909813.15489</text:p>
          </table:table-cell>
          <table:table-cell office:value-type="float" office:value="5336" calcext:value-type="float">
            <text:p>5336</text:p>
          </table:table-cell>
          <table:table-cell table:formula="of:=[.B596]-[.B$2]" office:value-type="float" office:value="57.0715320110321" calcext:value-type="float">
            <text:p>57.071532011</text:p>
          </table:table-cell>
          <table:table-cell table:formula="of:=[.D596]/([.E596]-[.E595])" office:value-type="float" office:value="57739.4854818029" calcext:value-type="float">
            <text:p>57739.4854818029</text:p>
          </table:table-cell>
          <table:table-cell table:formula="of:=[.E596]-[.E595]" office:value-type="float" office:value="0.0924150943756104" calcext:value-type="float">
            <text:p>0.092415094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909813.24606" calcext:value-type="float">
            <text:p>1455909813.24606</text:p>
          </table:table-cell>
          <table:table-cell office:value-type="float" office:value="1455909813.24623" calcext:value-type="float">
            <text:p>1455909813.24623</text:p>
          </table:table-cell>
          <table:table-cell office:value-type="float" office:value="5440" calcext:value-type="float">
            <text:p>5440</text:p>
          </table:table-cell>
          <table:table-cell table:formula="of:=[.B597]-[.B$2]" office:value-type="float" office:value="57.1628804206848" calcext:value-type="float">
            <text:p>57.1628804207</text:p>
          </table:table-cell>
          <table:table-cell table:formula="of:=[.D597]/([.E597]-[.E596])" office:value-type="float" office:value="59552.2135599502" calcext:value-type="float">
            <text:p>59552.2135599502</text:p>
          </table:table-cell>
          <table:table-cell table:formula="of:=[.E597]-[.E596]" office:value-type="float" office:value="0.09134840965271" calcext:value-type="float">
            <text:p>0.091348409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909813.33712" calcext:value-type="float">
            <text:p>1455909813.33712</text:p>
          </table:table-cell>
          <table:table-cell office:value-type="float" office:value="1455909813.33729" calcext:value-type="float">
            <text:p>1455909813.33729</text:p>
          </table:table-cell>
          <table:table-cell office:value-type="float" office:value="5552" calcext:value-type="float">
            <text:p>5552</text:p>
          </table:table-cell>
          <table:table-cell table:formula="of:=[.B598]-[.B$2]" office:value-type="float" office:value="57.2539386749268" calcext:value-type="float">
            <text:p>57.2539386749</text:p>
          </table:table-cell>
          <table:table-cell table:formula="of:=[.D598]/([.E598]-[.E597])" office:value-type="float" office:value="60971.9574158345" calcext:value-type="float">
            <text:p>60971.9574158345</text:p>
          </table:table-cell>
          <table:table-cell table:formula="of:=[.E598]-[.E597]" office:value-type="float" office:value="0.0910582542419434" calcext:value-type="float">
            <text:p>0.091058254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909813.4292" calcext:value-type="float">
            <text:p>1455909813.4292</text:p>
          </table:table-cell>
          <table:table-cell office:value-type="float" office:value="1455909813.42938" calcext:value-type="float">
            <text:p>1455909813.42938</text:p>
          </table:table-cell>
          <table:table-cell office:value-type="float" office:value="5664" calcext:value-type="float">
            <text:p>5664</text:p>
          </table:table-cell>
          <table:table-cell table:formula="of:=[.B599]-[.B$2]" office:value-type="float" office:value="57.3460240364075" calcext:value-type="float">
            <text:p>57.3460240364</text:p>
          </table:table-cell>
          <table:table-cell table:formula="of:=[.D599]/([.E599]-[.E598])" office:value-type="float" office:value="61508.1475375032" calcext:value-type="float">
            <text:p>61508.1475375032</text:p>
          </table:table-cell>
          <table:table-cell table:formula="of:=[.E599]-[.E598]" office:value-type="float" office:value="0.0920853614807129" calcext:value-type="float">
            <text:p>0.09208536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909813.5206" calcext:value-type="float">
            <text:p>1455909813.5206</text:p>
          </table:table-cell>
          <table:table-cell office:value-type="float" office:value="1455909813.52076" calcext:value-type="float">
            <text:p>1455909813.52076</text:p>
          </table:table-cell>
          <table:table-cell office:value-type="float" office:value="5776" calcext:value-type="float">
            <text:p>5776</text:p>
          </table:table-cell>
          <table:table-cell table:formula="of:=[.B600]-[.B$2]" office:value-type="float" office:value="57.4374191761017" calcext:value-type="float">
            <text:p>57.4374191761</text:p>
          </table:table-cell>
          <table:table-cell table:formula="of:=[.D600]/([.E600]-[.E599])" office:value-type="float" office:value="63198.1089949105" calcext:value-type="float">
            <text:p>63198.1089949105</text:p>
          </table:table-cell>
          <table:table-cell table:formula="of:=[.E600]-[.E599]" office:value-type="float" office:value="0.0913951396942139" calcext:value-type="float">
            <text:p>0.091395139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909813.61351" calcext:value-type="float">
            <text:p>1455909813.61351</text:p>
          </table:table-cell>
          <table:table-cell office:value-type="float" office:value="1455909813.6137" calcext:value-type="float">
            <text:p>1455909813.6137</text:p>
          </table:table-cell>
          <table:table-cell office:value-type="float" office:value="5888" calcext:value-type="float">
            <text:p>5888</text:p>
          </table:table-cell>
          <table:table-cell table:formula="of:=[.B601]-[.B$2]" office:value-type="float" office:value="57.5303263664246" calcext:value-type="float">
            <text:p>57.5303263664</text:p>
          </table:table-cell>
          <table:table-cell table:formula="of:=[.D601]/([.E601]-[.E600])" office:value-type="float" office:value="63375.0733343427" calcext:value-type="float">
            <text:p>63375.0733343427</text:p>
          </table:table-cell>
          <table:table-cell table:formula="of:=[.E601]-[.E600]" office:value-type="float" office:value="0.092907190322876" calcext:value-type="float">
            <text:p>0.092907190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909813.70575" calcext:value-type="float">
            <text:p>1455909813.70575</text:p>
          </table:table-cell>
          <table:table-cell office:value-type="float" office:value="1455909813.70605" calcext:value-type="float">
            <text:p>1455909813.70605</text:p>
          </table:table-cell>
          <table:table-cell office:value-type="float" office:value="6008" calcext:value-type="float">
            <text:p>6008</text:p>
          </table:table-cell>
          <table:table-cell table:formula="of:=[.B602]-[.B$2]" office:value-type="float" office:value="57.622570514679" calcext:value-type="float">
            <text:p>57.6225705147</text:p>
          </table:table-cell>
          <table:table-cell table:formula="of:=[.D602]/([.E602]-[.E601])" office:value-type="float" office:value="65131.5027965883" calcext:value-type="float">
            <text:p>65131.5027965883</text:p>
          </table:table-cell>
          <table:table-cell table:formula="of:=[.E602]-[.E601]" office:value-type="float" office:value="0.0922441482543945" calcext:value-type="float">
            <text:p>0.092244148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909813.79799" calcext:value-type="float">
            <text:p>1455909813.79799</text:p>
          </table:table-cell>
          <table:table-cell office:value-type="float" office:value="1455909813.79816" calcext:value-type="float">
            <text:p>1455909813.79816</text:p>
          </table:table-cell>
          <table:table-cell office:value-type="float" office:value="6120" calcext:value-type="float">
            <text:p>6120</text:p>
          </table:table-cell>
          <table:table-cell table:formula="of:=[.B603]-[.B$2]" office:value-type="float" office:value="57.7148115634918" calcext:value-type="float">
            <text:p>57.7148115635</text:p>
          </table:table-cell>
          <table:table-cell table:formula="of:=[.D603]/([.E603]-[.E602])" office:value-type="float" office:value="66347.9012734985" calcext:value-type="float">
            <text:p>66347.9012734985</text:p>
          </table:table-cell>
          <table:table-cell table:formula="of:=[.E603]-[.E602]" office:value-type="float" office:value="0.0922410488128662" calcext:value-type="float">
            <text:p>0.092241048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909813.88921" calcext:value-type="float">
            <text:p>1455909813.88921</text:p>
          </table:table-cell>
          <table:table-cell office:value-type="float" office:value="1455909813.88938" calcext:value-type="float">
            <text:p>1455909813.88938</text:p>
          </table:table-cell>
          <table:table-cell office:value-type="float" office:value="6232" calcext:value-type="float">
            <text:p>6232</text:p>
          </table:table-cell>
          <table:table-cell table:formula="of:=[.B604]-[.B$2]" office:value-type="float" office:value="57.8060269355774" calcext:value-type="float">
            <text:p>57.8060269356</text:p>
          </table:table-cell>
          <table:table-cell table:formula="of:=[.D604]/([.E604]-[.E603])" office:value-type="float" office:value="68321.8174471033" calcext:value-type="float">
            <text:p>68321.8174471033</text:p>
          </table:table-cell>
          <table:table-cell table:formula="of:=[.E604]-[.E603]" office:value-type="float" office:value="0.0912153720855713" calcext:value-type="float">
            <text:p>0.09121537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909813.98056" calcext:value-type="float">
            <text:p>1455909813.98056</text:p>
          </table:table-cell>
          <table:table-cell office:value-type="float" office:value="1455909813.98073" calcext:value-type="float">
            <text:p>1455909813.98073</text:p>
          </table:table-cell>
          <table:table-cell office:value-type="float" office:value="6352" calcext:value-type="float">
            <text:p>6352</text:p>
          </table:table-cell>
          <table:table-cell table:formula="of:=[.B605]-[.B$2]" office:value-type="float" office:value="57.8973801136017" calcext:value-type="float">
            <text:p>57.8973801136</text:p>
          </table:table-cell>
          <table:table-cell table:formula="of:=[.D605]/([.E605]-[.E604])" office:value-type="float" office:value="69532.3374334161" calcext:value-type="float">
            <text:p>69532.3374334161</text:p>
          </table:table-cell>
          <table:table-cell table:formula="of:=[.E605]-[.E604]" office:value-type="float" office:value="0.091353178024292" calcext:value-type="float">
            <text:p>0.09135317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909814.07292" calcext:value-type="float">
            <text:p>1455909814.07292</text:p>
          </table:table-cell>
          <table:table-cell office:value-type="float" office:value="1455909814.07309" calcext:value-type="float">
            <text:p>1455909814.07309</text:p>
          </table:table-cell>
          <table:table-cell office:value-type="float" office:value="6464" calcext:value-type="float">
            <text:p>6464</text:p>
          </table:table-cell>
          <table:table-cell table:formula="of:=[.B606]-[.B$2]" office:value-type="float" office:value="57.9897382259369" calcext:value-type="float">
            <text:p>57.9897382259</text:p>
          </table:table-cell>
          <table:table-cell table:formula="of:=[.D606]/([.E606]-[.E605])" office:value-type="float" office:value="69988.4377946089" calcext:value-type="float">
            <text:p>69988.4377946089</text:p>
          </table:table-cell>
          <table:table-cell table:formula="of:=[.E606]-[.E605]" office:value-type="float" office:value="0.0923581123352051" calcext:value-type="float">
            <text:p>0.092358112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909814.16388" calcext:value-type="float">
            <text:p>1455909814.16388</text:p>
          </table:table-cell>
          <table:table-cell office:value-type="float" office:value="1455909814.16405" calcext:value-type="float">
            <text:p>1455909814.16405</text:p>
          </table:table-cell>
          <table:table-cell office:value-type="float" office:value="6576" calcext:value-type="float">
            <text:p>6576</text:p>
          </table:table-cell>
          <table:table-cell table:formula="of:=[.B607]-[.B$2]" office:value-type="float" office:value="58.0806987285614" calcext:value-type="float">
            <text:p>58.0806987286</text:p>
          </table:table-cell>
          <table:table-cell table:formula="of:=[.D607]/([.E607]-[.E606])" office:value-type="float" office:value="72295.11502532" calcext:value-type="float">
            <text:p>72295.11502532</text:p>
          </table:table-cell>
          <table:table-cell table:formula="of:=[.E607]-[.E606]" office:value-type="float" office:value="0.0909605026245117" calcext:value-type="float">
            <text:p>0.090960502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909814.25655" calcext:value-type="float">
            <text:p>1455909814.25655</text:p>
          </table:table-cell>
          <table:table-cell office:value-type="float" office:value="1455909814.25678" calcext:value-type="float">
            <text:p>1455909814.25678</text:p>
          </table:table-cell>
          <table:table-cell office:value-type="float" office:value="6688" calcext:value-type="float">
            <text:p>6688</text:p>
          </table:table-cell>
          <table:table-cell table:formula="of:=[.B608]-[.B$2]" office:value-type="float" office:value="58.173365354538" calcext:value-type="float">
            <text:p>58.1733653545</text:p>
          </table:table-cell>
          <table:table-cell table:formula="of:=[.D608]/([.E608]-[.E607])" office:value-type="float" office:value="72172.6935616664" calcext:value-type="float">
            <text:p>72172.6935616664</text:p>
          </table:table-cell>
          <table:table-cell table:formula="of:=[.E608]-[.E607]" office:value-type="float" office:value="0.0926666259765625" calcext:value-type="float">
            <text:p>0.09266662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909814.34778" calcext:value-type="float">
            <text:p>1455909814.34778</text:p>
          </table:table-cell>
          <table:table-cell office:value-type="float" office:value="1455909814.34795" calcext:value-type="float">
            <text:p>1455909814.34795</text:p>
          </table:table-cell>
          <table:table-cell office:value-type="float" office:value="6792" calcext:value-type="float">
            <text:p>6792</text:p>
          </table:table-cell>
          <table:table-cell table:formula="of:=[.B609]-[.B$2]" office:value-type="float" office:value="58.2646040916443" calcext:value-type="float">
            <text:p>58.2646040916</text:p>
          </table:table-cell>
          <table:table-cell table:formula="of:=[.D609]/([.E609]-[.E608])" office:value-type="float" office:value="74442.0650198728" calcext:value-type="float">
            <text:p>74442.0650198728</text:p>
          </table:table-cell>
          <table:table-cell table:formula="of:=[.E609]-[.E608]" office:value-type="float" office:value="0.0912387371063232" calcext:value-type="float">
            <text:p>0.091238737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909814.44076" calcext:value-type="float">
            <text:p>1455909814.44076</text:p>
          </table:table-cell>
          <table:table-cell office:value-type="float" office:value="1455909814.44093" calcext:value-type="float">
            <text:p>1455909814.44093</text:p>
          </table:table-cell>
          <table:table-cell office:value-type="float" office:value="6896" calcext:value-type="float">
            <text:p>6896</text:p>
          </table:table-cell>
          <table:table-cell table:formula="of:=[.B610]-[.B$2]" office:value-type="float" office:value="58.3575785160065" calcext:value-type="float">
            <text:p>58.357578516</text:p>
          </table:table-cell>
          <table:table-cell table:formula="of:=[.D610]/([.E610]-[.E609])" office:value-type="float" office:value="74170.9351502579" calcext:value-type="float">
            <text:p>74170.9351502579</text:p>
          </table:table-cell>
          <table:table-cell table:formula="of:=[.E610]-[.E609]" office:value-type="float" office:value="0.0929744243621826" calcext:value-type="float">
            <text:p>0.092974424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909814.53243" calcext:value-type="float">
            <text:p>1455909814.53243</text:p>
          </table:table-cell>
          <table:table-cell office:value-type="float" office:value="1455909814.53261" calcext:value-type="float">
            <text:p>1455909814.53261</text:p>
          </table:table-cell>
          <table:table-cell office:value-type="float" office:value="7000" calcext:value-type="float">
            <text:p>7000</text:p>
          </table:table-cell>
          <table:table-cell table:formula="of:=[.B611]-[.B$2]" office:value-type="float" office:value="58.4492444992065" calcext:value-type="float">
            <text:p>58.4492444992</text:p>
          </table:table-cell>
          <table:table-cell table:formula="of:=[.D611]/([.E611]-[.E610])" office:value-type="float" office:value="76364.2057350933" calcext:value-type="float">
            <text:p>76364.2057350933</text:p>
          </table:table-cell>
          <table:table-cell table:formula="of:=[.E611]-[.E610]" office:value-type="float" office:value="0.0916659832000732" calcext:value-type="float">
            <text:p>0.091665983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909814.62384" calcext:value-type="float">
            <text:p>1455909814.62384</text:p>
          </table:table-cell>
          <table:table-cell office:value-type="float" office:value="1455909814.62401" calcext:value-type="float">
            <text:p>1455909814.62401</text:p>
          </table:table-cell>
          <table:table-cell office:value-type="float" office:value="7096" calcext:value-type="float">
            <text:p>7096</text:p>
          </table:table-cell>
          <table:table-cell table:formula="of:=[.B612]-[.B$2]" office:value-type="float" office:value="58.5406579971314" calcext:value-type="float">
            <text:p>58.5406579971</text:p>
          </table:table-cell>
          <table:table-cell table:formula="of:=[.D612]/([.E612]-[.E611])" office:value-type="float" office:value="77625.2978070816" calcext:value-type="float">
            <text:p>77625.2978070816</text:p>
          </table:table-cell>
          <table:table-cell table:formula="of:=[.E612]-[.E611]" office:value-type="float" office:value="0.0914134979248047" calcext:value-type="float">
            <text:p>0.091413497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909814.71649" calcext:value-type="float">
            <text:p>1455909814.71649</text:p>
          </table:table-cell>
          <table:table-cell office:value-type="float" office:value="1455909814.71666" calcext:value-type="float">
            <text:p>1455909814.71666</text:p>
          </table:table-cell>
          <table:table-cell office:value-type="float" office:value="7192" calcext:value-type="float">
            <text:p>7192</text:p>
          </table:table-cell>
          <table:table-cell table:formula="of:=[.B613]-[.B$2]" office:value-type="float" office:value="58.6333107948303" calcext:value-type="float">
            <text:p>58.6333107948</text:p>
          </table:table-cell>
          <table:table-cell table:formula="of:=[.D613]/([.E613]-[.E612])" office:value-type="float" office:value="77623.1282660944" calcext:value-type="float">
            <text:p>77623.1282660944</text:p>
          </table:table-cell>
          <table:table-cell table:formula="of:=[.E613]-[.E612]" office:value-type="float" office:value="0.0926527976989746" calcext:value-type="float">
            <text:p>0.092652797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909814.80831" calcext:value-type="float">
            <text:p>1455909814.80831</text:p>
          </table:table-cell>
          <table:table-cell office:value-type="float" office:value="1455909814.80869" calcext:value-type="float">
            <text:p>1455909814.80869</text:p>
          </table:table-cell>
          <table:table-cell office:value-type="float" office:value="7280" calcext:value-type="float">
            <text:p>7280</text:p>
          </table:table-cell>
          <table:table-cell table:formula="of:=[.B614]-[.B$2]" office:value-type="float" office:value="58.7251281738281" calcext:value-type="float">
            <text:p>58.7251281738</text:p>
          </table:table-cell>
          <table:table-cell table:formula="of:=[.D614]/([.E614]-[.E613])" office:value-type="float" office:value="79287.8219729428" calcext:value-type="float">
            <text:p>79287.8219729428</text:p>
          </table:table-cell>
          <table:table-cell table:formula="of:=[.E614]-[.E613]" office:value-type="float" office:value="0.0918173789978027" calcext:value-type="float">
            <text:p>0.09181737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909814.90155" calcext:value-type="float">
            <text:p>1455909814.90155</text:p>
          </table:table-cell>
          <table:table-cell office:value-type="float" office:value="1455909814.90173" calcext:value-type="float">
            <text:p>1455909814.90173</text:p>
          </table:table-cell>
          <table:table-cell office:value-type="float" office:value="7368" calcext:value-type="float">
            <text:p>7368</text:p>
          </table:table-cell>
          <table:table-cell table:formula="of:=[.B615]-[.B$2]" office:value-type="float" office:value="58.8183724880219" calcext:value-type="float">
            <text:p>58.818372488</text:p>
          </table:table-cell>
          <table:table-cell table:formula="of:=[.D615]/([.E615]-[.E614])" office:value-type="float" office:value="79018.222866567" calcext:value-type="float">
            <text:p>79018.222866567</text:p>
          </table:table-cell>
          <table:table-cell table:formula="of:=[.E615]-[.E614]" office:value-type="float" office:value="0.0932443141937256" calcext:value-type="float">
            <text:p>0.093244314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909814.99329" calcext:value-type="float">
            <text:p>1455909814.99329</text:p>
          </table:table-cell>
          <table:table-cell office:value-type="float" office:value="1455909814.99346" calcext:value-type="float">
            <text:p>1455909814.99346</text:p>
          </table:table-cell>
          <table:table-cell office:value-type="float" office:value="7448" calcext:value-type="float">
            <text:p>7448</text:p>
          </table:table-cell>
          <table:table-cell table:formula="of:=[.B616]-[.B$2]" office:value-type="float" office:value="58.9101116657257" calcext:value-type="float">
            <text:p>58.9101116657</text:p>
          </table:table-cell>
          <table:table-cell table:formula="of:=[.D616]/([.E616]-[.E615])" office:value-type="float" office:value="81186.6880259472" calcext:value-type="float">
            <text:p>81186.6880259472</text:p>
          </table:table-cell>
          <table:table-cell table:formula="of:=[.E616]-[.E615]" office:value-type="float" office:value="0.0917391777038574" calcext:value-type="float">
            <text:p>0.091739177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909815.09129" calcext:value-type="float">
            <text:p>1455909815.09129</text:p>
          </table:table-cell>
          <table:table-cell office:value-type="float" office:value="1455909815.09147" calcext:value-type="float">
            <text:p>1455909815.09147</text:p>
          </table:table-cell>
          <table:table-cell office:value-type="float" office:value="7520" calcext:value-type="float">
            <text:p>7520</text:p>
          </table:table-cell>
          <table:table-cell table:formula="of:=[.B617]-[.B$2]" office:value-type="float" office:value="59.0081083774567" calcext:value-type="float">
            <text:p>59.0081083775</text:p>
          </table:table-cell>
          <table:table-cell table:formula="of:=[.D617]/([.E617]-[.E616])" office:value-type="float" office:value="76737.2687018889" calcext:value-type="float">
            <text:p>76737.2687018889</text:p>
          </table:table-cell>
          <table:table-cell table:formula="of:=[.E617]-[.E616]" office:value-type="float" office:value="0.097996711730957" calcext:value-type="float">
            <text:p>0.097996711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909815.21528" calcext:value-type="float">
            <text:p>1455909815.21528</text:p>
          </table:table-cell>
          <table:table-cell office:value-type="float" office:value="1455909815.21545" calcext:value-type="float">
            <text:p>1455909815.21545</text:p>
          </table:table-cell>
          <table:table-cell office:value-type="float" office:value="7608" calcext:value-type="float">
            <text:p>7608</text:p>
          </table:table-cell>
          <table:table-cell table:formula="of:=[.B618]-[.B$2]" office:value-type="float" office:value="59.1320977210999" calcext:value-type="float">
            <text:p>59.1320977211</text:p>
          </table:table-cell>
          <table:table-cell table:formula="of:=[.D618]/([.E618]-[.E617])" office:value-type="float" office:value="61360.1118971482" calcext:value-type="float">
            <text:p>61360.1118971482</text:p>
          </table:table-cell>
          <table:table-cell table:formula="of:=[.E618]-[.E617]" office:value-type="float" office:value="0.123989343643188" calcext:value-type="float">
            <text:p>0.123989343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909815.33957" calcext:value-type="float">
            <text:p>1455909815.33957</text:p>
          </table:table-cell>
          <table:table-cell office:value-type="float" office:value="1455909815.33975" calcext:value-type="float">
            <text:p>1455909815.33975</text:p>
          </table:table-cell>
          <table:table-cell office:value-type="float" office:value="7688" calcext:value-type="float">
            <text:p>7688</text:p>
          </table:table-cell>
          <table:table-cell table:formula="of:=[.B619]-[.B$2]" office:value-type="float" office:value="59.2563872337341" calcext:value-type="float">
            <text:p>59.2563872337</text:p>
          </table:table-cell>
          <table:table-cell table:formula="of:=[.D619]/([.E619]-[.E618])" office:value-type="float" office:value="61855.5808696586" calcext:value-type="float">
            <text:p>61855.5808696586</text:p>
          </table:table-cell>
          <table:table-cell table:formula="of:=[.E619]-[.E618]" office:value-type="float" office:value="0.124289512634277" calcext:value-type="float">
            <text:p>0.124289512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909815.45734" calcext:value-type="float">
            <text:p>1455909815.45734</text:p>
          </table:table-cell>
          <table:table-cell office:value-type="float" office:value="1455909815.45751" calcext:value-type="float">
            <text:p>1455909815.45751</text:p>
          </table:table-cell>
          <table:table-cell office:value-type="float" office:value="7752" calcext:value-type="float">
            <text:p>7752</text:p>
          </table:table-cell>
          <table:table-cell table:formula="of:=[.B620]-[.B$2]" office:value-type="float" office:value="59.3741600513458" calcext:value-type="float">
            <text:p>59.3741600513</text:p>
          </table:table-cell>
          <table:table-cell table:formula="of:=[.D620]/([.E620]-[.E619])" office:value-type="float" office:value="65821.6399777317" calcext:value-type="float">
            <text:p>65821.6399777317</text:p>
          </table:table-cell>
          <table:table-cell table:formula="of:=[.E620]-[.E619]" office:value-type="float" office:value="0.117772817611694" calcext:value-type="float">
            <text:p>0.117772817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909815.57372" calcext:value-type="float">
            <text:p>1455909815.57372</text:p>
          </table:table-cell>
          <table:table-cell office:value-type="float" office:value="1455909815.5739" calcext:value-type="float">
            <text:p>1455909815.5739</text:p>
          </table:table-cell>
          <table:table-cell office:value-type="float" office:value="7800" calcext:value-type="float">
            <text:p>7800</text:p>
          </table:table-cell>
          <table:table-cell table:formula="of:=[.B621]-[.B$2]" office:value-type="float" office:value="59.4905350208282" calcext:value-type="float">
            <text:p>59.4905350208</text:p>
          </table:table-cell>
          <table:table-cell table:formula="of:=[.D621]/([.E621]-[.E620])" office:value-type="float" office:value="67024.7221949061" calcext:value-type="float">
            <text:p>67024.7221949061</text:p>
          </table:table-cell>
          <table:table-cell table:formula="of:=[.E621]-[.E620]" office:value-type="float" office:value="0.116374969482422" calcext:value-type="float">
            <text:p>0.11637496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909815.69096" calcext:value-type="float">
            <text:p>1455909815.69096</text:p>
          </table:table-cell>
          <table:table-cell office:value-type="float" office:value="1455909815.69112" calcext:value-type="float">
            <text:p>1455909815.69112</text:p>
          </table:table-cell>
          <table:table-cell office:value-type="float" office:value="7840" calcext:value-type="float">
            <text:p>7840</text:p>
          </table:table-cell>
          <table:table-cell table:formula="of:=[.B622]-[.B$2]" office:value-type="float" office:value="59.6077778339386" calcext:value-type="float">
            <text:p>59.6077778339</text:p>
          </table:table-cell>
          <table:table-cell table:formula="of:=[.D622]/([.E622]-[.E621])" office:value-type="float" office:value="66869.7704533993" calcext:value-type="float">
            <text:p>66869.7704533993</text:p>
          </table:table-cell>
          <table:table-cell table:formula="of:=[.E622]-[.E621]" office:value-type="float" office:value="0.117242813110352" calcext:value-type="float">
            <text:p>0.11724281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909815.80774" calcext:value-type="float">
            <text:p>1455909815.80774</text:p>
          </table:table-cell>
          <table:table-cell office:value-type="float" office:value="1455909815.80791" calcext:value-type="float">
            <text:p>1455909815.80791</text:p>
          </table:table-cell>
          <table:table-cell office:value-type="float" office:value="7872" calcext:value-type="float">
            <text:p>7872</text:p>
          </table:table-cell>
          <table:table-cell table:formula="of:=[.B623]-[.B$2]" office:value-type="float" office:value="59.7245628833771" calcext:value-type="float">
            <text:p>59.7245628834</text:p>
          </table:table-cell>
          <table:table-cell table:formula="of:=[.D623]/([.E623]-[.E622])" office:value-type="float" office:value="67405.8883208937" calcext:value-type="float">
            <text:p>67405.8883208937</text:p>
          </table:table-cell>
          <table:table-cell table:formula="of:=[.E623]-[.E622]" office:value-type="float" office:value="0.116785049438477" calcext:value-type="float">
            <text:p>0.116785049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909815.92493" calcext:value-type="float">
            <text:p>1455909815.92493</text:p>
          </table:table-cell>
          <table:table-cell office:value-type="float" office:value="1455909815.9251" calcext:value-type="float">
            <text:p>1455909815.9251</text:p>
          </table:table-cell>
          <table:table-cell office:value-type="float" office:value="7888" calcext:value-type="float">
            <text:p>7888</text:p>
          </table:table-cell>
          <table:table-cell table:formula="of:=[.B624]-[.B$2]" office:value-type="float" office:value="59.8417534828186" calcext:value-type="float">
            <text:p>59.8417534828</text:p>
          </table:table-cell>
          <table:table-cell table:formula="of:=[.D624]/([.E624]-[.E623])" office:value-type="float" office:value="67309.1531026401" calcext:value-type="float">
            <text:p>67309.1531026401</text:p>
          </table:table-cell>
          <table:table-cell table:formula="of:=[.E624]-[.E623]" office:value-type="float" office:value="0.117190599441528" calcext:value-type="float">
            <text:p>0.117190599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909816.04172" calcext:value-type="float">
            <text:p>1455909816.04172</text:p>
          </table:table-cell>
          <table:table-cell office:value-type="float" office:value="1455909816.04189" calcext:value-type="float">
            <text:p>1455909816.04189</text:p>
          </table:table-cell>
          <table:table-cell office:value-type="float" office:value="7888" calcext:value-type="float">
            <text:p>7888</text:p>
          </table:table-cell>
          <table:table-cell table:formula="of:=[.B625]-[.B$2]" office:value-type="float" office:value="59.9585363864899" calcext:value-type="float">
            <text:p>59.9585363865</text:p>
          </table:table-cell>
          <table:table-cell table:formula="of:=[.D625]/([.E625]-[.E624])" office:value-type="float" office:value="67544.133190969" calcext:value-type="float">
            <text:p>67544.133190969</text:p>
          </table:table-cell>
          <table:table-cell table:formula="of:=[.E625]-[.E624]" office:value-type="float" office:value="0.116782903671265" calcext:value-type="float">
            <text:p>0.116782903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5909816.15167" calcext:value-type="float">
            <text:p>1455909816.15167</text:p>
          </table:table-cell>
          <table:table-cell office:value-type="float" office:value="1455909816.15184" calcext:value-type="float">
            <text:p>1455909816.15184</text:p>
          </table:table-cell>
          <table:table-cell office:value-type="float" office:value="7888" calcext:value-type="float">
            <text:p>7888</text:p>
          </table:table-cell>
          <table:table-cell table:formula="of:=[.B626]-[.B$2]" office:value-type="float" office:value="60.0684869289398" calcext:value-type="float">
            <text:p>60.0684869289</text:p>
          </table:table-cell>
          <table:table-cell table:formula="of:=[.D626]/([.E626]-[.E625])" office:value-type="float" office:value="71741.3468295581" calcext:value-type="float">
            <text:p>71741.3468295581</text:p>
          </table:table-cell>
          <table:table-cell table:formula="of:=[.E626]-[.E625]" office:value-type="float" office:value="0.109950542449951" calcext:value-type="float">
            <text:p>0.109950542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5909816.26171" calcext:value-type="float">
            <text:p>1455909816.26171</text:p>
          </table:table-cell>
          <table:table-cell office:value-type="float" office:value="1455909816.26197" calcext:value-type="float">
            <text:p>1455909816.26197</text:p>
          </table:table-cell>
          <table:table-cell office:value-type="float" office:value="7864" calcext:value-type="float">
            <text:p>7864</text:p>
          </table:table-cell>
          <table:table-cell table:formula="of:=[.B627]-[.B$2]" office:value-type="float" office:value="60.17853307724" calcext:value-type="float">
            <text:p>60.1785330772</text:p>
          </table:table-cell>
          <table:table-cell table:formula="of:=[.D627]/([.E627]-[.E626])" office:value-type="float" office:value="71460.9290872181" calcext:value-type="float">
            <text:p>71460.9290872181</text:p>
          </table:table-cell>
          <table:table-cell table:formula="of:=[.E627]-[.E626]" office:value-type="float" office:value="0.110046148300171" calcext:value-type="float">
            <text:p>0.110046148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5909816.3712" calcext:value-type="float">
            <text:p>1455909816.3712</text:p>
          </table:table-cell>
          <table:table-cell office:value-type="float" office:value="1455909816.37138" calcext:value-type="float">
            <text:p>1455909816.37138</text:p>
          </table:table-cell>
          <table:table-cell office:value-type="float" office:value="7840" calcext:value-type="float">
            <text:p>7840</text:p>
          </table:table-cell>
          <table:table-cell table:formula="of:=[.B628]-[.B$2]" office:value-type="float" office:value="60.2880229949951" calcext:value-type="float">
            <text:p>60.288022995</text:p>
          </table:table-cell>
          <table:table-cell table:formula="of:=[.D628]/([.E628]-[.E627])" office:value-type="float" office:value="71604.766546031" calcext:value-type="float">
            <text:p>71604.766546031</text:p>
          </table:table-cell>
          <table:table-cell table:formula="of:=[.E628]-[.E627]" office:value-type="float" office:value="0.109489917755127" calcext:value-type="float">
            <text:p>0.109489917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5909816.48103" calcext:value-type="float">
            <text:p>1455909816.48103</text:p>
          </table:table-cell>
          <table:table-cell office:value-type="float" office:value="1455909816.48121" calcext:value-type="float">
            <text:p>1455909816.48121</text:p>
          </table:table-cell>
          <table:table-cell office:value-type="float" office:value="7800" calcext:value-type="float">
            <text:p>7800</text:p>
          </table:table-cell>
          <table:table-cell table:formula="of:=[.B629]-[.B$2]" office:value-type="float" office:value="60.3978486061096" calcext:value-type="float">
            <text:p>60.3978486061</text:p>
          </table:table-cell>
          <table:table-cell table:formula="of:=[.D629]/([.E629]-[.E628])" office:value-type="float" office:value="71021.6853869165" calcext:value-type="float">
            <text:p>71021.6853869165</text:p>
          </table:table-cell>
          <table:table-cell table:formula="of:=[.E629]-[.E628]" office:value-type="float" office:value="0.109825611114502" calcext:value-type="float">
            <text:p>0.1098256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3:29:11.186226452</dc:date>
    <meta:editing-duration>PT3M23S</meta:editing-duration>
    <meta:editing-cycles>1</meta:editing-cycles>
    <meta:document-statistic meta:table-count="1" meta:cell-count="4399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5.112cm" svg:height="21.065cm" xlink:href=".." xlink:type="simple" chart:class="chart:scatter" chart:style-name="ch1">
        <chart:plot-area chart:style-name="ch2" table:cell-range-address="'relay1.comm.sub.network'.E2:'relay1.comm.sub.network'.F629" svg:x="0.702cm" svg:y="0.421cm" svg:width="33.708cm" svg:height="20.223cm">
          <chartooo:coordinate-region svg:x="1.879cm" svg:y="0.62cm" svg:width="32.159cm" svg:height="19.37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629" chart:class="chart:scatter">
            <chart:domain table:cell-range-address="'relay1.comm.sub.network'.E2:'relay1.comm.sub.network'.E629"/>
            <chart:data-point chart:repeated="62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629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6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3910903930664">
                <text:p>0.123910903930664</text:p>
              </table:table-cell>
              <table:table-cell office:value-type="float" office:value="40545.2614792581">
                <text:p>40545.261479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7229843139648">
                <text:p>0.217229843139648</text:p>
              </table:table-cell>
              <table:table-cell office:value-type="float" office:value="52636.6892041042">
                <text:p>52636.6892041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8303833007812">
                <text:p>0.308303833007812</text:p>
              </table:table-cell>
              <table:table-cell office:value-type="float" office:value="52967.9220926093">
                <text:p>52967.9220926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9835824966431">
                <text:p>0.399835824966431</text:p>
              </table:table-cell>
              <table:table-cell office:value-type="float" office:value="51828.8731457387">
                <text:p>51828.8731457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0743398666382">
                <text:p>0.490743398666382</text:p>
              </table:table-cell>
              <table:table-cell office:value-type="float" office:value="51392.8577108478">
                <text:p>51392.85771084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2502365112305">
                <text:p>0.582502365112305</text:p>
              </table:table-cell>
              <table:table-cell office:value-type="float" office:value="50218.5255401245">
                <text:p>50218.52554012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3339605331421">
                <text:p>0.673339605331421</text:p>
              </table:table-cell>
              <table:table-cell office:value-type="float" office:value="50023.5364817231">
                <text:p>50023.5364817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4326095581055">
                <text:p>0.764326095581055</text:p>
              </table:table-cell>
              <table:table-cell office:value-type="float" office:value="49326.0041978382">
                <text:p>49326.0041978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56841087341309">
                <text:p>0.856841087341309</text:p>
              </table:table-cell>
              <table:table-cell office:value-type="float" office:value="47992.2217526209">
                <text:p>47992.22175262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47283983230591">
                <text:p>0.947283983230591</text:p>
              </table:table-cell>
              <table:table-cell office:value-type="float" office:value="48649.4816064532">
                <text:p>48649.48160645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930425643921">
                <text:p>1.03930425643921</text:p>
              </table:table-cell>
              <table:table-cell office:value-type="float" office:value="47380.8634551159">
                <text:p>47380.86345511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3042616844177">
                <text:p>1.13042616844177</text:p>
              </table:table-cell>
              <table:table-cell office:value-type="float" office:value="47584.602920514">
                <text:p>47584.6029205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2180509567261">
                <text:p>1.22180509567261</text:p>
              </table:table-cell>
              <table:table-cell office:value-type="float" office:value="47188.1223677241">
                <text:p>47188.12236772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1270933151245">
                <text:p>1.31270933151245</text:p>
              </table:table-cell>
              <table:table-cell office:value-type="float" office:value="47258.5238774654">
                <text:p>47258.52387746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0332412719727">
                <text:p>1.40332412719727</text:p>
              </table:table-cell>
              <table:table-cell office:value-type="float" office:value="47409.4762067641">
                <text:p>47409.47620676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9529838562012">
                <text:p>1.49529838562012</text:p>
              </table:table-cell>
              <table:table-cell office:value-type="float" office:value="46708.7212625205">
                <text:p>46708.7212625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8661842346191">
                <text:p>1.58661842346191</text:p>
              </table:table-cell>
              <table:table-cell office:value-type="float" office:value="47130.9484940891">
                <text:p>47130.9484940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7952394485474">
                <text:p>1.67952394485474</text:p>
              </table:table-cell>
              <table:table-cell office:value-type="float" office:value="46498.8510395869">
                <text:p>46498.8510395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7059364318848">
                <text:p>1.77059364318848</text:p>
              </table:table-cell>
              <table:table-cell office:value-type="float" office:value="47611.8849555205">
                <text:p>47611.8849555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6244535446167">
                <text:p>1.86244535446167</text:p>
              </table:table-cell>
              <table:table-cell office:value-type="float" office:value="47554.9114921584">
                <text:p>47554.9114921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5337581634521">
                <text:p>1.95337581634521</text:p>
              </table:table-cell>
              <table:table-cell office:value-type="float" office:value="48476.6040850573">
                <text:p>48476.6040850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4418087005615">
                <text:p>2.04418087005615</text:p>
              </table:table-cell>
              <table:table-cell office:value-type="float" office:value="48984.0578054109">
                <text:p>48984.05780541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3588070869446">
                <text:p>2.13588070869446</text:p>
              </table:table-cell>
              <table:table-cell office:value-type="float" office:value="49029.5301143735">
                <text:p>49029.53011437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2713828086853">
                <text:p>2.22713828086853</text:p>
              </table:table-cell>
              <table:table-cell office:value-type="float" office:value="49880.7922625548">
                <text:p>49880.7922625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1881380081177">
                <text:p>2.31881380081177</text:p>
              </table:table-cell>
              <table:table-cell office:value-type="float" office:value="50351.5006280639">
                <text:p>50351.50062806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0956354141235">
                <text:p>2.40956354141235</text:p>
              </table:table-cell>
              <table:table-cell office:value-type="float" office:value="51658.549864436">
                <text:p>51658.5498644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0168323516846">
                <text:p>2.50168323516846</text:p>
              </table:table-cell>
              <table:table-cell office:value-type="float" office:value="51671.9043009695">
                <text:p>51671.90430096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59251713752747">
                <text:p>2.59251713752747</text:p>
              </table:table-cell>
              <table:table-cell office:value-type="float" office:value="53284.0698715173">
                <text:p>53284.06987151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8331670761108">
                <text:p>2.68331670761108</text:p>
              </table:table-cell>
              <table:table-cell office:value-type="float" office:value="54273.3847248589">
                <text:p>54273.3847248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7500796318054">
                <text:p>2.77500796318054</text:p>
              </table:table-cell>
              <table:table-cell office:value-type="float" office:value="54705.3257025178">
                <text:p>54705.32570251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86605215072632">
                <text:p>2.86605215072632</text:p>
              </table:table-cell>
              <table:table-cell office:value-type="float" office:value="56148.5597027237">
                <text:p>56148.5597027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95840954780579">
                <text:p>2.95840954780579</text:p>
              </table:table-cell>
              <table:table-cell office:value-type="float" office:value="56389.6359651501">
                <text:p>56389.6359651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5030822753906">
                <text:p>3.05030822753906</text:p>
              </table:table-cell>
              <table:table-cell office:value-type="float" office:value="57802.7890652768">
                <text:p>57802.78906527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14208364486694">
                <text:p>3.14208364486694</text:p>
              </table:table-cell>
              <table:table-cell office:value-type="float" office:value="59013.6243200133">
                <text:p>59013.62432001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23302459716797">
                <text:p>3.23302459716797</text:p>
              </table:table-cell>
              <table:table-cell office:value-type="float" office:value="60786.6957638805">
                <text:p>60786.69576388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2433104515076">
                <text:p>3.32433104515076</text:p>
              </table:table-cell>
              <table:table-cell office:value-type="float" office:value="61682.3907229605">
                <text:p>61682.3907229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1678285598755">
                <text:p>3.41678285598755</text:p>
              </table:table-cell>
              <table:table-cell office:value-type="float" office:value="62216.1961776409">
                <text:p>62216.19617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0792670249939">
                <text:p>3.50792670249939</text:p>
              </table:table-cell>
              <table:table-cell office:value-type="float" office:value="64337.8595968976">
                <text:p>64337.85959689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0015511512756">
                <text:p>3.60015511512756</text:p>
              </table:table-cell>
              <table:table-cell office:value-type="float" office:value="64795.650599482">
                <text:p>64795.6505994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69148898124695">
                <text:p>3.69148898124695</text:p>
              </table:table-cell>
              <table:table-cell office:value-type="float" office:value="66656.5454706825">
                <text:p>66656.54547068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78357172012329">
                <text:p>3.78357172012329</text:p>
              </table:table-cell>
              <table:table-cell office:value-type="float" office:value="67417.6297941863">
                <text:p>67417.6297941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7471723556519">
                <text:p>3.87471723556519</text:p>
              </table:table-cell>
              <table:table-cell office:value-type="float" office:value="69339.6704090067">
                <text:p>69339.67040900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96553111076355">
                <text:p>3.96553111076355</text:p>
              </table:table-cell>
              <table:table-cell office:value-type="float" office:value="70826.1814172186">
                <text:p>70826.1814172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05769610404968">
                <text:p>4.05769610404968</text:p>
              </table:table-cell>
              <table:table-cell office:value-type="float" office:value="71003.0974524534">
                <text:p>71003.09745245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4880561828613">
                <text:p>4.14880561828613</text:p>
              </table:table-cell>
              <table:table-cell office:value-type="float" office:value="73054.9389466192">
                <text:p>73054.93894661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24176979064941">
                <text:p>4.24176979064941</text:p>
              </table:table-cell>
              <table:table-cell office:value-type="float" office:value="72802.240131309">
                <text:p>72802.2401313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3317065238953">
                <text:p>4.33317065238953</text:p>
              </table:table-cell>
              <table:table-cell office:value-type="float" office:value="75185.2867595464">
                <text:p>75185.28675954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2540717124939">
                <text:p>4.42540717124939</text:p>
              </table:table-cell>
              <table:table-cell office:value-type="float" office:value="75631.6487897681">
                <text:p>75631.64878976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1638960838318">
                <text:p>4.51638960838318</text:p>
              </table:table-cell>
              <table:table-cell office:value-type="float" office:value="77729.2873524664">
                <text:p>77729.2873524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0784482955933">
                <text:p>4.60784482955933</text:p>
              </table:table-cell>
              <table:table-cell office:value-type="float" office:value="78377.1545004966">
                <text:p>78377.15450049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002010345459">
                <text:p>4.7002010345459</text:p>
              </table:table-cell>
              <table:table-cell office:value-type="float" office:value="78565.3763172161">
                <text:p>78565.3763172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79157733917236">
                <text:p>4.79157733917236</text:p>
              </table:table-cell>
              <table:table-cell office:value-type="float" office:value="80370.9455095757">
                <text:p>80370.9455095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88406586647034">
                <text:p>4.88406586647034</text:p>
              </table:table-cell>
              <table:table-cell office:value-type="float" office:value="80269.4152117033">
                <text:p>80269.41521170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97530293464661">
                <text:p>4.97530293464661</text:p>
              </table:table-cell>
              <table:table-cell office:value-type="float" office:value="82159.5887487065">
                <text:p>82159.58874870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6812357902527">
                <text:p>5.06812357902527</text:p>
              </table:table-cell>
              <table:table-cell office:value-type="float" office:value="81533.5860967127">
                <text:p>81533.58609671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15971326828003">
                <text:p>5.15971326828003</text:p>
              </table:table-cell>
              <table:table-cell office:value-type="float" office:value="83328.1569366532">
                <text:p>83328.1569366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25093388557434">
                <text:p>5.25093388557434</text:p>
              </table:table-cell>
              <table:table-cell office:value-type="float" office:value="84279.1928846048">
                <text:p>84279.1928846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34433722496033">
                <text:p>5.34433722496033</text:p>
              </table:table-cell>
              <table:table-cell office:value-type="float" office:value="82823.5912212006">
                <text:p>82823.59122120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3648147583008">
                <text:p>5.43648147583008</text:p>
              </table:table-cell>
              <table:table-cell office:value-type="float" office:value="84476.2416160173">
                <text:p>84476.24161601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2964162826538">
                <text:p>5.52964162826538</text:p>
              </table:table-cell>
              <table:table-cell office:value-type="float" office:value="83898.5316756325">
                <text:p>83898.53167563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2101483345032">
                <text:p>5.62101483345032</text:p>
              </table:table-cell>
              <table:table-cell office:value-type="float" office:value="85889.5119648686">
                <text:p>85889.51196486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129213809967">
                <text:p>5.7129213809967</text:p>
              </table:table-cell>
              <table:table-cell office:value-type="float" office:value="85652.2218509718">
                <text:p>85652.22185097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2132387161255">
                <text:p>5.82132387161255</text:p>
              </table:table-cell>
              <table:table-cell office:value-type="float" office:value="72692.0567528751">
                <text:p>72692.05675287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4590187072754">
                <text:p>5.94590187072754</text:p>
              </table:table-cell>
              <table:table-cell office:value-type="float" office:value="63317.7612101401">
                <text:p>63317.76121014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6998515129089">
                <text:p>6.06998515129089</text:p>
              </table:table-cell>
              <table:table-cell office:value-type="float" office:value="63570.2083647969">
                <text:p>63570.20836479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9435405731201">
                <text:p>6.19435405731201</text:p>
              </table:table-cell>
              <table:table-cell office:value-type="float" office:value="63295.5635925857">
                <text:p>63295.56359258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31874394416809">
                <text:p>6.31874394416809</text:p>
              </table:table-cell>
              <table:table-cell office:value-type="float" office:value="63027.6318931859">
                <text:p>63027.63189318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44298410415649">
                <text:p>6.44298410415649</text:p>
              </table:table-cell>
              <table:table-cell office:value-type="float" office:value="62781.6319676992">
                <text:p>62781.63196769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6000518798828">
                <text:p>6.56000518798828</text:p>
              </table:table-cell>
              <table:table-cell office:value-type="float" office:value="66176.1090089686">
                <text:p>66176.1090089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67703533172607">
                <text:p>6.67703533172607</text:p>
              </table:table-cell>
              <table:table-cell office:value-type="float" office:value="65555.759866357">
                <text:p>65555.7598663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79460000991821">
                <text:p>6.79460000991821</text:p>
              </table:table-cell>
              <table:table-cell office:value-type="float" office:value="64645.2669021825">
                <text:p>64645.26690218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91112613677979">
                <text:p>6.91112613677979</text:p>
              </table:table-cell>
              <table:table-cell office:value-type="float" office:value="64466.2291824383">
                <text:p>64466.22918243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0281834602356">
                <text:p>7.0281834602356</text:p>
              </table:table-cell>
              <table:table-cell office:value-type="float" office:value="63421.9182604374">
                <text:p>63421.91826043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14518570899963">
                <text:p>7.14518570899963</text:p>
              </table:table-cell>
              <table:table-cell office:value-type="float" office:value="62562.900092309">
                <text:p>62562.900092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25495600700378">
                <text:p>7.25495600700378</text:p>
              </table:table-cell>
              <table:table-cell office:value-type="float" office:value="65664.3931104885">
                <text:p>65664.39311048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6459851264954">
                <text:p>7.36459851264954</text:p>
              </table:table-cell>
              <table:table-cell office:value-type="float" office:value="64719.4257209584">
                <text:p>64719.42572095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47430038452148">
                <text:p>7.47430038452148</text:p>
              </table:table-cell>
              <table:table-cell office:value-type="float" office:value="63590.5284108814">
                <text:p>63590.52841088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58423376083374">
                <text:p>7.58423376083374</text:p>
              </table:table-cell>
              <table:table-cell office:value-type="float" office:value="62365.0453573458">
                <text:p>62365.0453573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8648743629456">
                <text:p>7.68648743629456</text:p>
              </table:table-cell>
              <table:table-cell office:value-type="float" office:value="65797.1458696195">
                <text:p>65797.1458696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8882026672363">
                <text:p>7.78882026672363</text:p>
              </table:table-cell>
              <table:table-cell office:value-type="float" office:value="64573.6072411262">
                <text:p>64573.60724112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89128255844116">
                <text:p>7.89128255844116</text:p>
              </table:table-cell>
              <table:table-cell office:value-type="float" office:value="63242.7783077918">
                <text:p>63242.77830779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99360084533691">
                <text:p>7.99360084533691</text:p>
              </table:table-cell>
              <table:table-cell office:value-type="float" office:value="62080.7891992152">
                <text:p>62080.78919921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08872961997986">
                <text:p>8.08872961997986</text:p>
              </table:table-cell>
              <table:table-cell office:value-type="float" office:value="65427.1015616581">
                <text:p>65427.10156165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18387222290039">
                <text:p>8.18387222290039</text:p>
              </table:table-cell>
              <table:table-cell office:value-type="float" office:value="64156.3275822752">
                <text:p>64156.32758227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27901530265808">
                <text:p>8.27901530265808</text:p>
              </table:table-cell>
              <table:table-cell office:value-type="float" office:value="62978.8316213893">
                <text:p>62978.8316213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37398982048035">
                <text:p>8.37398982048035</text:p>
              </table:table-cell>
              <table:table-cell office:value-type="float" office:value="61742.8772944531">
                <text:p>61742.87729445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46913743019104">
                <text:p>8.46913743019104</text:p>
              </table:table-cell>
              <table:table-cell office:value-type="float" office:value="60453.4366915741">
                <text:p>60453.43669157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56167364120483">
                <text:p>8.56167364120483</text:p>
              </table:table-cell>
              <table:table-cell office:value-type="float" office:value="60862.6605552335">
                <text:p>60862.6605552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65268635749817">
                <text:p>8.65268635749817</text:p>
              </table:table-cell>
              <table:table-cell office:value-type="float" office:value="60650.8653385202">
                <text:p>60650.86533852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74531221389771">
                <text:p>8.74531221389771</text:p>
              </table:table-cell>
              <table:table-cell office:value-type="float" office:value="58471.7940597322">
                <text:p>58471.7940597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83635401725769">
                <text:p>8.83635401725769</text:p>
              </table:table-cell>
              <table:table-cell office:value-type="float" office:value="58346.8231510749">
                <text:p>58346.82315107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92668986320496">
                <text:p>8.92668986320496</text:p>
              </table:table-cell>
              <table:table-cell office:value-type="float" office:value="57651.5329589122">
                <text:p>57651.53295891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01842737197876">
                <text:p>9.01842737197876</text:p>
              </table:table-cell>
              <table:table-cell office:value-type="float" office:value="55724.2077785719">
                <text:p>55724.20777857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10951280593872">
                <text:p>9.10951280593872</text:p>
              </table:table-cell>
              <table:table-cell office:value-type="float" office:value="55069.1782640561">
                <text:p>55069.17826405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20162868499756">
                <text:p>9.20162868499756</text:p>
              </table:table-cell>
              <table:table-cell office:value-type="float" office:value="53497.8339277672">
                <text:p>53497.83392776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29225540161133">
                <text:p>9.29225540161133</text:p>
              </table:table-cell>
              <table:table-cell office:value-type="float" office:value="53405.8849403866">
                <text:p>53405.88494038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38401389122009">
                <text:p>9.38401389122009</text:p>
              </table:table-cell>
              <table:table-cell office:value-type="float" office:value="51875.3089800786">
                <text:p>51875.30898007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47481513023376">
                <text:p>9.47481513023376</text:p>
              </table:table-cell>
              <table:table-cell office:value-type="float" office:value="51629.2514388943">
                <text:p>51629.25143889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56571865081787">
                <text:p>9.56571865081787</text:p>
              </table:table-cell>
              <table:table-cell office:value-type="float" office:value="50779.1114176832">
                <text:p>50779.11141768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65762567520142">
                <text:p>9.65762567520142</text:p>
              </table:table-cell>
              <table:table-cell office:value-type="float" office:value="49528.3144083054">
                <text:p>49528.31440830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74830770492554">
                <text:p>9.74830770492554</text:p>
              </table:table-cell>
              <table:table-cell office:value-type="float" office:value="49579.8342149821">
                <text:p>49579.83421498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84028911590576">
                <text:p>9.84028911590576</text:p>
              </table:table-cell>
              <table:table-cell office:value-type="float" office:value="48357.5969600672">
                <text:p>48357.59696006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93075942993164">
                <text:p>9.93075942993164</text:p>
              </table:table-cell>
              <table:table-cell office:value-type="float" office:value="48723.164581247">
                <text:p>48723.1645812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0222928524017">
                <text:p>10.0222928524017</text:p>
              </table:table-cell>
              <table:table-cell office:value-type="float" office:value="47720.2739952959">
                <text:p>47720.2739952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1129524707794">
                <text:p>10.1129524707794</text:p>
              </table:table-cell>
              <table:table-cell office:value-type="float" office:value="47827.2474293499">
                <text:p>47827.247429349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203727722168">
                <text:p>10.203727722168</text:p>
              </table:table-cell>
              <table:table-cell office:value-type="float" office:value="47590.0637444549">
                <text:p>47590.06374445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2956738471985">
                <text:p>10.2956738471985</text:p>
              </table:table-cell>
              <table:table-cell office:value-type="float" office:value="46810.020526384">
                <text:p>46810.0205263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3869898319244">
                <text:p>10.3869898319244</text:p>
              </table:table-cell>
              <table:table-cell office:value-type="float" office:value="47045.4325482302">
                <text:p>47045.43254823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4793367385864">
                <text:p>10.4793367385864</text:p>
              </table:table-cell>
              <table:table-cell office:value-type="float" office:value="46520.2371718246">
                <text:p>46520.23717182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5703694820404">
                <text:p>10.5703694820404</text:p>
              </table:table-cell>
              <table:table-cell office:value-type="float" office:value="47191.8107375484">
                <text:p>47191.8107375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6620919704437">
                <text:p>10.6620919704437</text:p>
              </table:table-cell>
              <table:table-cell office:value-type="float" office:value="47011.3717482169">
                <text:p>47011.37174821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7533376216888">
                <text:p>10.7533376216888</text:p>
              </table:table-cell>
              <table:table-cell office:value-type="float" office:value="47520.0729112231">
                <text:p>47520.07291122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8444027900696">
                <text:p>10.8444027900696</text:p>
              </table:table-cell>
              <table:table-cell office:value-type="float" office:value="47877.8008927753">
                <text:p>47877.8008927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9363830089569">
                <text:p>10.9363830089569</text:p>
              </table:table-cell>
              <table:table-cell office:value-type="float" office:value="47836.3723551231">
                <text:p>47836.37235512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0271821022034">
                <text:p>11.0271821022034</text:p>
              </table:table-cell>
              <table:table-cell office:value-type="float" office:value="48899.1667344994">
                <text:p>48899.16673449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1189200878143">
                <text:p>11.1189200878143</text:p>
              </table:table-cell>
              <table:table-cell office:value-type="float" office:value="48921.9375170553">
                <text:p>48921.93751705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2098760604858">
                <text:p>11.2098760604858</text:p>
              </table:table-cell>
              <table:table-cell office:value-type="float" office:value="49958.2365680464">
                <text:p>49958.23656804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3023197650909">
                <text:p>11.3023197650909</text:p>
              </table:table-cell>
              <table:table-cell office:value-type="float" office:value="49846.5527715952">
                <text:p>49846.55277159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3928427696228">
                <text:p>11.3928427696228</text:p>
              </table:table-cell>
              <table:table-cell office:value-type="float" office:value="51611.1901517326">
                <text:p>51611.1901517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4837880134583">
                <text:p>11.4837880134583</text:p>
              </table:table-cell>
              <table:table-cell office:value-type="float" office:value="52163.2556022776">
                <text:p>52163.25560227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5753815174103">
                <text:p>11.5753815174103</text:p>
              </table:table-cell>
              <table:table-cell office:value-type="float" office:value="52667.4905081331">
                <text:p>52667.49050813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6661541461945">
                <text:p>11.6661541461945</text:p>
              </table:table-cell>
              <table:table-cell office:value-type="float" office:value="54113.2284675674">
                <text:p>54113.22846756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7582364082336">
                <text:p>11.7582364082336</text:p>
              </table:table-cell>
              <table:table-cell office:value-type="float" office:value="54299.2742497171">
                <text:p>54299.27424971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8493237495422">
                <text:p>11.8493237495422</text:p>
              </table:table-cell>
              <table:table-cell office:value-type="float" office:value="55946.3030404557">
                <text:p>55946.303040455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9409246444702">
                <text:p>11.9409246444702</text:p>
              </table:table-cell>
              <table:table-cell office:value-type="float" office:value="56680.6689397765">
                <text:p>56680.668939776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0319068431854">
                <text:p>12.0319068431854</text:p>
              </table:table-cell>
              <table:table-cell office:value-type="float" office:value="58121.2597043555">
                <text:p>58121.25970435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1230108737946">
                <text:p>12.1230108737946</text:p>
              </table:table-cell>
              <table:table-cell office:value-type="float" office:value="59185.0872453012">
                <text:p>59185.08724530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2162561416626">
                <text:p>12.2162561416626</text:p>
              </table:table-cell>
              <table:table-cell office:value-type="float" office:value="59027.1241194685">
                <text:p>59027.12411946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3111190795898">
                <text:p>12.3111190795898</text:p>
              </table:table-cell>
              <table:table-cell office:value-type="float" office:value="59201.2025213379">
                <text:p>59201.20252133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4035472869873">
                <text:p>12.4035472869873</text:p>
              </table:table-cell>
              <table:table-cell office:value-type="float" office:value="61972.4233682082">
                <text:p>61972.42336820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494980096817">
                <text:p>12.494980096817</text:p>
              </table:table-cell>
              <table:table-cell office:value-type="float" office:value="63959.5349950586">
                <text:p>63959.5349950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5870797634125">
                <text:p>12.5870797634125</text:p>
              </table:table-cell>
              <table:table-cell office:value-type="float" office:value="64712.5035335781">
                <text:p>64712.50353357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6781184673309">
                <text:p>12.6781184673309</text:p>
              </table:table-cell>
              <table:table-cell office:value-type="float" office:value="66696.9073443605">
                <text:p>66696.90734436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7692875862122">
                <text:p>12.7692875862122</text:p>
              </table:table-cell>
              <table:table-cell office:value-type="float" office:value="67917.7343818238">
                <text:p>67917.73438182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8616218566895">
                <text:p>12.8616218566895</text:p>
              </table:table-cell>
              <table:table-cell office:value-type="float" office:value="68273.6752823553">
                <text:p>68273.67528235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952892780304">
                <text:p>12.952892780304</text:p>
              </table:table-cell>
              <table:table-cell office:value-type="float" office:value="70296.2098542911">
                <text:p>70296.20985429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0463788509369">
                <text:p>13.0463788509369</text:p>
              </table:table-cell>
              <table:table-cell office:value-type="float" office:value="69914.1589302974">
                <text:p>69914.15893029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1377258300781">
                <text:p>13.1377258300781</text:p>
              </table:table-cell>
              <table:table-cell office:value-type="float" office:value="72689.8695766788">
                <text:p>72689.86957667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2298395633698">
                <text:p>13.2298395633698</text:p>
              </table:table-cell>
              <table:table-cell office:value-type="float" office:value="73300.6877337564">
                <text:p>73300.68773375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3210241794586">
                <text:p>13.3210241794586</text:p>
              </table:table-cell>
              <table:table-cell office:value-type="float" office:value="75188.1215721547">
                <text:p>75188.12157215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4125440120697">
                <text:p>13.4125440120697</text:p>
              </table:table-cell>
              <table:table-cell office:value-type="float" office:value="76049.0901417697">
                <text:p>76049.09014176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5048167705536">
                <text:p>13.5048167705536</text:p>
              </table:table-cell>
              <table:table-cell office:value-type="float" office:value="76468.9396516976">
                <text:p>76468.93965169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596244096756">
                <text:p>13.596244096756</text:p>
              </table:table-cell>
              <table:table-cell office:value-type="float" office:value="78226.0654125182">
                <text:p>78226.065412518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6888055801392">
                <text:p>13.6888055801392</text:p>
              </table:table-cell>
              <table:table-cell office:value-type="float" office:value="78304.7087739001">
                <text:p>78304.70877390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7800343036652">
                <text:p>13.7800343036652</text:p>
              </table:table-cell>
              <table:table-cell office:value-type="float" office:value="80325.5785762634">
                <text:p>80325.57857626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872976064682">
                <text:p>13.872976064682</text:p>
              </table:table-cell>
              <table:table-cell office:value-type="float" office:value="79791.903218359">
                <text:p>79791.9032183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9642643928528">
                <text:p>13.9642643928528</text:p>
              </table:table-cell>
              <table:table-cell office:value-type="float" office:value="82025.8202778336">
                <text:p>82025.82027783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0556843280792">
                <text:p>14.0556843280792</text:p>
              </table:table-cell>
              <table:table-cell office:value-type="float" office:value="82695.3112718188">
                <text:p>82695.31127181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1480357646942">
                <text:p>14.1480357646942</text:p>
              </table:table-cell>
              <table:table-cell office:value-type="float" office:value="82554.2111681942">
                <text:p>82554.21116819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392745018005">
                <text:p>14.2392745018005</text:p>
              </table:table-cell>
              <table:table-cell office:value-type="float" office:value="84174.7731673474">
                <text:p>84174.77316734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3313491344452">
                <text:p>14.3313491344452</text:p>
              </table:table-cell>
              <table:table-cell office:value-type="float" office:value="83931.9123848686">
                <text:p>83931.91238486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4227275848389">
                <text:p>14.4227275848389</text:p>
              </table:table-cell>
              <table:table-cell office:value-type="float" office:value="85096.6498829804">
                <text:p>85096.64988298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5157001018524">
                <text:p>14.5157001018524</text:p>
              </table:table-cell>
              <table:table-cell office:value-type="float" office:value="84067.8541472734">
                <text:p>84067.85414727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606861114502">
                <text:p>14.606861114502</text:p>
              </table:table-cell>
              <table:table-cell office:value-type="float" office:value="86001.6773852708">
                <text:p>86001.67738527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6985085010529">
                <text:p>14.6985085010529</text:p>
              </table:table-cell>
              <table:table-cell office:value-type="float" office:value="85807.1385988965">
                <text:p>85807.1385988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7906572818756">
                <text:p>14.7906572818756</text:p>
              </table:table-cell>
              <table:table-cell office:value-type="float" office:value="85513.8823285899">
                <text:p>85513.88232858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8819172382355">
                <text:p>14.8819172382355</text:p>
              </table:table-cell>
              <table:table-cell office:value-type="float" office:value="86434.4046899982">
                <text:p>86434.4046899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9860963821411">
                <text:p>14.9860963821411</text:p>
              </table:table-cell>
              <table:table-cell office:value-type="float" office:value="75715.730656652">
                <text:p>75715.7306566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1104516983032">
                <text:p>15.1104516983032</text:p>
              </table:table-cell>
              <table:table-cell office:value-type="float" office:value="63366.8124789104">
                <text:p>63366.81247891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2348258495331">
                <text:p>15.2348258495331</text:p>
              </table:table-cell>
              <table:table-cell office:value-type="float" office:value="63228.5721931592">
                <text:p>63228.572193159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359071969986">
                <text:p>15.359071969986</text:p>
              </table:table-cell>
              <table:table-cell office:value-type="float" office:value="62971.7851268215">
                <text:p>62971.78512682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4837288856506">
                <text:p>15.4837288856506</text:p>
              </table:table-cell>
              <table:table-cell office:value-type="float" office:value="62379.2106401657">
                <text:p>62379.21064016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6005053520203">
                <text:p>15.6005053520203</text:p>
              </table:table-cell>
              <table:table-cell office:value-type="float" office:value="66109.2105284649">
                <text:p>66109.21052846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7175498008728">
                <text:p>15.7175498008728</text:p>
              </table:table-cell>
              <table:table-cell office:value-type="float" office:value="65342.6973682066">
                <text:p>65342.69736820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8345403671265">
                <text:p>15.8345403671265</text:p>
              </table:table-cell>
              <table:table-cell office:value-type="float" office:value="64688.9765760331">
                <text:p>64688.97657603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9515862464905">
                <text:p>15.9515862464905</text:p>
              </table:table-cell>
              <table:table-cell office:value-type="float" office:value="63974.9134329818">
                <text:p>63974.91343298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0687460899353">
                <text:p>16.0687460899353</text:p>
              </table:table-cell>
              <table:table-cell office:value-type="float" office:value="63025.0073992072">
                <text:p>63025.007399207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1856641769409">
                <text:p>16.1856641769409</text:p>
              </table:table-cell>
              <table:table-cell office:value-type="float" office:value="62265.8152083036">
                <text:p>62265.81520830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2955596446991">
                <text:p>16.2955596446991</text:p>
              </table:table-cell>
              <table:table-cell office:value-type="float" office:value="65225.6198205821">
                <text:p>65225.61982058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4051022529602">
                <text:p>16.4051022529602</text:p>
              </table:table-cell>
              <table:table-cell office:value-type="float" office:value="64340.2609439445">
                <text:p>64340.260943944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5147988796234">
                <text:p>16.5147988796234</text:p>
              </table:table-cell>
              <table:table-cell office:value-type="float" office:value="63228.9270051576">
                <text:p>63228.927005157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6244790554047">
                <text:p>16.6244790554047</text:p>
              </table:table-cell>
              <table:table-cell office:value-type="float" office:value="62071.3811908737">
                <text:p>62071.38119087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7269213199615">
                <text:p>16.7269213199615</text:p>
              </table:table-cell>
              <table:table-cell office:value-type="float" office:value="65207.4612846018">
                <text:p>65207.4612846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8293008804321">
                <text:p>16.8293008804321</text:p>
              </table:table-cell>
              <table:table-cell office:value-type="float" office:value="63997.1491368409">
                <text:p>63997.149136840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9318432807922">
                <text:p>16.9318432807922</text:p>
              </table:table-cell>
              <table:table-cell office:value-type="float" office:value="62725.2724474185">
                <text:p>62725.27244741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0342438220978">
                <text:p>17.0342438220978</text:p>
              </table:table-cell>
              <table:table-cell office:value-type="float" office:value="61562.1745708372">
                <text:p>61562.17457083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1291558742523">
                <text:p>17.1291558742523</text:p>
              </table:table-cell>
              <table:table-cell office:value-type="float" office:value="65070.7666708533">
                <text:p>65070.76667085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224241733551">
                <text:p>17.224241733551</text:p>
              </table:table-cell>
              <table:table-cell office:value-type="float" office:value="63689.806714324">
                <text:p>63689.8067143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3195352554321">
                <text:p>17.3195352554321</text:p>
              </table:table-cell>
              <table:table-cell office:value-type="float" office:value="62291.7474642848">
                <text:p>62291.747464284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4144372940063">
                <text:p>17.4144372940063</text:p>
              </table:table-cell>
              <table:table-cell office:value-type="float" office:value="61284.2472867594">
                <text:p>61284.24728675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5069465637207">
                <text:p>17.5069465637207</text:p>
              </table:table-cell>
              <table:table-cell office:value-type="float" office:value="61572.2080348031">
                <text:p>61572.20803480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5981378555298">
                <text:p>17.5981378555298</text:p>
              </table:table-cell>
              <table:table-cell office:value-type="float" office:value="61321.6447433095">
                <text:p>61321.64474330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6888675689697">
                <text:p>17.6888675689697</text:p>
              </table:table-cell>
              <table:table-cell office:value-type="float" office:value="60399.1767661373">
                <text:p>60399.17676613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7807219028473">
                <text:p>17.7807219028473</text:p>
              </table:table-cell>
              <table:table-cell office:value-type="float" office:value="58527.4507261236">
                <text:p>58527.45072612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8715767860413">
                <text:p>17.8715767860413</text:p>
              </table:table-cell>
              <table:table-cell office:value-type="float" office:value="58026.6003836535">
                <text:p>58026.600383653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9633522033691">
                <text:p>17.9633522033691</text:p>
              </table:table-cell>
              <table:table-cell office:value-type="float" office:value="56311.3756436168">
                <text:p>56311.37564361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0541472434998">
                <text:p>18.0541472434998</text:p>
              </table:table-cell>
              <table:table-cell office:value-type="float" office:value="55862.0822536513">
                <text:p>55862.08225365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1456551551819">
                <text:p>18.1456551551819</text:p>
              </table:table-cell>
              <table:table-cell office:value-type="float" office:value="54465.2359384282">
                <text:p>54465.23593842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2366297245026">
                <text:p>18.2366297245026</text:p>
              </table:table-cell>
              <table:table-cell office:value-type="float" office:value="53817.2374605255">
                <text:p>53817.23746052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327582359314">
                <text:p>18.327582359314</text:p>
              </table:table-cell>
              <table:table-cell office:value-type="float" office:value="52862.6796790421">
                <text:p>52862.67967904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4195356369019">
                <text:p>18.4195356369019</text:p>
              </table:table-cell>
              <table:table-cell office:value-type="float" office:value="51417.4168014935">
                <text:p>51417.41680149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5105543136597">
                <text:p>18.5105543136597</text:p>
              </table:table-cell>
              <table:table-cell office:value-type="float" office:value="51154.3362950545">
                <text:p>51154.33629505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6021194458008">
                <text:p>18.6021194458008</text:p>
              </table:table-cell>
              <table:table-cell office:value-type="float" office:value="50150.0941747472">
                <text:p>50150.0941747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6926369667053">
                <text:p>18.6926369667053</text:p>
              </table:table-cell>
              <table:table-cell office:value-type="float" office:value="50111.8452501989">
                <text:p>50111.845250198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784158706665">
                <text:p>18.784158706665</text:p>
              </table:table-cell>
              <table:table-cell office:value-type="float" office:value="48950.1183213067">
                <text:p>48950.11832130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8751134872437">
                <text:p>18.8751134872437</text:p>
              </table:table-cell>
              <table:table-cell office:value-type="float" office:value="48727.5102177765">
                <text:p>48727.51021777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9657220840454">
                <text:p>18.9657220840454</text:p>
              </table:table-cell>
              <table:table-cell office:value-type="float" office:value="48472.2217871803">
                <text:p>48472.22178718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0574493408203">
                <text:p>19.0574493408203</text:p>
              </table:table-cell>
              <table:table-cell office:value-type="float" office:value="47532.2183753886">
                <text:p>47532.21837538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1481599807739">
                <text:p>19.1481599807739</text:p>
              </table:table-cell>
              <table:table-cell office:value-type="float" office:value="47712.1537474899">
                <text:p>47712.15374748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2407569885254">
                <text:p>19.2407569885254</text:p>
              </table:table-cell>
              <table:table-cell office:value-type="float" office:value="46567.3794943097">
                <text:p>46567.37949430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3149933815">
                <text:p>19.33149933815</text:p>
              </table:table-cell>
              <table:table-cell office:value-type="float" office:value="47342.8340545611">
                <text:p>47342.83405456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4228041172028">
                <text:p>19.4228041172028</text:p>
              </table:table-cell>
              <table:table-cell office:value-type="float" office:value="47051.2063505327">
                <text:p>47051.206350532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5140006542206">
                <text:p>19.5140006542206</text:p>
              </table:table-cell>
              <table:table-cell office:value-type="float" office:value="47107.0518736961">
                <text:p>47107.05187369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6048791408539">
                <text:p>19.6048791408539</text:p>
              </table:table-cell>
              <table:table-cell office:value-type="float" office:value="47359.9435845235">
                <text:p>47359.94358452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6963629722595">
                <text:p>19.6963629722595</text:p>
              </table:table-cell>
              <table:table-cell office:value-type="float" office:value="47221.4590668498">
                <text:p>47221.45906684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7871520519257">
                <text:p>19.7871520519257</text:p>
              </table:table-cell>
              <table:table-cell office:value-type="float" office:value="47847.1641740875">
                <text:p>47847.1641740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8789813518524">
                <text:p>19.8789813518524</text:p>
              </table:table-cell>
              <table:table-cell office:value-type="float" office:value="47653.6356423305">
                <text:p>47653.6356423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9697053432465">
                <text:p>19.9697053432465</text:p>
              </table:table-cell>
              <table:table-cell office:value-type="float" office:value="48675.1071259631">
                <text:p>48675.10712596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0620474815369">
                <text:p>20.0620474815369</text:p>
              </table:table-cell>
              <table:table-cell office:value-type="float" office:value="48255.32614359">
                <text:p>48255.326143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1529884338379">
                <text:p>20.1529884338379</text:p>
              </table:table-cell>
              <table:table-cell office:value-type="float" office:value="49614.6113036594">
                <text:p>49614.61130365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2439012527466">
                <text:p>20.2439012527466</text:p>
              </table:table-cell>
              <table:table-cell office:value-type="float" office:value="50245.9395147332">
                <text:p>50245.93951473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3356301784515">
                <text:p>20.3356301784515</text:p>
              </table:table-cell>
              <table:table-cell office:value-type="float" office:value="50496.6123215998">
                <text:p>50496.61232159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4263205528259">
                <text:p>20.4263205528259</text:p>
              </table:table-cell>
              <table:table-cell office:value-type="float" office:value="51868.7901825266">
                <text:p>51868.79018252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518260717392">
                <text:p>20.518260717392</text:p>
              </table:table-cell>
              <table:table-cell office:value-type="float" office:value="51946.8289244733">
                <text:p>51946.82892447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6090466976166">
                <text:p>20.6090466976166</text:p>
              </table:table-cell>
              <table:table-cell office:value-type="float" office:value="53488.4349762595">
                <text:p>53488.43497625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7008991241455">
                <text:p>20.7008991241455</text:p>
              </table:table-cell>
              <table:table-cell office:value-type="float" office:value="53825.4696890647">
                <text:p>53825.46968906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7917685508728">
                <text:p>20.7917685508728</text:p>
              </table:table-cell>
              <table:table-cell office:value-type="float" office:value="55376.1609512665">
                <text:p>55376.16095126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8830699920654">
                <text:p>20.8830699920654</text:p>
              </table:table-cell>
              <table:table-cell office:value-type="float" office:value="56165.5975307224">
                <text:p>56165.5975307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9754831790924">
                <text:p>20.9754831790924</text:p>
              </table:table-cell>
              <table:table-cell office:value-type="float" office:value="56615.2966726779">
                <text:p>56615.29667267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0666599273682">
                <text:p>21.0666599273682</text:p>
              </table:table-cell>
              <table:table-cell office:value-type="float" office:value="58435.951059429">
                <text:p>58435.9510594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.1588754653931">
                <text:p>21.1588754653931</text:p>
              </table:table-cell>
              <table:table-cell office:value-type="float" office:value="58992.2275195201">
                <text:p>58992.227519520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2502162456512">
                <text:p>21.2502162456512</text:p>
              </table:table-cell>
              <table:table-cell office:value-type="float" office:value="60695.781055621">
                <text:p>60695.7810556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3419256210327">
                <text:p>21.3419256210327</text:p>
              </table:table-cell>
              <table:table-cell office:value-type="float" office:value="61673.0838747248">
                <text:p>61673.08387472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4330887794495">
                <text:p>21.4330887794495</text:p>
              </table:table-cell>
              <table:table-cell office:value-type="float" office:value="63271.1733574638">
                <text:p>63271.173357463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5243861675262">
                <text:p>21.5243861675262</text:p>
              </table:table-cell>
              <table:table-cell office:value-type="float" office:value="64404.9093173931">
                <text:p>64404.90931739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6174199581146">
                <text:p>21.6174199581146</text:p>
              </table:table-cell>
              <table:table-cell office:value-type="float" office:value="64492.6962779207">
                <text:p>64492.69627792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7086246013641">
                <text:p>21.7086246013641</text:p>
              </table:table-cell>
              <table:table-cell office:value-type="float" office:value="67014.1319809693">
                <text:p>67014.131980969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8016037940979">
                <text:p>21.8016037940979</text:p>
              </table:table-cell>
              <table:table-cell office:value-type="float" office:value="67025.7486300685">
                <text:p>67025.748630068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8928310871124">
                <text:p>21.8928310871124</text:p>
              </table:table-cell>
              <table:table-cell office:value-type="float" office:value="69540.5924079083">
                <text:p>69540.59240790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9851427078247">
                <text:p>21.9851427078247</text:p>
              </table:table-cell>
              <table:table-cell office:value-type="float" office:value="69937.0236399842">
                <text:p>69937.02363998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.0765826702118">
                <text:p>22.0765826702118</text:p>
              </table:table-cell>
              <table:table-cell office:value-type="float" office:value="71828.5509807654">
                <text:p>71828.55098076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2.1677975654602">
                <text:p>22.1677975654602</text:p>
              </table:table-cell>
              <table:table-cell office:value-type="float" office:value="73233.6531419326">
                <text:p>73233.65314193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2597308158875">
                <text:p>22.2597308158875</text:p>
              </table:table-cell>
              <table:table-cell office:value-type="float" office:value="73792.6698824677">
                <text:p>73792.66988246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3509614467621">
                <text:p>22.3509614467621</text:p>
              </table:table-cell>
              <table:table-cell office:value-type="float" office:value="75500.9576713908">
                <text:p>75500.95767139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4437899589539">
                <text:p>22.4437899589539</text:p>
              </table:table-cell>
              <table:table-cell office:value-type="float" office:value="75321.6854920111">
                <text:p>75321.685492011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5355014801025">
                <text:p>22.5355014801025</text:p>
              </table:table-cell>
              <table:table-cell office:value-type="float" office:value="77285.8187414536">
                <text:p>77285.81874145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6276185512543">
                <text:p>22.6276185512543</text:p>
              </table:table-cell>
              <table:table-cell office:value-type="float" office:value="77987.7161765886">
                <text:p>77987.71617658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7189593315124">
                <text:p>22.7189593315124</text:p>
              </table:table-cell>
              <table:table-cell office:value-type="float" office:value="79613.9465794509">
                <text:p>79613.94657945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8101074695587">
                <text:p>22.8101074695587</text:p>
              </table:table-cell>
              <table:table-cell office:value-type="float" office:value="80747.6725006082">
                <text:p>80747.67250060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9025356769562">
                <text:p>22.9025356769562</text:p>
              </table:table-cell>
              <table:table-cell office:value-type="float" office:value="80494.907447533">
                <text:p>80494.9074475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9937064647675">
                <text:p>22.9937064647675</text:p>
              </table:table-cell>
              <table:table-cell office:value-type="float" office:value="82394.8128598999">
                <text:p>82394.81285989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3.0860011577606">
                <text:p>23.0860011577606</text:p>
              </table:table-cell>
              <table:table-cell office:value-type="float" office:value="82084.8930128748">
                <text:p>82084.893012874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.1771578788757">
                <text:p>23.1771578788757</text:p>
              </table:table-cell>
              <table:table-cell office:value-type="float" office:value="83811.7025990025">
                <text:p>83811.70259900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2697720527649">
                <text:p>23.2697720527649</text:p>
              </table:table-cell>
              <table:table-cell office:value-type="float" office:value="83097.4318165436">
                <text:p>83097.43181654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.3610489368439">
                <text:p>23.3610489368439</text:p>
              </table:table-cell>
              <table:table-cell office:value-type="float" office:value="84840.7576369426">
                <text:p>84840.75763694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4523780345917">
                <text:p>23.4523780345917</text:p>
              </table:table-cell>
              <table:table-cell office:value-type="float" office:value="85230.229926226">
                <text:p>85230.22992622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5447380542755">
                <text:p>23.5447380542755</text:p>
              </table:table-cell>
              <table:table-cell office:value-type="float" office:value="84711.9784814113">
                <text:p>84711.978481411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6365368366241">
                <text:p>23.6365368366241</text:p>
              </table:table-cell>
              <table:table-cell office:value-type="float" office:value="85491.3300504893">
                <text:p>85491.33005048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7290196418762">
                <text:p>23.7290196418762</text:p>
              </table:table-cell>
              <table:table-cell office:value-type="float" office:value="85118.5253144488">
                <text:p>85118.52531444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8217210769653">
                <text:p>23.8217210769653</text:p>
              </table:table-cell>
              <table:table-cell office:value-type="float" office:value="85090.3763508891">
                <text:p>85090.37635088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9461615085602">
                <text:p>23.9461615085602</text:p>
              </table:table-cell>
              <table:table-cell office:value-type="float" office:value="63387.7582945199">
                <text:p>63387.7582945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4.0704646110535">
                <text:p>24.0704646110535</text:p>
              </table:table-cell>
              <table:table-cell office:value-type="float" office:value="63457.7885972399">
                <text:p>63457.78859723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.1949682235718">
                <text:p>24.1949682235718</text:p>
              </table:table-cell>
              <table:table-cell office:value-type="float" office:value="63227.081052305">
                <text:p>63227.0810523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.3191785812378">
                <text:p>24.3191785812378</text:p>
              </table:table-cell>
              <table:table-cell office:value-type="float" office:value="63118.7297687417">
                <text:p>63118.72976874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4507722854614">
                <text:p>24.4507722854614</text:p>
              </table:table-cell>
              <table:table-cell office:value-type="float" office:value="59273.3523690809">
                <text:p>59273.35236908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5677754878998">
                <text:p>24.5677754878998</text:p>
              </table:table-cell>
              <table:table-cell office:value-type="float" office:value="66117.8483903111">
                <text:p>66117.84839031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6848521232605">
                <text:p>24.6848521232605</text:p>
              </table:table-cell>
              <table:table-cell office:value-type="float" office:value="65461.3960880146">
                <text:p>65461.39608801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8018538951874">
                <text:p>24.8018538951874</text:p>
              </table:table-cell>
              <table:table-cell office:value-type="float" office:value="64887.9061826911">
                <text:p>64887.906182691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918904542923">
                <text:p>24.918904542923</text:p>
              </table:table-cell>
              <table:table-cell office:value-type="float" office:value="64177.34668986">
                <text:p>64177.3466898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0360548496246">
                <text:p>25.0360548496246</text:p>
              </table:table-cell>
              <table:table-cell office:value-type="float" office:value="63303.2913766576">
                <text:p>63303.29137665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5.1529929637909">
                <text:p>25.1529929637909</text:p>
              </table:table-cell>
              <table:table-cell office:value-type="float" office:value="62528.8004012445">
                <text:p>62528.80040124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5.2626912593842">
                <text:p>25.2626912593842</text:p>
              </table:table-cell>
              <table:table-cell office:value-type="float" office:value="65634.5657975954">
                <text:p>65634.565797595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5.3724155426025">
                <text:p>25.3724155426025</text:p>
              </table:table-cell>
              <table:table-cell office:value-type="float" office:value="64598.2802721325">
                <text:p>64598.28027213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.4821338653564">
                <text:p>25.4821338653564</text:p>
              </table:table-cell>
              <table:table-cell office:value-type="float" office:value="63508.0798275502">
                <text:p>63508.07982755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5.5918567180634">
                <text:p>25.5918567180634</text:p>
              </table:table-cell>
              <table:table-cell office:value-type="float" office:value="62411.7932687398">
                <text:p>62411.79326873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694230556488">
                <text:p>25.694230556488</text:p>
              </table:table-cell>
              <table:table-cell office:value-type="float" office:value="65641.7704308701">
                <text:p>65641.77043087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7968423366547">
                <text:p>25.7968423366547</text:p>
              </table:table-cell>
              <table:table-cell office:value-type="float" office:value="64320.1003752454">
                <text:p>64320.10037524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8990316390991">
                <text:p>25.8990316390991</text:p>
              </table:table-cell>
              <table:table-cell office:value-type="float" office:value="63333.4394617056">
                <text:p>63333.43946170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0014085769653">
                <text:p>26.0014085769653</text:p>
              </table:table-cell>
              <table:table-cell office:value-type="float" office:value="61967.0809874243">
                <text:p>61967.08098742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0965204238892">
                <text:p>26.0965204238892</text:p>
              </table:table-cell>
              <table:table-cell office:value-type="float" office:value="65354.6345806762">
                <text:p>65354.63458067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.191633939743">
                <text:p>26.191633939743</text:p>
              </table:table-cell>
              <table:table-cell office:value-type="float" office:value="64091.8374772833">
                <text:p>64091.83747728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.286628484726">
                <text:p>26.286628484726</text:p>
              </table:table-cell>
              <table:table-cell office:value-type="float" office:value="62908.8754630606">
                <text:p>62908.87546306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.3817689418793">
                <text:p>26.3817689418793</text:p>
              </table:table-cell>
              <table:table-cell office:value-type="float" office:value="61551.102183196">
                <text:p>61551.1021831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.476987361908">
                <text:p>26.476987361908</text:p>
              </table:table-cell>
              <table:table-cell office:value-type="float" office:value="60324.4624125196">
                <text:p>60324.46241251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.5694320201874">
                <text:p>26.5694320201874</text:p>
              </table:table-cell>
              <table:table-cell office:value-type="float" office:value="60836.3977397283">
                <text:p>60836.39773972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6605424880981">
                <text:p>26.6605424880981</text:p>
              </table:table-cell>
              <table:table-cell office:value-type="float" office:value="60497.988062123">
                <text:p>60497.98806212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7527940273285">
                <text:p>26.7527940273285</text:p>
              </table:table-cell>
              <table:table-cell office:value-type="float" office:value="58622.3280946732">
                <text:p>58622.32809467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8444707393646">
                <text:p>26.8444707393646</text:p>
              </table:table-cell>
              <table:table-cell office:value-type="float" office:value="57855.478040154">
                <text:p>57855.4780401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9364838600159">
                <text:p>26.9364838600159</text:p>
              </table:table-cell>
              <table:table-cell office:value-type="float" office:value="56513.6793882844">
                <text:p>56513.679388284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0286493301392">
                <text:p>27.0286493301392</text:p>
              </table:table-cell>
              <table:table-cell office:value-type="float" office:value="55291.8570608169">
                <text:p>55291.857060816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1199235916138">
                <text:p>27.1199235916138</text:p>
              </table:table-cell>
              <table:table-cell office:value-type="float" office:value="54867.6036277009">
                <text:p>54867.60362770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.2129068374634">
                <text:p>27.2129068374634</text:p>
              </table:table-cell>
              <table:table-cell office:value-type="float" office:value="52826.721148718">
                <text:p>52826.7211487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.3035843372345">
                <text:p>27.3035843372345</text:p>
              </table:table-cell>
              <table:table-cell office:value-type="float" office:value="53287.7506790174">
                <text:p>53287.750679017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.3955793380737">
                <text:p>27.3955793380737</text:p>
              </table:table-cell>
              <table:table-cell office:value-type="float" office:value="51654.9807777533">
                <text:p>51654.98077775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.4867899417877">
                <text:p>27.4867899417877</text:p>
              </table:table-cell>
              <table:table-cell office:value-type="float" office:value="51309.8237423706">
                <text:p>51309.82374237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.5786445140839">
                <text:p>27.5786445140839</text:p>
              </table:table-cell>
              <table:table-cell office:value-type="float" office:value="50166.2561243401">
                <text:p>50166.25612434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.6693520545959">
                <text:p>27.6693520545959</text:p>
              </table:table-cell>
              <table:table-cell office:value-type="float" office:value="50095.0634792551">
                <text:p>50095.06347925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.7605035305023">
                <text:p>27.7605035305023</text:p>
              </table:table-cell>
              <table:table-cell office:value-type="float" office:value="49324.4893216886">
                <text:p>49324.489321688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8526659011841">
                <text:p>27.8526659011841</text:p>
              </table:table-cell>
              <table:table-cell office:value-type="float" office:value="48175.8440799158">
                <text:p>48175.84407991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943644285202">
                <text:p>27.943644285202</text:p>
              </table:table-cell>
              <table:table-cell office:value-type="float" office:value="48363.1364471384">
                <text:p>48363.13644713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.0360100269318">
                <text:p>28.0360100269318</text:p>
              </table:table-cell>
              <table:table-cell office:value-type="float" office:value="47203.6484344751">
                <text:p>47203.648434475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.126966714859">
                <text:p>28.126966714859</text:p>
              </table:table-cell>
              <table:table-cell office:value-type="float" office:value="47671.0410065531">
                <text:p>47671.04100655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.2184679508209">
                <text:p>28.2184679508209</text:p>
              </table:table-cell>
              <table:table-cell office:value-type="float" office:value="47125.0465053259">
                <text:p>47125.04650532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.3092517852783">
                <text:p>28.3092517852783</text:p>
              </table:table-cell>
              <table:table-cell office:value-type="float" office:value="47321.200141816">
                <text:p>47321.2001418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.4000234603882">
                <text:p>28.4000234603882</text:p>
              </table:table-cell>
              <table:table-cell office:value-type="float" office:value="47327.5390676711">
                <text:p>47327.53906767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.4919137954712">
                <text:p>28.4919137954712</text:p>
              </table:table-cell>
              <table:table-cell office:value-type="float" office:value="46751.3802851983">
                <text:p>46751.380285198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.5825636386871">
                <text:p>28.5825636386871</text:p>
              </table:table-cell>
              <table:table-cell office:value-type="float" office:value="47479.3981689211">
                <text:p>47479.39816892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.67453789711">
                <text:p>28.67453789711</text:p>
              </table:table-cell>
              <table:table-cell office:value-type="float" office:value="46882.6829804442">
                <text:p>46882.68298044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.7654144763947">
                <text:p>28.7654144763947</text:p>
              </table:table-cell>
              <table:table-cell office:value-type="float" office:value="47713.063521214">
                <text:p>47713.0635212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.85813331604">
                <text:p>28.85813331604</text:p>
              </table:table-cell>
              <table:table-cell office:value-type="float" office:value="47110.1667870946">
                <text:p>47110.16678709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.94935131073">
                <text:p>28.94935131073</text:p>
              </table:table-cell>
              <table:table-cell office:value-type="float" office:value="48236.0965613859">
                <text:p>48236.096561385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0400650501251">
                <text:p>29.0400650501251</text:p>
              </table:table-cell>
              <table:table-cell office:value-type="float" office:value="49033.366165459">
                <text:p>49033.3661654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1321713924408">
                <text:p>29.1321713924408</text:p>
              </table:table-cell>
              <table:table-cell office:value-type="float" office:value="48813.1423631064">
                <text:p>48813.14236310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.2233054637909">
                <text:p>29.2233054637909</text:p>
              </table:table-cell>
              <table:table-cell office:value-type="float" office:value="49948.3884848421">
                <text:p>49948.38848484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.3153853416443">
                <text:p>29.3153853416443</text:p>
              </table:table-cell>
              <table:table-cell office:value-type="float" office:value="50130.3879589137">
                <text:p>50130.38795891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.4066917896271">
                <text:p>29.4066917896271</text:p>
              </table:table-cell>
              <table:table-cell office:value-type="float" office:value="51343.5809142824">
                <text:p>51343.58091428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4985888004303">
                <text:p>29.4985888004303</text:p>
              </table:table-cell>
              <table:table-cell office:value-type="float" office:value="51797.1146003051">
                <text:p>51797.11460030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.5895636081696">
                <text:p>29.5895636081696</text:p>
              </table:table-cell>
              <table:table-cell office:value-type="float" office:value="53201.5413967336">
                <text:p>53201.54139673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.6803753376007">
                <text:p>29.6803753376007</text:p>
              </table:table-cell>
              <table:table-cell office:value-type="float" office:value="54178.0233767052">
                <text:p>54178.023376705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.7732741832733">
                <text:p>29.7732741832733</text:p>
              </table:table-cell>
              <table:table-cell office:value-type="float" office:value="53994.2123465915">
                <text:p>53994.212346591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864547252655">
                <text:p>29.864547252655</text:p>
              </table:table-cell>
              <table:table-cell office:value-type="float" office:value="56007.7581988731">
                <text:p>56007.758198873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.9566504955292">
                <text:p>29.9566504955292</text:p>
              </table:table-cell>
              <table:table-cell office:value-type="float" office:value="56545.2402920978">
                <text:p>56545.24029209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.0476307868958">
                <text:p>30.0476307868958</text:p>
              </table:table-cell>
              <table:table-cell office:value-type="float" office:value="58386.2715782798">
                <text:p>58386.271578279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0.1398403644562">
                <text:p>30.1398403644562</text:p>
              </table:table-cell>
              <table:table-cell office:value-type="float" office:value="58735.7641504312">
                <text:p>58735.76415043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0.2326288223267">
                <text:p>30.2326288223267</text:p>
              </table:table-cell>
              <table:table-cell office:value-type="float" office:value="59576.3754120812">
                <text:p>59576.37541208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0.3242149353027">
                <text:p>30.3242149353027</text:p>
              </table:table-cell>
              <table:table-cell office:value-type="float" office:value="61494.0389649607">
                <text:p>61494.038964960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0.4176921844482">
                <text:p>30.4176921844482</text:p>
              </table:table-cell>
              <table:table-cell office:value-type="float" office:value="61533.6892407517">
                <text:p>61533.68924075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.5087234973907">
                <text:p>30.5087234973907</text:p>
              </table:table-cell>
              <table:table-cell office:value-type="float" office:value="64417.3945255924">
                <text:p>64417.39452559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.600870847702">
                <text:p>30.600870847702</text:p>
              </table:table-cell>
              <table:table-cell office:value-type="float" office:value="64852.6515392218">
                <text:p>64852.65153922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.6922836303711">
                <text:p>30.6922836303711</text:p>
              </table:table-cell>
              <table:table-cell office:value-type="float" office:value="66686.5160649222">
                <text:p>66686.516064922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.784339427948">
                <text:p>30.784339427948</text:p>
              </table:table-cell>
              <table:table-cell office:value-type="float" office:value="67437.3604206055">
                <text:p>67437.36042060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.8756966590881">
                <text:p>30.8756966590881</text:p>
              </table:table-cell>
              <table:table-cell office:value-type="float" office:value="69178.979278668">
                <text:p>69178.97927866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.9674134254456">
                <text:p>30.9674134254456</text:p>
              </table:table-cell>
              <table:table-cell office:value-type="float" office:value="70128.9443081146">
                <text:p>70128.94430811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1.0599956512451">
                <text:p>31.0599956512451</text:p>
              </table:table-cell>
              <table:table-cell office:value-type="float" office:value="70769.5234524282">
                <text:p>70769.52345242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1.1513798236847">
                <text:p>31.1513798236847</text:p>
              </table:table-cell>
              <table:table-cell office:value-type="float" office:value="72835.3698710908">
                <text:p>72835.36987109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1.2443869113922">
                <text:p>31.2443869113922</text:p>
              </table:table-cell>
              <table:table-cell office:value-type="float" office:value="72768.6477108434">
                <text:p>72768.64771084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.336208820343">
                <text:p>31.336208820343</text:p>
              </table:table-cell>
              <table:table-cell office:value-type="float" office:value="74840.526389859">
                <text:p>74840.52638985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.4289512634277">
                <text:p>31.4289512634277</text:p>
              </table:table-cell>
              <table:table-cell office:value-type="float" office:value="75219.0665672639">
                <text:p>75219.06656726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.5204286575317">
                <text:p>31.5204286575317</text:p>
              </table:table-cell>
              <table:table-cell office:value-type="float" office:value="77308.7172986103">
                <text:p>77308.717298610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.6121339797974">
                <text:p>31.6121339797974</text:p>
              </table:table-cell>
              <table:table-cell office:value-type="float" office:value="78163.4023294509">
                <text:p>78163.40232945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.7048370838165">
                <text:p>31.7048370838165</text:p>
              </table:table-cell>
              <table:table-cell office:value-type="float" office:value="78357.6782768598">
                <text:p>78357.678276859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.7962243556976">
                <text:p>31.7962243556976</text:p>
              </table:table-cell>
              <table:table-cell office:value-type="float" office:value="80361.3003083698">
                <text:p>80361.300308369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1.8888924121857">
                <text:p>31.8888924121857</text:p>
              </table:table-cell>
              <table:table-cell office:value-type="float" office:value="80113.9063595058">
                <text:p>80113.90635950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.9805519580841">
                <text:p>31.9805519580841</text:p>
              </table:table-cell>
              <table:table-cell office:value-type="float" office:value="81868.1777925753">
                <text:p>81868.177792575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2.0739140510559">
                <text:p>32.0739140510559</text:p>
              </table:table-cell>
              <table:table-cell office:value-type="float" office:value="81060.7363128178">
                <text:p>81060.73631281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2.1657676696777">
                <text:p>32.1657676696777</text:p>
              </table:table-cell>
              <table:table-cell office:value-type="float" office:value="83088.7243693902">
                <text:p>83088.724369390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2.2572634220123">
                <text:p>32.2572634220123</text:p>
              </table:table-cell>
              <table:table-cell office:value-type="float" office:value="84025.7586153882">
                <text:p>84025.75861538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2.3504064083099">
                <text:p>32.3504064083099</text:p>
              </table:table-cell>
              <table:table-cell office:value-type="float" office:value="83140.9890086262">
                <text:p>83140.98900862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.4422686100006">
                <text:p>32.4422686100006</text:p>
              </table:table-cell>
              <table:table-cell office:value-type="float" office:value="84735.6133071026">
                <text:p>84735.613307102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.5350873470306">
                <text:p>32.5350873470306</text:p>
              </table:table-cell>
              <table:table-cell office:value-type="float" office:value="84207.1358660194">
                <text:p>84207.135866019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.6263308525085">
                <text:p>32.6263308525085</text:p>
              </table:table-cell>
              <table:table-cell office:value-type="float" office:value="86011.6011424002">
                <text:p>86011.60114240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.7185800075531">
                <text:p>32.7185800075531</text:p>
              </table:table-cell>
              <table:table-cell office:value-type="float" office:value="85334.1149433605">
                <text:p>85334.11494336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.8156008720398">
                <text:p>32.8156008720398</text:p>
              </table:table-cell>
              <table:table-cell office:value-type="float" office:value="81302.0997260005">
                <text:p>81302.099726000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.9326536655426">
                <text:p>32.9326536655426</text:p>
              </table:table-cell>
              <table:table-cell office:value-type="float" office:value="67388.3959874123">
                <text:p>67388.39598741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3.0429499149322">
                <text:p>33.0429499149322</text:p>
              </table:table-cell>
              <table:table-cell office:value-type="float" office:value="71516.4844103965">
                <text:p>71516.484410396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3.1521360874176">
                <text:p>33.1521360874176</text:p>
              </table:table-cell>
              <table:table-cell office:value-type="float" office:value="72097.0414184645">
                <text:p>72097.04141846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.2620129585266">
                <text:p>33.2620129585266</text:p>
              </table:table-cell>
              <table:table-cell office:value-type="float" office:value="71425.4048262259">
                <text:p>71425.404826225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3.3815748691559">
                <text:p>33.3815748691559</text:p>
              </table:table-cell>
              <table:table-cell office:value-type="float" office:value="65305.0788407889">
                <text:p>65305.07884078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3.505916595459">
                <text:p>33.505916595459</text:p>
              </table:table-cell>
              <table:table-cell office:value-type="float" office:value="62472.9946330679">
                <text:p>62472.99463306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.6228461265564">
                <text:p>33.6228461265564</text:p>
              </table:table-cell>
              <table:table-cell office:value-type="float" office:value="65885.8367744751">
                <text:p>65885.836774475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.7400686740875">
                <text:p>33.7400686740875</text:p>
              </table:table-cell>
              <table:table-cell office:value-type="float" office:value="65175.1745795427">
                <text:p>65175.17457954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.8568716049194">
                <text:p>33.8568716049194</text:p>
              </table:table-cell>
              <table:table-cell office:value-type="float" office:value="64655.9118526578">
                <text:p>64655.91185265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.9739220142364">
                <text:p>33.9739220142364</text:p>
              </table:table-cell>
              <table:table-cell office:value-type="float" office:value="63767.3976840583">
                <text:p>63767.39768405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4.0909743309021">
                <text:p>34.0909743309021</text:p>
              </table:table-cell>
              <table:table-cell office:value-type="float" office:value="62946.2125132141">
                <text:p>62946.21251321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.2080085277557">
                <text:p>34.2080085277557</text:p>
              </table:table-cell>
              <table:table-cell office:value-type="float" office:value="61998.9729076734">
                <text:p>61998.972907673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4.3177332878113">
                <text:p>34.3177332878113</text:p>
              </table:table-cell>
              <table:table-cell office:value-type="float" office:value="65108.3674859143">
                <text:p>65108.36748591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.4274377822876">
                <text:p>34.4274377822876</text:p>
              </table:table-cell>
              <table:table-cell office:value-type="float" office:value="64026.5472579727">
                <text:p>64026.54725797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4.5373365879059">
                <text:p>34.5373365879059</text:p>
              </table:table-cell>
              <table:table-cell office:value-type="float" office:value="62821.4288695713">
                <text:p>62821.42886957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4.6469271183014">
                <text:p>34.6469271183014</text:p>
              </table:table-cell>
              <table:table-cell office:value-type="float" office:value="61903.1587448005">
                <text:p>61903.15874480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.7492637634277">
                <text:p>34.7492637634277</text:p>
              </table:table-cell>
              <table:table-cell office:value-type="float" office:value="65040.2403927023">
                <text:p>65040.24039270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.851713180542">
                <text:p>34.851713180542</text:p>
              </table:table-cell>
              <table:table-cell office:value-type="float" office:value="63719.2497905535">
                <text:p>63719.24979055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.9541721343994">
                <text:p>34.9541721343994</text:p>
              </table:table-cell>
              <table:table-cell office:value-type="float" office:value="62464.0381250233">
                <text:p>62464.038125023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5.0564405918121">
                <text:p>35.0564405918121</text:p>
              </table:table-cell>
              <table:table-cell office:value-type="float" office:value="61328.7826830946">
                <text:p>61328.782683094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5.1515324115753">
                <text:p>35.1515324115753</text:p>
              </table:table-cell>
              <table:table-cell office:value-type="float" office:value="64695.3651252119">
                <text:p>64695.365125211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5.2468059062958">
                <text:p>35.2468059062958</text:p>
              </table:table-cell>
              <table:table-cell office:value-type="float" office:value="63312.4671000936">
                <text:p>63312.46710009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5.3417274951935">
                <text:p>35.3417274951935</text:p>
              </table:table-cell>
              <table:table-cell office:value-type="float" office:value="62282.9860799236">
                <text:p>62282.98607992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5.4367775917053">
                <text:p>35.4367775917053</text:p>
              </table:table-cell>
              <table:table-cell office:value-type="float" office:value="60936.287416378">
                <text:p>60936.28741637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5.5287616252899">
                <text:p>35.5287616252899</text:p>
              </table:table-cell>
              <table:table-cell office:value-type="float" office:value="61662.8753813415">
                <text:p>61662.87538134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5.6195828914642">
                <text:p>35.6195828914642</text:p>
              </table:table-cell>
              <table:table-cell office:value-type="float" office:value="61219.1421041026">
                <text:p>61219.142104102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5.7117071151733">
                <text:p>35.7117071151733</text:p>
              </table:table-cell>
              <table:table-cell office:value-type="float" office:value="59224.3796509807">
                <text:p>59224.37965098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.802549123764">
                <text:p>35.802549123764</text:p>
              </table:table-cell>
              <table:table-cell office:value-type="float" office:value="58827.4090688391">
                <text:p>58827.40906883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.8943166732788">
                <text:p>35.8943166732788</text:p>
              </table:table-cell>
              <table:table-cell office:value-type="float" office:value="57187.9714316149">
                <text:p>57187.97143161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.986743927002">
                <text:p>35.986743927002</text:p>
              </table:table-cell>
              <table:table-cell office:value-type="float" office:value="55654.580145898">
                <text:p>55654.58014589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.0775017738342">
                <text:p>36.0775017738342</text:p>
              </table:table-cell>
              <table:table-cell office:value-type="float" office:value="55620.5350412172">
                <text:p>55620.535041217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6.169228553772">
                <text:p>36.169228553772</text:p>
              </table:table-cell>
              <table:table-cell office:value-type="float" office:value="54073.6304421282">
                <text:p>54073.63044212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.260262966156">
                <text:p>36.260262966156</text:p>
              </table:table-cell>
              <table:table-cell office:value-type="float" office:value="53518.223190668">
                <text:p>53518.2231906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6.3521118164063">
                <text:p>36.3521118164063</text:p>
              </table:table-cell>
              <table:table-cell office:value-type="float" office:value="52172.6726784722">
                <text:p>52172.672678472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6.4431235790253">
                <text:p>36.4431235790253</text:p>
              </table:table-cell>
              <table:table-cell office:value-type="float" office:value="51773.5275573637">
                <text:p>51773.527557363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6.5339596271515">
                <text:p>36.5339596271515</text:p>
              </table:table-cell>
              <table:table-cell office:value-type="float" office:value="51081.0421161488">
                <text:p>51081.04211614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6.6258313655853">
                <text:p>36.6258313655853</text:p>
              </table:table-cell>
              <table:table-cell office:value-type="float" office:value="49808.5709273417">
                <text:p>49808.57092734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.7170052528381">
                <text:p>36.7170052528381</text:p>
              </table:table-cell>
              <table:table-cell office:value-type="float" office:value="49575.5981914746">
                <text:p>49575.59819147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.8097355365753">
                <text:p>36.8097355365753</text:p>
              </table:table-cell>
              <table:table-cell office:value-type="float" office:value="48139.6132966866">
                <text:p>48139.61329668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.9009184837341">
                <text:p>36.9009184837341</text:p>
              </table:table-cell>
              <table:table-cell office:value-type="float" office:value="48430.108234039">
                <text:p>48430.1082340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.9928886890411">
                <text:p>36.9928886890411</text:p>
              </table:table-cell>
              <table:table-cell office:value-type="float" office:value="47580.6266322058">
                <text:p>47580.626632205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7.0839562416077">
                <text:p>37.0839562416077</text:p>
              </table:table-cell>
              <table:table-cell office:value-type="float" office:value="47700.853680311">
                <text:p>47700.8536803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.1748178005218">
                <text:p>37.1748178005218</text:p>
              </table:table-cell>
              <table:table-cell office:value-type="float" office:value="47544.8589219131">
                <text:p>47544.858921913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7.266996383667">
                <text:p>37.266996383667</text:p>
              </table:table-cell>
              <table:table-cell office:value-type="float" office:value="46691.9739178791">
                <text:p>46691.973917879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.3578894138336">
                <text:p>37.3578894138336</text:p>
              </table:table-cell>
              <table:table-cell office:value-type="float" office:value="47264.3501061031">
                <text:p>47264.35010610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7.4501085281372">
                <text:p>37.4501085281372</text:p>
              </table:table-cell>
              <table:table-cell office:value-type="float" office:value="46584.702449618">
                <text:p>46584.7024496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7.5412631034851">
                <text:p>37.5412631034851</text:p>
              </table:table-cell>
              <table:table-cell office:value-type="float" office:value="47128.7369131379">
                <text:p>47128.73691313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.6335978507996">
                <text:p>37.6335978507996</text:p>
              </table:table-cell>
              <table:table-cell office:value-type="float" office:value="46699.6458582937">
                <text:p>46699.64585829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.7252731323242">
                <text:p>37.7252731323242</text:p>
              </table:table-cell>
              <table:table-cell office:value-type="float" office:value="47210.1086358364">
                <text:p>47210.10863583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.8161780834198">
                <text:p>37.8161780834198</text:p>
              </table:table-cell>
              <table:table-cell office:value-type="float" office:value="47874.1800919527">
                <text:p>47874.18009195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.9082939624786">
                <text:p>37.9082939624786</text:p>
              </table:table-cell>
              <table:table-cell office:value-type="float" office:value="47592.2288837929">
                <text:p>47592.22888379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.9989693164825">
                <text:p>37.9989693164825</text:p>
              </table:table-cell>
              <table:table-cell office:value-type="float" office:value="48789.442827093">
                <text:p>48789.4428270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8.0911147594452">
                <text:p>38.0911147594452</text:p>
              </table:table-cell>
              <table:table-cell office:value-type="float" office:value="48531.9713728311">
                <text:p>48531.97137283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8.1819837093353">
                <text:p>38.1819837093353</text:p>
              </table:table-cell>
              <table:table-cell office:value-type="float" office:value="49830.0024978223">
                <text:p>49830.00249782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8.2745566368103">
                <text:p>38.2745566368103</text:p>
              </table:table-cell>
              <table:table-cell office:value-type="float" office:value="49517.7167346161">
                <text:p>49517.71673461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8.3655774593353">
                <text:p>38.3655774593353</text:p>
              </table:table-cell>
              <table:table-cell office:value-type="float" office:value="51153.1303589343">
                <text:p>51153.13035893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8.4565815925598">
                <text:p>38.4565815925598</text:p>
              </table:table-cell>
              <table:table-cell office:value-type="float" office:value="51953.6842171449">
                <text:p>51953.68421714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8.5488851070404">
                <text:p>38.5488851070404</text:p>
              </table:table-cell>
              <table:table-cell office:value-type="float" office:value="52002.3536157913">
                <text:p>52002.35361579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.639598608017">
                <text:p>38.639598608017</text:p>
              </table:table-cell>
              <table:table-cell office:value-type="float" office:value="53883.9306980656">
                <text:p>53883.93069806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.7315490245819">
                <text:p>38.7315490245819</text:p>
              </table:table-cell>
              <table:table-cell office:value-type="float" office:value="54116.122426543">
                <text:p>54116.12242654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.8229529857635">
                <text:p>38.8229529857635</text:p>
              </table:table-cell>
              <table:table-cell office:value-type="float" office:value="55402.4129209966">
                <text:p>55402.41292099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.9148468971252">
                <text:p>38.9148468971252</text:p>
              </table:table-cell>
              <table:table-cell office:value-type="float" office:value="56151.7071538096">
                <text:p>56151.707153809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9.0059547424316">
                <text:p>39.0059547424316</text:p>
              </table:table-cell>
              <table:table-cell office:value-type="float" office:value="57777.6807507314">
                <text:p>57777.680750731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9.0970897674561">
                <text:p>39.0970897674561</text:p>
              </table:table-cell>
              <table:table-cell office:value-type="float" office:value="58901.6132772441">
                <text:p>58901.61327724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9.190226316452">
                <text:p>39.190226316452</text:p>
              </table:table-cell>
              <table:table-cell office:value-type="float" office:value="58752.4452966007">
                <text:p>58752.44529660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9.2815084457397">
                <text:p>39.2815084457397</text:p>
              </table:table-cell>
              <table:table-cell office:value-type="float" office:value="61172.9814320975">
                <text:p>61172.98143209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9.374055147171">
                <text:p>39.374055147171</text:p>
              </table:table-cell>
              <table:table-cell office:value-type="float" office:value="61547.3043545466">
                <text:p>61547.30435454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9.4655311107635">
                <text:p>39.4655311107635</text:p>
              </table:table-cell>
              <table:table-cell office:value-type="float" office:value="63492.0887619306">
                <text:p>63492.08876193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9.5573711395264">
                <text:p>39.5573711395264</text:p>
              </table:table-cell>
              <table:table-cell office:value-type="float" office:value="64459.9101257772">
                <text:p>64459.910125777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.6488656997681">
                <text:p>39.6488656997681</text:p>
              </table:table-cell>
              <table:table-cell office:value-type="float" office:value="66014.8536048948">
                <text:p>66014.85360489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7403671741486">
                <text:p>39.7403671741486</text:p>
              </table:table-cell>
              <table:table-cell office:value-type="float" office:value="67233.8893078156">
                <text:p>67233.8893078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.8328778743744">
                <text:p>39.8328778743744</text:p>
              </table:table-cell>
              <table:table-cell office:value-type="float" office:value="67797.5627110083">
                <text:p>67797.56271100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.9241371154785">
                <text:p>39.9241371154785</text:p>
              </table:table-cell>
              <table:table-cell office:value-type="float" office:value="69954.559371318">
                <text:p>69954.5593713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.0171005725861">
                <text:p>40.0171005725861</text:p>
              </table:table-cell>
              <table:table-cell office:value-type="float" office:value="69876.9194059249">
                <text:p>69876.91940592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.1082646846771">
                <text:p>40.1082646846771</text:p>
              </table:table-cell>
              <table:table-cell office:value-type="float" office:value="72484.6636294688">
                <text:p>72484.66362946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.2008130550385">
                <text:p>40.2008130550385</text:p>
              </table:table-cell>
              <table:table-cell office:value-type="float" office:value="72610.6788673179">
                <text:p>72610.67886731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.2932722568512">
                <text:p>40.2932722568512</text:p>
              </table:table-cell>
              <table:table-cell office:value-type="float" office:value="73805.5257476754">
                <text:p>73805.525747675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.3848004341126">
                <text:p>40.3848004341126</text:p>
              </table:table-cell>
              <table:table-cell office:value-type="float" office:value="75692.5376129535">
                <text:p>75692.53761295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.4774389266968">
                <text:p>40.4774389266968</text:p>
              </table:table-cell>
              <table:table-cell office:value-type="float" office:value="75907.9709075186">
                <text:p>75907.97090751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.5689101219177">
                <text:p>40.5689101219177</text:p>
              </table:table-cell>
              <table:table-cell office:value-type="float" office:value="77926.1709960434">
                <text:p>77926.17099604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.6612710952759">
                <text:p>40.6612710952759</text:p>
              </table:table-cell>
              <table:table-cell office:value-type="float" office:value="78128.2368259377">
                <text:p>78128.236825937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.7528619766235">
                <text:p>40.7528619766235</text:p>
              </table:table-cell>
              <table:table-cell office:value-type="float" office:value="79745.9298625573">
                <text:p>79745.929862557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.8457760810852">
                <text:p>40.8457760810852</text:p>
              </table:table-cell>
              <table:table-cell office:value-type="float" office:value="79557.3507685202">
                <text:p>79557.35076852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.9371178150177">
                <text:p>40.9371178150177</text:p>
              </table:table-cell>
              <table:table-cell office:value-type="float" office:value="81715.111796719">
                <text:p>81715.11179671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1.0285987854004">
                <text:p>41.0285987854004</text:p>
              </table:table-cell>
              <table:table-cell office:value-type="float" office:value="82377.7881724998">
                <text:p>82377.78817249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1.1210978031158">
                <text:p>41.1210978031158</text:p>
              </table:table-cell>
              <table:table-cell office:value-type="float" office:value="82249.5220803724">
                <text:p>82249.52208037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.2122392654419">
                <text:p>41.2122392654419</text:p>
              </table:table-cell>
              <table:table-cell office:value-type="float" office:value="84089.0611627755">
                <text:p>84089.06116277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1.3046319484711">
                <text:p>41.3046319484711</text:p>
              </table:table-cell>
              <table:table-cell office:value-type="float" office:value="83556.4002136647">
                <text:p>83556.40021366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1.396735906601">
                <text:p>41.396735906601</text:p>
              </table:table-cell>
              <table:table-cell office:value-type="float" office:value="84252.6223363499">
                <text:p>84252.622336349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1.4891893863678">
                <text:p>41.4891893863678</text:p>
              </table:table-cell>
              <table:table-cell office:value-type="float" office:value="84366.7541737798">
                <text:p>84366.75417377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.5810296535492">
                <text:p>41.5810296535492</text:p>
              </table:table-cell>
              <table:table-cell office:value-type="float" office:value="85278.4975519592">
                <text:p>85278.497551959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.6949505805969">
                <text:p>41.6949505805969</text:p>
              </table:table-cell>
              <table:table-cell office:value-type="float" office:value="69030.3371276571">
                <text:p>69030.33712765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.8129270076752">
                <text:p>41.8129270076752</text:p>
              </table:table-cell>
              <table:table-cell office:value-type="float" office:value="66860.814447011">
                <text:p>66860.81444701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.9288949966431">
                <text:p>41.9288949966431</text:p>
              </table:table-cell>
              <table:table-cell office:value-type="float" office:value="68018.7702675754">
                <text:p>68018.770267575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2.0390815734863">
                <text:p>42.0390815734863</text:p>
              </table:table-cell>
              <table:table-cell office:value-type="float" office:value="71587.6672638676">
                <text:p>71587.667263867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2.1487231254578">
                <text:p>42.1487231254578</text:p>
              </table:table-cell>
              <table:table-cell office:value-type="float" office:value="71797.5973383782">
                <text:p>71797.59733837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2.2586312294006">
                <text:p>42.2586312294006</text:p>
              </table:table-cell>
              <table:table-cell office:value-type="float" office:value="71405.1077077928">
                <text:p>71405.107707792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2.3681030273437">
                <text:p>42.3681030273437</text:p>
              </table:table-cell>
              <table:table-cell office:value-type="float" office:value="71397.3840464502">
                <text:p>71397.384046450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2.4776957035065">
                <text:p>42.4776957035065</text:p>
              </table:table-cell>
              <table:table-cell office:value-type="float" office:value="70880.6488899525">
                <text:p>70880.64888995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2.5805456638336">
                <text:p>42.5805456638336</text:p>
              </table:table-cell>
              <table:table-cell office:value-type="float" office:value="75060.797062478">
                <text:p>75060.7970624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2.6825013160706">
                <text:p>42.6825013160706</text:p>
              </table:table-cell>
              <table:table-cell office:value-type="float" office:value="75091.4719490778">
                <text:p>75091.47194907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.7878165245056">
                <text:p>42.7878165245056</text:p>
              </table:table-cell>
              <table:table-cell office:value-type="float" office:value="72088.3537412502">
                <text:p>72088.35374125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.9047315120697">
                <text:p>42.9047315120697</text:p>
              </table:table-cell>
              <table:table-cell office:value-type="float" office:value="64251.8137025187">
                <text:p>64251.81370251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3.0219130516052">
                <text:p>43.0219130516052</text:p>
              </table:table-cell>
              <table:table-cell office:value-type="float" office:value="63354.6890527879">
                <text:p>63354.68905278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3.1387686729431">
                <text:p>43.1387686729431</text:p>
              </table:table-cell>
              <table:table-cell office:value-type="float" office:value="62641.4024091666">
                <text:p>62641.40240916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3.2486808300018">
                <text:p>43.2486808300018</text:p>
              </table:table-cell>
              <table:table-cell office:value-type="float" office:value="65652.4282035987">
                <text:p>65652.42820359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3.3582260608673">
                <text:p>43.3582260608673</text:p>
              </table:table-cell>
              <table:table-cell office:value-type="float" office:value="64776.8957528958">
                <text:p>64776.895752895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3.4679298400879">
                <text:p>43.4679298400879</text:p>
              </table:table-cell>
              <table:table-cell office:value-type="float" office:value="63662.34645351">
                <text:p>63662.346453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3.5776031017303">
                <text:p>43.5776031017303</text:p>
              </table:table-cell>
              <table:table-cell office:value-type="float" office:value="62585.9019528134">
                <text:p>62585.90195281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3.6800374984741">
                <text:p>43.6800374984741</text:p>
              </table:table-cell>
              <table:table-cell office:value-type="float" office:value="65759.161122891">
                <text:p>65759.16112289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3.7824401855469">
                <text:p>43.7824401855469</text:p>
              </table:table-cell>
              <table:table-cell office:value-type="float" office:value="64529.5566834611">
                <text:p>64529.556683461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3.8848581314087">
                <text:p>43.8848581314087</text:p>
              </table:table-cell>
              <table:table-cell office:value-type="float" office:value="63348.2730531785">
                <text:p>63348.27305317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3.9875583648682">
                <text:p>43.9875583648682</text:p>
              </table:table-cell>
              <table:table-cell office:value-type="float" office:value="61927.8046968585">
                <text:p>61927.804696858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4.0895538330078">
                <text:p>44.0895538330078</text:p>
              </table:table-cell>
              <table:table-cell office:value-type="float" office:value="61100.7539223936">
                <text:p>61100.75392239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4.1846630573273">
                <text:p>44.1846630573273</text:p>
              </table:table-cell>
              <table:table-cell office:value-type="float" office:value="64178.8432581214">
                <text:p>64178.84325812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4.2798240184784">
                <text:p>44.2798240184784</text:p>
              </table:table-cell>
              <table:table-cell office:value-type="float" office:value="62882.9293821123">
                <text:p>62882.929382112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4.3747954368591">
                <text:p>44.3747954368591</text:p>
              </table:table-cell>
              <table:table-cell office:value-type="float" office:value="61829.1281747456">
                <text:p>61829.12817474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.4699470996857">
                <text:p>44.4699470996857</text:p>
              </table:table-cell>
              <table:table-cell office:value-type="float" office:value="60450.8615943572">
                <text:p>60450.861594357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4.5608153343201">
                <text:p>44.5608153343201</text:p>
              </table:table-cell>
              <table:table-cell office:value-type="float" office:value="61979.8549257601">
                <text:p>61979.854925760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4.6514720916748">
                <text:p>44.6514720916748</text:p>
              </table:table-cell>
              <table:table-cell office:value-type="float" office:value="60977.2526759274">
                <text:p>60977.252675927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4.7440810203552">
                <text:p>44.7440810203552</text:p>
              </table:table-cell>
              <table:table-cell office:value-type="float" office:value="58482.4819504158">
                <text:p>58482.48195041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4.8349175453186">
                <text:p>44.8349175453186</text:p>
              </table:table-cell>
              <table:table-cell office:value-type="float" office:value="58478.6791672354">
                <text:p>58478.67916723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.9268383979797">
                <text:p>44.9268383979797</text:p>
              </table:table-cell>
              <table:table-cell office:value-type="float" office:value="56657.43788517">
                <text:p>56657.4378851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5.0179228782654">
                <text:p>45.0179228782654</text:p>
              </table:table-cell>
              <table:table-cell office:value-type="float" office:value="56123.7214503345">
                <text:p>56123.72145033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5.1101651191711">
                <text:p>45.1101651191711</text:p>
              </table:table-cell>
              <table:table-cell office:value-type="float" office:value="54378.5574889116">
                <text:p>54378.557488911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5.2008285522461">
                <text:p>45.2008285522461</text:p>
              </table:table-cell>
              <table:table-cell office:value-type="float" office:value="54354.8797223026">
                <text:p>54354.87972230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5.2919638156891">
                <text:p>45.2919638156891</text:p>
              </table:table-cell>
              <table:table-cell office:value-type="float" office:value="53107.8730356391">
                <text:p>53107.87303563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5.3844003677368">
                <text:p>45.3844003677368</text:p>
              </table:table-cell>
              <table:table-cell office:value-type="float" office:value="51494.7809557217">
                <text:p>51494.78095572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5.4751884937286">
                <text:p>45.4751884937286</text:p>
              </table:table-cell>
              <table:table-cell office:value-type="float" office:value="51636.7085319321">
                <text:p>51636.70853193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5.5666737556458">
                <text:p>45.5666737556458</text:p>
              </table:table-cell>
              <table:table-cell office:value-type="float" office:value="50456.2145122577">
                <text:p>50456.21451225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5.6575939655304">
                <text:p>45.6575939655304</text:p>
              </table:table-cell>
              <table:table-cell office:value-type="float" office:value="50065.8765061742">
                <text:p>50065.876506174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5.7490544319153">
                <text:p>45.7490544319153</text:p>
              </table:table-cell>
              <table:table-cell office:value-type="float" office:value="49157.8512302764">
                <text:p>49157.85123027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5.8401527404785">
                <text:p>45.8401527404785</text:p>
              </table:table-cell>
              <table:table-cell office:value-type="float" office:value="48826.373070501">
                <text:p>48826.3730705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5.9307579994202">
                <text:p>45.9307579994202</text:p>
              </table:table-cell>
              <table:table-cell office:value-type="float" office:value="48650.5976748959">
                <text:p>48650.59767489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6.022628068924">
                <text:p>46.022628068924</text:p>
              </table:table-cell>
              <table:table-cell office:value-type="float" office:value="47545.4086798103">
                <text:p>47545.408679810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6.1134243011475">
                <text:p>46.1134243011475</text:p>
              </table:table-cell>
              <table:table-cell office:value-type="float" office:value="47755.2855863686">
                <text:p>47755.285586368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6.2061331272125">
                <text:p>46.2061331272125</text:p>
              </table:table-cell>
              <table:table-cell office:value-type="float" office:value="46597.5051498139">
                <text:p>46597.505149813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6.2972836494446">
                <text:p>46.2972836494446</text:p>
              </table:table-cell>
              <table:table-cell office:value-type="float" office:value="47218.5994616976">
                <text:p>47218.59946169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6.388888835907">
                <text:p>46.388888835907</text:p>
              </table:table-cell>
              <table:table-cell office:value-type="float" office:value="46896.9079798032">
                <text:p>46896.907979803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6.4800305366516">
                <text:p>46.4800305366516</text:p>
              </table:table-cell>
              <table:table-cell office:value-type="float" office:value="47135.3942805722">
                <text:p>47135.394280572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.570853471756">
                <text:p>46.570853471756</text:p>
              </table:table-cell>
              <table:table-cell office:value-type="float" office:value="47300.8276495712">
                <text:p>47300.82764957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6.6628618240356">
                <text:p>46.6628618240356</text:p>
              </table:table-cell>
              <table:table-cell office:value-type="float" office:value="46865.3105197831">
                <text:p>46865.310519783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.7535166740417">
                <text:p>46.7535166740417</text:p>
              </table:table-cell>
              <table:table-cell office:value-type="float" office:value="47829.7631037729">
                <text:p>47829.76310377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.8450677394867">
                <text:p>46.8450677394867</text:p>
              </table:table-cell>
              <table:table-cell office:value-type="float" office:value="47623.6948069366">
                <text:p>47623.69480693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.9362483024597">
                <text:p>46.9362483024597</text:p>
              </table:table-cell>
              <table:table-cell office:value-type="float" office:value="48255.8985877486">
                <text:p>48255.898587748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7.0287625789642">
                <text:p>47.0287625789642</text:p>
              </table:table-cell>
              <table:table-cell office:value-type="float" office:value="47992.5927949427">
                <text:p>47992.59279494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7.1198403835297">
                <text:p>47.1198403835297</text:p>
              </table:table-cell>
              <table:table-cell office:value-type="float" office:value="49276.5501036628">
                <text:p>49276.55010366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7.2105965614319">
                <text:p>47.2105965614319</text:p>
              </table:table-cell>
              <table:table-cell office:value-type="float" office:value="50068.2168975382">
                <text:p>50068.216897538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7.3025767803192">
                <text:p>47.3025767803192</text:p>
              </table:table-cell>
              <table:table-cell office:value-type="float" office:value="50097.7281391835">
                <text:p>50097.728139183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7.3934409618378">
                <text:p>47.3934409618378</text:p>
              </table:table-cell>
              <table:table-cell office:value-type="float" office:value="51417.400365247">
                <text:p>51417.4003652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7.4855337142944">
                <text:p>47.4855337142944</text:p>
              </table:table-cell>
              <table:table-cell office:value-type="float" office:value="51600.1517300299">
                <text:p>51600.151730029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7.576714515686">
                <text:p>47.576714515686</text:p>
              </table:table-cell>
              <table:table-cell office:value-type="float" office:value="52905.8741135864">
                <text:p>52905.874113586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7.6687045097351">
                <text:p>47.6687045097351</text:p>
              </table:table-cell>
              <table:table-cell office:value-type="float" office:value="53397.1118356599">
                <text:p>53397.111835659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7.7596926689148">
                <text:p>47.7596926689148</text:p>
              </table:table-cell>
              <table:table-cell office:value-type="float" office:value="54952.2052658058">
                <text:p>54952.20526580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.8506667613983">
                <text:p>47.8506667613983</text:p>
              </table:table-cell>
              <table:table-cell office:value-type="float" office:value="56015.9476273216">
                <text:p>56015.94762732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.9434518814087">
                <text:p>47.9434518814087</text:p>
              </table:table-cell>
              <table:table-cell office:value-type="float" office:value="55957.248311145">
                <text:p>55957.24831114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8.0344588756561">
                <text:p>48.0344588756561</text:p>
              </table:table-cell>
              <table:table-cell office:value-type="float" office:value="58193.3294665336">
                <text:p>58193.329466533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8.1266076564789">
                <text:p>48.1266076564789</text:p>
              </table:table-cell>
              <table:table-cell office:value-type="float" office:value="58600.8838292367">
                <text:p>58600.88382923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8.2176940441132">
                <text:p>48.2176940441132</text:p>
              </table:table-cell>
              <table:table-cell office:value-type="float" office:value="60426.153050434">
                <text:p>60426.15305043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8.3101212978363">
                <text:p>48.3101212978363</text:p>
              </table:table-cell>
              <table:table-cell office:value-type="float" office:value="60761.2990084299">
                <text:p>60761.29900842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8.401458978653">
                <text:p>48.401458978653</text:p>
              </table:table-cell>
              <table:table-cell office:value-type="float" office:value="62712.3433481772">
                <text:p>62712.34334817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8.4927778244019">
                <text:p>48.4927778244019</text:p>
              </table:table-cell>
              <table:table-cell office:value-type="float" office:value="63951.7500698399">
                <text:p>63951.750069839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8.5857088565826">
                <text:p>48.5857088565826</text:p>
              </table:table-cell>
              <table:table-cell office:value-type="float" office:value="64133.582293647">
                <text:p>64133.5822936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8.6768538951874">
                <text:p>48.6768538951874</text:p>
              </table:table-cell>
              <table:table-cell office:value-type="float" office:value="66619.095158126">
                <text:p>66619.09515812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8.7697846889496">
                <text:p>48.7697846889496</text:p>
              </table:table-cell>
              <table:table-cell office:value-type="float" office:value="66630.2282518344">
                <text:p>66630.22825183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8.8611471652985">
                <text:p>48.8611471652985</text:p>
              </table:table-cell>
              <table:table-cell office:value-type="float" office:value="68999.8810444622">
                <text:p>68999.88104446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8.9532871246338">
                <text:p>48.9532871246338</text:p>
              </table:table-cell>
              <table:table-cell office:value-type="float" office:value="69633.1976515216">
                <text:p>69633.19765152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9.044454574585">
                <text:p>49.044454574585</text:p>
              </table:table-cell>
              <table:table-cell office:value-type="float" office:value="71604.5036193983">
                <text:p>71604.503619398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9.1380939483643">
                <text:p>49.1380939483643</text:p>
              </table:table-cell>
              <table:table-cell office:value-type="float" office:value="70910.3417932945">
                <text:p>70910.34179329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9.2451288700104">
                <text:p>49.2451288700104</text:p>
              </table:table-cell>
              <table:table-cell office:value-type="float" office:value="63231.6994856739">
                <text:p>63231.699485673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9.336852312088">
                <text:p>49.336852312088</text:p>
              </table:table-cell>
              <table:table-cell office:value-type="float" office:value="74920.8691294357">
                <text:p>74920.86912943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9.4292757511139">
                <text:p>49.4292757511139</text:p>
              </table:table-cell>
              <table:table-cell office:value-type="float" office:value="75478.688885908">
                <text:p>75478.68888590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9.5206818580627">
                <text:p>49.5206818580627</text:p>
              </table:table-cell>
              <table:table-cell office:value-type="float" office:value="77369.0099716995">
                <text:p>77369.009971699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9.6134176254273">
                <text:p>49.6134176254273</text:p>
              </table:table-cell>
              <table:table-cell office:value-type="float" office:value="77294.8798905806">
                <text:p>77294.87989058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.7050552368164">
                <text:p>49.7050552368164</text:p>
              </table:table-cell>
              <table:table-cell office:value-type="float" office:value="79268.7619186379">
                <text:p>79268.761918637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.7964732646942">
                <text:p>49.7964732646942</text:p>
              </table:table-cell>
              <table:table-cell office:value-type="float" office:value="80334.2641542895">
                <text:p>80334.26415428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.8892831802368">
                <text:p>49.8892831802368</text:p>
              </table:table-cell>
              <table:table-cell office:value-type="float" office:value="79991.453031677">
                <text:p>79991.4530316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9.9808430671692">
                <text:p>49.9808430671692</text:p>
              </table:table-cell>
              <table:table-cell office:value-type="float" office:value="81957.2877535609">
                <text:p>81957.28775356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0.0734453201294">
                <text:p>50.0734453201294</text:p>
              </table:table-cell>
              <table:table-cell office:value-type="float" office:value="81725.8733786129">
                <text:p>81725.87337861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0.1648459434509">
                <text:p>50.1648459434509</text:p>
              </table:table-cell>
              <table:table-cell office:value-type="float" office:value="83500.524642505">
                <text:p>83500.5246425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0.2749190330505">
                <text:p>50.2749190330505</text:p>
              </table:table-cell>
              <table:table-cell office:value-type="float" office:value="69989.8588112979">
                <text:p>69989.858811297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0.3915538787842">
                <text:p>50.3915538787842</text:p>
              </table:table-cell>
              <table:table-cell office:value-type="float" office:value="66532.4324920994">
                <text:p>66532.432492099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.5088772773743">
                <text:p>50.5088772773743</text:p>
              </table:table-cell>
              <table:table-cell office:value-type="float" office:value="66551.0894998882">
                <text:p>66551.08949988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0.6262202262878">
                <text:p>50.6262202262878</text:p>
              </table:table-cell>
              <table:table-cell office:value-type="float" office:value="66880.8826832896">
                <text:p>66880.882683289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0.7426271438599">
                <text:p>50.7426271438599</text:p>
              </table:table-cell>
              <table:table-cell office:value-type="float" office:value="67624.8470811845">
                <text:p>67624.847081184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.859955072403">
                <text:p>50.859955072403</text:p>
              </table:table-cell>
              <table:table-cell office:value-type="float" office:value="67230.3695969795">
                <text:p>67230.36959697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.9769406318665">
                <text:p>50.9769406318665</text:p>
              </table:table-cell>
              <table:table-cell office:value-type="float" office:value="67427.1255031355">
                <text:p>67427.12550313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1.0867364406586">
                <text:p>51.0867364406586</text:p>
              </table:table-cell>
              <table:table-cell office:value-type="float" office:value="71769.5883539587">
                <text:p>71769.58835395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1.1965141296387">
                <text:p>51.1965141296387</text:p>
              </table:table-cell>
              <table:table-cell office:value-type="float" office:value="71635.6854754464">
                <text:p>71635.685475446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1.30601978302">
                <text:p>51.30601978302</text:p>
              </table:table-cell>
              <table:table-cell office:value-type="float" office:value="71521.4215719573">
                <text:p>71521.421571957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1.4161126613617">
                <text:p>51.4161126613617</text:p>
              </table:table-cell>
              <table:table-cell office:value-type="float" office:value="70776.6035130576">
                <text:p>70776.60351305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1.5180542469025">
                <text:p>51.5180542469025</text:p>
              </table:table-cell>
              <table:table-cell office:value-type="float" office:value="76043.5494393953">
                <text:p>76043.54943939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1.6210436820984">
                <text:p>51.6210436820984</text:p>
              </table:table-cell>
              <table:table-cell office:value-type="float" office:value="74726.1113274332">
                <text:p>74726.111327433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1.7228968143463">
                <text:p>51.7228968143463</text:p>
              </table:table-cell>
              <table:table-cell office:value-type="float" office:value="74931.4216613647">
                <text:p>74931.421661364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1.8254358768463">
                <text:p>51.8254358768463</text:p>
              </table:table-cell>
              <table:table-cell office:value-type="float" office:value="73728">
                <text:p>7372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1.9202659130096">
                <text:p>51.9202659130096</text:p>
              </table:table-cell>
              <table:table-cell office:value-type="float" office:value="78962.3235733357">
                <text:p>78962.32357333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2.0155310630798">
                <text:p>52.0155310630798</text:p>
              </table:table-cell>
              <table:table-cell office:value-type="float" office:value="77761.9097281835">
                <text:p>77761.90972818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2.1109774112701">
                <text:p>52.1109774112701</text:p>
              </table:table-cell>
              <table:table-cell office:value-type="float" office:value="76776.1170431468">
                <text:p>76776.117043146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2.205450296402">
                <text:p>52.205450296402</text:p>
              </table:table-cell>
              <table:table-cell office:value-type="float" office:value="76635.7456946155">
                <text:p>76635.74569461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2.3012890815735">
                <text:p>52.3012890815735</text:p>
              </table:table-cell>
              <table:table-cell office:value-type="float" office:value="74541.8463643442">
                <text:p>74541.84636434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2.3986647129059">
                <text:p>52.3986647129059</text:p>
              </table:table-cell>
              <table:table-cell office:value-type="float" office:value="72379.5050523599">
                <text:p>72379.50505235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2.5083837509155">
                <text:p>52.5083837509155</text:p>
              </table:table-cell>
              <table:table-cell office:value-type="float" office:value="63216.011786308">
                <text:p>63216.0117863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2.618066072464">
                <text:p>52.618066072464</text:p>
              </table:table-cell>
              <table:table-cell office:value-type="float" office:value="62143.1047754439">
                <text:p>62143.104775443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2.7206196784973">
                <text:p>52.7206196784973</text:p>
              </table:table-cell>
              <table:table-cell office:value-type="float" office:value="65214.6741463846">
                <text:p>65214.67414638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2.8228542804718">
                <text:p>52.8228542804718</text:p>
              </table:table-cell>
              <table:table-cell office:value-type="float" office:value="64166.1421212072">
                <text:p>64166.14212120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2.9251976013184">
                <text:p>52.9251976013184</text:p>
              </table:table-cell>
              <table:table-cell office:value-type="float" office:value="62925.4547021728">
                <text:p>62925.454702172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3.0276870727539">
                <text:p>53.0276870727539</text:p>
              </table:table-cell>
              <table:table-cell office:value-type="float" office:value="61586.8138608702">
                <text:p>61586.81386087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3.122739315033">
                <text:p>53.122739315033</text:p>
              </table:table-cell>
              <table:table-cell office:value-type="float" office:value="65058.9597018145">
                <text:p>65058.95970181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3.2178411483765">
                <text:p>53.2178411483765</text:p>
              </table:table-cell>
              <table:table-cell office:value-type="float" office:value="63763.2292334151">
                <text:p>63763.22923341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3.3132255077362">
                <text:p>53.3132255077362</text:p>
              </table:table-cell>
              <table:table-cell office:value-type="float" office:value="62316.2962974072">
                <text:p>62316.29629740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3.4081556797028">
                <text:p>53.4081556797028</text:p>
              </table:table-cell>
              <table:table-cell office:value-type="float" office:value="61350.3576297323">
                <text:p>61350.357629732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3.5009088516235">
                <text:p>53.5009088516235</text:p>
              </table:table-cell>
              <table:table-cell office:value-type="float" office:value="61496.5491948025">
                <text:p>61496.54919480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3.5921308994293">
                <text:p>53.5921308994293</text:p>
              </table:table-cell>
              <table:table-cell office:value-type="float" office:value="61388.6679229404">
                <text:p>61388.667922940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3.6842229366303">
                <text:p>53.6842229366303</text:p>
              </table:table-cell>
              <table:table-cell office:value-type="float" office:value="59592.5572590625">
                <text:p>59592.55725906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3.7754998207092">
                <text:p>53.7754998207092</text:p>
              </table:table-cell>
              <table:table-cell office:value-type="float" office:value="58897.7160454808">
                <text:p>58897.716045480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3.8677034378052">
                <text:p>53.8677034378052</text:p>
              </table:table-cell>
              <table:table-cell office:value-type="float" office:value="57177.8002430636">
                <text:p>57177.800243063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3.9592463970184">
                <text:p>53.9592463970184</text:p>
              </table:table-cell>
              <table:table-cell office:value-type="float" office:value="56541.7596774656">
                <text:p>56541.75967746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4.0503814220429">
                <text:p>54.0503814220429</text:p>
              </table:table-cell>
              <table:table-cell office:value-type="float" office:value="55741.4671103577">
                <text:p>55741.467110357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4.1428761482239">
                <text:p>54.1428761482239</text:p>
              </table:table-cell>
              <table:table-cell office:value-type="float" office:value="53884.1532461574">
                <text:p>53884.15324615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4.2337691783905">
                <text:p>54.2337691783905</text:p>
              </table:table-cell>
              <table:table-cell office:value-type="float" office:value="53865.5163220393">
                <text:p>53865.51632203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4.325517654419">
                <text:p>54.325517654419</text:p>
              </table:table-cell>
              <table:table-cell office:value-type="float" office:value="52491.3350986563">
                <text:p>52491.33509865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4.4164841175079">
                <text:p>54.4164841175079</text:p>
              </table:table-cell>
              <table:table-cell office:value-type="float" office:value="52063.1432637646">
                <text:p>52063.14326376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4.5080406665802">
                <text:p>54.5080406665802</text:p>
              </table:table-cell>
              <table:table-cell office:value-type="float" office:value="50941.1947835507">
                <text:p>50941.19478355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4.5990660190582">
                <text:p>54.5990660190582</text:p>
              </table:table-cell>
              <table:table-cell office:value-type="float" office:value="50447.4838601528">
                <text:p>50447.48386015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4.6899969577789">
                <text:p>54.6899969577789</text:p>
              </table:table-cell>
              <table:table-cell office:value-type="float" office:value="49884.0115786383">
                <text:p>49884.011578638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4.7822046279907">
                <text:p>54.7822046279907</text:p>
              </table:table-cell>
              <table:table-cell office:value-type="float" office:value="48585.9797748916">
                <text:p>48585.97977489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4.8735687732697">
                <text:p>54.8735687732697</text:p>
              </table:table-cell>
              <table:table-cell office:value-type="float" office:value="48509.1825296379">
                <text:p>48509.182529637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4.9661765098572">
                <text:p>54.9661765098572</text:p>
              </table:table-cell>
              <table:table-cell office:value-type="float" office:value="47425.8432593165">
                <text:p>47425.84325931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5.0572130680084">
                <text:p>55.0572130680084</text:p>
              </table:table-cell>
              <table:table-cell office:value-type="float" office:value="47892.8475388584">
                <text:p>47892.84753885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5.1490013599396">
                <text:p>55.1490013599396</text:p>
              </table:table-cell>
              <table:table-cell office:value-type="float" office:value="47151.9832098663">
                <text:p>47151.98320986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5.2400720119476">
                <text:p>55.2400720119476</text:p>
              </table:table-cell>
              <table:table-cell office:value-type="float" office:value="47347.8547141458">
                <text:p>47347.854714145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5.3309514522553">
                <text:p>55.3309514522553</text:p>
              </table:table-cell>
              <table:table-cell office:value-type="float" office:value="47271.4178857011">
                <text:p>47271.41788570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.4233584403992">
                <text:p>55.4233584403992</text:p>
              </table:table-cell>
              <table:table-cell office:value-type="float" office:value="46489.990489779">
                <text:p>46489.9904897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5.5140995979309">
                <text:p>55.5140995979309</text:p>
              </table:table-cell>
              <table:table-cell office:value-type="float" office:value="47343.4560110984">
                <text:p>47343.45601109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5.6058645248413">
                <text:p>55.6058645248413</text:p>
              </table:table-cell>
              <table:table-cell office:value-type="float" office:value="46902.4511314921">
                <text:p>46902.45113149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.6968765258789">
                <text:p>55.6968765258789</text:p>
              </table:table-cell>
              <table:table-cell office:value-type="float" office:value="47466.2676432681">
                <text:p>47466.26764326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5.7893137931824">
                <text:p>55.7893137931824</text:p>
              </table:table-cell>
              <table:table-cell office:value-type="float" office:value="46994.0331072193">
                <text:p>46994.033107219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.8805210590363">
                <text:p>55.8805210590363</text:p>
              </table:table-cell>
              <table:table-cell office:value-type="float" office:value="47978.6337089695">
                <text:p>47978.633708969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5.9711012840271">
                <text:p>55.9711012840271</text:p>
              </table:table-cell>
              <table:table-cell office:value-type="float" office:value="48752.3628964969">
                <text:p>48752.36289649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6.0631036758423">
                <text:p>56.0631036758423</text:p>
              </table:table-cell>
              <table:table-cell office:value-type="float" office:value="48433.5234343822">
                <text:p>48433.523434382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6.1542320251465">
                <text:p>56.1542320251465</text:p>
              </table:table-cell>
              <table:table-cell office:value-type="float" office:value="49512.583454555">
                <text:p>49512.58345455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6.2461674213409">
                <text:p>56.2461674213409</text:p>
              </table:table-cell>
              <table:table-cell office:value-type="float" office:value="49687.0649291373">
                <text:p>49687.064929137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6.3370363712311">
                <text:p>56.3370363712311</text:p>
              </table:table-cell>
              <table:table-cell office:value-type="float" office:value="50974.5078555461">
                <text:p>50974.50785554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6.4288957118988">
                <text:p>56.4288957118988</text:p>
              </table:table-cell>
              <table:table-cell office:value-type="float" office:value="51208.7281032791">
                <text:p>51208.728103279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6.5206687450409">
                <text:p>56.5206687450409</text:p>
              </table:table-cell>
              <table:table-cell office:value-type="float" office:value="52041.4313059201">
                <text:p>52041.43130592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6.6121814250946">
                <text:p>56.6121814250946</text:p>
              </table:table-cell>
              <table:table-cell office:value-type="float" office:value="53063.6846953876">
                <text:p>53063.684695387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6.7048323154449">
                <text:p>56.7048323154449</text:p>
              </table:table-cell>
              <table:table-cell office:value-type="float" office:value="53361.6026927016">
                <text:p>53361.60269270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6.7958981990814">
                <text:p>56.7958981990814</text:p>
              </table:table-cell>
              <table:table-cell office:value-type="float" office:value="55344.5461542892">
                <text:p>55344.54615428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6.8881351947784">
                <text:p>56.8881351947784</text:p>
              </table:table-cell>
              <table:table-cell office:value-type="float" office:value="55682.6462222452">
                <text:p>55682.646222245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6.9791169166565">
                <text:p>56.9791169166565</text:p>
              </table:table-cell>
              <table:table-cell office:value-type="float" office:value="57506.0560736888">
                <text:p>57506.05607368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7.0715320110321">
                <text:p>57.0715320110321</text:p>
              </table:table-cell>
              <table:table-cell office:value-type="float" office:value="57739.4854818029">
                <text:p>57739.485481802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7.1628804206848">
                <text:p>57.1628804206848</text:p>
              </table:table-cell>
              <table:table-cell office:value-type="float" office:value="59552.2135599502">
                <text:p>59552.21355995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2539386749268">
                <text:p>57.2539386749268</text:p>
              </table:table-cell>
              <table:table-cell office:value-type="float" office:value="60971.9574158345">
                <text:p>60971.957415834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.3460240364075">
                <text:p>57.3460240364075</text:p>
              </table:table-cell>
              <table:table-cell office:value-type="float" office:value="61508.1475375032">
                <text:p>61508.147537503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7.4374191761017">
                <text:p>57.4374191761017</text:p>
              </table:table-cell>
              <table:table-cell office:value-type="float" office:value="63198.1089949105">
                <text:p>63198.10899491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7.5303263664246">
                <text:p>57.5303263664246</text:p>
              </table:table-cell>
              <table:table-cell office:value-type="float" office:value="63375.0733343427">
                <text:p>63375.07333434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7.622570514679">
                <text:p>57.622570514679</text:p>
              </table:table-cell>
              <table:table-cell office:value-type="float" office:value="65131.5027965883">
                <text:p>65131.502796588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7.7148115634918">
                <text:p>57.7148115634918</text:p>
              </table:table-cell>
              <table:table-cell office:value-type="float" office:value="66347.9012734985">
                <text:p>66347.90127349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7.8060269355774">
                <text:p>57.8060269355774</text:p>
              </table:table-cell>
              <table:table-cell office:value-type="float" office:value="68321.8174471033">
                <text:p>68321.817447103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7.8973801136017">
                <text:p>57.8973801136017</text:p>
              </table:table-cell>
              <table:table-cell office:value-type="float" office:value="69532.3374334161">
                <text:p>69532.337433416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7.9897382259369">
                <text:p>57.9897382259369</text:p>
              </table:table-cell>
              <table:table-cell office:value-type="float" office:value="69988.4377946089">
                <text:p>69988.43779460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.0806987285614">
                <text:p>58.0806987285614</text:p>
              </table:table-cell>
              <table:table-cell office:value-type="float" office:value="72295.11502532">
                <text:p>72295.1150253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8.173365354538">
                <text:p>58.173365354538</text:p>
              </table:table-cell>
              <table:table-cell office:value-type="float" office:value="72172.6935616664">
                <text:p>72172.6935616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8.2646040916443">
                <text:p>58.2646040916443</text:p>
              </table:table-cell>
              <table:table-cell office:value-type="float" office:value="74442.0650198728">
                <text:p>74442.065019872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8.3575785160065">
                <text:p>58.3575785160065</text:p>
              </table:table-cell>
              <table:table-cell office:value-type="float" office:value="74170.9351502579">
                <text:p>74170.935150257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8.4492444992065">
                <text:p>58.4492444992065</text:p>
              </table:table-cell>
              <table:table-cell office:value-type="float" office:value="76364.2057350933">
                <text:p>76364.20573509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8.5406579971314">
                <text:p>58.5406579971314</text:p>
              </table:table-cell>
              <table:table-cell office:value-type="float" office:value="77625.2978070816">
                <text:p>77625.29780708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8.6333107948303">
                <text:p>58.6333107948303</text:p>
              </table:table-cell>
              <table:table-cell office:value-type="float" office:value="77623.1282660944">
                <text:p>77623.12826609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8.7251281738281">
                <text:p>58.7251281738281</text:p>
              </table:table-cell>
              <table:table-cell office:value-type="float" office:value="79287.8219729428">
                <text:p>79287.82197294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.8183724880219">
                <text:p>58.8183724880219</text:p>
              </table:table-cell>
              <table:table-cell office:value-type="float" office:value="79018.222866567">
                <text:p>79018.2228665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8.9101116657257">
                <text:p>58.9101116657257</text:p>
              </table:table-cell>
              <table:table-cell office:value-type="float" office:value="81186.6880259472">
                <text:p>81186.68802594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0081083774567">
                <text:p>59.0081083774567</text:p>
              </table:table-cell>
              <table:table-cell office:value-type="float" office:value="76737.2687018889">
                <text:p>76737.268701888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9.1320977210999">
                <text:p>59.1320977210999</text:p>
              </table:table-cell>
              <table:table-cell office:value-type="float" office:value="61360.1118971482">
                <text:p>61360.111897148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9.2563872337341">
                <text:p>59.2563872337341</text:p>
              </table:table-cell>
              <table:table-cell office:value-type="float" office:value="61855.5808696586">
                <text:p>61855.580869658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9.3741600513458">
                <text:p>59.3741600513458</text:p>
              </table:table-cell>
              <table:table-cell office:value-type="float" office:value="65821.6399777317">
                <text:p>65821.63997773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9.4905350208282">
                <text:p>59.4905350208282</text:p>
              </table:table-cell>
              <table:table-cell office:value-type="float" office:value="67024.7221949061">
                <text:p>67024.72219490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9.6077778339386">
                <text:p>59.6077778339386</text:p>
              </table:table-cell>
              <table:table-cell office:value-type="float" office:value="66869.7704533993">
                <text:p>66869.770453399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9.7245628833771">
                <text:p>59.7245628833771</text:p>
              </table:table-cell>
              <table:table-cell office:value-type="float" office:value="67405.8883208937">
                <text:p>67405.88832089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9.8417534828186">
                <text:p>59.8417534828186</text:p>
              </table:table-cell>
              <table:table-cell office:value-type="float" office:value="67309.1531026401">
                <text:p>67309.153102640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9.9585363864899">
                <text:p>59.9585363864899</text:p>
              </table:table-cell>
              <table:table-cell office:value-type="float" office:value="67544.133190969">
                <text:p>67544.13319096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0.0684869289398">
                <text:p>60.0684869289398</text:p>
              </table:table-cell>
              <table:table-cell office:value-type="float" office:value="71741.3468295581">
                <text:p>71741.34682955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0.17853307724">
                <text:p>60.17853307724</text:p>
              </table:table-cell>
              <table:table-cell office:value-type="float" office:value="71460.9290872181">
                <text:p>71460.929087218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0.2880229949951">
                <text:p>60.2880229949951</text:p>
              </table:table-cell>
              <table:table-cell office:value-type="float" office:value="71604.766546031">
                <text:p>71604.7665460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0.3978486061096">
                <text:p>60.3978486061096</text:p>
              </table:table-cell>
              <table:table-cell office:value-type="float" office:value="71021.6853869165">
                <text:p>71021.6853869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